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Arial Black" svg:font-family="'Arial Black'"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InstructionFormat" style:family="table">
      <style:table-properties style:width="1.7083in" fo:margin-left="0in" fo:margin-right="5.2167in" table:align="margins" style:may-break-between-rows="false"/>
    </style:style>
    <style:style style:name="InstructionFormat.A" style:family="table-column">
      <style:table-column-properties style:column-width="0.2118in" style:rel-column-width="8125*"/>
    </style:style>
    <style:style style:name="InstructionFormat.H" style:family="table-column">
      <style:table-column-properties style:column-width="0.2257in" style:rel-column-width="8660*"/>
    </style:style>
    <style:style style:name="InstructionFormat.A1" style:family="table-cell">
      <style:table-cell-properties fo:padding="0.0382in" fo:border-left="0.0007in solid #000000" fo:border-right="none" fo:border-top="0.0007in solid #000000" fo:border-bottom="0.0007in solid #000000"/>
    </style:style>
    <style:style style:name="InstructionFormat.F1" style:family="table-cell">
      <style:table-cell-properties fo:padding="0.0382in" fo:border="0.0007in solid #000000"/>
    </style:style>
    <style:style style:name="InstructionFormat.A2" style:family="table-cell" style:data-style-name="N0">
      <style:table-cell-properties fo:padding="0.0382in" fo:border-left="0.0007in solid #000000" fo:border-right="none" fo:border-top="none" fo:border-bottom="0.0007in solid #000000"/>
    </style:style>
    <style:style style:name="InstructionFormat.F2" style:family="table-cell">
      <style:table-cell-properties fo:padding="0.0382in" fo:border-left="0.0007in solid #000000" fo:border-right="none" fo:border-top="none" fo:border-bottom="0.0007in solid #000000"/>
    </style:style>
    <style:style style:name="InstructionFormat.H2" style:family="table-cell">
      <style:table-cell-properties fo:padding="0.0382in" fo:border-left="0.0007in solid #000000" fo:border-right="0.0007in solid #000000" fo:border-top="none" fo:border-bottom="0.0007in solid #000000"/>
    </style:style>
    <style:style style:name="Flags" style:family="table">
      <style:table-properties style:width="6.925in" table:align="margins" style:may-break-between-rows="false"/>
    </style:style>
    <style:style style:name="Flags.A" style:family="table-column">
      <style:table-column-properties style:column-width="0.8653in" style:rel-column-width="8191*"/>
    </style:style>
    <style:style style:name="Flags.H" style:family="table-column">
      <style:table-column-properties style:column-width="0.866in" style:rel-column-width="8198*"/>
    </style:style>
    <style:style style:name="Flags.A1" style:family="table-cell">
      <style:table-cell-properties fo:padding="0.0382in" fo:border-left="0.0007in solid #000000" fo:border-right="none" fo:border-top="0.0007in solid #000000" fo:border-bottom="0.0007in solid #000000"/>
    </style:style>
    <style:style style:name="Flags.H1" style:family="table-cell">
      <style:table-cell-properties fo:padding="0.0382in" fo:border="0.0007in solid #000000"/>
    </style:style>
    <style:style style:name="Flags.A2" style:family="table-cell">
      <style:table-cell-properties fo:padding="0.0382in" fo:border-left="0.0007in solid #000000" fo:border-right="none" fo:border-top="none" fo:border-bottom="0.0007in solid #000000"/>
    </style:style>
    <style:style style:name="Flags.H2" style:family="table-cell">
      <style:table-cell-properties fo:padding="0.0382in" fo:border-left="0.0007in solid #000000" fo:border-right="0.0007in solid #000000" fo:border-top="none" fo:border-bottom="0.0007in solid #000000"/>
    </style:style>
    <style:style style:name="Table2" style:family="table">
      <style:table-properties style:width="1.7083in" fo:margin-left="0in" fo:margin-right="5.2167in" table:align="margins" style:may-break-between-rows="false"/>
    </style:style>
    <style:style style:name="Table2.A" style:family="table-column">
      <style:table-column-properties style:column-width="0.2118in" style:rel-column-width="8125*"/>
    </style:style>
    <style:style style:name="Table2.H" style:family="table-column">
      <style:table-column-properties style:column-width="0.2257in" style:rel-column-width="8660*"/>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none" fo:border-top="none" fo:border-bottom="0.0007in solid #000000"/>
    </style:style>
    <style:style style:name="Table2.H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may-break-between-rows="false"/>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4" style:family="table">
      <style:table-properties style:width="1.7083in" fo:margin-left="0in" fo:margin-right="5.2167in" table:align="margins" style:may-break-between-rows="false"/>
    </style:style>
    <style:style style:name="Table4.A" style:family="table-column">
      <style:table-column-properties style:column-width="0.2118in" style:rel-column-width="8125*"/>
    </style:style>
    <style:style style:name="Table4.H" style:family="table-column">
      <style:table-column-properties style:column-width="0.2257in" style:rel-column-width="8660*"/>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style>
    <style:style style:name="Table5.A" style:family="table-column">
      <style:table-column-properties style:column-width="0.8653in" style:rel-column-width="8191*"/>
    </style:style>
    <style:style style:name="Table5.H" style:family="table-column">
      <style:table-column-properties style:column-width="0.866in" style:rel-column-width="8198*"/>
    </style:style>
    <style:style style:name="Table5.A1" style:family="table-cell">
      <style:table-cell-properties fo:padding="0.0382in" fo:border-left="0.0007in solid #000000" fo:border-right="none" fo:border-top="0.0007in solid #000000" fo:border-bottom="0.0007in solid #000000"/>
    </style:style>
    <style:style style:name="Table5.H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H2" style:family="table-cell">
      <style:table-cell-properties fo:padding="0.0382in" fo:border-left="0.0007in solid #000000" fo:border-right="0.0007in solid #000000" fo:border-top="none" fo:border-bottom="0.0007in solid #000000"/>
    </style:style>
    <style:style style:name="Table6" style:family="table">
      <style:table-properties style:width="1.7083in" fo:margin-left="0in" fo:margin-right="5.2167in" table:align="margins" style:may-break-between-rows="false"/>
    </style:style>
    <style:style style:name="Table6.A" style:family="table-column">
      <style:table-column-properties style:column-width="0.2118in" style:rel-column-width="8125*"/>
    </style:style>
    <style:style style:name="Table6.H" style:family="table-column">
      <style:table-column-properties style:column-width="0.2257in" style:rel-column-width="8660*"/>
    </style:style>
    <style:style style:name="Table6.A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data-style-name="N0">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none" fo:border-top="none" fo:border-bottom="0.0007in solid #000000"/>
    </style:style>
    <style:style style:name="Table6.H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style>
    <style:style style:name="Table7.A" style:family="table-column">
      <style:table-column-properties style:column-width="0.8653in" style:rel-column-width="8191*"/>
    </style:style>
    <style:style style:name="Table7.H" style:family="table-column">
      <style:table-column-properties style:column-width="0.866in" style:rel-column-width="8198*"/>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8" style:family="table">
      <style:table-properties style:width="1.7083in" fo:margin-left="0in" fo:margin-right="5.2167in" table:align="margins" style:may-break-between-rows="false"/>
    </style:style>
    <style:style style:name="Table8.A" style:family="table-column">
      <style:table-column-properties style:column-width="0.2118in" style:rel-column-width="8125*"/>
    </style:style>
    <style:style style:name="Table8.H" style:family="table-column">
      <style:table-column-properties style:column-width="0.2257in" style:rel-column-width="8660*"/>
    </style:style>
    <style:style style:name="Table8.A1" style:family="table-cell">
      <style:table-cell-properties fo:padding="0.0382in" fo:border-left="0.0007in solid #000000" fo:border-right="none" fo:border-top="0.0007in solid #000000" fo:border-bottom="0.0007in solid #000000"/>
    </style:style>
    <style:style style:name="Table8.F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F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may-break-between-rows="false"/>
    </style:style>
    <style:style style:name="Table9.A" style:family="table-column">
      <style:table-column-properties style:column-width="0.8653in" style:rel-column-width="8191*"/>
    </style:style>
    <style:style style:name="Table9.H" style:family="table-column">
      <style:table-column-properties style:column-width="0.866in" style:rel-column-width="8198*"/>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1.7083in" fo:margin-left="0in" fo:margin-right="5.2167in" table:align="margins" style:may-break-between-rows="false"/>
    </style:style>
    <style:style style:name="Table10.A" style:family="table-column">
      <style:table-column-properties style:column-width="0.2118in" style:rel-column-width="8125*"/>
    </style:style>
    <style:style style:name="Table10.H" style:family="table-column">
      <style:table-column-properties style:column-width="0.2257in" style:rel-column-width="8660*"/>
    </style:style>
    <style:style style:name="Table10.A1" style:family="table-cell">
      <style:table-cell-properties fo:padding="0.0382in" fo:border-left="0.0007in solid #000000" fo:border-right="none" fo:border-top="0.0007in solid #000000" fo:border-bottom="0.0007in solid #000000"/>
    </style:style>
    <style:style style:name="Table10.F1" style:family="table-cell">
      <style:table-cell-properties fo:padding="0.0382in" fo:border="0.0007in solid #000000"/>
    </style:style>
    <style:style style:name="Table10.A2" style:family="table-cell" style:data-style-name="N0">
      <style:table-cell-properties fo:padding="0.0382in" fo:border-left="0.0007in solid #000000" fo:border-right="none" fo:border-top="none" fo:border-bottom="0.0007in solid #000000"/>
    </style:style>
    <style:style style:name="Table10.F2" style:family="table-cell">
      <style:table-cell-properties fo:padding="0.0382in" fo:border-left="0.0007in solid #000000" fo:border-right="none" fo:border-top="none" fo:border-bottom="0.0007in solid #000000"/>
    </style:style>
    <style:style style:name="Table10.H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may-break-between-rows="false"/>
    </style:style>
    <style:style style:name="Table11.A" style:family="table-column">
      <style:table-column-properties style:column-width="0.8653in" style:rel-column-width="8191*"/>
    </style:style>
    <style:style style:name="Table11.H" style:family="table-column">
      <style:table-column-properties style:column-width="0.866in" style:rel-column-width="8198*"/>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1.7083in" fo:margin-left="0in" fo:margin-right="5.2167in" table:align="margins" style:may-break-between-rows="false"/>
    </style:style>
    <style:style style:name="Table12.A" style:family="table-column">
      <style:table-column-properties style:column-width="0.2118in" style:rel-column-width="8125*"/>
    </style:style>
    <style:style style:name="Table12.H" style:family="table-column">
      <style:table-column-properties style:column-width="0.2257in" style:rel-column-width="8660*"/>
    </style:style>
    <style:style style:name="Table12.A1" style:family="table-cell">
      <style:table-cell-properties fo:padding="0.0382in" fo:border-left="0.0007in solid #000000" fo:border-right="none" fo:border-top="0.0007in solid #000000" fo:border-bottom="0.0007in solid #000000"/>
    </style:style>
    <style:style style:name="Table12.F1" style:family="table-cell">
      <style:table-cell-properties fo:padding="0.0382in" fo:border="0.0007in solid #000000"/>
    </style:style>
    <style:style style:name="Table12.A2" style:family="table-cell" style:data-style-name="N0">
      <style:table-cell-properties fo:padding="0.0382in" fo:border-left="0.0007in solid #000000" fo:border-right="none" fo:border-top="none" fo:border-bottom="0.0007in solid #000000"/>
    </style:style>
    <style:style style:name="Table12.F2" style:family="table-cell">
      <style:table-cell-properties fo:padding="0.0382in" fo:border-left="0.0007in solid #000000" fo:border-right="none" fo:border-top="none" fo:border-bottom="0.0007in solid #000000"/>
    </style:style>
    <style:style style:name="Table12.H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may-break-between-rows="false"/>
    </style:style>
    <style:style style:name="Table13.A" style:family="table-column">
      <style:table-column-properties style:column-width="0.8653in" style:rel-column-width="8191*"/>
    </style:style>
    <style:style style:name="Table13.H" style:family="table-column">
      <style:table-column-properties style:column-width="0.866in" style:rel-column-width="8198*"/>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1.7083in" fo:margin-left="0in" fo:margin-right="5.2167in" table:align="margins" style:may-break-between-rows="false"/>
    </style:style>
    <style:style style:name="Table14.A" style:family="table-column">
      <style:table-column-properties style:column-width="0.2118in" style:rel-column-width="8125*"/>
    </style:style>
    <style:style style:name="Table14.H" style:family="table-column">
      <style:table-column-properties style:column-width="0.2257in" style:rel-column-width="8660*"/>
    </style:style>
    <style:style style:name="Table14.A1" style:family="table-cell">
      <style:table-cell-properties fo:padding="0.0382in" fo:border-left="0.0007in solid #000000" fo:border-right="none" fo:border-top="0.0007in solid #000000" fo:border-bottom="0.0007in solid #000000"/>
    </style:style>
    <style:style style:name="Table14.F1" style:family="table-cell">
      <style:table-cell-properties fo:padding="0.0382in" fo:border="0.0007in solid #000000"/>
    </style:style>
    <style:style style:name="Table14.A2" style:family="table-cell" style:data-style-name="N0">
      <style:table-cell-properties fo:padding="0.0382in" fo:border-left="0.0007in solid #000000" fo:border-right="none" fo:border-top="none" fo:border-bottom="0.0007in solid #000000"/>
    </style:style>
    <style:style style:name="Table14.F2" style:family="table-cell">
      <style:table-cell-properties fo:padding="0.0382in" fo:border-left="0.0007in solid #000000" fo:border-right="none" fo:border-top="none" fo:border-bottom="0.0007in solid #000000"/>
    </style:style>
    <style:style style:name="Table14.H2" style:family="table-cell">
      <style:table-cell-properties fo:padding="0.0382in" fo:border-left="0.0007in solid #000000" fo:border-right="0.0007in solid #000000" fo:border-top="none" fo:border-bottom="0.0007in solid #000000"/>
    </style:style>
    <style:style style:name="Table15" style:family="table">
      <style:table-properties style:width="6.925in" table:align="margins" style:may-break-between-rows="false"/>
    </style:style>
    <style:style style:name="Table15.A" style:family="table-column">
      <style:table-column-properties style:column-width="0.8653in" style:rel-column-width="8191*"/>
    </style:style>
    <style:style style:name="Table15.H" style:family="table-column">
      <style:table-column-properties style:column-width="0.866in" style:rel-column-width="8198*"/>
    </style:style>
    <style:style style:name="Table15.A1" style:family="table-cell">
      <style:table-cell-properties fo:padding="0.0382in" fo:border-left="0.0007in solid #000000" fo:border-right="none" fo:border-top="0.0007in solid #000000" fo:border-bottom="0.0007in solid #000000"/>
    </style:style>
    <style:style style:name="Table15.H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H2" style:family="table-cell">
      <style:table-cell-properties fo:padding="0.0382in" fo:border-left="0.0007in solid #000000" fo:border-right="0.0007in solid #000000" fo:border-top="none" fo:border-bottom="0.0007in solid #000000"/>
    </style:style>
    <style:style style:name="Table16" style:family="table">
      <style:table-properties style:width="1.7083in" fo:margin-left="0in" fo:margin-right="5.2167in" table:align="margins" style:may-break-between-rows="false"/>
    </style:style>
    <style:style style:name="Table16.A" style:family="table-column">
      <style:table-column-properties style:column-width="0.2118in" style:rel-column-width="8125*"/>
    </style:style>
    <style:style style:name="Table16.H" style:family="table-column">
      <style:table-column-properties style:column-width="0.2257in" style:rel-column-width="8660*"/>
    </style:style>
    <style:style style:name="Table16.A1" style:family="table-cell">
      <style:table-cell-properties fo:padding="0.0382in" fo:border-left="0.0007in solid #000000" fo:border-right="none" fo:border-top="0.0007in solid #000000" fo:border-bottom="0.0007in solid #000000"/>
    </style:style>
    <style:style style:name="Table16.F1" style:family="table-cell">
      <style:table-cell-properties fo:padding="0.0382in" fo:border="0.0007in solid #000000"/>
    </style:style>
    <style:style style:name="Table16.A2" style:family="table-cell" style:data-style-name="N0">
      <style:table-cell-properties fo:padding="0.0382in" fo:border-left="0.0007in solid #000000" fo:border-right="none" fo:border-top="none" fo:border-bottom="0.0007in solid #000000"/>
    </style:style>
    <style:style style:name="Table16.F2" style:family="table-cell">
      <style:table-cell-properties fo:padding="0.0382in" fo:border-left="0.0007in solid #000000" fo:border-right="none" fo:border-top="none" fo:border-bottom="0.0007in solid #000000"/>
    </style:style>
    <style:style style:name="Table16.H2" style:family="table-cell">
      <style:table-cell-properties fo:padding="0.0382in" fo:border-left="0.0007in solid #000000" fo:border-right="0.0007in solid #000000" fo:border-top="none" fo:border-bottom="0.0007in solid #000000"/>
    </style:style>
    <style:style style:name="Table17" style:family="table">
      <style:table-properties style:width="6.925in" table:align="margins" style:may-break-between-rows="false"/>
    </style:style>
    <style:style style:name="Table17.A" style:family="table-column">
      <style:table-column-properties style:column-width="0.8653in" style:rel-column-width="8191*"/>
    </style:style>
    <style:style style:name="Table17.H" style:family="table-column">
      <style:table-column-properties style:column-width="0.866in" style:rel-column-width="8198*"/>
    </style:style>
    <style:style style:name="Table17.A1" style:family="table-cell">
      <style:table-cell-properties fo:padding="0.0382in" fo:border-left="0.0007in solid #000000" fo:border-right="none" fo:border-top="0.0007in solid #000000" fo:border-bottom="0.0007in solid #000000"/>
    </style:style>
    <style:style style:name="Table17.H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H2" style:family="table-cell">
      <style:table-cell-properties fo:padding="0.0382in" fo:border-left="0.0007in solid #000000" fo:border-right="0.0007in solid #000000" fo:border-top="none" fo:border-bottom="0.0007in solid #000000"/>
    </style:style>
    <style:style style:name="Table18" style:family="table">
      <style:table-properties style:width="1.7083in" fo:margin-left="0in" fo:margin-right="5.2167in" table:align="margins" style:may-break-between-rows="false"/>
    </style:style>
    <style:style style:name="Table18.A" style:family="table-column">
      <style:table-column-properties style:column-width="0.2118in" style:rel-column-width="8125*"/>
    </style:style>
    <style:style style:name="Table18.H" style:family="table-column">
      <style:table-column-properties style:column-width="0.2257in" style:rel-column-width="8660*"/>
    </style:style>
    <style:style style:name="Table18.A1" style:family="table-cell">
      <style:table-cell-properties fo:padding="0.0382in" fo:border-left="0.0007in solid #000000" fo:border-right="none" fo:border-top="0.0007in solid #000000" fo:border-bottom="0.0007in solid #000000"/>
    </style:style>
    <style:style style:name="Table18.F1" style:family="table-cell">
      <style:table-cell-properties fo:padding="0.0382in" fo:border="0.0007in solid #000000"/>
    </style:style>
    <style:style style:name="Table18.A2" style:family="table-cell" style:data-style-name="N0">
      <style:table-cell-properties fo:padding="0.0382in" fo:border-left="0.0007in solid #000000" fo:border-right="none" fo:border-top="none" fo:border-bottom="0.0007in solid #000000"/>
    </style:style>
    <style:style style:name="Table18.F2" style:family="table-cell">
      <style:table-cell-properties fo:padding="0.0382in" fo:border-left="0.0007in solid #000000" fo:border-right="none" fo:border-top="none" fo:border-bottom="0.0007in solid #000000"/>
    </style:style>
    <style:style style:name="Table18.H2" style:family="table-cell">
      <style:table-cell-properties fo:padding="0.0382in" fo:border-left="0.0007in solid #000000" fo:border-right="0.0007in solid #000000" fo:border-top="none" fo:border-bottom="0.0007in solid #000000"/>
    </style:style>
    <style:style style:name="Table19" style:family="table">
      <style:table-properties style:width="6.925in" table:align="margins" style:may-break-between-rows="false"/>
    </style:style>
    <style:style style:name="Table19.A" style:family="table-column">
      <style:table-column-properties style:column-width="0.8653in" style:rel-column-width="8191*"/>
    </style:style>
    <style:style style:name="Table19.H" style:family="table-column">
      <style:table-column-properties style:column-width="0.866in" style:rel-column-width="8198*"/>
    </style:style>
    <style:style style:name="Table19.A1" style:family="table-cell">
      <style:table-cell-properties fo:padding="0.0382in" fo:border-left="0.0007in solid #000000" fo:border-right="none" fo:border-top="0.0007in solid #000000" fo:border-bottom="0.0007in solid #000000"/>
    </style:style>
    <style:style style:name="Table19.H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H2" style:family="table-cell">
      <style:table-cell-properties fo:padding="0.0382in" fo:border-left="0.0007in solid #000000" fo:border-right="0.0007in solid #000000" fo:border-top="none" fo:border-bottom="0.0007in solid #000000"/>
    </style:style>
    <style:style style:name="Table20" style:family="table">
      <style:table-properties style:width="1.7083in" fo:margin-left="0in" fo:margin-right="5.2167in" table:align="margins" style:may-break-between-rows="false"/>
    </style:style>
    <style:style style:name="Table20.A" style:family="table-column">
      <style:table-column-properties style:column-width="0.2118in" style:rel-column-width="8125*"/>
    </style:style>
    <style:style style:name="Table20.H" style:family="table-column">
      <style:table-column-properties style:column-width="0.2257in" style:rel-column-width="8660*"/>
    </style:style>
    <style:style style:name="Table20.A1" style:family="table-cell">
      <style:table-cell-properties fo:padding="0.0382in" fo:border-left="0.0007in solid #000000" fo:border-right="none" fo:border-top="0.0007in solid #000000" fo:border-bottom="0.0007in solid #000000"/>
    </style:style>
    <style:style style:name="Table20.F1" style:family="table-cell">
      <style:table-cell-properties fo:padding="0.0382in" fo:border="0.0007in solid #000000"/>
    </style:style>
    <style:style style:name="Table20.A2" style:family="table-cell" style:data-style-name="N0">
      <style:table-cell-properties fo:padding="0.0382in" fo:border-left="0.0007in solid #000000" fo:border-right="none" fo:border-top="none" fo:border-bottom="0.0007in solid #000000"/>
    </style:style>
    <style:style style:name="Table20.F2" style:family="table-cell">
      <style:table-cell-properties fo:padding="0.0382in" fo:border-left="0.0007in solid #000000" fo:border-right="none" fo:border-top="none" fo:border-bottom="0.0007in solid #000000"/>
    </style:style>
    <style:style style:name="Table20.H2" style:family="table-cell">
      <style:table-cell-properties fo:padding="0.0382in" fo:border-left="0.0007in solid #000000" fo:border-right="0.0007in solid #000000" fo:border-top="none" fo:border-bottom="0.0007in solid #000000"/>
    </style:style>
    <style:style style:name="Table21" style:family="table">
      <style:table-properties style:width="6.925in" table:align="margins" style:may-break-between-rows="false"/>
    </style:style>
    <style:style style:name="Table21.A" style:family="table-column">
      <style:table-column-properties style:column-width="0.8653in" style:rel-column-width="8191*"/>
    </style:style>
    <style:style style:name="Table21.H" style:family="table-column">
      <style:table-column-properties style:column-width="0.866in" style:rel-column-width="8198*"/>
    </style:style>
    <style:style style:name="Table21.A1" style:family="table-cell">
      <style:table-cell-properties fo:padding="0.0382in" fo:border-left="0.0007in solid #000000" fo:border-right="none" fo:border-top="0.0007in solid #000000" fo:border-bottom="0.0007in solid #000000"/>
    </style:style>
    <style:style style:name="Table21.H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H2" style:family="table-cell">
      <style:table-cell-properties fo:padding="0.0382in" fo:border-left="0.0007in solid #000000" fo:border-right="0.0007in solid #000000" fo:border-top="none" fo:border-bottom="0.0007in solid #000000"/>
    </style:style>
    <style:style style:name="Table22" style:family="table">
      <style:table-properties style:width="1.7083in" fo:margin-left="0in" fo:margin-right="5.2167in" table:align="margins" style:may-break-between-rows="false"/>
    </style:style>
    <style:style style:name="Table22.A" style:family="table-column">
      <style:table-column-properties style:column-width="0.2118in" style:rel-column-width="8125*"/>
    </style:style>
    <style:style style:name="Table22.H" style:family="table-column">
      <style:table-column-properties style:column-width="0.2257in" style:rel-column-width="8660*"/>
    </style:style>
    <style:style style:name="Table22.A1" style:family="table-cell">
      <style:table-cell-properties fo:padding="0.0382in" fo:border-left="0.0007in solid #000000" fo:border-right="none" fo:border-top="0.0007in solid #000000" fo:border-bottom="0.0007in solid #000000"/>
    </style:style>
    <style:style style:name="Table22.F1" style:family="table-cell">
      <style:table-cell-properties fo:padding="0.0382in" fo:border="0.0007in solid #000000"/>
    </style:style>
    <style:style style:name="Table22.A2" style:family="table-cell" style:data-style-name="N0">
      <style:table-cell-properties fo:padding="0.0382in" fo:border-left="0.0007in solid #000000" fo:border-right="none" fo:border-top="none" fo:border-bottom="0.0007in solid #000000"/>
    </style:style>
    <style:style style:name="Table22.F2" style:family="table-cell">
      <style:table-cell-properties fo:padding="0.0382in" fo:border-left="0.0007in solid #000000" fo:border-right="none" fo:border-top="none" fo:border-bottom="0.0007in solid #000000"/>
    </style:style>
    <style:style style:name="Table22.H2" style:family="table-cell">
      <style:table-cell-properties fo:padding="0.0382in" fo:border-left="0.0007in solid #000000" fo:border-right="0.0007in solid #000000" fo:border-top="none" fo:border-bottom="0.0007in solid #000000"/>
    </style:style>
    <style:style style:name="Table23" style:family="table">
      <style:table-properties style:width="6.925in" table:align="margins" style:may-break-between-rows="false"/>
    </style:style>
    <style:style style:name="Table23.A" style:family="table-column">
      <style:table-column-properties style:column-width="0.8653in" style:rel-column-width="8191*"/>
    </style:style>
    <style:style style:name="Table23.H" style:family="table-column">
      <style:table-column-properties style:column-width="0.866in" style:rel-column-width="8198*"/>
    </style:style>
    <style:style style:name="Table23.A1" style:family="table-cell">
      <style:table-cell-properties fo:padding="0.0382in" fo:border-left="0.0007in solid #000000" fo:border-right="none" fo:border-top="0.0007in solid #000000" fo:border-bottom="0.0007in solid #000000"/>
    </style:style>
    <style:style style:name="Table23.H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H2" style:family="table-cell">
      <style:table-cell-properties fo:padding="0.0382in" fo:border-left="0.0007in solid #000000" fo:border-right="0.0007in solid #000000" fo:border-top="none" fo:border-bottom="0.0007in solid #000000"/>
    </style:style>
    <style:style style:name="Table25" style:family="table">
      <style:table-properties style:width="1.7083in" fo:margin-left="0in" fo:margin-right="5.2167in" table:align="margins" style:may-break-between-rows="false"/>
    </style:style>
    <style:style style:name="Table25.A" style:family="table-column">
      <style:table-column-properties style:column-width="0.2118in" style:rel-column-width="8125*"/>
    </style:style>
    <style:style style:name="Table25.H" style:family="table-column">
      <style:table-column-properties style:column-width="0.2257in" style:rel-column-width="8660*"/>
    </style:style>
    <style:style style:name="Table25.A1" style:family="table-cell">
      <style:table-cell-properties fo:padding="0.0382in" fo:border-left="0.0007in solid #000000" fo:border-right="none" fo:border-top="0.0007in solid #000000" fo:border-bottom="0.0007in solid #000000"/>
    </style:style>
    <style:style style:name="Table25.F1" style:family="table-cell">
      <style:table-cell-properties fo:padding="0.0382in" fo:border="0.0007in solid #000000"/>
    </style:style>
    <style:style style:name="Table25.A2" style:family="table-cell" style:data-style-name="N0">
      <style:table-cell-properties fo:padding="0.0382in" fo:border-left="0.0007in solid #000000" fo:border-right="none" fo:border-top="none" fo:border-bottom="0.0007in solid #000000"/>
    </style:style>
    <style:style style:name="Table25.F2" style:family="table-cell">
      <style:table-cell-properties fo:padding="0.0382in" fo:border-left="0.0007in solid #000000" fo:border-right="none" fo:border-top="none" fo:border-bottom="0.0007in solid #000000"/>
    </style:style>
    <style:style style:name="Table25.H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may-break-between-rows="false"/>
    </style:style>
    <style:style style:name="Table26.A" style:family="table-column">
      <style:table-column-properties style:column-width="0.8653in" style:rel-column-width="8191*"/>
    </style:style>
    <style:style style:name="Table26.H" style:family="table-column">
      <style:table-column-properties style:column-width="0.866in" style:rel-column-width="8198*"/>
    </style:style>
    <style:style style:name="Table26.A1" style:family="table-cell">
      <style:table-cell-properties fo:padding="0.0382in" fo:border-left="0.0007in solid #000000" fo:border-right="none" fo:border-top="0.0007in solid #000000" fo:border-bottom="0.0007in solid #000000"/>
    </style:style>
    <style:style style:name="Table26.H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H2" style:family="table-cell">
      <style:table-cell-properties fo:padding="0.0382in" fo:border-left="0.0007in solid #000000" fo:border-right="0.0007in solid #000000" fo:border-top="none" fo:border-bottom="0.0007in solid #000000"/>
    </style:style>
    <style:style style:name="Table1" style:family="table">
      <style:table-properties style:width="1.7083in" fo:margin-left="0in" fo:margin-right="5.2167in" table:align="margins" style:may-break-between-rows="false"/>
    </style:style>
    <style:style style:name="Table1.A" style:family="table-column">
      <style:table-column-properties style:column-width="0.2118in" style:rel-column-width="8125*"/>
    </style:style>
    <style:style style:name="Table1.H" style:family="table-column">
      <style:table-column-properties style:column-width="0.2257in" style:rel-column-width="8660*"/>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24" style:family="table">
      <style:table-properties style:width="6.925in" table:align="margins" style:may-break-between-rows="false"/>
    </style:style>
    <style:style style:name="Table24.A" style:family="table-column">
      <style:table-column-properties style:column-width="0.8653in" style:rel-column-width="8191*"/>
    </style:style>
    <style:style style:name="Table24.H" style:family="table-column">
      <style:table-column-properties style:column-width="0.866in" style:rel-column-width="8198*"/>
    </style:style>
    <style:style style:name="Table24.A1" style:family="table-cell">
      <style:table-cell-properties fo:padding="0.0382in" fo:border-left="0.0007in solid #000000" fo:border-right="none" fo:border-top="0.0007in solid #000000" fo:border-bottom="0.0007in solid #000000"/>
    </style:style>
    <style:style style:name="Table24.H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H2" style:family="table-cell">
      <style:table-cell-properties fo:padding="0.0382in" fo:border-left="0.0007in solid #000000" fo:border-right="0.0007in solid #000000" fo:border-top="none" fo:border-bottom="0.0007in solid #000000"/>
    </style:style>
    <style:style style:name="Table27" style:family="table">
      <style:table-properties style:width="1.7083in" fo:margin-left="0in" fo:margin-right="5.2167in" table:align="margins" style:may-break-between-rows="false"/>
    </style:style>
    <style:style style:name="Table27.A" style:family="table-column">
      <style:table-column-properties style:column-width="0.2118in" style:rel-column-width="8125*"/>
    </style:style>
    <style:style style:name="Table27.H" style:family="table-column">
      <style:table-column-properties style:column-width="0.2257in" style:rel-column-width="8660*"/>
    </style:style>
    <style:style style:name="Table27.A1" style:family="table-cell">
      <style:table-cell-properties fo:padding="0.0382in" fo:border-left="0.0007in solid #000000" fo:border-right="none" fo:border-top="0.0007in solid #000000" fo:border-bottom="0.0007in solid #000000"/>
    </style:style>
    <style:style style:name="Table27.F1" style:family="table-cell">
      <style:table-cell-properties fo:padding="0.0382in" fo:border="0.0007in solid #000000"/>
    </style:style>
    <style:style style:name="Table27.A2" style:family="table-cell" style:data-style-name="N0">
      <style:table-cell-properties fo:padding="0.0382in" fo:border-left="0.0007in solid #000000" fo:border-right="none" fo:border-top="none" fo:border-bottom="0.0007in solid #000000"/>
    </style:style>
    <style:style style:name="Table27.F2" style:family="table-cell">
      <style:table-cell-properties fo:padding="0.0382in" fo:border-left="0.0007in solid #000000" fo:border-right="none" fo:border-top="none" fo:border-bottom="0.0007in solid #000000"/>
    </style:style>
    <style:style style:name="Table27.H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may-break-between-rows="false"/>
    </style:style>
    <style:style style:name="Table28.A" style:family="table-column">
      <style:table-column-properties style:column-width="0.8653in" style:rel-column-width="8191*"/>
    </style:style>
    <style:style style:name="Table28.H" style:family="table-column">
      <style:table-column-properties style:column-width="0.866in" style:rel-column-width="8198*"/>
    </style:style>
    <style:style style:name="Table28.A1" style:family="table-cell">
      <style:table-cell-properties fo:padding="0.0382in" fo:border-left="0.0007in solid #000000" fo:border-right="none" fo:border-top="0.0007in solid #000000" fo:border-bottom="0.0007in solid #000000"/>
    </style:style>
    <style:style style:name="Table28.H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H2" style:family="table-cell">
      <style:table-cell-properties fo:padding="0.0382in" fo:border-left="0.0007in solid #000000" fo:border-right="0.0007in solid #000000" fo:border-top="none" fo:border-bottom="0.0007in solid #000000"/>
    </style:style>
    <style:style style:name="Table29" style:family="table">
      <style:table-properties style:width="1.7083in" fo:margin-left="0in" fo:margin-right="5.2167in" table:align="margins" style:may-break-between-rows="false"/>
    </style:style>
    <style:style style:name="Table29.A" style:family="table-column">
      <style:table-column-properties style:column-width="0.2118in" style:rel-column-width="8125*"/>
    </style:style>
    <style:style style:name="Table29.H" style:family="table-column">
      <style:table-column-properties style:column-width="0.2257in" style:rel-column-width="8660*"/>
    </style:style>
    <style:style style:name="Table29.A1" style:family="table-cell">
      <style:table-cell-properties fo:padding="0.0382in" fo:border-left="0.0007in solid #000000" fo:border-right="none" fo:border-top="0.0007in solid #000000" fo:border-bottom="0.0007in solid #000000"/>
    </style:style>
    <style:style style:name="Table29.F1" style:family="table-cell">
      <style:table-cell-properties fo:padding="0.0382in" fo:border="0.0007in solid #000000"/>
    </style:style>
    <style:style style:name="Table29.A2" style:family="table-cell" style:data-style-name="N0">
      <style:table-cell-properties fo:padding="0.0382in" fo:border-left="0.0007in solid #000000" fo:border-right="none" fo:border-top="none" fo:border-bottom="0.0007in solid #000000"/>
    </style:style>
    <style:style style:name="Table29.F2" style:family="table-cell">
      <style:table-cell-properties fo:padding="0.0382in" fo:border-left="0.0007in solid #000000" fo:border-right="none" fo:border-top="none" fo:border-bottom="0.0007in solid #000000"/>
    </style:style>
    <style:style style:name="Table29.H2" style:family="table-cell">
      <style:table-cell-properties fo:padding="0.0382in" fo:border-left="0.0007in solid #000000" fo:border-right="0.0007in solid #000000" fo:border-top="none" fo:border-bottom="0.0007in solid #000000"/>
    </style:style>
    <style:style style:name="Table30" style:family="table">
      <style:table-properties style:width="6.925in" table:align="margins" style:may-break-between-rows="false"/>
    </style:style>
    <style:style style:name="Table30.A" style:family="table-column">
      <style:table-column-properties style:column-width="0.8653in" style:rel-column-width="8191*"/>
    </style:style>
    <style:style style:name="Table30.H" style:family="table-column">
      <style:table-column-properties style:column-width="0.866in" style:rel-column-width="8198*"/>
    </style:style>
    <style:style style:name="Table30.A1" style:family="table-cell">
      <style:table-cell-properties fo:padding="0.0382in" fo:border-left="0.0007in solid #000000" fo:border-right="none" fo:border-top="0.0007in solid #000000" fo:border-bottom="0.0007in solid #000000"/>
    </style:style>
    <style:style style:name="Table30.H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H2" style:family="table-cell">
      <style:table-cell-properties fo:padding="0.0382in" fo:border-left="0.0007in solid #000000" fo:border-right="0.0007in solid #000000" fo:border-top="none" fo:border-bottom="0.0007in solid #000000"/>
    </style:style>
    <style:style style:name="Table31" style:family="table">
      <style:table-properties style:width="1.7083in" fo:margin-left="0in" fo:margin-right="5.2167in" table:align="margins" style:may-break-between-rows="false"/>
    </style:style>
    <style:style style:name="Table31.A" style:family="table-column">
      <style:table-column-properties style:column-width="0.2118in" style:rel-column-width="8125*"/>
    </style:style>
    <style:style style:name="Table31.H" style:family="table-column">
      <style:table-column-properties style:column-width="0.2257in" style:rel-column-width="8660*"/>
    </style:style>
    <style:style style:name="Table31.A1" style:family="table-cell">
      <style:table-cell-properties fo:padding="0.0382in" fo:border-left="0.0007in solid #000000" fo:border-right="none" fo:border-top="0.0007in solid #000000" fo:border-bottom="0.0007in solid #000000"/>
    </style:style>
    <style:style style:name="Table31.F1" style:family="table-cell">
      <style:table-cell-properties fo:padding="0.0382in" fo:border="0.0007in solid #000000"/>
    </style:style>
    <style:style style:name="Table31.A2" style:family="table-cell" style:data-style-name="N0">
      <style:table-cell-properties fo:padding="0.0382in" fo:border-left="0.0007in solid #000000" fo:border-right="none" fo:border-top="none" fo:border-bottom="0.0007in solid #000000"/>
    </style:style>
    <style:style style:name="Table31.F2" style:family="table-cell">
      <style:table-cell-properties fo:padding="0.0382in" fo:border-left="0.0007in solid #000000" fo:border-right="none" fo:border-top="none" fo:border-bottom="0.0007in solid #000000"/>
    </style:style>
    <style:style style:name="Table31.H2" style:family="table-cell">
      <style:table-cell-properties fo:padding="0.0382in" fo:border-left="0.0007in solid #000000" fo:border-right="0.0007in solid #000000" fo:border-top="none" fo:border-bottom="0.0007in solid #000000"/>
    </style:style>
    <style:style style:name="Table32" style:family="table">
      <style:table-properties style:width="6.925in" table:align="margins" style:may-break-between-rows="false"/>
    </style:style>
    <style:style style:name="Table32.A" style:family="table-column">
      <style:table-column-properties style:column-width="0.8653in" style:rel-column-width="8191*"/>
    </style:style>
    <style:style style:name="Table32.H" style:family="table-column">
      <style:table-column-properties style:column-width="0.866in" style:rel-column-width="8198*"/>
    </style:style>
    <style:style style:name="Table32.A1" style:family="table-cell">
      <style:table-cell-properties fo:padding="0.0382in" fo:border-left="0.0007in solid #000000" fo:border-right="none" fo:border-top="0.0007in solid #000000" fo:border-bottom="0.0007in solid #000000"/>
    </style:style>
    <style:style style:name="Table32.H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H2" style:family="table-cell">
      <style:table-cell-properties fo:padding="0.0382in" fo:border-left="0.0007in solid #000000" fo:border-right="0.0007in solid #000000" fo:border-top="none" fo:border-bottom="0.0007in solid #000000"/>
    </style:style>
    <style:style style:name="Table33" style:family="table">
      <style:table-properties style:width="1.7083in" fo:margin-left="0in" fo:margin-right="5.2167in" table:align="margins" style:may-break-between-rows="false"/>
    </style:style>
    <style:style style:name="Table33.A" style:family="table-column">
      <style:table-column-properties style:column-width="0.2118in" style:rel-column-width="8125*"/>
    </style:style>
    <style:style style:name="Table33.H" style:family="table-column">
      <style:table-column-properties style:column-width="0.2257in" style:rel-column-width="8660*"/>
    </style:style>
    <style:style style:name="Table33.A1" style:family="table-cell">
      <style:table-cell-properties fo:padding="0.0382in" fo:border-left="0.0007in solid #000000" fo:border-right="none" fo:border-top="0.0007in solid #000000" fo:border-bottom="0.0007in solid #000000"/>
    </style:style>
    <style:style style:name="Table33.F1" style:family="table-cell">
      <style:table-cell-properties fo:padding="0.0382in" fo:border="0.0007in solid #000000"/>
    </style:style>
    <style:style style:name="Table33.A2" style:family="table-cell" style:data-style-name="N0">
      <style:table-cell-properties fo:padding="0.0382in" fo:border-left="0.0007in solid #000000" fo:border-right="none" fo:border-top="none" fo:border-bottom="0.0007in solid #000000"/>
    </style:style>
    <style:style style:name="Table33.F2" style:family="table-cell">
      <style:table-cell-properties fo:padding="0.0382in" fo:border-left="0.0007in solid #000000" fo:border-right="none" fo:border-top="none" fo:border-bottom="0.0007in solid #000000"/>
    </style:style>
    <style:style style:name="Table33.H2" style:family="table-cell">
      <style:table-cell-properties fo:padding="0.0382in" fo:border-left="0.0007in solid #000000" fo:border-right="0.0007in solid #000000" fo:border-top="none" fo:border-bottom="0.0007in solid #000000"/>
    </style:style>
    <style:style style:name="Table34" style:family="table">
      <style:table-properties style:width="6.925in" table:align="margins" style:may-break-between-rows="false"/>
    </style:style>
    <style:style style:name="Table34.A" style:family="table-column">
      <style:table-column-properties style:column-width="0.8653in" style:rel-column-width="8191*"/>
    </style:style>
    <style:style style:name="Table34.H" style:family="table-column">
      <style:table-column-properties style:column-width="0.866in" style:rel-column-width="8198*"/>
    </style:style>
    <style:style style:name="Table34.A1" style:family="table-cell">
      <style:table-cell-properties fo:padding="0.0382in" fo:border-left="0.0007in solid #000000" fo:border-right="none" fo:border-top="0.0007in solid #000000" fo:border-bottom="0.0007in solid #000000"/>
    </style:style>
    <style:style style:name="Table34.H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H2" style:family="table-cell">
      <style:table-cell-properties fo:padding="0.0382in" fo:border-left="0.0007in solid #000000" fo:border-right="0.0007in solid #000000" fo:border-top="none" fo:border-bottom="0.0007in solid #000000"/>
    </style:style>
    <style:style style:name="Table35" style:family="table">
      <style:table-properties style:width="3.4201in" table:align="left" style:may-break-between-rows="false"/>
    </style:style>
    <style:style style:name="Table35.A" style:family="table-column">
      <style:table-column-properties style:column-width="0.2132in"/>
    </style:style>
    <style:style style:name="Table35.B" style:family="table-column">
      <style:table-column-properties style:column-width="0.2139in"/>
    </style:style>
    <style:style style:name="Table35.A1" style:family="table-cell">
      <style:table-cell-properties fo:padding="0.0382in" fo:border-left="0.0007in solid #000000" fo:border-right="none" fo:border-top="0.0007in solid #000000" fo:border-bottom="0.0007in solid #000000"/>
    </style:style>
    <style:style style:name="Table35.I1" style:family="table-cell">
      <style:table-cell-properties fo:padding="0.0382in" fo:border="0.0007in solid #000000"/>
    </style:style>
    <style:style style:name="Table35.A2" style:family="table-cell" style:data-style-name="N0">
      <style:table-cell-properties fo:padding="0.0382in" fo:border-left="0.0007in solid #000000" fo:border-right="none" fo:border-top="none" fo:border-bottom="0.0007in solid #000000"/>
    </style:style>
    <style:style style:name="Table35.F2" style:family="table-cell">
      <style:table-cell-properties fo:padding="0.0382in" fo:border-left="0.0007in solid #000000" fo:border-right="none" fo:border-top="none" fo:border-bottom="0.0007in solid #000000"/>
    </style:style>
    <style:style style:name="Table35.P2" style:family="table-cell">
      <style:table-cell-properties fo:padding="0.0382in" fo:border-left="0.0007in solid #000000" fo:border-right="0.0007in solid #000000" fo:border-top="none" fo:border-bottom="0.0007in solid #000000"/>
    </style:style>
    <style:style style:name="Table36" style:family="table">
      <style:table-properties style:width="6.925in" table:align="margins" style:may-break-between-rows="false"/>
    </style:style>
    <style:style style:name="Table36.A" style:family="table-column">
      <style:table-column-properties style:column-width="0.8653in" style:rel-column-width="8191*"/>
    </style:style>
    <style:style style:name="Table36.H" style:family="table-column">
      <style:table-column-properties style:column-width="0.866in" style:rel-column-width="8198*"/>
    </style:style>
    <style:style style:name="Table36.A1" style:family="table-cell">
      <style:table-cell-properties fo:padding="0.0382in" fo:border-left="0.0007in solid #000000" fo:border-right="none" fo:border-top="0.0007in solid #000000" fo:border-bottom="0.0007in solid #000000"/>
    </style:style>
    <style:style style:name="Table36.H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H2" style:family="table-cell">
      <style:table-cell-properties fo:padding="0.0382in" fo:border-left="0.0007in solid #000000" fo:border-right="0.0007in solid #000000" fo:border-top="none" fo:border-bottom="0.0007in solid #000000"/>
    </style:style>
    <style:style style:name="Table37" style:family="table">
      <style:table-properties style:width="3.4201in" table:align="left" style:may-break-between-rows="false"/>
    </style:style>
    <style:style style:name="Table37.A" style:family="table-column">
      <style:table-column-properties style:column-width="0.2132in"/>
    </style:style>
    <style:style style:name="Table37.B" style:family="table-column">
      <style:table-column-properties style:column-width="0.2139in"/>
    </style:style>
    <style:style style:name="Table37.A1" style:family="table-cell">
      <style:table-cell-properties fo:padding="0.0382in" fo:border-left="0.0007in solid #000000" fo:border-right="none" fo:border-top="0.0007in solid #000000" fo:border-bottom="0.0007in solid #000000"/>
    </style:style>
    <style:style style:name="Table37.I1" style:family="table-cell">
      <style:table-cell-properties fo:padding="0.0382in" fo:border="0.0007in solid #000000"/>
    </style:style>
    <style:style style:name="Table37.A2" style:family="table-cell" style:data-style-name="N0">
      <style:table-cell-properties fo:padding="0.0382in" fo:border-left="0.0007in solid #000000" fo:border-right="none" fo:border-top="none" fo:border-bottom="0.0007in solid #000000"/>
    </style:style>
    <style:style style:name="Table37.F2" style:family="table-cell">
      <style:table-cell-properties fo:padding="0.0382in" fo:border-left="0.0007in solid #000000" fo:border-right="none" fo:border-top="none" fo:border-bottom="0.0007in solid #000000"/>
    </style:style>
    <style:style style:name="Table37.P2" style:family="table-cell">
      <style:table-cell-properties fo:padding="0.0382in" fo:border-left="0.0007in solid #000000" fo:border-right="0.0007in solid #000000" fo:border-top="none" fo:border-bottom="0.0007in solid #000000"/>
    </style:style>
    <style:style style:name="Table38" style:family="table">
      <style:table-properties style:width="6.925in" table:align="margins" style:may-break-between-rows="false"/>
    </style:style>
    <style:style style:name="Table38.A" style:family="table-column">
      <style:table-column-properties style:column-width="0.8653in" style:rel-column-width="8191*"/>
    </style:style>
    <style:style style:name="Table38.H" style:family="table-column">
      <style:table-column-properties style:column-width="0.866in" style:rel-column-width="8198*"/>
    </style:style>
    <style:style style:name="Table38.A1" style:family="table-cell">
      <style:table-cell-properties fo:padding="0.0382in" fo:border-left="0.0007in solid #000000" fo:border-right="none" fo:border-top="0.0007in solid #000000" fo:border-bottom="0.0007in solid #000000"/>
    </style:style>
    <style:style style:name="Table38.H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H2" style:family="table-cell">
      <style:table-cell-properties fo:padding="0.0382in" fo:border-left="0.0007in solid #000000" fo:border-right="0.0007in solid #000000" fo:border-top="none" fo:border-bottom="0.0007in solid #000000"/>
    </style:style>
    <style:style style:name="Table112" style:family="table">
      <style:table-properties style:width="3.4201in" table:align="left" style:may-break-between-rows="false"/>
    </style:style>
    <style:style style:name="Table112.A" style:family="table-column">
      <style:table-column-properties style:column-width="0.2132in"/>
    </style:style>
    <style:style style:name="Table112.B" style:family="table-column">
      <style:table-column-properties style:column-width="0.2139in"/>
    </style:style>
    <style:style style:name="Table112.A1" style:family="table-cell">
      <style:table-cell-properties fo:padding="0.0382in" fo:border-left="0.0007in solid #000000" fo:border-right="none" fo:border-top="0.0007in solid #000000" fo:border-bottom="0.0007in solid #000000"/>
    </style:style>
    <style:style style:name="Table112.I1" style:family="table-cell">
      <style:table-cell-properties fo:padding="0.0382in" fo:border="0.0007in solid #000000"/>
    </style:style>
    <style:style style:name="Table112.A2" style:family="table-cell" style:data-style-name="N0">
      <style:table-cell-properties fo:padding="0.0382in" fo:border-left="0.0007in solid #000000" fo:border-right="none" fo:border-top="none" fo:border-bottom="0.0007in solid #000000"/>
    </style:style>
    <style:style style:name="Table112.C2" style:family="table-cell">
      <style:table-cell-properties fo:padding="0.0382in" fo:border-left="0.0007in solid #000000" fo:border-right="none" fo:border-top="none" fo:border-bottom="0.0007in solid #000000"/>
    </style:style>
    <style:style style:name="Table112.P2" style:family="table-cell">
      <style:table-cell-properties fo:padding="0.0382in" fo:border-left="0.0007in solid #000000" fo:border-right="0.0007in solid #000000" fo:border-top="none" fo:border-bottom="0.0007in solid #000000"/>
    </style:style>
    <style:style style:name="Table102" style:family="table">
      <style:table-properties style:width="6.925in" table:align="margins" style:may-break-between-rows="false"/>
    </style:style>
    <style:style style:name="Table102.A" style:family="table-column">
      <style:table-column-properties style:column-width="0.8653in" style:rel-column-width="8191*"/>
    </style:style>
    <style:style style:name="Table102.H" style:family="table-column">
      <style:table-column-properties style:column-width="0.866in" style:rel-column-width="8198*"/>
    </style:style>
    <style:style style:name="Table102.A1" style:family="table-cell">
      <style:table-cell-properties fo:padding="0.0382in" fo:border-left="0.0007in solid #000000" fo:border-right="none" fo:border-top="0.0007in solid #000000" fo:border-bottom="0.0007in solid #000000"/>
    </style:style>
    <style:style style:name="Table102.H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H2" style:family="table-cell">
      <style:table-cell-properties fo:padding="0.0382in" fo:border-left="0.0007in solid #000000" fo:border-right="0.0007in solid #000000" fo:border-top="none" fo:border-bottom="0.0007in solid #000000"/>
    </style:style>
    <style:style style:name="Table41" style:family="table">
      <style:table-properties style:width="1.7083in" fo:margin-left="0in" fo:margin-right="5.2167in" table:align="margins" style:may-break-between-rows="false"/>
    </style:style>
    <style:style style:name="Table41.A" style:family="table-column">
      <style:table-column-properties style:column-width="0.2118in" style:rel-column-width="8125*"/>
    </style:style>
    <style:style style:name="Table41.H" style:family="table-column">
      <style:table-column-properties style:column-width="0.2257in" style:rel-column-width="8660*"/>
    </style:style>
    <style:style style:name="Table41.A1" style:family="table-cell">
      <style:table-cell-properties fo:padding="0.0382in" fo:border-left="0.0007in solid #000000" fo:border-right="none" fo:border-top="0.0007in solid #000000" fo:border-bottom="0.0007in solid #000000"/>
    </style:style>
    <style:style style:name="Table41.F1" style:family="table-cell">
      <style:table-cell-properties fo:padding="0.0382in" fo:border="0.0007in solid #000000"/>
    </style:style>
    <style:style style:name="Table41.A2" style:family="table-cell" style:data-style-name="N0">
      <style:table-cell-properties fo:padding="0.0382in" fo:border-left="0.0007in solid #000000" fo:border-right="none" fo:border-top="none" fo:border-bottom="0.0007in solid #000000"/>
    </style:style>
    <style:style style:name="Table41.F2" style:family="table-cell">
      <style:table-cell-properties fo:padding="0.0382in" fo:border-left="0.0007in solid #000000" fo:border-right="none" fo:border-top="none" fo:border-bottom="0.0007in solid #000000"/>
    </style:style>
    <style:style style:name="Table41.H2" style:family="table-cell">
      <style:table-cell-properties fo:padding="0.0382in" fo:border-left="0.0007in solid #000000" fo:border-right="0.0007in solid #000000" fo:border-top="none" fo:border-bottom="0.0007in solid #000000"/>
    </style:style>
    <style:style style:name="Table40" style:family="table">
      <style:table-properties style:width="6.925in" table:align="margins" style:may-break-between-rows="false"/>
    </style:style>
    <style:style style:name="Table40.A" style:family="table-column">
      <style:table-column-properties style:column-width="0.8653in" style:rel-column-width="8191*"/>
    </style:style>
    <style:style style:name="Table40.H" style:family="table-column">
      <style:table-column-properties style:column-width="0.866in" style:rel-column-width="8198*"/>
    </style:style>
    <style:style style:name="Table40.A1" style:family="table-cell">
      <style:table-cell-properties fo:padding="0.0382in" fo:border-left="0.0007in solid #000000" fo:border-right="none" fo:border-top="0.0007in solid #000000" fo:border-bottom="0.0007in solid #000000"/>
    </style:style>
    <style:style style:name="Table40.H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H2" style:family="table-cell">
      <style:table-cell-properties fo:padding="0.0382in" fo:border-left="0.0007in solid #000000" fo:border-right="0.0007in solid #000000" fo:border-top="none" fo:border-bottom="0.0007in solid #000000"/>
    </style:style>
    <style:style style:name="Table104" style:family="table">
      <style:table-properties style:width="1.7083in" fo:margin-left="0in" fo:margin-right="5.2167in" table:align="margins" style:may-break-between-rows="false"/>
    </style:style>
    <style:style style:name="Table104.A" style:family="table-column">
      <style:table-column-properties style:column-width="0.2118in" style:rel-column-width="8125*"/>
    </style:style>
    <style:style style:name="Table104.H" style:family="table-column">
      <style:table-column-properties style:column-width="0.2257in" style:rel-column-width="8660*"/>
    </style:style>
    <style:style style:name="Table104.A1" style:family="table-cell">
      <style:table-cell-properties fo:padding="0.0382in" fo:border-left="0.0007in solid #000000" fo:border-right="none" fo:border-top="0.0007in solid #000000" fo:border-bottom="0.0007in solid #000000"/>
    </style:style>
    <style:style style:name="Table104.F1" style:family="table-cell">
      <style:table-cell-properties fo:padding="0.0382in" fo:border="0.0007in solid #000000"/>
    </style:style>
    <style:style style:name="Table104.A2" style:family="table-cell" style:data-style-name="N0">
      <style:table-cell-properties fo:padding="0.0382in" fo:border-left="0.0007in solid #000000" fo:border-right="none" fo:border-top="none" fo:border-bottom="0.0007in solid #000000"/>
    </style:style>
    <style:style style:name="Table104.F2" style:family="table-cell">
      <style:table-cell-properties fo:padding="0.0382in" fo:border-left="0.0007in solid #000000" fo:border-right="none" fo:border-top="none" fo:border-bottom="0.0007in solid #000000"/>
    </style:style>
    <style:style style:name="Table104.H2" style:family="table-cell">
      <style:table-cell-properties fo:padding="0.0382in" fo:border-left="0.0007in solid #000000" fo:border-right="0.0007in solid #000000" fo:border-top="none" fo:border-bottom="0.0007in solid #000000"/>
    </style:style>
    <style:style style:name="Table105" style:family="table">
      <style:table-properties style:width="6.925in" table:align="margins" style:may-break-between-rows="false"/>
    </style:style>
    <style:style style:name="Table105.A" style:family="table-column">
      <style:table-column-properties style:column-width="0.8653in" style:rel-column-width="8191*"/>
    </style:style>
    <style:style style:name="Table105.H" style:family="table-column">
      <style:table-column-properties style:column-width="0.866in" style:rel-column-width="8198*"/>
    </style:style>
    <style:style style:name="Table105.A1" style:family="table-cell">
      <style:table-cell-properties fo:padding="0.0382in" fo:border-left="0.0007in solid #000000" fo:border-right="none" fo:border-top="0.0007in solid #000000" fo:border-bottom="0.0007in solid #000000"/>
    </style:style>
    <style:style style:name="Table105.H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H2" style:family="table-cell">
      <style:table-cell-properties fo:padding="0.0382in" fo:border-left="0.0007in solid #000000" fo:border-right="0.0007in solid #000000" fo:border-top="none" fo:border-bottom="0.0007in solid #000000"/>
    </style:style>
    <style:style style:name="Table106" style:family="table">
      <style:table-properties style:width="1.7083in" fo:margin-left="0in" fo:margin-right="5.2167in" table:align="margins" style:may-break-between-rows="false"/>
    </style:style>
    <style:style style:name="Table106.A" style:family="table-column">
      <style:table-column-properties style:column-width="0.2118in" style:rel-column-width="8125*"/>
    </style:style>
    <style:style style:name="Table106.H" style:family="table-column">
      <style:table-column-properties style:column-width="0.2257in" style:rel-column-width="8660*"/>
    </style:style>
    <style:style style:name="Table106.A1" style:family="table-cell">
      <style:table-cell-properties fo:padding="0.0382in" fo:border-left="0.0007in solid #000000" fo:border-right="none" fo:border-top="0.0007in solid #000000" fo:border-bottom="0.0007in solid #000000"/>
    </style:style>
    <style:style style:name="Table106.F1" style:family="table-cell">
      <style:table-cell-properties fo:padding="0.0382in" fo:border="0.0007in solid #000000"/>
    </style:style>
    <style:style style:name="Table106.A2" style:family="table-cell" style:data-style-name="N0">
      <style:table-cell-properties fo:padding="0.0382in" fo:border-left="0.0007in solid #000000" fo:border-right="none" fo:border-top="none" fo:border-bottom="0.0007in solid #000000"/>
    </style:style>
    <style:style style:name="Table106.H2" style:family="table-cell" style:data-style-name="N0">
      <style:table-cell-properties fo:padding="0.0382in" fo:border-left="0.0007in solid #000000" fo:border-right="0.0007in solid #000000" fo:border-top="none" fo:border-bottom="0.0007in solid #000000"/>
    </style:style>
    <style:style style:name="Table107" style:family="table">
      <style:table-properties style:width="6.925in" table:align="margins" style:may-break-between-rows="false"/>
    </style:style>
    <style:style style:name="Table107.A" style:family="table-column">
      <style:table-column-properties style:column-width="0.8653in" style:rel-column-width="8191*"/>
    </style:style>
    <style:style style:name="Table107.H" style:family="table-column">
      <style:table-column-properties style:column-width="0.866in" style:rel-column-width="8198*"/>
    </style:style>
    <style:style style:name="Table107.A1" style:family="table-cell">
      <style:table-cell-properties fo:padding="0.0382in" fo:border-left="0.0007in solid #000000" fo:border-right="none" fo:border-top="0.0007in solid #000000" fo:border-bottom="0.0007in solid #000000"/>
    </style:style>
    <style:style style:name="Table107.H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H2" style:family="table-cell">
      <style:table-cell-properties fo:padding="0.0382in" fo:border-left="0.0007in solid #000000" fo:border-right="0.0007in solid #000000" fo:border-top="none" fo:border-bottom="0.0007in solid #000000"/>
    </style:style>
    <style:style style:name="Table39" style:family="table">
      <style:table-properties style:width="1.7083in" fo:margin-left="0in" fo:margin-right="5.2167in" table:align="margins" style:may-break-between-rows="false"/>
    </style:style>
    <style:style style:name="Table39.A" style:family="table-column">
      <style:table-column-properties style:column-width="0.2118in" style:rel-column-width="8125*"/>
    </style:style>
    <style:style style:name="Table39.H" style:family="table-column">
      <style:table-column-properties style:column-width="0.2257in" style:rel-column-width="8660*"/>
    </style:style>
    <style:style style:name="Table39.A1" style:family="table-cell">
      <style:table-cell-properties fo:padding="0.0382in" fo:border-left="0.0007in solid #000000" fo:border-right="none" fo:border-top="0.0007in solid #000000" fo:border-bottom="0.0007in solid #000000"/>
    </style:style>
    <style:style style:name="Table39.F1" style:family="table-cell">
      <style:table-cell-properties fo:padding="0.0382in" fo:border="0.0007in solid #000000"/>
    </style:style>
    <style:style style:name="Table39.A2" style:family="table-cell" style:data-style-name="N0">
      <style:table-cell-properties fo:padding="0.0382in" fo:border-left="0.0007in solid #000000" fo:border-right="none" fo:border-top="none" fo:border-bottom="0.0007in solid #000000"/>
    </style:style>
    <style:style style:name="Table39.H2" style:family="table-cell" style:data-style-name="N0">
      <style:table-cell-properties fo:padding="0.0382in" fo:border-left="0.0007in solid #000000" fo:border-right="0.0007in solid #000000" fo:border-top="none" fo:border-bottom="0.0007in solid #000000"/>
    </style:style>
    <style:style style:name="Table42" style:family="table">
      <style:table-properties style:width="6.925in" table:align="margins" style:may-break-between-rows="false"/>
    </style:style>
    <style:style style:name="Table42.A" style:family="table-column">
      <style:table-column-properties style:column-width="0.8653in" style:rel-column-width="8191*"/>
    </style:style>
    <style:style style:name="Table42.H" style:family="table-column">
      <style:table-column-properties style:column-width="0.866in" style:rel-column-width="8198*"/>
    </style:style>
    <style:style style:name="Table42.A1" style:family="table-cell">
      <style:table-cell-properties fo:padding="0.0382in" fo:border-left="0.0007in solid #000000" fo:border-right="none" fo:border-top="0.0007in solid #000000" fo:border-bottom="0.0007in solid #000000"/>
    </style:style>
    <style:style style:name="Table42.H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H2" style:family="table-cell">
      <style:table-cell-properties fo:padding="0.0382in" fo:border-left="0.0007in solid #000000" fo:border-right="0.0007in solid #000000" fo:border-top="none" fo:border-bottom="0.0007in solid #000000"/>
    </style:style>
    <style:style style:name="Table43" style:family="table">
      <style:table-properties style:width="1.7083in" fo:margin-left="0in" fo:margin-right="5.2167in" table:align="margins" style:may-break-between-rows="false"/>
    </style:style>
    <style:style style:name="Table43.A" style:family="table-column">
      <style:table-column-properties style:column-width="0.2118in" style:rel-column-width="8125*"/>
    </style:style>
    <style:style style:name="Table43.H" style:family="table-column">
      <style:table-column-properties style:column-width="0.2257in" style:rel-column-width="8660*"/>
    </style:style>
    <style:style style:name="Table43.A1" style:family="table-cell">
      <style:table-cell-properties fo:padding="0.0382in" fo:border-left="0.0007in solid #000000" fo:border-right="none" fo:border-top="0.0007in solid #000000" fo:border-bottom="0.0007in solid #000000"/>
    </style:style>
    <style:style style:name="Table43.F1" style:family="table-cell">
      <style:table-cell-properties fo:padding="0.0382in" fo:border="0.0007in solid #000000"/>
    </style:style>
    <style:style style:name="Table43.A2" style:family="table-cell" style:data-style-name="N0">
      <style:table-cell-properties fo:padding="0.0382in" fo:border-left="0.0007in solid #000000" fo:border-right="none" fo:border-top="none" fo:border-bottom="0.0007in solid #000000"/>
    </style:style>
    <style:style style:name="Table43.H2" style:family="table-cell" style:data-style-name="N0">
      <style:table-cell-properties fo:padding="0.0382in" fo:border-left="0.0007in solid #000000" fo:border-right="0.0007in solid #000000" fo:border-top="none" fo:border-bottom="0.0007in solid #000000"/>
    </style:style>
    <style:style style:name="Table44" style:family="table">
      <style:table-properties style:width="6.925in" table:align="margins" style:may-break-between-rows="false"/>
    </style:style>
    <style:style style:name="Table44.A" style:family="table-column">
      <style:table-column-properties style:column-width="0.8653in" style:rel-column-width="8191*"/>
    </style:style>
    <style:style style:name="Table44.H" style:family="table-column">
      <style:table-column-properties style:column-width="0.866in" style:rel-column-width="8198*"/>
    </style:style>
    <style:style style:name="Table44.A1" style:family="table-cell">
      <style:table-cell-properties fo:padding="0.0382in" fo:border-left="0.0007in solid #000000" fo:border-right="none" fo:border-top="0.0007in solid #000000" fo:border-bottom="0.0007in solid #000000"/>
    </style:style>
    <style:style style:name="Table44.H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H2" style:family="table-cell">
      <style:table-cell-properties fo:padding="0.0382in" fo:border-left="0.0007in solid #000000" fo:border-right="0.0007in solid #000000" fo:border-top="none" fo:border-bottom="0.0007in solid #000000"/>
    </style:style>
    <style:style style:name="Table108" style:family="table">
      <style:table-properties style:width="1.7083in" fo:margin-left="0in" fo:margin-right="5.2167in" table:align="margins" style:may-break-between-rows="false"/>
    </style:style>
    <style:style style:name="Table108.A" style:family="table-column">
      <style:table-column-properties style:column-width="0.2118in" style:rel-column-width="8125*"/>
    </style:style>
    <style:style style:name="Table108.H" style:family="table-column">
      <style:table-column-properties style:column-width="0.2257in" style:rel-column-width="8660*"/>
    </style:style>
    <style:style style:name="Table108.A1" style:family="table-cell">
      <style:table-cell-properties fo:padding="0.0382in" fo:border-left="0.0007in solid #000000" fo:border-right="none" fo:border-top="0.0007in solid #000000" fo:border-bottom="0.0007in solid #000000"/>
    </style:style>
    <style:style style:name="Table108.F1" style:family="table-cell">
      <style:table-cell-properties fo:padding="0.0382in" fo:border="0.0007in solid #000000"/>
    </style:style>
    <style:style style:name="Table108.A2" style:family="table-cell" style:data-style-name="N0">
      <style:table-cell-properties fo:padding="0.0382in" fo:border-left="0.0007in solid #000000" fo:border-right="none" fo:border-top="none" fo:border-bottom="0.0007in solid #000000"/>
    </style:style>
    <style:style style:name="Table108.H2" style:family="table-cell">
      <style:table-cell-properties fo:padding="0.0382in" fo:border-left="0.0007in solid #000000" fo:border-right="0.0007in solid #000000" fo:border-top="none" fo:border-bottom="0.0007in solid #000000"/>
    </style:style>
    <style:style style:name="Table109" style:family="table">
      <style:table-properties style:width="6.925in" table:align="margins" style:may-break-between-rows="false"/>
    </style:style>
    <style:style style:name="Table109.A" style:family="table-column">
      <style:table-column-properties style:column-width="0.8653in" style:rel-column-width="8191*"/>
    </style:style>
    <style:style style:name="Table109.H" style:family="table-column">
      <style:table-column-properties style:column-width="0.866in" style:rel-column-width="8198*"/>
    </style:style>
    <style:style style:name="Table109.A1" style:family="table-cell">
      <style:table-cell-properties fo:padding="0.0382in" fo:border-left="0.0007in solid #000000" fo:border-right="none" fo:border-top="0.0007in solid #000000" fo:border-bottom="0.0007in solid #000000"/>
    </style:style>
    <style:style style:name="Table109.H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H2" style:family="table-cell">
      <style:table-cell-properties fo:padding="0.0382in" fo:border-left="0.0007in solid #000000" fo:border-right="0.0007in solid #000000" fo:border-top="none" fo:border-bottom="0.0007in solid #000000"/>
    </style:style>
    <style:style style:name="Table47" style:family="table">
      <style:table-properties style:width="5.1299in" table:align="left" style:may-break-between-rows="false"/>
    </style:style>
    <style:style style:name="Table47.A" style:family="table-column">
      <style:table-column-properties style:column-width="0.2132in"/>
    </style:style>
    <style:style style:name="Table47.B" style:family="table-column">
      <style:table-column-properties style:column-width="0.2139in"/>
    </style:style>
    <style:style style:name="Table47.A1" style:family="table-cell">
      <style:table-cell-properties fo:padding="0.0382in" fo:border-left="0.0007in solid #000000" fo:border-right="none" fo:border-top="0.0007in solid #000000" fo:border-bottom="0.0007in solid #000000"/>
    </style:style>
    <style:style style:name="Table47.I1" style:family="table-cell">
      <style:table-cell-properties fo:padding="0.0382in" fo:border="0.0007in solid #000000"/>
    </style:style>
    <style:style style:name="Table47.A2" style:family="table-cell" style:data-style-name="N0">
      <style:table-cell-properties fo:padding="0.0382in" fo:border-left="0.0007in solid #000000" fo:border-right="none" fo:border-top="none" fo:border-bottom="0.0007in solid #000000"/>
    </style:style>
    <style:style style:name="Table47.I2" style:family="table-cell">
      <style:table-cell-properties fo:padding="0.0382in" fo:border-left="0.0007in solid #000000" fo:border-right="none" fo:border-top="none" fo:border-bottom="0.0007in solid #000000"/>
    </style:style>
    <style:style style:name="Table47.X2" style:family="table-cell">
      <style:table-cell-properties fo:padding="0.0382in" fo:border-left="0.0007in solid #000000" fo:border-right="0.0007in solid #000000" fo:border-top="none" fo:border-bottom="0.0007in solid #000000"/>
    </style:style>
    <style:style style:name="Table46" style:family="table">
      <style:table-properties style:width="6.925in" table:align="margins" style:may-break-between-rows="false"/>
    </style:style>
    <style:style style:name="Table46.A" style:family="table-column">
      <style:table-column-properties style:column-width="0.8653in" style:rel-column-width="8191*"/>
    </style:style>
    <style:style style:name="Table46.H" style:family="table-column">
      <style:table-column-properties style:column-width="0.866in" style:rel-column-width="8198*"/>
    </style:style>
    <style:style style:name="Table46.A1" style:family="table-cell">
      <style:table-cell-properties fo:padding="0.0382in" fo:border-left="0.0007in solid #000000" fo:border-right="none" fo:border-top="0.0007in solid #000000" fo:border-bottom="0.0007in solid #000000"/>
    </style:style>
    <style:style style:name="Table46.H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H2" style:family="table-cell">
      <style:table-cell-properties fo:padding="0.0382in" fo:border-left="0.0007in solid #000000" fo:border-right="0.0007in solid #000000" fo:border-top="none" fo:border-bottom="0.0007in solid #000000"/>
    </style:style>
    <style:style style:name="Table99" style:family="table">
      <style:table-properties style:width="1.7083in" fo:margin-left="0in" fo:margin-right="5.2167in" table:align="margins" style:may-break-between-rows="false"/>
    </style:style>
    <style:style style:name="Table99.A" style:family="table-column">
      <style:table-column-properties style:column-width="0.2118in" style:rel-column-width="8125*"/>
    </style:style>
    <style:style style:name="Table99.H" style:family="table-column">
      <style:table-column-properties style:column-width="0.2257in" style:rel-column-width="8660*"/>
    </style:style>
    <style:style style:name="Table99.A1" style:family="table-cell">
      <style:table-cell-properties fo:padding="0.0382in" fo:border-left="0.0007in solid #000000" fo:border-right="none" fo:border-top="0.0007in solid #000000" fo:border-bottom="0.0007in solid #000000"/>
    </style:style>
    <style:style style:name="Table99.F1" style:family="table-cell">
      <style:table-cell-properties fo:padding="0.0382in" fo:border="0.0007in solid #000000"/>
    </style:style>
    <style:style style:name="Table99.A2" style:family="table-cell" style:data-style-name="N0">
      <style:table-cell-properties fo:padding="0.0382in" fo:border-left="0.0007in solid #000000" fo:border-right="none" fo:border-top="none" fo:border-bottom="0.0007in solid #000000"/>
    </style:style>
    <style:style style:name="Table99.H2" style:family="table-cell" style:data-style-name="N0">
      <style:table-cell-properties fo:padding="0.0382in" fo:border-left="0.0007in solid #000000" fo:border-right="0.0007in solid #000000" fo:border-top="none" fo:border-bottom="0.0007in solid #000000"/>
    </style:style>
    <style:style style:name="Table92" style:family="table">
      <style:table-properties style:width="6.925in" table:align="margins" style:may-break-between-rows="false"/>
    </style:style>
    <style:style style:name="Table92.A" style:family="table-column">
      <style:table-column-properties style:column-width="0.8653in" style:rel-column-width="8191*"/>
    </style:style>
    <style:style style:name="Table92.H" style:family="table-column">
      <style:table-column-properties style:column-width="0.866in" style:rel-column-width="8198*"/>
    </style:style>
    <style:style style:name="Table92.A1" style:family="table-cell">
      <style:table-cell-properties fo:padding="0.0382in" fo:border-left="0.0007in solid #000000" fo:border-right="none" fo:border-top="0.0007in solid #000000" fo:border-bottom="0.0007in solid #000000"/>
    </style:style>
    <style:style style:name="Table92.H1" style:family="table-cell">
      <style:table-cell-properties fo:padding="0.0382in" fo:border="0.0007in solid #000000"/>
    </style:style>
    <style:style style:name="Table92.A2" style:family="table-cell">
      <style:table-cell-properties fo:padding="0.0382in" fo:border-left="0.0007in solid #000000" fo:border-right="none" fo:border-top="none" fo:border-bottom="0.0007in solid #000000"/>
    </style:style>
    <style:style style:name="Table92.H2" style:family="table-cell">
      <style:table-cell-properties fo:padding="0.0382in" fo:border-left="0.0007in solid #000000" fo:border-right="0.0007in solid #000000" fo:border-top="none" fo:border-bottom="0.0007in solid #000000"/>
    </style:style>
    <style:style style:name="Table91" style:family="table">
      <style:table-properties style:width="1.7083in" fo:margin-left="0in" fo:margin-right="5.2167in" table:align="margins" style:may-break-between-rows="false"/>
    </style:style>
    <style:style style:name="Table91.A" style:family="table-column">
      <style:table-column-properties style:column-width="0.2118in" style:rel-column-width="8125*"/>
    </style:style>
    <style:style style:name="Table91.H" style:family="table-column">
      <style:table-column-properties style:column-width="0.2257in" style:rel-column-width="8660*"/>
    </style:style>
    <style:style style:name="Table91.A1" style:family="table-cell">
      <style:table-cell-properties fo:padding="0.0382in" fo:border-left="0.0007in solid #000000" fo:border-right="none" fo:border-top="0.0007in solid #000000" fo:border-bottom="0.0007in solid #000000"/>
    </style:style>
    <style:style style:name="Table91.F1" style:family="table-cell">
      <style:table-cell-properties fo:padding="0.0382in" fo:border="0.0007in solid #000000"/>
    </style:style>
    <style:style style:name="Table91.A2" style:family="table-cell" style:data-style-name="N0">
      <style:table-cell-properties fo:padding="0.0382in" fo:border-left="0.0007in solid #000000" fo:border-right="none" fo:border-top="none" fo:border-bottom="0.0007in solid #000000"/>
    </style:style>
    <style:style style:name="Table91.H2" style:family="table-cell" style:data-style-name="N0">
      <style:table-cell-properties fo:padding="0.0382in" fo:border-left="0.0007in solid #000000" fo:border-right="0.0007in solid #000000" fo:border-top="none" fo:border-bottom="0.0007in solid #000000"/>
    </style:style>
    <style:style style:name="Table100" style:family="table">
      <style:table-properties style:width="6.925in" table:align="margins" style:may-break-between-rows="false"/>
    </style:style>
    <style:style style:name="Table100.A" style:family="table-column">
      <style:table-column-properties style:column-width="0.8653in" style:rel-column-width="8191*"/>
    </style:style>
    <style:style style:name="Table100.H" style:family="table-column">
      <style:table-column-properties style:column-width="0.866in" style:rel-column-width="8198*"/>
    </style:style>
    <style:style style:name="Table100.A1" style:family="table-cell">
      <style:table-cell-properties fo:padding="0.0382in" fo:border-left="0.0007in solid #000000" fo:border-right="none" fo:border-top="0.0007in solid #000000" fo:border-bottom="0.0007in solid #000000"/>
    </style:style>
    <style:style style:name="Table100.H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H2" style:family="table-cell">
      <style:table-cell-properties fo:padding="0.0382in" fo:border-left="0.0007in solid #000000" fo:border-right="0.0007in solid #000000" fo:border-top="none" fo:border-bottom="0.0007in solid #000000"/>
    </style:style>
    <style:style style:name="Table45" style:family="table">
      <style:table-properties style:width="5.1299in" table:align="left" style:may-break-between-rows="false"/>
    </style:style>
    <style:style style:name="Table45.A" style:family="table-column">
      <style:table-column-properties style:column-width="0.2132in"/>
    </style:style>
    <style:style style:name="Table45.B" style:family="table-column">
      <style:table-column-properties style:column-width="0.2139in"/>
    </style:style>
    <style:style style:name="Table45.A1" style:family="table-cell">
      <style:table-cell-properties fo:padding="0.0382in" fo:border-left="0.0007in solid #000000" fo:border-right="none" fo:border-top="0.0007in solid #000000" fo:border-bottom="0.0007in solid #000000"/>
    </style:style>
    <style:style style:name="Table45.I1" style:family="table-cell">
      <style:table-cell-properties fo:padding="0.0382in" fo:border="0.0007in solid #000000"/>
    </style:style>
    <style:style style:name="Table45.A2" style:family="table-cell" style:data-style-name="N0">
      <style:table-cell-properties fo:padding="0.0382in" fo:border-left="0.0007in solid #000000" fo:border-right="none" fo:border-top="none" fo:border-bottom="0.0007in solid #000000"/>
    </style:style>
    <style:style style:name="Table45.I2" style:family="table-cell">
      <style:table-cell-properties fo:padding="0.0382in" fo:border-left="0.0007in solid #000000" fo:border-right="none" fo:border-top="none" fo:border-bottom="0.0007in solid #000000"/>
    </style:style>
    <style:style style:name="Table45.X2" style:family="table-cell">
      <style:table-cell-properties fo:padding="0.0382in" fo:border-left="0.0007in solid #000000" fo:border-right="0.0007in solid #000000" fo:border-top="none" fo:border-bottom="0.0007in solid #000000"/>
    </style:style>
    <style:style style:name="Table48" style:family="table">
      <style:table-properties style:width="6.925in" table:align="margins" style:may-break-between-rows="false"/>
    </style:style>
    <style:style style:name="Table48.A" style:family="table-column">
      <style:table-column-properties style:column-width="0.8653in" style:rel-column-width="8191*"/>
    </style:style>
    <style:style style:name="Table48.H" style:family="table-column">
      <style:table-column-properties style:column-width="0.866in" style:rel-column-width="8198*"/>
    </style:style>
    <style:style style:name="Table48.A1" style:family="table-cell">
      <style:table-cell-properties fo:padding="0.0382in" fo:border-left="0.0007in solid #000000" fo:border-right="none" fo:border-top="0.0007in solid #000000" fo:border-bottom="0.0007in solid #000000"/>
    </style:style>
    <style:style style:name="Table48.H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H2" style:family="table-cell">
      <style:table-cell-properties fo:padding="0.0382in" fo:border-left="0.0007in solid #000000" fo:border-right="0.0007in solid #000000" fo:border-top="none" fo:border-bottom="0.0007in solid #000000"/>
    </style:style>
    <style:style style:name="Table49" style:family="table">
      <style:table-properties style:width="1.7083in" fo:margin-left="0in" fo:margin-right="5.2167in" table:align="margins" style:may-break-between-rows="false"/>
    </style:style>
    <style:style style:name="Table49.A" style:family="table-column">
      <style:table-column-properties style:column-width="0.2118in" style:rel-column-width="8125*"/>
    </style:style>
    <style:style style:name="Table49.H" style:family="table-column">
      <style:table-column-properties style:column-width="0.2257in" style:rel-column-width="8660*"/>
    </style:style>
    <style:style style:name="Table49.A1" style:family="table-cell">
      <style:table-cell-properties fo:padding="0.0382in" fo:border-left="0.0007in solid #000000" fo:border-right="none" fo:border-top="0.0007in solid #000000" fo:border-bottom="0.0007in solid #000000"/>
    </style:style>
    <style:style style:name="Table49.F1" style:family="table-cell">
      <style:table-cell-properties fo:padding="0.0382in" fo:border="0.0007in solid #000000"/>
    </style:style>
    <style:style style:name="Table49.A2" style:family="table-cell" style:data-style-name="N0">
      <style:table-cell-properties fo:padding="0.0382in" fo:border-left="0.0007in solid #000000" fo:border-right="none" fo:border-top="none" fo:border-bottom="0.0007in solid #000000"/>
    </style:style>
    <style:style style:name="Table49.F2" style:family="table-cell">
      <style:table-cell-properties fo:padding="0.0382in" fo:border-left="0.0007in solid #000000" fo:border-right="none" fo:border-top="none" fo:border-bottom="0.0007in solid #000000"/>
    </style:style>
    <style:style style:name="Table49.H2" style:family="table-cell" style:data-style-name="N0">
      <style:table-cell-properties fo:padding="0.0382in" fo:border-left="0.0007in solid #000000" fo:border-right="0.0007in solid #000000" fo:border-top="none" fo:border-bottom="0.0007in solid #000000"/>
    </style:style>
    <style:style style:name="Table50" style:family="table">
      <style:table-properties style:width="6.925in" table:align="margins" style:may-break-between-rows="false"/>
    </style:style>
    <style:style style:name="Table50.A" style:family="table-column">
      <style:table-column-properties style:column-width="0.8653in" style:rel-column-width="8191*"/>
    </style:style>
    <style:style style:name="Table50.H" style:family="table-column">
      <style:table-column-properties style:column-width="0.866in" style:rel-column-width="8198*"/>
    </style:style>
    <style:style style:name="Table50.A1" style:family="table-cell">
      <style:table-cell-properties fo:padding="0.0382in" fo:border-left="0.0007in solid #000000" fo:border-right="none" fo:border-top="0.0007in solid #000000" fo:border-bottom="0.0007in solid #000000"/>
    </style:style>
    <style:style style:name="Table50.H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H2" style:family="table-cell">
      <style:table-cell-properties fo:padding="0.0382in" fo:border-left="0.0007in solid #000000" fo:border-right="0.0007in solid #000000" fo:border-top="none" fo:border-bottom="0.0007in solid #000000"/>
    </style:style>
    <style:style style:name="Table51" style:family="table">
      <style:table-properties style:width="5.1299in" table:align="left" style:may-break-between-rows="false"/>
    </style:style>
    <style:style style:name="Table51.A" style:family="table-column">
      <style:table-column-properties style:column-width="0.2132in"/>
    </style:style>
    <style:style style:name="Table51.B" style:family="table-column">
      <style:table-column-properties style:column-width="0.2139in"/>
    </style:style>
    <style:style style:name="Table51.A1" style:family="table-cell">
      <style:table-cell-properties fo:padding="0.0382in" fo:border-left="0.0007in solid #000000" fo:border-right="none" fo:border-top="0.0007in solid #000000" fo:border-bottom="0.0007in solid #000000"/>
    </style:style>
    <style:style style:name="Table51.I1" style:family="table-cell">
      <style:table-cell-properties fo:padding="0.0382in" fo:border="0.0007in solid #000000"/>
    </style:style>
    <style:style style:name="Table51.A2" style:family="table-cell" style:data-style-name="N0">
      <style:table-cell-properties fo:padding="0.0382in" fo:border-left="0.0007in solid #000000" fo:border-right="none" fo:border-top="none" fo:border-bottom="0.0007in solid #000000"/>
    </style:style>
    <style:style style:name="Table51.F2" style:family="table-cell">
      <style:table-cell-properties fo:padding="0.0382in" fo:border-left="0.0007in solid #000000" fo:border-right="none" fo:border-top="none" fo:border-bottom="0.0007in solid #000000"/>
    </style:style>
    <style:style style:name="Table51.X2" style:family="table-cell">
      <style:table-cell-properties fo:padding="0.0382in" fo:border-left="0.0007in solid #000000" fo:border-right="0.0007in solid #000000" fo:border-top="none" fo:border-bottom="0.0007in solid #000000"/>
    </style:style>
    <style:style style:name="Table52" style:family="table">
      <style:table-properties style:width="6.925in" table:align="margins" style:may-break-between-rows="false"/>
    </style:style>
    <style:style style:name="Table52.A" style:family="table-column">
      <style:table-column-properties style:column-width="0.8653in" style:rel-column-width="8191*"/>
    </style:style>
    <style:style style:name="Table52.H" style:family="table-column">
      <style:table-column-properties style:column-width="0.866in" style:rel-column-width="8198*"/>
    </style:style>
    <style:style style:name="Table52.A1" style:family="table-cell">
      <style:table-cell-properties fo:padding="0.0382in" fo:border-left="0.0007in solid #000000" fo:border-right="none" fo:border-top="0.0007in solid #000000" fo:border-bottom="0.0007in solid #000000"/>
    </style:style>
    <style:style style:name="Table52.H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H2" style:family="table-cell">
      <style:table-cell-properties fo:padding="0.0382in" fo:border-left="0.0007in solid #000000" fo:border-right="0.0007in solid #000000" fo:border-top="none" fo:border-bottom="0.0007in solid #000000"/>
    </style:style>
    <style:style style:name="Table55" style:family="table">
      <style:table-properties style:width="1.7083in" fo:margin-left="0in" fo:margin-right="5.2167in" table:align="margins" style:may-break-between-rows="false"/>
    </style:style>
    <style:style style:name="Table55.A" style:family="table-column">
      <style:table-column-properties style:column-width="0.2118in" style:rel-column-width="8125*"/>
    </style:style>
    <style:style style:name="Table55.H" style:family="table-column">
      <style:table-column-properties style:column-width="0.2257in" style:rel-column-width="8660*"/>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data-style-name="N0">
      <style:table-cell-properties fo:padding="0.0382in" fo:border-left="0.0007in solid #000000" fo:border-right="none" fo:border-top="none" fo:border-bottom="0.0007in solid #000000"/>
    </style:style>
    <style:style style:name="Table55.F2" style:family="table-cell">
      <style:table-cell-properties fo:padding="0.0382in" fo:border-left="0.0007in solid #000000" fo:border-right="none" fo:border-top="none" fo:border-bottom="0.0007in solid #000000"/>
    </style:style>
    <style:style style:name="Table55.H2" style:family="table-cell">
      <style:table-cell-properties fo:padding="0.0382in" fo:border-left="0.0007in solid #000000" fo:border-right="0.0007in solid #000000" fo:border-top="none" fo:border-bottom="0.0007in solid #000000"/>
    </style:style>
    <style:style style:name="Table54" style:family="table">
      <style:table-properties style:width="6.925in" table:align="margins" style:may-break-between-rows="false"/>
    </style:style>
    <style:style style:name="Table54.A" style:family="table-column">
      <style:table-column-properties style:column-width="0.8653in" style:rel-column-width="8191*"/>
    </style:style>
    <style:style style:name="Table54.H" style:family="table-column">
      <style:table-column-properties style:column-width="0.866in" style:rel-column-width="8198*"/>
    </style:style>
    <style:style style:name="Table54.A1" style:family="table-cell">
      <style:table-cell-properties fo:padding="0.0382in" fo:border-left="0.0007in solid #000000" fo:border-right="none" fo:border-top="0.0007in solid #000000" fo:border-bottom="0.0007in solid #000000"/>
    </style:style>
    <style:style style:name="Table54.H1" style:family="table-cell">
      <style:table-cell-properties fo:padding="0.0382in" fo:border="0.0007in solid #000000"/>
    </style:style>
    <style:style style:name="Table54.A2" style:family="table-cell">
      <style:table-cell-properties fo:padding="0.0382in" fo:border-left="0.0007in solid #000000" fo:border-right="none" fo:border-top="none" fo:border-bottom="0.0007in solid #000000"/>
    </style:style>
    <style:style style:name="Table54.H2" style:family="table-cell">
      <style:table-cell-properties fo:padding="0.0382in" fo:border-left="0.0007in solid #000000" fo:border-right="0.0007in solid #000000" fo:border-top="none" fo:border-bottom="0.0007in solid #000000"/>
    </style:style>
    <style:style style:name="Table57" style:family="table">
      <style:table-properties style:width="3.4201in" table:align="left" style:may-break-between-rows="false"/>
    </style:style>
    <style:style style:name="Table57.A" style:family="table-column">
      <style:table-column-properties style:column-width="0.2132in"/>
    </style:style>
    <style:style style:name="Table57.B" style:family="table-column">
      <style:table-column-properties style:column-width="0.2139in"/>
    </style:style>
    <style:style style:name="Table57.A1" style:family="table-cell">
      <style:table-cell-properties fo:padding="0.0382in" fo:border-left="0.0007in solid #000000" fo:border-right="none" fo:border-top="0.0007in solid #000000" fo:border-bottom="0.0007in solid #000000"/>
    </style:style>
    <style:style style:name="Table57.I1" style:family="table-cell">
      <style:table-cell-properties fo:padding="0.0382in" fo:border="0.0007in solid #000000"/>
    </style:style>
    <style:style style:name="Table57.A2" style:family="table-cell" style:data-style-name="N0">
      <style:table-cell-properties fo:padding="0.0382in" fo:border-left="0.0007in solid #000000" fo:border-right="none" fo:border-top="none" fo:border-bottom="0.0007in solid #000000"/>
    </style:style>
    <style:style style:name="Table57.F2" style:family="table-cell">
      <style:table-cell-properties fo:padding="0.0382in" fo:border-left="0.0007in solid #000000" fo:border-right="none" fo:border-top="none" fo:border-bottom="0.0007in solid #000000"/>
    </style:style>
    <style:style style:name="Table57.P2" style:family="table-cell">
      <style:table-cell-properties fo:padding="0.0382in" fo:border-left="0.0007in solid #000000" fo:border-right="0.0007in solid #000000" fo:border-top="none" fo:border-bottom="0.0007in solid #000000"/>
    </style:style>
    <style:style style:name="Table56" style:family="table">
      <style:table-properties style:width="6.925in" table:align="margins" style:may-break-between-rows="false"/>
    </style:style>
    <style:style style:name="Table56.A" style:family="table-column">
      <style:table-column-properties style:column-width="0.8653in" style:rel-column-width="8191*"/>
    </style:style>
    <style:style style:name="Table56.H" style:family="table-column">
      <style:table-column-properties style:column-width="0.866in" style:rel-column-width="8198*"/>
    </style:style>
    <style:style style:name="Table56.A1" style:family="table-cell">
      <style:table-cell-properties fo:padding="0.0382in" fo:border-left="0.0007in solid #000000" fo:border-right="none" fo:border-top="0.0007in solid #000000" fo:border-bottom="0.0007in solid #000000"/>
    </style:style>
    <style:style style:name="Table56.H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H2" style:family="table-cell">
      <style:table-cell-properties fo:padding="0.0382in" fo:border-left="0.0007in solid #000000" fo:border-right="0.0007in solid #000000" fo:border-top="none" fo:border-bottom="0.0007in solid #000000"/>
    </style:style>
    <style:style style:name="Table53" style:family="table">
      <style:table-properties style:width="3.4201in" table:align="left" style:may-break-between-rows="false"/>
    </style:style>
    <style:style style:name="Table53.A" style:family="table-column">
      <style:table-column-properties style:column-width="0.2132in"/>
    </style:style>
    <style:style style:name="Table53.B" style:family="table-column">
      <style:table-column-properties style:column-width="0.2139in"/>
    </style:style>
    <style:style style:name="Table53.A1" style:family="table-cell">
      <style:table-cell-properties fo:padding="0.0382in" fo:border-left="0.0007in solid #000000" fo:border-right="none" fo:border-top="0.0007in solid #000000" fo:border-bottom="0.0007in solid #000000"/>
    </style:style>
    <style:style style:name="Table53.I1" style:family="table-cell">
      <style:table-cell-properties fo:padding="0.0382in" fo:border="0.0007in solid #000000"/>
    </style:style>
    <style:style style:name="Table53.A2" style:family="table-cell" style:data-style-name="N0">
      <style:table-cell-properties fo:padding="0.0382in" fo:border-left="0.0007in solid #000000" fo:border-right="none" fo:border-top="none" fo:border-bottom="0.0007in solid #000000"/>
    </style:style>
    <style:style style:name="Table53.F2" style:family="table-cell">
      <style:table-cell-properties fo:padding="0.0382in" fo:border-left="0.0007in solid #000000" fo:border-right="none" fo:border-top="none" fo:border-bottom="0.0007in solid #000000"/>
    </style:style>
    <style:style style:name="Table53.P2" style:family="table-cell">
      <style:table-cell-properties fo:padding="0.0382in" fo:border-left="0.0007in solid #000000" fo:border-right="0.0007in solid #000000" fo:border-top="none" fo:border-bottom="0.0007in solid #000000"/>
    </style:style>
    <style:style style:name="Table58" style:family="table">
      <style:table-properties style:width="6.925in" table:align="margins" style:may-break-between-rows="false"/>
    </style:style>
    <style:style style:name="Table58.A" style:family="table-column">
      <style:table-column-properties style:column-width="0.8653in" style:rel-column-width="8191*"/>
    </style:style>
    <style:style style:name="Table58.H" style:family="table-column">
      <style:table-column-properties style:column-width="0.866in" style:rel-column-width="8198*"/>
    </style:style>
    <style:style style:name="Table58.A1" style:family="table-cell">
      <style:table-cell-properties fo:padding="0.0382in" fo:border-left="0.0007in solid #000000" fo:border-right="none" fo:border-top="0.0007in solid #000000" fo:border-bottom="0.0007in solid #000000"/>
    </style:style>
    <style:style style:name="Table58.H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H2" style:family="table-cell">
      <style:table-cell-properties fo:padding="0.0382in" fo:border-left="0.0007in solid #000000" fo:border-right="0.0007in solid #000000" fo:border-top="none" fo:border-bottom="0.0007in solid #000000"/>
    </style:style>
    <style:style style:name="Table59" style:family="table">
      <style:table-properties style:width="5.1299in" table:align="left" style:may-break-between-rows="false"/>
    </style:style>
    <style:style style:name="Table59.A" style:family="table-column">
      <style:table-column-properties style:column-width="0.2132in"/>
    </style:style>
    <style:style style:name="Table59.B" style:family="table-column">
      <style:table-column-properties style:column-width="0.2139in"/>
    </style:style>
    <style:style style:name="Table59.A1" style:family="table-cell">
      <style:table-cell-properties fo:padding="0.0382in" fo:border-left="0.0007in solid #000000" fo:border-right="none" fo:border-top="0.0007in solid #000000" fo:border-bottom="0.0007in solid #000000"/>
    </style:style>
    <style:style style:name="Table59.I1" style:family="table-cell">
      <style:table-cell-properties fo:padding="0.0382in" fo:border="0.0007in solid #000000"/>
    </style:style>
    <style:style style:name="Table59.A2" style:family="table-cell" style:data-style-name="N0">
      <style:table-cell-properties fo:padding="0.0382in" fo:border-left="0.0007in solid #000000" fo:border-right="none" fo:border-top="none" fo:border-bottom="0.0007in solid #000000"/>
    </style:style>
    <style:style style:name="Table59.F2" style:family="table-cell">
      <style:table-cell-properties fo:padding="0.0382in" fo:border-left="0.0007in solid #000000" fo:border-right="none" fo:border-top="none" fo:border-bottom="0.0007in solid #000000"/>
    </style:style>
    <style:style style:name="Table59.X2" style:family="table-cell">
      <style:table-cell-properties fo:padding="0.0382in" fo:border-left="0.0007in solid #000000" fo:border-right="0.0007in solid #000000" fo:border-top="none" fo:border-bottom="0.0007in solid #000000"/>
    </style:style>
    <style:style style:name="Table60" style:family="table">
      <style:table-properties style:width="6.925in" table:align="margins" style:may-break-between-rows="false"/>
    </style:style>
    <style:style style:name="Table60.A" style:family="table-column">
      <style:table-column-properties style:column-width="0.8653in" style:rel-column-width="8191*"/>
    </style:style>
    <style:style style:name="Table60.H" style:family="table-column">
      <style:table-column-properties style:column-width="0.866in" style:rel-column-width="8198*"/>
    </style:style>
    <style:style style:name="Table60.A1" style:family="table-cell">
      <style:table-cell-properties fo:padding="0.0382in" fo:border-left="0.0007in solid #000000" fo:border-right="none" fo:border-top="0.0007in solid #000000" fo:border-bottom="0.0007in solid #000000"/>
    </style:style>
    <style:style style:name="Table60.H1" style:family="table-cell">
      <style:table-cell-properties fo:padding="0.0382in" fo:border="0.0007in solid #000000"/>
    </style:style>
    <style:style style:name="Table60.A2" style:family="table-cell">
      <style:table-cell-properties fo:padding="0.0382in" fo:border-left="0.0007in solid #000000" fo:border-right="none" fo:border-top="none" fo:border-bottom="0.0007in solid #000000"/>
    </style:style>
    <style:style style:name="Table60.H2" style:family="table-cell">
      <style:table-cell-properties fo:padding="0.0382in" fo:border-left="0.0007in solid #000000" fo:border-right="0.0007in solid #000000" fo:border-top="none" fo:border-bottom="0.0007in solid #000000"/>
    </style:style>
    <style:style style:name="Table61" style:family="table">
      <style:table-properties style:width="1.7083in" fo:margin-left="0in" fo:margin-right="5.2167in" table:align="margins" style:may-break-between-rows="false"/>
    </style:style>
    <style:style style:name="Table61.A" style:family="table-column">
      <style:table-column-properties style:column-width="0.2118in" style:rel-column-width="8125*"/>
    </style:style>
    <style:style style:name="Table61.H" style:family="table-column">
      <style:table-column-properties style:column-width="0.2257in" style:rel-column-width="8660*"/>
    </style:style>
    <style:style style:name="Table61.A1" style:family="table-cell">
      <style:table-cell-properties fo:padding="0.0382in" fo:border-left="0.0007in solid #000000" fo:border-right="none" fo:border-top="0.0007in solid #000000" fo:border-bottom="0.0007in solid #000000"/>
    </style:style>
    <style:style style:name="Table61.F1" style:family="table-cell">
      <style:table-cell-properties fo:padding="0.0382in" fo:border="0.0007in solid #000000"/>
    </style:style>
    <style:style style:name="Table61.A2" style:family="table-cell" style:data-style-name="N0">
      <style:table-cell-properties fo:padding="0.0382in" fo:border-left="0.0007in solid #000000" fo:border-right="none" fo:border-top="none" fo:border-bottom="0.0007in solid #000000"/>
    </style:style>
    <style:style style:name="Table61.F2" style:family="table-cell">
      <style:table-cell-properties fo:padding="0.0382in" fo:border-left="0.0007in solid #000000" fo:border-right="none" fo:border-top="none" fo:border-bottom="0.0007in solid #000000"/>
    </style:style>
    <style:style style:name="Table61.H2" style:family="table-cell">
      <style:table-cell-properties fo:padding="0.0382in" fo:border-left="0.0007in solid #000000" fo:border-right="0.0007in solid #000000" fo:border-top="none" fo:border-bottom="0.0007in solid #000000"/>
    </style:style>
    <style:style style:name="Table62" style:family="table">
      <style:table-properties style:width="6.925in" table:align="margins" style:may-break-between-rows="false"/>
    </style:style>
    <style:style style:name="Table62.A" style:family="table-column">
      <style:table-column-properties style:column-width="0.8653in" style:rel-column-width="8191*"/>
    </style:style>
    <style:style style:name="Table62.H" style:family="table-column">
      <style:table-column-properties style:column-width="0.866in" style:rel-column-width="8198*"/>
    </style:style>
    <style:style style:name="Table62.A1" style:family="table-cell">
      <style:table-cell-properties fo:padding="0.0382in" fo:border-left="0.0007in solid #000000" fo:border-right="none" fo:border-top="0.0007in solid #000000" fo:border-bottom="0.0007in solid #000000"/>
    </style:style>
    <style:style style:name="Table62.H1" style:family="table-cell">
      <style:table-cell-properties fo:padding="0.0382in" fo:border="0.0007in solid #000000"/>
    </style:style>
    <style:style style:name="Table62.A2" style:family="table-cell">
      <style:table-cell-properties fo:padding="0.0382in" fo:border-left="0.0007in solid #000000" fo:border-right="none" fo:border-top="none" fo:border-bottom="0.0007in solid #000000"/>
    </style:style>
    <style:style style:name="Table62.H2" style:family="table-cell">
      <style:table-cell-properties fo:padding="0.0382in" fo:border-left="0.0007in solid #000000" fo:border-right="0.0007in solid #000000" fo:border-top="none" fo:border-bottom="0.0007in solid #000000"/>
    </style:style>
    <style:style style:name="Table63" style:family="table">
      <style:table-properties style:width="3.4201in" table:align="left" style:may-break-between-rows="false"/>
    </style:style>
    <style:style style:name="Table63.A" style:family="table-column">
      <style:table-column-properties style:column-width="0.2132in"/>
    </style:style>
    <style:style style:name="Table63.B" style:family="table-column">
      <style:table-column-properties style:column-width="0.2139in"/>
    </style:style>
    <style:style style:name="Table63.A1" style:family="table-cell">
      <style:table-cell-properties fo:padding="0.0382in" fo:border-left="0.0007in solid #000000" fo:border-right="none" fo:border-top="0.0007in solid #000000" fo:border-bottom="0.0007in solid #000000"/>
    </style:style>
    <style:style style:name="Table63.I1" style:family="table-cell">
      <style:table-cell-properties fo:padding="0.0382in" fo:border="0.0007in solid #000000"/>
    </style:style>
    <style:style style:name="Table63.A2" style:family="table-cell" style:data-style-name="N0">
      <style:table-cell-properties fo:padding="0.0382in" fo:border-left="0.0007in solid #000000" fo:border-right="none" fo:border-top="none" fo:border-bottom="0.0007in solid #000000"/>
    </style:style>
    <style:style style:name="Table63.F2" style:family="table-cell">
      <style:table-cell-properties fo:padding="0.0382in" fo:border-left="0.0007in solid #000000" fo:border-right="none" fo:border-top="none" fo:border-bottom="0.0007in solid #000000"/>
    </style:style>
    <style:style style:name="Table63.P2" style:family="table-cell">
      <style:table-cell-properties fo:padding="0.0382in" fo:border-left="0.0007in solid #000000" fo:border-right="0.0007in solid #000000" fo:border-top="none" fo:border-bottom="0.0007in solid #000000"/>
    </style:style>
    <style:style style:name="Table64" style:family="table">
      <style:table-properties style:width="6.925in" table:align="margins" style:may-break-between-rows="false"/>
    </style:style>
    <style:style style:name="Table64.A" style:family="table-column">
      <style:table-column-properties style:column-width="0.8653in" style:rel-column-width="8191*"/>
    </style:style>
    <style:style style:name="Table64.H" style:family="table-column">
      <style:table-column-properties style:column-width="0.866in" style:rel-column-width="8198*"/>
    </style:style>
    <style:style style:name="Table64.A1" style:family="table-cell">
      <style:table-cell-properties fo:padding="0.0382in" fo:border-left="0.0007in solid #000000" fo:border-right="none" fo:border-top="0.0007in solid #000000" fo:border-bottom="0.0007in solid #000000"/>
    </style:style>
    <style:style style:name="Table64.H1" style:family="table-cell">
      <style:table-cell-properties fo:padding="0.0382in" fo:border="0.0007in solid #000000"/>
    </style:style>
    <style:style style:name="Table64.A2" style:family="table-cell">
      <style:table-cell-properties fo:padding="0.0382in" fo:border-left="0.0007in solid #000000" fo:border-right="none" fo:border-top="none" fo:border-bottom="0.0007in solid #000000"/>
    </style:style>
    <style:style style:name="Table64.H2" style:family="table-cell">
      <style:table-cell-properties fo:padding="0.0382in" fo:border-left="0.0007in solid #000000" fo:border-right="0.0007in solid #000000" fo:border-top="none" fo:border-bottom="0.0007in solid #000000"/>
    </style:style>
    <style:style style:name="Table65" style:family="table">
      <style:table-properties style:width="1.7083in" fo:margin-left="0in" fo:margin-right="5.2167in" table:align="margins" style:may-break-between-rows="false"/>
    </style:style>
    <style:style style:name="Table65.A" style:family="table-column">
      <style:table-column-properties style:column-width="0.2118in" style:rel-column-width="8125*"/>
    </style:style>
    <style:style style:name="Table65.H" style:family="table-column">
      <style:table-column-properties style:column-width="0.2257in" style:rel-column-width="8660*"/>
    </style:style>
    <style:style style:name="Table65.A1" style:family="table-cell">
      <style:table-cell-properties fo:padding="0.0382in" fo:border-left="0.0007in solid #000000" fo:border-right="none" fo:border-top="0.0007in solid #000000" fo:border-bottom="0.0007in solid #000000"/>
    </style:style>
    <style:style style:name="Table65.F1" style:family="table-cell">
      <style:table-cell-properties fo:padding="0.0382in" fo:border="0.0007in solid #000000"/>
    </style:style>
    <style:style style:name="Table65.A2" style:family="table-cell" style:data-style-name="N0">
      <style:table-cell-properties fo:padding="0.0382in" fo:border-left="0.0007in solid #000000" fo:border-right="none" fo:border-top="none" fo:border-bottom="0.0007in solid #000000"/>
    </style:style>
    <style:style style:name="Table65.H2" style:family="table-cell" style:data-style-name="N0">
      <style:table-cell-properties fo:padding="0.0382in" fo:border-left="0.0007in solid #000000" fo:border-right="0.0007in solid #000000" fo:border-top="none" fo:border-bottom="0.0007in solid #000000"/>
    </style:style>
    <style:style style:name="Table66" style:family="table">
      <style:table-properties style:width="6.925in" table:align="margins" style:may-break-between-rows="false"/>
    </style:style>
    <style:style style:name="Table66.A" style:family="table-column">
      <style:table-column-properties style:column-width="0.8653in" style:rel-column-width="8191*"/>
    </style:style>
    <style:style style:name="Table66.H" style:family="table-column">
      <style:table-column-properties style:column-width="0.866in" style:rel-column-width="8198*"/>
    </style:style>
    <style:style style:name="Table66.A1" style:family="table-cell">
      <style:table-cell-properties fo:padding="0.0382in" fo:border-left="0.0007in solid #000000" fo:border-right="none" fo:border-top="0.0007in solid #000000" fo:border-bottom="0.0007in solid #000000"/>
    </style:style>
    <style:style style:name="Table66.H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H2" style:family="table-cell">
      <style:table-cell-properties fo:padding="0.0382in" fo:border-left="0.0007in solid #000000" fo:border-right="0.0007in solid #000000" fo:border-top="none" fo:border-bottom="0.0007in solid #000000"/>
    </style:style>
    <style:style style:name="Table66.E3" style:family="table-cell" style:data-style-name="N0">
      <style:table-cell-properties fo:padding="0.0382in" fo:border-left="0.0007in solid #000000" fo:border-right="none" fo:border-top="none" fo:border-bottom="0.0007in solid #000000"/>
    </style:style>
    <style:style style:name="Table73" style:family="table">
      <style:table-properties style:width="1.7083in" fo:margin-left="0in" fo:margin-right="5.2167in" table:align="margins" style:may-break-between-rows="false"/>
    </style:style>
    <style:style style:name="Table73.A" style:family="table-column">
      <style:table-column-properties style:column-width="0.2118in" style:rel-column-width="8125*"/>
    </style:style>
    <style:style style:name="Table73.H" style:family="table-column">
      <style:table-column-properties style:column-width="0.2257in" style:rel-column-width="8660*"/>
    </style:style>
    <style:style style:name="Table73.A1" style:family="table-cell">
      <style:table-cell-properties fo:padding="0.0382in" fo:border-left="0.0007in solid #000000" fo:border-right="none" fo:border-top="0.0007in solid #000000" fo:border-bottom="0.0007in solid #000000"/>
    </style:style>
    <style:style style:name="Table73.F1" style:family="table-cell">
      <style:table-cell-properties fo:padding="0.0382in" fo:border="0.0007in solid #000000"/>
    </style:style>
    <style:style style:name="Table73.A2" style:family="table-cell" style:data-style-name="N0">
      <style:table-cell-properties fo:padding="0.0382in" fo:border-left="0.0007in solid #000000" fo:border-right="none" fo:border-top="none" fo:border-bottom="0.0007in solid #000000"/>
    </style:style>
    <style:style style:name="Table73.H2" style:family="table-cell" style:data-style-name="N0">
      <style:table-cell-properties fo:padding="0.0382in" fo:border-left="0.0007in solid #000000" fo:border-right="0.0007in solid #000000" fo:border-top="none" fo:border-bottom="0.0007in solid #000000"/>
    </style:style>
    <style:style style:name="Table74" style:family="table">
      <style:table-properties style:width="6.925in" table:align="margins" style:may-break-between-rows="false"/>
    </style:style>
    <style:style style:name="Table74.A" style:family="table-column">
      <style:table-column-properties style:column-width="0.8653in" style:rel-column-width="8191*"/>
    </style:style>
    <style:style style:name="Table74.H" style:family="table-column">
      <style:table-column-properties style:column-width="0.866in" style:rel-column-width="8198*"/>
    </style:style>
    <style:style style:name="Table74.A1" style:family="table-cell">
      <style:table-cell-properties fo:padding="0.0382in" fo:border-left="0.0007in solid #000000" fo:border-right="none" fo:border-top="0.0007in solid #000000" fo:border-bottom="0.0007in solid #000000"/>
    </style:style>
    <style:style style:name="Table74.H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H2" style:family="table-cell">
      <style:table-cell-properties fo:padding="0.0382in" fo:border-left="0.0007in solid #000000" fo:border-right="0.0007in solid #000000" fo:border-top="none" fo:border-bottom="0.0007in solid #000000"/>
    </style:style>
    <style:style style:name="Table74.E3" style:family="table-cell" style:data-style-name="N0">
      <style:table-cell-properties fo:padding="0.0382in" fo:border-left="0.0007in solid #000000" fo:border-right="none" fo:border-top="none" fo:border-bottom="0.0007in solid #000000"/>
    </style:style>
    <style:style style:name="Table67" style:family="table">
      <style:table-properties style:width="1.7083in" fo:margin-left="0in" fo:margin-right="5.2167in" table:align="margins" style:may-break-between-rows="false"/>
    </style:style>
    <style:style style:name="Table67.A" style:family="table-column">
      <style:table-column-properties style:column-width="0.2118in" style:rel-column-width="8125*"/>
    </style:style>
    <style:style style:name="Table67.H" style:family="table-column">
      <style:table-column-properties style:column-width="0.2257in" style:rel-column-width="8660*"/>
    </style:style>
    <style:style style:name="Table67.A1" style:family="table-cell">
      <style:table-cell-properties fo:padding="0.0382in" fo:border-left="0.0007in solid #000000" fo:border-right="none" fo:border-top="0.0007in solid #000000" fo:border-bottom="0.0007in solid #000000"/>
    </style:style>
    <style:style style:name="Table67.F1" style:family="table-cell">
      <style:table-cell-properties fo:padding="0.0382in" fo:border="0.0007in solid #000000"/>
    </style:style>
    <style:style style:name="Table67.A2" style:family="table-cell" style:data-style-name="N0">
      <style:table-cell-properties fo:padding="0.0382in" fo:border-left="0.0007in solid #000000" fo:border-right="none" fo:border-top="none" fo:border-bottom="0.0007in solid #000000"/>
    </style:style>
    <style:style style:name="Table67.H2" style:family="table-cell" style:data-style-name="N0">
      <style:table-cell-properties fo:padding="0.0382in" fo:border-left="0.0007in solid #000000" fo:border-right="0.0007in solid #000000" fo:border-top="none" fo:border-bottom="0.0007in solid #000000"/>
    </style:style>
    <style:style style:name="Table68" style:family="table">
      <style:table-properties style:width="6.925in" table:align="margins" style:may-break-between-rows="false"/>
    </style:style>
    <style:style style:name="Table68.A" style:family="table-column">
      <style:table-column-properties style:column-width="0.8653in" style:rel-column-width="8191*"/>
    </style:style>
    <style:style style:name="Table68.H" style:family="table-column">
      <style:table-column-properties style:column-width="0.866in" style:rel-column-width="8198*"/>
    </style:style>
    <style:style style:name="Table68.A1" style:family="table-cell">
      <style:table-cell-properties fo:padding="0.0382in" fo:border-left="0.0007in solid #000000" fo:border-right="none" fo:border-top="0.0007in solid #000000" fo:border-bottom="0.0007in solid #000000"/>
    </style:style>
    <style:style style:name="Table68.H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H2" style:family="table-cell">
      <style:table-cell-properties fo:padding="0.0382in" fo:border-left="0.0007in solid #000000" fo:border-right="0.0007in solid #000000" fo:border-top="none" fo:border-bottom="0.0007in solid #000000"/>
    </style:style>
    <style:style style:name="Table68.H3" style:family="table-cell" style:data-style-name="N0">
      <style:table-cell-properties fo:padding="0.0382in" fo:border-left="0.0007in solid #000000" fo:border-right="0.0007in solid #000000" fo:border-top="none" fo:border-bottom="0.0007in solid #000000"/>
    </style:style>
    <style:style style:name="Table75" style:family="table">
      <style:table-properties style:width="1.7083in" fo:margin-left="0in" fo:margin-right="5.2167in" table:align="margins" style:may-break-between-rows="false"/>
    </style:style>
    <style:style style:name="Table75.A" style:family="table-column">
      <style:table-column-properties style:column-width="0.2118in" style:rel-column-width="8125*"/>
    </style:style>
    <style:style style:name="Table75.H" style:family="table-column">
      <style:table-column-properties style:column-width="0.2257in" style:rel-column-width="8660*"/>
    </style:style>
    <style:style style:name="Table75.A1" style:family="table-cell">
      <style:table-cell-properties fo:padding="0.0382in" fo:border-left="0.0007in solid #000000" fo:border-right="none" fo:border-top="0.0007in solid #000000" fo:border-bottom="0.0007in solid #000000"/>
    </style:style>
    <style:style style:name="Table75.F1" style:family="table-cell">
      <style:table-cell-properties fo:padding="0.0382in" fo:border="0.0007in solid #000000"/>
    </style:style>
    <style:style style:name="Table75.A2" style:family="table-cell" style:data-style-name="N0">
      <style:table-cell-properties fo:padding="0.0382in" fo:border-left="0.0007in solid #000000" fo:border-right="none" fo:border-top="none" fo:border-bottom="0.0007in solid #000000"/>
    </style:style>
    <style:style style:name="Table75.H2" style:family="table-cell" style:data-style-name="N0">
      <style:table-cell-properties fo:padding="0.0382in" fo:border-left="0.0007in solid #000000" fo:border-right="0.0007in solid #000000" fo:border-top="none" fo:border-bottom="0.0007in solid #000000"/>
    </style:style>
    <style:style style:name="Table76" style:family="table">
      <style:table-properties style:width="6.925in" table:align="margins" style:may-break-between-rows="false"/>
    </style:style>
    <style:style style:name="Table76.A" style:family="table-column">
      <style:table-column-properties style:column-width="0.8653in" style:rel-column-width="8191*"/>
    </style:style>
    <style:style style:name="Table76.H" style:family="table-column">
      <style:table-column-properties style:column-width="0.866in" style:rel-column-width="8198*"/>
    </style:style>
    <style:style style:name="Table76.A1" style:family="table-cell">
      <style:table-cell-properties fo:padding="0.0382in" fo:border-left="0.0007in solid #000000" fo:border-right="none" fo:border-top="0.0007in solid #000000" fo:border-bottom="0.0007in solid #000000"/>
    </style:style>
    <style:style style:name="Table76.H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H2" style:family="table-cell">
      <style:table-cell-properties fo:padding="0.0382in" fo:border-left="0.0007in solid #000000" fo:border-right="0.0007in solid #000000" fo:border-top="none" fo:border-bottom="0.0007in solid #000000"/>
    </style:style>
    <style:style style:name="Table76.H3" style:family="table-cell" style:data-style-name="N0">
      <style:table-cell-properties fo:padding="0.0382in" fo:border-left="0.0007in solid #000000" fo:border-right="0.0007in solid #000000" fo:border-top="none" fo:border-bottom="0.0007in solid #000000"/>
    </style:style>
    <style:style style:name="Table69" style:family="table">
      <style:table-properties style:width="1.7083in" fo:margin-left="0in" fo:margin-right="5.2167in" table:align="margins" style:may-break-between-rows="false"/>
    </style:style>
    <style:style style:name="Table69.A" style:family="table-column">
      <style:table-column-properties style:column-width="0.2118in" style:rel-column-width="8125*"/>
    </style:style>
    <style:style style:name="Table69.H" style:family="table-column">
      <style:table-column-properties style:column-width="0.2257in" style:rel-column-width="8660*"/>
    </style:style>
    <style:style style:name="Table69.A1" style:family="table-cell">
      <style:table-cell-properties fo:padding="0.0382in" fo:border-left="0.0007in solid #000000" fo:border-right="none" fo:border-top="0.0007in solid #000000" fo:border-bottom="0.0007in solid #000000"/>
    </style:style>
    <style:style style:name="Table69.F1" style:family="table-cell">
      <style:table-cell-properties fo:padding="0.0382in" fo:border="0.0007in solid #000000"/>
    </style:style>
    <style:style style:name="Table69.A2" style:family="table-cell" style:data-style-name="N0">
      <style:table-cell-properties fo:padding="0.0382in" fo:border-left="0.0007in solid #000000" fo:border-right="none" fo:border-top="none" fo:border-bottom="0.0007in solid #000000"/>
    </style:style>
    <style:style style:name="Table69.H2" style:family="table-cell" style:data-style-name="N0">
      <style:table-cell-properties fo:padding="0.0382in" fo:border-left="0.0007in solid #000000" fo:border-right="0.0007in solid #000000" fo:border-top="none" fo:border-bottom="0.0007in solid #000000"/>
    </style:style>
    <style:style style:name="Table70" style:family="table">
      <style:table-properties style:width="6.925in" table:align="margins" style:may-break-between-rows="false"/>
    </style:style>
    <style:style style:name="Table70.A" style:family="table-column">
      <style:table-column-properties style:column-width="0.8653in" style:rel-column-width="8191*"/>
    </style:style>
    <style:style style:name="Table70.H" style:family="table-column">
      <style:table-column-properties style:column-width="0.866in" style:rel-column-width="8198*"/>
    </style:style>
    <style:style style:name="Table70.A1" style:family="table-cell">
      <style:table-cell-properties fo:padding="0.0382in" fo:border-left="0.0007in solid #000000" fo:border-right="none" fo:border-top="0.0007in solid #000000" fo:border-bottom="0.0007in solid #000000"/>
    </style:style>
    <style:style style:name="Table70.H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H2" style:family="table-cell">
      <style:table-cell-properties fo:padding="0.0382in" fo:border-left="0.0007in solid #000000" fo:border-right="0.0007in solid #000000" fo:border-top="none" fo:border-bottom="0.0007in solid #000000"/>
    </style:style>
    <style:style style:name="Table70.F3" style:family="table-cell" style:data-style-name="N0">
      <style:table-cell-properties fo:padding="0.0382in" fo:border-left="0.0007in solid #000000" fo:border-right="none" fo:border-top="none" fo:border-bottom="0.0007in solid #000000"/>
    </style:style>
    <style:style style:name="Table77" style:family="table">
      <style:table-properties style:width="1.7083in" fo:margin-left="0in" fo:margin-right="5.2167in" table:align="margins" style:may-break-between-rows="false"/>
    </style:style>
    <style:style style:name="Table77.A" style:family="table-column">
      <style:table-column-properties style:column-width="0.2118in" style:rel-column-width="8125*"/>
    </style:style>
    <style:style style:name="Table77.H" style:family="table-column">
      <style:table-column-properties style:column-width="0.2257in" style:rel-column-width="8660*"/>
    </style:style>
    <style:style style:name="Table77.A1" style:family="table-cell">
      <style:table-cell-properties fo:padding="0.0382in" fo:border-left="0.0007in solid #000000" fo:border-right="none" fo:border-top="0.0007in solid #000000" fo:border-bottom="0.0007in solid #000000"/>
    </style:style>
    <style:style style:name="Table77.F1" style:family="table-cell">
      <style:table-cell-properties fo:padding="0.0382in" fo:border="0.0007in solid #000000"/>
    </style:style>
    <style:style style:name="Table77.A2" style:family="table-cell" style:data-style-name="N0">
      <style:table-cell-properties fo:padding="0.0382in" fo:border-left="0.0007in solid #000000" fo:border-right="none" fo:border-top="none" fo:border-bottom="0.0007in solid #000000"/>
    </style:style>
    <style:style style:name="Table77.H2" style:family="table-cell" style:data-style-name="N0">
      <style:table-cell-properties fo:padding="0.0382in" fo:border-left="0.0007in solid #000000" fo:border-right="0.0007in solid #000000" fo:border-top="none" fo:border-bottom="0.0007in solid #000000"/>
    </style:style>
    <style:style style:name="Table78" style:family="table">
      <style:table-properties style:width="6.925in" table:align="margins" style:may-break-between-rows="false"/>
    </style:style>
    <style:style style:name="Table78.A" style:family="table-column">
      <style:table-column-properties style:column-width="0.8653in" style:rel-column-width="8191*"/>
    </style:style>
    <style:style style:name="Table78.H" style:family="table-column">
      <style:table-column-properties style:column-width="0.866in" style:rel-column-width="8198*"/>
    </style:style>
    <style:style style:name="Table78.A1" style:family="table-cell">
      <style:table-cell-properties fo:padding="0.0382in" fo:border-left="0.0007in solid #000000" fo:border-right="none" fo:border-top="0.0007in solid #000000" fo:border-bottom="0.0007in solid #000000"/>
    </style:style>
    <style:style style:name="Table78.H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H2" style:family="table-cell">
      <style:table-cell-properties fo:padding="0.0382in" fo:border-left="0.0007in solid #000000" fo:border-right="0.0007in solid #000000" fo:border-top="none" fo:border-bottom="0.0007in solid #000000"/>
    </style:style>
    <style:style style:name="Table78.F3" style:family="table-cell" style:data-style-name="N0">
      <style:table-cell-properties fo:padding="0.0382in" fo:border-left="0.0007in solid #000000" fo:border-right="none" fo:border-top="none" fo:border-bottom="0.0007in solid #000000"/>
    </style:style>
    <style:style style:name="Table71" style:family="table">
      <style:table-properties style:width="1.7083in" fo:margin-left="0in" fo:margin-right="5.2167in" table:align="margins" style:may-break-between-rows="false"/>
    </style:style>
    <style:style style:name="Table71.A" style:family="table-column">
      <style:table-column-properties style:column-width="0.2118in" style:rel-column-width="8125*"/>
    </style:style>
    <style:style style:name="Table71.H" style:family="table-column">
      <style:table-column-properties style:column-width="0.2257in" style:rel-column-width="8660*"/>
    </style:style>
    <style:style style:name="Table71.A1" style:family="table-cell">
      <style:table-cell-properties fo:padding="0.0382in" fo:border-left="0.0007in solid #000000" fo:border-right="none" fo:border-top="0.0007in solid #000000" fo:border-bottom="0.0007in solid #000000"/>
    </style:style>
    <style:style style:name="Table71.F1" style:family="table-cell">
      <style:table-cell-properties fo:padding="0.0382in" fo:border="0.0007in solid #000000"/>
    </style:style>
    <style:style style:name="Table71.A2" style:family="table-cell" style:data-style-name="N0">
      <style:table-cell-properties fo:padding="0.0382in" fo:border-left="0.0007in solid #000000" fo:border-right="none" fo:border-top="none" fo:border-bottom="0.0007in solid #000000"/>
    </style:style>
    <style:style style:name="Table71.H2" style:family="table-cell" style:data-style-name="N0">
      <style:table-cell-properties fo:padding="0.0382in" fo:border-left="0.0007in solid #000000" fo:border-right="0.0007in solid #000000" fo:border-top="none" fo:border-bottom="0.0007in solid #000000"/>
    </style:style>
    <style:style style:name="Table72" style:family="table">
      <style:table-properties style:width="6.925in" table:align="margins" style:may-break-between-rows="false"/>
    </style:style>
    <style:style style:name="Table72.A" style:family="table-column">
      <style:table-column-properties style:column-width="0.8653in" style:rel-column-width="8191*"/>
    </style:style>
    <style:style style:name="Table72.H" style:family="table-column">
      <style:table-column-properties style:column-width="0.866in" style:rel-column-width="8198*"/>
    </style:style>
    <style:style style:name="Table72.A1" style:family="table-cell">
      <style:table-cell-properties fo:padding="0.0382in" fo:border-left="0.0007in solid #000000" fo:border-right="none" fo:border-top="0.0007in solid #000000" fo:border-bottom="0.0007in solid #000000"/>
    </style:style>
    <style:style style:name="Table72.H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H2" style:family="table-cell">
      <style:table-cell-properties fo:padding="0.0382in" fo:border-left="0.0007in solid #000000" fo:border-right="0.0007in solid #000000" fo:border-top="none" fo:border-bottom="0.0007in solid #000000"/>
    </style:style>
    <style:style style:name="Table72.G3" style:family="table-cell" style:data-style-name="N0">
      <style:table-cell-properties fo:padding="0.0382in" fo:border-left="0.0007in solid #000000" fo:border-right="none" fo:border-top="none" fo:border-bottom="0.0007in solid #000000"/>
    </style:style>
    <style:style style:name="Table79" style:family="table">
      <style:table-properties style:width="1.7083in" fo:margin-left="0in" fo:margin-right="5.2167in" table:align="margins" style:may-break-between-rows="false"/>
    </style:style>
    <style:style style:name="Table79.A" style:family="table-column">
      <style:table-column-properties style:column-width="0.2118in" style:rel-column-width="8125*"/>
    </style:style>
    <style:style style:name="Table79.H" style:family="table-column">
      <style:table-column-properties style:column-width="0.2257in" style:rel-column-width="8660*"/>
    </style:style>
    <style:style style:name="Table79.A1" style:family="table-cell">
      <style:table-cell-properties fo:padding="0.0382in" fo:border-left="0.0007in solid #000000" fo:border-right="none" fo:border-top="0.0007in solid #000000" fo:border-bottom="0.0007in solid #000000"/>
    </style:style>
    <style:style style:name="Table79.F1" style:family="table-cell">
      <style:table-cell-properties fo:padding="0.0382in" fo:border="0.0007in solid #000000"/>
    </style:style>
    <style:style style:name="Table79.A2" style:family="table-cell" style:data-style-name="N0">
      <style:table-cell-properties fo:padding="0.0382in" fo:border-left="0.0007in solid #000000" fo:border-right="none" fo:border-top="none" fo:border-bottom="0.0007in solid #000000"/>
    </style:style>
    <style:style style:name="Table79.H2" style:family="table-cell" style:data-style-name="N0">
      <style:table-cell-properties fo:padding="0.0382in" fo:border-left="0.0007in solid #000000" fo:border-right="0.0007in solid #000000" fo:border-top="none" fo:border-bottom="0.0007in solid #000000"/>
    </style:style>
    <style:style style:name="Table80" style:family="table">
      <style:table-properties style:width="6.925in" table:align="margins" style:may-break-between-rows="false"/>
    </style:style>
    <style:style style:name="Table80.A" style:family="table-column">
      <style:table-column-properties style:column-width="0.8653in" style:rel-column-width="8191*"/>
    </style:style>
    <style:style style:name="Table80.H" style:family="table-column">
      <style:table-column-properties style:column-width="0.866in" style:rel-column-width="8198*"/>
    </style:style>
    <style:style style:name="Table80.A1" style:family="table-cell">
      <style:table-cell-properties fo:padding="0.0382in" fo:border-left="0.0007in solid #000000" fo:border-right="none" fo:border-top="0.0007in solid #000000" fo:border-bottom="0.0007in solid #000000"/>
    </style:style>
    <style:style style:name="Table80.H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H2" style:family="table-cell">
      <style:table-cell-properties fo:padding="0.0382in" fo:border-left="0.0007in solid #000000" fo:border-right="0.0007in solid #000000" fo:border-top="none" fo:border-bottom="0.0007in solid #000000"/>
    </style:style>
    <style:style style:name="Table80.G3" style:family="table-cell" style:data-style-name="N0">
      <style:table-cell-properties fo:padding="0.0382in" fo:border-left="0.0007in solid #000000" fo:border-right="none" fo:border-top="none" fo:border-bottom="0.0007in solid #000000"/>
    </style:style>
    <style:style style:name="Table89" style:family="table">
      <style:table-properties style:width="1.7083in" fo:margin-left="0in" fo:margin-right="5.2167in" table:align="margins" style:may-break-between-rows="false"/>
    </style:style>
    <style:style style:name="Table89.A" style:family="table-column">
      <style:table-column-properties style:column-width="0.2118in" style:rel-column-width="8125*"/>
    </style:style>
    <style:style style:name="Table89.H" style:family="table-column">
      <style:table-column-properties style:column-width="0.2257in" style:rel-column-width="8660*"/>
    </style:style>
    <style:style style:name="Table89.A1" style:family="table-cell">
      <style:table-cell-properties fo:padding="0.0382in" fo:border-left="0.0007in solid #000000" fo:border-right="none" fo:border-top="0.0007in solid #000000" fo:border-bottom="0.0007in solid #000000"/>
    </style:style>
    <style:style style:name="Table89.F1" style:family="table-cell">
      <style:table-cell-properties fo:padding="0.0382in" fo:border="0.0007in solid #000000"/>
    </style:style>
    <style:style style:name="Table89.A2" style:family="table-cell" style:data-style-name="N0">
      <style:table-cell-properties fo:padding="0.0382in" fo:border-left="0.0007in solid #000000" fo:border-right="none" fo:border-top="none" fo:border-bottom="0.0007in solid #000000"/>
    </style:style>
    <style:style style:name="Table89.H2" style:family="table-cell">
      <style:table-cell-properties fo:padding="0.0382in" fo:border-left="0.0007in solid #000000" fo:border-right="0.0007in solid #000000" fo:border-top="none" fo:border-bottom="0.0007in solid #000000"/>
    </style:style>
    <style:style style:name="Table90" style:family="table">
      <style:table-properties style:width="6.925in" table:align="margins" style:may-break-between-rows="false"/>
    </style:style>
    <style:style style:name="Table90.A" style:family="table-column">
      <style:table-column-properties style:column-width="0.8653in" style:rel-column-width="8191*"/>
    </style:style>
    <style:style style:name="Table90.H" style:family="table-column">
      <style:table-column-properties style:column-width="0.866in" style:rel-column-width="8198*"/>
    </style:style>
    <style:style style:name="Table90.A1" style:family="table-cell">
      <style:table-cell-properties fo:padding="0.0382in" fo:border-left="0.0007in solid #000000" fo:border-right="none" fo:border-top="0.0007in solid #000000" fo:border-bottom="0.0007in solid #000000"/>
    </style:style>
    <style:style style:name="Table90.H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H2" style:family="table-cell">
      <style:table-cell-properties fo:padding="0.0382in" fo:border-left="0.0007in solid #000000" fo:border-right="0.0007in solid #000000" fo:border-top="none" fo:border-bottom="0.0007in solid #000000"/>
    </style:style>
    <style:style style:name="Table81" style:family="table">
      <style:table-properties style:width="3.4201in" table:align="left" style:may-break-between-rows="false"/>
    </style:style>
    <style:style style:name="Table81.A" style:family="table-column">
      <style:table-column-properties style:column-width="0.2132in"/>
    </style:style>
    <style:style style:name="Table81.B" style:family="table-column">
      <style:table-column-properties style:column-width="0.2139in"/>
    </style:style>
    <style:style style:name="Table81.A1" style:family="table-cell">
      <style:table-cell-properties fo:padding="0.0382in" fo:border-left="0.0007in solid #000000" fo:border-right="none" fo:border-top="0.0007in solid #000000" fo:border-bottom="0.0007in solid #000000"/>
    </style:style>
    <style:style style:name="Table81.I1" style:family="table-cell">
      <style:table-cell-properties fo:padding="0.0382in" fo:border="0.0007in solid #000000"/>
    </style:style>
    <style:style style:name="Table81.A2" style:family="table-cell" style:data-style-name="N0">
      <style:table-cell-properties fo:padding="0.0382in" fo:border-left="0.0007in solid #000000" fo:border-right="none" fo:border-top="none" fo:border-bottom="0.0007in solid #000000"/>
    </style:style>
    <style:style style:name="Table81.I2" style:family="table-cell">
      <style:table-cell-properties fo:padding="0.0382in" fo:border-left="0.0007in solid #000000" fo:border-right="none" fo:border-top="none" fo:border-bottom="0.0007in solid #000000"/>
    </style:style>
    <style:style style:name="Table81.P2" style:family="table-cell">
      <style:table-cell-properties fo:padding="0.0382in" fo:border-left="0.0007in solid #000000" fo:border-right="0.0007in solid #000000" fo:border-top="none" fo:border-bottom="0.0007in solid #000000"/>
    </style:style>
    <style:style style:name="Table82" style:family="table">
      <style:table-properties style:width="6.925in" table:align="margins" style:may-break-between-rows="false"/>
    </style:style>
    <style:style style:name="Table82.A" style:family="table-column">
      <style:table-column-properties style:column-width="0.8653in" style:rel-column-width="8191*"/>
    </style:style>
    <style:style style:name="Table82.H" style:family="table-column">
      <style:table-column-properties style:column-width="0.866in" style:rel-column-width="8198*"/>
    </style:style>
    <style:style style:name="Table82.A1" style:family="table-cell">
      <style:table-cell-properties fo:padding="0.0382in" fo:border-left="0.0007in solid #000000" fo:border-right="none" fo:border-top="0.0007in solid #000000" fo:border-bottom="0.0007in solid #000000"/>
    </style:style>
    <style:style style:name="Table82.H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H2" style:family="table-cell">
      <style:table-cell-properties fo:padding="0.0382in" fo:border-left="0.0007in solid #000000" fo:border-right="0.0007in solid #000000" fo:border-top="none" fo:border-bottom="0.0007in solid #000000"/>
    </style:style>
    <style:style style:name="Table93" style:family="table">
      <style:table-properties style:width="3.4201in" table:align="left" style:may-break-between-rows="false"/>
    </style:style>
    <style:style style:name="Table93.A" style:family="table-column">
      <style:table-column-properties style:column-width="0.2132in"/>
    </style:style>
    <style:style style:name="Table93.B" style:family="table-column">
      <style:table-column-properties style:column-width="0.2139in"/>
    </style:style>
    <style:style style:name="Table93.A1" style:family="table-cell">
      <style:table-cell-properties fo:padding="0.0382in" fo:border-left="0.0007in solid #000000" fo:border-right="none" fo:border-top="0.0007in solid #000000" fo:border-bottom="0.0007in solid #000000"/>
    </style:style>
    <style:style style:name="Table93.I1" style:family="table-cell">
      <style:table-cell-properties fo:padding="0.0382in" fo:border="0.0007in solid #000000"/>
    </style:style>
    <style:style style:name="Table93.A2" style:family="table-cell" style:data-style-name="N0">
      <style:table-cell-properties fo:padding="0.0382in" fo:border-left="0.0007in solid #000000" fo:border-right="none" fo:border-top="none" fo:border-bottom="0.0007in solid #000000"/>
    </style:style>
    <style:style style:name="Table93.I2" style:family="table-cell">
      <style:table-cell-properties fo:padding="0.0382in" fo:border-left="0.0007in solid #000000" fo:border-right="none" fo:border-top="none" fo:border-bottom="0.0007in solid #000000"/>
    </style:style>
    <style:style style:name="Table93.P2" style:family="table-cell">
      <style:table-cell-properties fo:padding="0.0382in" fo:border-left="0.0007in solid #000000" fo:border-right="0.0007in solid #000000" fo:border-top="none" fo:border-bottom="0.0007in solid #000000"/>
    </style:style>
    <style:style style:name="Table94" style:family="table">
      <style:table-properties style:width="6.925in" table:align="margins" style:may-break-between-rows="false"/>
    </style:style>
    <style:style style:name="Table94.A" style:family="table-column">
      <style:table-column-properties style:column-width="0.8653in" style:rel-column-width="8191*"/>
    </style:style>
    <style:style style:name="Table94.H" style:family="table-column">
      <style:table-column-properties style:column-width="0.866in" style:rel-column-width="8198*"/>
    </style:style>
    <style:style style:name="Table94.A1" style:family="table-cell">
      <style:table-cell-properties fo:padding="0.0382in" fo:border-left="0.0007in solid #000000" fo:border-right="none" fo:border-top="0.0007in solid #000000" fo:border-bottom="0.0007in solid #000000"/>
    </style:style>
    <style:style style:name="Table94.H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H2" style:family="table-cell">
      <style:table-cell-properties fo:padding="0.0382in" fo:border-left="0.0007in solid #000000" fo:border-right="0.0007in solid #000000" fo:border-top="none" fo:border-bottom="0.0007in solid #000000"/>
    </style:style>
    <style:style style:name="Table85" style:family="table">
      <style:table-properties style:width="3.4201in" table:align="left" style:may-break-between-rows="false"/>
    </style:style>
    <style:style style:name="Table85.A" style:family="table-column">
      <style:table-column-properties style:column-width="0.2132in"/>
    </style:style>
    <style:style style:name="Table85.B" style:family="table-column">
      <style:table-column-properties style:column-width="0.2139in"/>
    </style:style>
    <style:style style:name="Table85.A1" style:family="table-cell">
      <style:table-cell-properties fo:padding="0.0382in" fo:border-left="0.0007in solid #000000" fo:border-right="none" fo:border-top="0.0007in solid #000000" fo:border-bottom="0.0007in solid #000000"/>
    </style:style>
    <style:style style:name="Table85.I1" style:family="table-cell">
      <style:table-cell-properties fo:padding="0.0382in" fo:border="0.0007in solid #000000"/>
    </style:style>
    <style:style style:name="Table85.A2" style:family="table-cell" style:data-style-name="N0">
      <style:table-cell-properties fo:padding="0.0382in" fo:border-left="0.0007in solid #000000" fo:border-right="none" fo:border-top="none" fo:border-bottom="0.0007in solid #000000"/>
    </style:style>
    <style:style style:name="Table85.I2" style:family="table-cell">
      <style:table-cell-properties fo:padding="0.0382in" fo:border-left="0.0007in solid #000000" fo:border-right="none" fo:border-top="none" fo:border-bottom="0.0007in solid #000000"/>
    </style:style>
    <style:style style:name="Table85.P2" style:family="table-cell">
      <style:table-cell-properties fo:padding="0.0382in" fo:border-left="0.0007in solid #000000" fo:border-right="0.0007in solid #000000" fo:border-top="none" fo:border-bottom="0.0007in solid #000000"/>
    </style:style>
    <style:style style:name="Table86" style:family="table">
      <style:table-properties style:width="6.925in" table:align="margins" style:may-break-between-rows="false"/>
    </style:style>
    <style:style style:name="Table86.A" style:family="table-column">
      <style:table-column-properties style:column-width="0.8653in" style:rel-column-width="8191*"/>
    </style:style>
    <style:style style:name="Table86.H" style:family="table-column">
      <style:table-column-properties style:column-width="0.866in" style:rel-column-width="8198*"/>
    </style:style>
    <style:style style:name="Table86.A1" style:family="table-cell">
      <style:table-cell-properties fo:padding="0.0382in" fo:border-left="0.0007in solid #000000" fo:border-right="none" fo:border-top="0.0007in solid #000000" fo:border-bottom="0.0007in solid #000000"/>
    </style:style>
    <style:style style:name="Table86.H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H2" style:family="table-cell">
      <style:table-cell-properties fo:padding="0.0382in" fo:border-left="0.0007in solid #000000" fo:border-right="0.0007in solid #000000" fo:border-top="none" fo:border-bottom="0.0007in solid #000000"/>
    </style:style>
    <style:style style:name="Table95" style:family="table">
      <style:table-properties style:width="3.4201in" table:align="left" style:may-break-between-rows="false"/>
    </style:style>
    <style:style style:name="Table95.A" style:family="table-column">
      <style:table-column-properties style:column-width="0.2132in"/>
    </style:style>
    <style:style style:name="Table95.B" style:family="table-column">
      <style:table-column-properties style:column-width="0.2139in"/>
    </style:style>
    <style:style style:name="Table95.A1" style:family="table-cell">
      <style:table-cell-properties fo:padding="0.0382in" fo:border-left="0.0007in solid #000000" fo:border-right="none" fo:border-top="0.0007in solid #000000" fo:border-bottom="0.0007in solid #000000"/>
    </style:style>
    <style:style style:name="Table95.I1" style:family="table-cell">
      <style:table-cell-properties fo:padding="0.0382in" fo:border="0.0007in solid #000000"/>
    </style:style>
    <style:style style:name="Table95.A2" style:family="table-cell" style:data-style-name="N0">
      <style:table-cell-properties fo:padding="0.0382in" fo:border-left="0.0007in solid #000000" fo:border-right="none" fo:border-top="none" fo:border-bottom="0.0007in solid #000000"/>
    </style:style>
    <style:style style:name="Table95.I2" style:family="table-cell">
      <style:table-cell-properties fo:padding="0.0382in" fo:border-left="0.0007in solid #000000" fo:border-right="none" fo:border-top="none" fo:border-bottom="0.0007in solid #000000"/>
    </style:style>
    <style:style style:name="Table95.P2" style:family="table-cell">
      <style:table-cell-properties fo:padding="0.0382in" fo:border-left="0.0007in solid #000000" fo:border-right="0.0007in solid #000000" fo:border-top="none" fo:border-bottom="0.0007in solid #000000"/>
    </style:style>
    <style:style style:name="Table96" style:family="table">
      <style:table-properties style:width="6.925in" table:align="margins" style:may-break-between-rows="false"/>
    </style:style>
    <style:style style:name="Table96.A" style:family="table-column">
      <style:table-column-properties style:column-width="0.8653in" style:rel-column-width="8191*"/>
    </style:style>
    <style:style style:name="Table96.H" style:family="table-column">
      <style:table-column-properties style:column-width="0.866in" style:rel-column-width="8198*"/>
    </style:style>
    <style:style style:name="Table96.A1" style:family="table-cell">
      <style:table-cell-properties fo:padding="0.0382in" fo:border-left="0.0007in solid #000000" fo:border-right="none" fo:border-top="0.0007in solid #000000" fo:border-bottom="0.0007in solid #000000"/>
    </style:style>
    <style:style style:name="Table96.H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H2" style:family="table-cell">
      <style:table-cell-properties fo:padding="0.0382in" fo:border-left="0.0007in solid #000000" fo:border-right="0.0007in solid #000000" fo:border-top="none" fo:border-bottom="0.0007in solid #000000"/>
    </style:style>
    <style:style style:name="Table87" style:family="table">
      <style:table-properties style:width="3.4201in" table:align="left" style:may-break-between-rows="false"/>
    </style:style>
    <style:style style:name="Table87.A" style:family="table-column">
      <style:table-column-properties style:column-width="0.2132in"/>
    </style:style>
    <style:style style:name="Table87.B" style:family="table-column">
      <style:table-column-properties style:column-width="0.2139in"/>
    </style:style>
    <style:style style:name="Table87.A1" style:family="table-cell">
      <style:table-cell-properties fo:padding="0.0382in" fo:border-left="0.0007in solid #000000" fo:border-right="none" fo:border-top="0.0007in solid #000000" fo:border-bottom="0.0007in solid #000000"/>
    </style:style>
    <style:style style:name="Table87.I1" style:family="table-cell">
      <style:table-cell-properties fo:padding="0.0382in" fo:border="0.0007in solid #000000"/>
    </style:style>
    <style:style style:name="Table87.A2" style:family="table-cell" style:data-style-name="N0">
      <style:table-cell-properties fo:padding="0.0382in" fo:border-left="0.0007in solid #000000" fo:border-right="none" fo:border-top="none" fo:border-bottom="0.0007in solid #000000"/>
    </style:style>
    <style:style style:name="Table87.I2" style:family="table-cell">
      <style:table-cell-properties fo:padding="0.0382in" fo:border-left="0.0007in solid #000000" fo:border-right="none" fo:border-top="none" fo:border-bottom="0.0007in solid #000000"/>
    </style:style>
    <style:style style:name="Table87.P2" style:family="table-cell">
      <style:table-cell-properties fo:padding="0.0382in" fo:border-left="0.0007in solid #000000" fo:border-right="0.0007in solid #000000" fo:border-top="none" fo:border-bottom="0.0007in solid #000000"/>
    </style:style>
    <style:style style:name="Table88" style:family="table">
      <style:table-properties style:width="6.925in" table:align="margins" style:may-break-between-rows="false"/>
    </style:style>
    <style:style style:name="Table88.A" style:family="table-column">
      <style:table-column-properties style:column-width="0.8653in" style:rel-column-width="8191*"/>
    </style:style>
    <style:style style:name="Table88.H" style:family="table-column">
      <style:table-column-properties style:column-width="0.866in" style:rel-column-width="8198*"/>
    </style:style>
    <style:style style:name="Table88.A1" style:family="table-cell">
      <style:table-cell-properties fo:padding="0.0382in" fo:border-left="0.0007in solid #000000" fo:border-right="none" fo:border-top="0.0007in solid #000000" fo:border-bottom="0.0007in solid #000000"/>
    </style:style>
    <style:style style:name="Table88.H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H2" style:family="table-cell">
      <style:table-cell-properties fo:padding="0.0382in" fo:border-left="0.0007in solid #000000" fo:border-right="0.0007in solid #000000" fo:border-top="none" fo:border-bottom="0.0007in solid #000000"/>
    </style:style>
    <style:style style:name="Table97" style:family="table">
      <style:table-properties style:width="3.4201in" table:align="left" style:may-break-between-rows="false"/>
    </style:style>
    <style:style style:name="Table97.A" style:family="table-column">
      <style:table-column-properties style:column-width="0.2132in"/>
    </style:style>
    <style:style style:name="Table97.B" style:family="table-column">
      <style:table-column-properties style:column-width="0.2139in"/>
    </style:style>
    <style:style style:name="Table97.A1" style:family="table-cell">
      <style:table-cell-properties fo:padding="0.0382in" fo:border-left="0.0007in solid #000000" fo:border-right="none" fo:border-top="0.0007in solid #000000" fo:border-bottom="0.0007in solid #000000"/>
    </style:style>
    <style:style style:name="Table97.I1" style:family="table-cell">
      <style:table-cell-properties fo:padding="0.0382in" fo:border="0.0007in solid #000000"/>
    </style:style>
    <style:style style:name="Table97.A2" style:family="table-cell" style:data-style-name="N0">
      <style:table-cell-properties fo:padding="0.0382in" fo:border-left="0.0007in solid #000000" fo:border-right="none" fo:border-top="none" fo:border-bottom="0.0007in solid #000000"/>
    </style:style>
    <style:style style:name="Table97.I2" style:family="table-cell">
      <style:table-cell-properties fo:padding="0.0382in" fo:border-left="0.0007in solid #000000" fo:border-right="none" fo:border-top="none" fo:border-bottom="0.0007in solid #000000"/>
    </style:style>
    <style:style style:name="Table97.P2" style:family="table-cell">
      <style:table-cell-properties fo:padding="0.0382in" fo:border-left="0.0007in solid #000000" fo:border-right="0.0007in solid #000000" fo:border-top="none" fo:border-bottom="0.0007in solid #000000"/>
    </style:style>
    <style:style style:name="Table98" style:family="table">
      <style:table-properties style:width="6.925in" table:align="margins" style:may-break-between-rows="false"/>
    </style:style>
    <style:style style:name="Table98.A" style:family="table-column">
      <style:table-column-properties style:column-width="0.8653in" style:rel-column-width="8191*"/>
    </style:style>
    <style:style style:name="Table98.H" style:family="table-column">
      <style:table-column-properties style:column-width="0.866in" style:rel-column-width="8198*"/>
    </style:style>
    <style:style style:name="Table98.A1" style:family="table-cell">
      <style:table-cell-properties fo:padding="0.0382in" fo:border-left="0.0007in solid #000000" fo:border-right="none" fo:border-top="0.0007in solid #000000" fo:border-bottom="0.0007in solid #000000"/>
    </style:style>
    <style:style style:name="Table98.H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H2" style:family="table-cell">
      <style:table-cell-properties fo:padding="0.0382in" fo:border-left="0.0007in solid #000000" fo:border-right="0.0007in solid #000000" fo:border-top="none" fo:border-bottom="0.0007in solid #000000"/>
    </style:style>
    <style:style style:name="Table101" style:family="table">
      <style:table-properties style:width="4.7396in" fo:margin-left="0in" fo:margin-right="2.1854in" table:align="margins" style:may-break-between-rows="false"/>
    </style:style>
    <style:style style:name="Table101.A" style:family="table-column">
      <style:table-column-properties style:column-width="0.2125in" style:rel-column-width="2938*"/>
    </style:style>
    <style:style style:name="Table101.F" style:family="table-column">
      <style:table-column-properties style:column-width="0.2153in" style:rel-column-width="2976*"/>
    </style:style>
    <style:style style:name="Table101.I" style:family="table-column">
      <style:table-column-properties style:column-width="0.1889in" style:rel-column-width="2611*"/>
    </style:style>
    <style:style style:name="Table101.P" style:family="table-column">
      <style:table-column-properties style:column-width="0.1931in" style:rel-column-width="2669*"/>
    </style:style>
    <style:style style:name="Table101.Q" style:family="table-column">
      <style:table-column-properties style:column-width="0.1847in" style:rel-column-width="2554*"/>
    </style:style>
    <style:style style:name="Table101.X" style:family="table-column">
      <style:table-column-properties style:column-width="0.1986in" style:rel-column-width="2751*"/>
    </style:style>
    <style:style style:name="Table101.A1" style:family="table-cell">
      <style:table-cell-properties fo:padding="0.0382in" fo:border-left="0.0007in solid #000000" fo:border-right="none" fo:border-top="0.0007in solid #000000" fo:border-bottom="0.0007in solid #000000"/>
    </style:style>
    <style:style style:name="Table101.Q1" style:family="table-cell">
      <style:table-cell-properties fo:padding="0.0382in" fo:border="0.0007in solid #000000"/>
    </style:style>
    <style:style style:name="Table101.A2" style:family="table-cell" style:data-style-name="N0">
      <style:table-cell-properties fo:padding="0.0382in" fo:border-left="0.0007in solid #000000" fo:border-right="none" fo:border-top="none" fo:border-bottom="0.0007in solid #000000"/>
    </style:style>
    <style:style style:name="Table101.I2" style:family="table-cell">
      <style:table-cell-properties fo:padding="0.0382in" fo:border-left="0.0007in solid #000000" fo:border-right="none" fo:border-top="none" fo:border-bottom="0.0007in solid #000000"/>
    </style:style>
    <style:style style:name="Table101.Q2" style:family="table-cell">
      <style:table-cell-properties fo:padding="0.0382in" fo:border-left="0.0007in solid #000000" fo:border-right="0.0007in solid #000000" fo:border-top="none" fo:border-bottom="0.0007in solid #000000"/>
    </style:style>
    <style:style style:name="Table84" style:family="table">
      <style:table-properties style:width="6.925in" table:align="margins" style:may-break-between-rows="false"/>
    </style:style>
    <style:style style:name="Table84.A" style:family="table-column">
      <style:table-column-properties style:column-width="0.8653in" style:rel-column-width="8191*"/>
    </style:style>
    <style:style style:name="Table84.H" style:family="table-column">
      <style:table-column-properties style:column-width="0.866in" style:rel-column-width="8198*"/>
    </style:style>
    <style:style style:name="Table84.A1" style:family="table-cell">
      <style:table-cell-properties fo:padding="0.0382in" fo:border-left="0.0007in solid #000000" fo:border-right="none" fo:border-top="0.0007in solid #000000" fo:border-bottom="0.0007in solid #000000"/>
    </style:style>
    <style:style style:name="Table84.H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H2" style:family="table-cell">
      <style:table-cell-properties fo:padding="0.0382in" fo:border-left="0.0007in solid #000000" fo:border-right="0.0007in solid #000000" fo:border-top="none" fo:border-bottom="0.0007in solid #000000"/>
    </style:style>
    <style:style style:name="Table83" style:family="table">
      <style:table-properties style:width="4.7396in" fo:margin-left="0in" fo:margin-right="2.1854in" table:align="margins" style:may-break-between-rows="false"/>
    </style:style>
    <style:style style:name="Table83.A" style:family="table-column">
      <style:table-column-properties style:column-width="0.2125in" style:rel-column-width="2938*"/>
    </style:style>
    <style:style style:name="Table83.F" style:family="table-column">
      <style:table-column-properties style:column-width="0.2153in" style:rel-column-width="2976*"/>
    </style:style>
    <style:style style:name="Table83.I" style:family="table-column">
      <style:table-column-properties style:column-width="0.1889in" style:rel-column-width="2611*"/>
    </style:style>
    <style:style style:name="Table83.P" style:family="table-column">
      <style:table-column-properties style:column-width="0.1931in" style:rel-column-width="2669*"/>
    </style:style>
    <style:style style:name="Table83.Q" style:family="table-column">
      <style:table-column-properties style:column-width="0.1847in" style:rel-column-width="2554*"/>
    </style:style>
    <style:style style:name="Table83.X" style:family="table-column">
      <style:table-column-properties style:column-width="0.1986in" style:rel-column-width="2751*"/>
    </style:style>
    <style:style style:name="Table83.A1" style:family="table-cell">
      <style:table-cell-properties fo:padding="0.0382in" fo:border-left="0.0007in solid #000000" fo:border-right="none" fo:border-top="0.0007in solid #000000" fo:border-bottom="0.0007in solid #000000"/>
    </style:style>
    <style:style style:name="Table83.Q1" style:family="table-cell">
      <style:table-cell-properties fo:padding="0.0382in" fo:border="0.0007in solid #000000"/>
    </style:style>
    <style:style style:name="Table83.A2" style:family="table-cell" style:data-style-name="N0">
      <style:table-cell-properties fo:padding="0.0382in" fo:border-left="0.0007in solid #000000" fo:border-right="none" fo:border-top="none" fo:border-bottom="0.0007in solid #000000"/>
    </style:style>
    <style:style style:name="Table83.E2" style:family="table-cell">
      <style:table-cell-properties fo:padding="0.0382in" fo:border-left="0.0007in solid #000000" fo:border-right="none" fo:border-top="none" fo:border-bottom="0.0007in solid #000000"/>
    </style:style>
    <style:style style:name="Table83.Q2" style:family="table-cell">
      <style:table-cell-properties fo:padding="0.0382in" fo:border-left="0.0007in solid #000000" fo:border-right="0.0007in solid #000000" fo:border-top="none" fo:border-bottom="0.0007in solid #000000"/>
    </style:style>
    <style:style style:name="Table110" style:family="table">
      <style:table-properties style:width="6.925in" table:align="margins" style:may-break-between-rows="false"/>
    </style:style>
    <style:style style:name="Table110.A" style:family="table-column">
      <style:table-column-properties style:column-width="0.8653in" style:rel-column-width="8191*"/>
    </style:style>
    <style:style style:name="Table110.H" style:family="table-column">
      <style:table-column-properties style:column-width="0.866in" style:rel-column-width="8198*"/>
    </style:style>
    <style:style style:name="Table110.A1" style:family="table-cell">
      <style:table-cell-properties fo:padding="0.0382in" fo:border-left="0.0007in solid #000000" fo:border-right="none" fo:border-top="0.0007in solid #000000" fo:border-bottom="0.0007in solid #000000"/>
    </style:style>
    <style:style style:name="Table110.H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H2" style:family="table-cell">
      <style:table-cell-properties fo:padding="0.0382in" fo:border-left="0.0007in solid #000000" fo:border-right="0.0007in solid #000000" fo:border-top="none" fo:border-bottom="0.0007in solid #000000"/>
    </style:style>
    <style:style style:name="Table111" style:family="table">
      <style:table-properties style:width="4.7396in" fo:margin-left="0in" fo:margin-right="2.1854in" table:align="margins" style:may-break-between-rows="false"/>
    </style:style>
    <style:style style:name="Table111.A" style:family="table-column">
      <style:table-column-properties style:column-width="0.2125in" style:rel-column-width="2938*"/>
    </style:style>
    <style:style style:name="Table111.F" style:family="table-column">
      <style:table-column-properties style:column-width="0.2153in" style:rel-column-width="2976*"/>
    </style:style>
    <style:style style:name="Table111.I" style:family="table-column">
      <style:table-column-properties style:column-width="0.1889in" style:rel-column-width="2611*"/>
    </style:style>
    <style:style style:name="Table111.P" style:family="table-column">
      <style:table-column-properties style:column-width="0.1931in" style:rel-column-width="2669*"/>
    </style:style>
    <style:style style:name="Table111.Q" style:family="table-column">
      <style:table-column-properties style:column-width="0.1847in" style:rel-column-width="2554*"/>
    </style:style>
    <style:style style:name="Table111.X" style:family="table-column">
      <style:table-column-properties style:column-width="0.1986in" style:rel-column-width="2751*"/>
    </style:style>
    <style:style style:name="Table111.A1" style:family="table-cell">
      <style:table-cell-properties fo:padding="0.0382in" fo:border-left="0.0007in solid #000000" fo:border-right="none" fo:border-top="0.0007in solid #000000" fo:border-bottom="0.0007in solid #000000"/>
    </style:style>
    <style:style style:name="Table111.Q1" style:family="table-cell">
      <style:table-cell-properties fo:padding="0.0382in" fo:border="0.0007in solid #000000"/>
    </style:style>
    <style:style style:name="Table111.A2" style:family="table-cell" style:data-style-name="N0">
      <style:table-cell-properties fo:padding="0.0382in" fo:border-left="0.0007in solid #000000" fo:border-right="none" fo:border-top="none" fo:border-bottom="0.0007in solid #000000"/>
    </style:style>
    <style:style style:name="Table111.G2" style:family="table-cell">
      <style:table-cell-properties fo:padding="0.0382in" fo:border-left="0.0007in solid #000000" fo:border-right="none" fo:border-top="none" fo:border-bottom="0.0007in solid #000000"/>
    </style:style>
    <style:style style:name="Table111.Q2" style:family="table-cell">
      <style:table-cell-properties fo:padding="0.0382in" fo:border-left="0.0007in solid #000000" fo:border-right="0.0007in solid #000000" fo:border-top="none" fo:border-bottom="0.0007in solid #000000"/>
    </style:style>
    <style:style style:name="Table113" style:family="table">
      <style:table-properties style:width="6.925in" table:align="margins" style:may-break-between-rows="false"/>
    </style:style>
    <style:style style:name="Table113.A" style:family="table-column">
      <style:table-column-properties style:column-width="0.8653in" style:rel-column-width="8191*"/>
    </style:style>
    <style:style style:name="Table113.H" style:family="table-column">
      <style:table-column-properties style:column-width="0.866in" style:rel-column-width="8198*"/>
    </style:style>
    <style:style style:name="Table113.A1" style:family="table-cell">
      <style:table-cell-properties fo:padding="0.0382in" fo:border-left="0.0007in solid #000000" fo:border-right="none" fo:border-top="0.0007in solid #000000" fo:border-bottom="0.0007in solid #000000"/>
    </style:style>
    <style:style style:name="Table113.H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H2" style:family="table-cell">
      <style:table-cell-properties fo:padding="0.0382in" fo:border-left="0.0007in solid #000000" fo:border-right="0.0007in solid #000000" fo:border-top="none" fo:border-bottom="0.0007in solid #000000"/>
    </style:style>
    <style:style style:name="Table114" style:family="table">
      <style:table-properties style:width="4.7396in" fo:margin-left="0in" fo:margin-right="2.1854in" table:align="margins" style:may-break-between-rows="false"/>
    </style:style>
    <style:style style:name="Table114.A" style:family="table-column">
      <style:table-column-properties style:column-width="0.2125in" style:rel-column-width="2938*"/>
    </style:style>
    <style:style style:name="Table114.F" style:family="table-column">
      <style:table-column-properties style:column-width="0.2153in" style:rel-column-width="2976*"/>
    </style:style>
    <style:style style:name="Table114.I" style:family="table-column">
      <style:table-column-properties style:column-width="0.1889in" style:rel-column-width="2611*"/>
    </style:style>
    <style:style style:name="Table114.P" style:family="table-column">
      <style:table-column-properties style:column-width="0.1931in" style:rel-column-width="2669*"/>
    </style:style>
    <style:style style:name="Table114.Q" style:family="table-column">
      <style:table-column-properties style:column-width="0.1847in" style:rel-column-width="2554*"/>
    </style:style>
    <style:style style:name="Table114.X" style:family="table-column">
      <style:table-column-properties style:column-width="0.1986in" style:rel-column-width="2751*"/>
    </style:style>
    <style:style style:name="Table114.A1" style:family="table-cell">
      <style:table-cell-properties fo:padding="0.0382in" fo:border-left="0.0007in solid #000000" fo:border-right="none" fo:border-top="0.0007in solid #000000" fo:border-bottom="0.0007in solid #000000"/>
    </style:style>
    <style:style style:name="Table114.Q1" style:family="table-cell">
      <style:table-cell-properties fo:padding="0.0382in" fo:border="0.0007in solid #000000"/>
    </style:style>
    <style:style style:name="Table114.A2" style:family="table-cell" style:data-style-name="N0">
      <style:table-cell-properties fo:padding="0.0382in" fo:border-left="0.0007in solid #000000" fo:border-right="none" fo:border-top="none" fo:border-bottom="0.0007in solid #000000"/>
    </style:style>
    <style:style style:name="Table114.E2" style:family="table-cell">
      <style:table-cell-properties fo:padding="0.0382in" fo:border-left="0.0007in solid #000000" fo:border-right="none" fo:border-top="none" fo:border-bottom="0.0007in solid #000000"/>
    </style:style>
    <style:style style:name="Table114.Q2" style:family="table-cell">
      <style:table-cell-properties fo:padding="0.0382in" fo:border-left="0.0007in solid #000000" fo:border-right="0.0007in solid #000000" fo:border-top="none" fo:border-bottom="0.0007in solid #000000"/>
    </style:style>
    <style:style style:name="Table115" style:family="table">
      <style:table-properties style:width="6.925in" table:align="margins" style:may-break-between-rows="false"/>
    </style:style>
    <style:style style:name="Table115.A" style:family="table-column">
      <style:table-column-properties style:column-width="0.8653in" style:rel-column-width="8191*"/>
    </style:style>
    <style:style style:name="Table115.H" style:family="table-column">
      <style:table-column-properties style:column-width="0.866in" style:rel-column-width="8198*"/>
    </style:style>
    <style:style style:name="Table115.A1" style:family="table-cell">
      <style:table-cell-properties fo:padding="0.0382in" fo:border-left="0.0007in solid #000000" fo:border-right="none" fo:border-top="0.0007in solid #000000" fo:border-bottom="0.0007in solid #000000"/>
    </style:style>
    <style:style style:name="Table115.H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H2" style:family="table-cell">
      <style:table-cell-properties fo:padding="0.0382in" fo:border-left="0.0007in solid #000000" fo:border-right="0.0007in solid #000000" fo:border-top="none" fo:border-bottom="0.0007in solid #000000"/>
    </style:style>
    <style:style style:name="Table116" style:family="table">
      <style:table-properties style:width="4.7396in" fo:margin-left="0in" fo:margin-right="2.1854in" table:align="margins" style:may-break-between-rows="false"/>
    </style:style>
    <style:style style:name="Table116.A" style:family="table-column">
      <style:table-column-properties style:column-width="0.2125in" style:rel-column-width="2938*"/>
    </style:style>
    <style:style style:name="Table116.F" style:family="table-column">
      <style:table-column-properties style:column-width="0.2153in" style:rel-column-width="2976*"/>
    </style:style>
    <style:style style:name="Table116.I" style:family="table-column">
      <style:table-column-properties style:column-width="0.1889in" style:rel-column-width="2611*"/>
    </style:style>
    <style:style style:name="Table116.P" style:family="table-column">
      <style:table-column-properties style:column-width="0.1931in" style:rel-column-width="2669*"/>
    </style:style>
    <style:style style:name="Table116.Q" style:family="table-column">
      <style:table-column-properties style:column-width="0.1847in" style:rel-column-width="2554*"/>
    </style:style>
    <style:style style:name="Table116.X" style:family="table-column">
      <style:table-column-properties style:column-width="0.1986in" style:rel-column-width="2751*"/>
    </style:style>
    <style:style style:name="Table116.A1" style:family="table-cell">
      <style:table-cell-properties fo:padding="0.0382in" fo:border-left="0.0007in solid #000000" fo:border-right="none" fo:border-top="0.0007in solid #000000" fo:border-bottom="0.0007in solid #000000"/>
    </style:style>
    <style:style style:name="Table116.Q1" style:family="table-cell">
      <style:table-cell-properties fo:padding="0.0382in" fo:border="0.0007in solid #000000"/>
    </style:style>
    <style:style style:name="Table116.A2" style:family="table-cell" style:data-style-name="N0">
      <style:table-cell-properties fo:padding="0.0382in" fo:border-left="0.0007in solid #000000" fo:border-right="none" fo:border-top="none" fo:border-bottom="0.0007in solid #000000"/>
    </style:style>
    <style:style style:name="Table116.H2" style:family="table-cell">
      <style:table-cell-properties fo:padding="0.0382in" fo:border-left="0.0007in solid #000000" fo:border-right="none" fo:border-top="none" fo:border-bottom="0.0007in solid #000000"/>
    </style:style>
    <style:style style:name="Table116.Q2" style:family="table-cell">
      <style:table-cell-properties fo:padding="0.0382in" fo:border-left="0.0007in solid #000000" fo:border-right="0.0007in solid #000000" fo:border-top="none" fo:border-bottom="0.0007in solid #000000"/>
    </style:style>
    <style:style style:name="Table117" style:family="table">
      <style:table-properties style:width="6.925in" table:align="margins" style:may-break-between-rows="false"/>
    </style:style>
    <style:style style:name="Table117.A" style:family="table-column">
      <style:table-column-properties style:column-width="0.8653in" style:rel-column-width="8191*"/>
    </style:style>
    <style:style style:name="Table117.H" style:family="table-column">
      <style:table-column-properties style:column-width="0.866in" style:rel-column-width="8198*"/>
    </style:style>
    <style:style style:name="Table117.A1" style:family="table-cell">
      <style:table-cell-properties fo:padding="0.0382in" fo:border-left="0.0007in solid #000000" fo:border-right="none" fo:border-top="0.0007in solid #000000" fo:border-bottom="0.0007in solid #000000"/>
    </style:style>
    <style:style style:name="Table117.H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H2" style:family="table-cell">
      <style:table-cell-properties fo:padding="0.0382in" fo:border-left="0.0007in solid #000000" fo:border-right="0.0007in solid #000000" fo:border-top="none" fo:border-bottom="0.0007in solid #000000"/>
    </style:style>
    <style:style style:name="Table118" style:family="table">
      <style:table-properties style:width="4.7396in" fo:margin-left="0in" fo:margin-right="2.1854in" table:align="margins" style:may-break-between-rows="false"/>
    </style:style>
    <style:style style:name="Table118.A" style:family="table-column">
      <style:table-column-properties style:column-width="0.2125in" style:rel-column-width="2938*"/>
    </style:style>
    <style:style style:name="Table118.F" style:family="table-column">
      <style:table-column-properties style:column-width="0.2153in" style:rel-column-width="2976*"/>
    </style:style>
    <style:style style:name="Table118.I" style:family="table-column">
      <style:table-column-properties style:column-width="0.1889in" style:rel-column-width="2611*"/>
    </style:style>
    <style:style style:name="Table118.P" style:family="table-column">
      <style:table-column-properties style:column-width="0.1931in" style:rel-column-width="2669*"/>
    </style:style>
    <style:style style:name="Table118.Q" style:family="table-column">
      <style:table-column-properties style:column-width="0.1847in" style:rel-column-width="2554*"/>
    </style:style>
    <style:style style:name="Table118.X" style:family="table-column">
      <style:table-column-properties style:column-width="0.1986in" style:rel-column-width="2751*"/>
    </style:style>
    <style:style style:name="Table118.A1" style:family="table-cell">
      <style:table-cell-properties fo:padding="0.0382in" fo:border-left="0.0007in solid #000000" fo:border-right="none" fo:border-top="0.0007in solid #000000" fo:border-bottom="0.0007in solid #000000"/>
    </style:style>
    <style:style style:name="Table118.Q1" style:family="table-cell">
      <style:table-cell-properties fo:padding="0.0382in" fo:border="0.0007in solid #000000"/>
    </style:style>
    <style:style style:name="Table118.A2" style:family="table-cell" style:data-style-name="N0">
      <style:table-cell-properties fo:padding="0.0382in" fo:border-left="0.0007in solid #000000" fo:border-right="none" fo:border-top="none" fo:border-bottom="0.0007in solid #000000"/>
    </style:style>
    <style:style style:name="Table118.E2" style:family="table-cell">
      <style:table-cell-properties fo:padding="0.0382in" fo:border-left="0.0007in solid #000000" fo:border-right="none" fo:border-top="none" fo:border-bottom="0.0007in solid #000000"/>
    </style:style>
    <style:style style:name="Table118.Q2" style:family="table-cell">
      <style:table-cell-properties fo:padding="0.0382in" fo:border-left="0.0007in solid #000000" fo:border-right="0.0007in solid #000000" fo:border-top="none" fo:border-bottom="0.0007in solid #000000"/>
    </style:style>
    <style:style style:name="Table119" style:family="table">
      <style:table-properties style:width="6.925in" table:align="margins" style:may-break-between-rows="false"/>
    </style:style>
    <style:style style:name="Table119.A" style:family="table-column">
      <style:table-column-properties style:column-width="0.8653in" style:rel-column-width="8191*"/>
    </style:style>
    <style:style style:name="Table119.H" style:family="table-column">
      <style:table-column-properties style:column-width="0.866in" style:rel-column-width="8198*"/>
    </style:style>
    <style:style style:name="Table119.A1" style:family="table-cell">
      <style:table-cell-properties fo:padding="0.0382in" fo:border-left="0.0007in solid #000000" fo:border-right="none" fo:border-top="0.0007in solid #000000" fo:border-bottom="0.0007in solid #000000"/>
    </style:style>
    <style:style style:name="Table119.H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H2" style:family="table-cell">
      <style:table-cell-properties fo:padding="0.0382in" fo:border-left="0.0007in solid #000000" fo:border-right="0.0007in solid #000000" fo:border-top="none" fo:border-bottom="0.0007in solid #000000"/>
    </style:style>
    <style:style style:name="Table120" style:family="table">
      <style:table-properties style:width="1.7083in" fo:margin-left="0in" fo:margin-right="5.2167in" table:align="margins" style:may-break-between-rows="false"/>
    </style:style>
    <style:style style:name="Table120.A" style:family="table-column">
      <style:table-column-properties style:column-width="0.2118in" style:rel-column-width="8125*"/>
    </style:style>
    <style:style style:name="Table120.H" style:family="table-column">
      <style:table-column-properties style:column-width="0.2257in" style:rel-column-width="8660*"/>
    </style:style>
    <style:style style:name="Table120.A1" style:family="table-cell">
      <style:table-cell-properties fo:padding="0.0382in" fo:border-left="0.0007in solid #000000" fo:border-right="none" fo:border-top="0.0007in solid #000000" fo:border-bottom="0.0007in solid #000000"/>
    </style:style>
    <style:style style:name="Table120.F1" style:family="table-cell">
      <style:table-cell-properties fo:padding="0.0382in" fo:border="0.0007in solid #000000"/>
    </style:style>
    <style:style style:name="Table120.A2" style:family="table-cell" style:data-style-name="N0">
      <style:table-cell-properties fo:padding="0.0382in" fo:border-left="0.0007in solid #000000" fo:border-right="none" fo:border-top="none" fo:border-bottom="0.0007in solid #000000"/>
    </style:style>
    <style:style style:name="Table120.F2" style:family="table-cell">
      <style:table-cell-properties fo:padding="0.0382in" fo:border-left="0.0007in solid #000000" fo:border-right="none" fo:border-top="none" fo:border-bottom="0.0007in solid #000000"/>
    </style:style>
    <style:style style:name="Table120.H2" style:family="table-cell">
      <style:table-cell-properties fo:padding="0.0382in" fo:border-left="0.0007in solid #000000" fo:border-right="0.0007in solid #000000" fo:border-top="none" fo:border-bottom="0.0007in solid #000000"/>
    </style:style>
    <style:style style:name="Table121" style:family="table">
      <style:table-properties style:width="6.925in" table:align="margins" style:may-break-between-rows="false"/>
    </style:style>
    <style:style style:name="Table121.A" style:family="table-column">
      <style:table-column-properties style:column-width="0.8653in" style:rel-column-width="8191*"/>
    </style:style>
    <style:style style:name="Table121.H" style:family="table-column">
      <style:table-column-properties style:column-width="0.866in" style:rel-column-width="8198*"/>
    </style:style>
    <style:style style:name="Table121.A1" style:family="table-cell">
      <style:table-cell-properties fo:padding="0.0382in" fo:border-left="0.0007in solid #000000" fo:border-right="none" fo:border-top="0.0007in solid #000000" fo:border-bottom="0.0007in solid #000000"/>
    </style:style>
    <style:style style:name="Table121.H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H2" style:family="table-cell">
      <style:table-cell-properties fo:padding="0.0382in" fo:border-left="0.0007in solid #000000" fo:border-right="0.0007in solid #000000" fo:border-top="none" fo:border-bottom="0.0007in solid #000000"/>
    </style:style>
    <style:style style:name="Table103" style:family="table">
      <style:table-properties style:width="6.925in" fo:margin-left="0in" fo:margin-right="0in" table:align="margins" style:may-break-between-rows="true"/>
    </style:style>
    <style:style style:name="Table103.A" style:family="table-column">
      <style:table-column-properties style:column-width="1.175in" style:rel-column-width="11119*"/>
    </style:style>
    <style:style style:name="Table103.B" style:family="table-column">
      <style:table-column-properties style:column-width="0.9201in" style:rel-column-width="8707*"/>
    </style:style>
    <style:style style:name="Table103.C" style:family="table-column">
      <style:table-column-properties style:column-width="0.8875in" style:rel-column-width="8398*"/>
    </style:style>
    <style:style style:name="Table103.D" style:family="table-column">
      <style:table-column-properties style:column-width="3.9424in" style:rel-column-width="37311*"/>
    </style:style>
    <style:style style:name="Table103.1" style:family="table-row">
      <style:table-row-properties style:min-row-height="0.2292in" style:keep-together="false" fo:keep-together="always"/>
    </style:style>
    <style:style style:name="Table103.A1" style:family="table-cell">
      <style:table-cell-properties fo:padding="0.0382in" fo:border-left="0.0007in solid #000000" fo:border-right="none" fo:border-top="0.0007in solid #000000" fo:border-bottom="0.0007in solid #000000"/>
    </style:style>
    <style:style style:name="Table103.D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D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style:font-name="Times New Roman"/>
    </style:style>
    <style:style style:name="P5" style:family="paragraph" style:parent-style-name="Text_20_body">
      <style:text-properties style:font-name="Times New Roman" style:font-name-asian="Arial1" style:font-name-complex="Arial1"/>
    </style:style>
    <style:style style:name="P6" style:family="paragraph" style:parent-style-name="Text_20_body">
      <style:text-properties style:font-name="Times New Roman" fo:font-style="italic" style:font-name-asian="Arial1" style:font-style-asian="italic" style:font-name-complex="Arial1" style:font-style-complex="italic"/>
    </style:style>
    <style:style style:name="P7" style:family="paragraph" style:parent-style-name="Text_20_body">
      <style:text-properties style:font-name="Times New Roman" fo:font-size="12pt" style:font-size-asian="12pt" style:font-size-complex="12pt"/>
    </style:style>
    <style:style style:name="P8" style:family="paragraph" style:parent-style-name="Text_20_body">
      <style:text-properties style:font-name="Times New Roman" fo:font-size="12pt" fo:font-style="normal" style:font-name-asian="Arial1" style:font-size-asian="12pt" style:font-style-asian="normal" style:font-name-complex="Arial1" style:font-size-complex="12pt" style:font-style-complex="normal"/>
    </style:style>
    <style:style style:name="P9" style:family="paragraph" style:parent-style-name="Text_20_body">
      <style:text-properties style:font-name="Times New Roman" fo:font-weight="bold" fo:background-color="#ffff00" style:font-name-asian="Arial1" style:font-weight-asian="bold" style:font-name-complex="Arial1" style:font-weight-complex="bold"/>
    </style:style>
    <style:style style:name="P10" style:family="paragraph" style:parent-style-name="Text_20_body">
      <style:text-properties style:font-name="Times New Roman" fo:font-style="normal" style:font-name-asian="Arial1" style:font-style-asian="normal" style:font-name-complex="Arial1" style:font-style-complex="normal"/>
    </style:style>
    <style:style style:name="P11" style:family="paragraph" style:parent-style-name="Text_20_body">
      <style:paragraph-properties fo:text-align="center" style:justify-single-word="false"/>
    </style:style>
    <style:style style:name="P12" style:family="paragraph" style:parent-style-name="Text_20_body">
      <style:text-properties fo:font-weight="bold" style:font-weight-asian="bold" style:font-weight-complex="bold"/>
    </style:style>
    <style:style style:name="P13" style:family="paragraph" style:parent-style-name="Text_20_body">
      <style:paragraph-properties fo:text-align="center" style:justify-single-word="false"/>
      <style:text-properties fo:font-weight="bold" style:font-weight-asian="bold" style:font-weight-complex="bold"/>
    </style:style>
    <style:style style:name="P14" style:family="paragraph" style:parent-style-name="Text_20_body">
      <style:text-properties fo:font-size="12pt" fo:font-style="normal" style:font-size-asian="12pt" style:font-style-asian="normal" style:font-size-complex="12pt" style:font-style-complex="normal"/>
    </style:style>
    <style:style style:name="P15" style:family="paragraph" style:parent-style-name="Text_20_body">
      <style:paragraph-properties fo:margin-top="0.0799in" fo:margin-bottom="0.0799in">
        <style:tab-stops>
          <style:tab-stop style:position="0.9689in"/>
        </style:tab-stops>
      </style:paragraph-properties>
    </style:style>
    <style:style style:name="P16" style:family="paragraph" style:parent-style-name="Standard">
      <style:text-properties style:font-name="Times New Roman" fo:font-style="normal" style:font-name-asian="Arial1" style:font-style-asian="normal" style:font-name-complex="Arial1" style:font-style-complex="normal"/>
    </style:style>
    <style:style style:name="P17" style:family="paragraph" style:parent-style-name="Standard">
      <style:paragraph-properties fo:text-align="center" style:justify-single-word="false"/>
      <style:text-properties style:font-name="Century Schoolbook L" fo:font-size="20pt" style:font-size-asian="20pt" style:font-size-complex="20pt"/>
    </style:style>
    <style:style style:name="P18" style:family="paragraph" style:parent-style-name="Table_20_Contents">
      <style:paragraph-properties fo:text-align="center" style:justify-single-word="false"/>
      <style:text-properties fo:font-size="8pt" style:font-size-asian="8pt" style:font-size-complex="8pt"/>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style:font-name="Times New Roman" fo:font-size="12pt" style:font-name-asian="Arial1" style:font-size-asian="12pt" style:font-name-complex="Arial1" style:font-size-complex="12pt"/>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text-properties fo:background-color="#3c3c41"/>
    </style:style>
    <style:style style:name="P23" style:family="paragraph" style:parent-style-name="Table_20_Heading">
      <style:text-properties style:font-name="Times New Roman" fo:font-size="12pt" style:font-name-asian="Arial1" style:font-size-asian="12pt" style:font-name-complex="Arial1" style:font-size-complex="12pt"/>
    </style:style>
    <style:style style:name="P24" style:family="paragraph" style:parent-style-name="Table_20_Heading">
      <style:paragraph-properties fo:text-align="center" style:justify-single-word="false"/>
      <style:text-properties style:font-name="Times New Roman" fo:font-size="12pt" fo:font-weight="bold" style:font-name-asian="Arial1" style:font-size-asian="10.5pt" style:font-weight-asian="bold" style:font-name-complex="Arial1" style:font-size-complex="12pt" style:font-weight-complex="bold"/>
    </style:style>
    <style:style style:name="P25" style:family="paragraph" style:parent-style-name="Table_20_Heading">
      <style:paragraph-properties fo:text-align="center" style:justify-single-word="false"/>
    </style:style>
    <style:style style:name="P26" style:family="paragraph" style:parent-style-name="Table_20_Heading">
      <style:text-properties fo:background-color="#3c3c41"/>
    </style:style>
    <style:style style:name="P27" style:family="paragraph" style:parent-style-name="Standard">
      <style:paragraph-properties fo:break-before="page"/>
    </style:style>
    <style:style style:name="P28" style:family="paragraph" style:parent-style-name="Standard">
      <style:paragraph-properties fo:text-align="center" style:justify-single-word="false" fo:break-before="page"/>
      <style:text-properties style:font-name="Century Schoolbook L" fo:font-size="20pt" fo:font-weight="bold" style:font-size-asian="20pt" style:font-weight-asian="bold" style:font-size-complex="20pt" style:font-weight-complex="bold"/>
    </style:style>
    <style:style style:name="P29" style:family="paragraph" style:parent-style-name="Contents_20_Heading">
      <style:paragraph-properties fo:break-before="page"/>
    </style:style>
    <style:style style:name="P30" style:family="paragraph" style:parent-style-name="Text_20_body">
      <style:paragraph-properties fo:margin-left="0.4925in" fo:margin-right="0in" fo:text-indent="0in" style:auto-text-indent="false"/>
      <style:text-properties fo:font-style="normal" style:font-style-asian="normal" style:font-style-complex="normal"/>
    </style:style>
    <style:style style:name="P31" style:family="paragraph" style:parent-style-name="Text_20_body">
      <style:paragraph-properties fo:margin-left="0.4925in" fo:margin-right="0in" fo:text-indent="0in" style:auto-text-indent="false"/>
      <style:text-properties fo:font-style="italic" style:font-style-asian="italic" style:font-style-complex="italic"/>
    </style:style>
    <style:style style:name="P32" style:family="paragraph" style:parent-style-name="Text_20_body">
      <style:paragraph-properties fo:margin-top="0in" fo:margin-bottom="0.0402in" style:shadow="none"/>
      <style:text-properties fo:font-style="italic" style:font-style-asian="italic" style:font-style-complex="italic"/>
    </style:style>
    <style:style style:name="P33" style:family="paragraph" style:parent-style-name="Text_20_body">
      <style:paragraph-properties fo:margin-top="0in" fo:margin-bottom="0.0402in" style:shadow="none"/>
      <style:text-properties style:font-name="Times New Roman" fo:font-style="italic" style:font-name-asian="Arial1" style:font-style-asian="italic" style:font-name-complex="Arial1" style:font-style-complex="italic"/>
    </style:style>
    <style:style style:name="P34" style:family="paragraph" style:parent-style-name="Frame_20_contents">
      <style:text-properties style:font-name="Arial Black" fo:font-weight="bold" style:font-weight-asian="bold" style:font-weight-complex="bold"/>
    </style:style>
    <style:style style:name="P35" style:family="paragraph" style:parent-style-name="Standard" style:master-page-name="">
      <style:paragraph-properties fo:margin-top="0in" fo:margin-bottom="0.2402in" fo:text-align="center" style:justify-single-word="false" style:page-number="auto" fo:break-before="page"/>
      <style:text-properties style:font-name="Arial" fo:font-size="14pt" fo:font-weight="bold" style:font-size-asian="14pt" style:font-weight-asian="bold" style:font-size-complex="14pt" style:font-weight-complex="bold"/>
    </style:style>
    <style:style style:name="P36" style:family="paragraph" style:parent-style-name="Contents_20_2">
      <style:paragraph-properties>
        <style:tab-stops>
          <style:tab-stop style:position="6.7283in" style:type="right" style:leader-style="dotted" style:leader-text="."/>
        </style:tab-stops>
      </style:paragraph-properties>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Text_20_body">
      <style:paragraph-properties fo:margin-left="0in" fo:margin-right="0in" fo:text-indent="0in" style:auto-text-indent="false"/>
      <style:text-properties style:font-name="Times New Roman" fo:font-style="italic" style:font-name-asian="Arial1" style:font-style-asian="italic" style:font-name-complex="Arial1" style:font-style-complex="italic"/>
    </style:style>
    <style:style style:name="P39" style:family="paragraph" style:parent-style-name="Text_20_body" style:list-style-name="L1">
      <style:text-properties fo:font-weight="bold" style:font-weight-asian="bold" style:font-weight-complex="bold"/>
    </style:style>
    <style:style style:name="P40" style:family="paragraph" style:parent-style-name="Text_20_body"/>
    <style:style style:name="P41" style:family="paragraph" style:parent-style-name="Text_20_body" style:list-style-name="">
      <style:text-properties style:font-name="Times New Roman" fo:font-style="italic" style:font-name-asian="Arial1" style:font-style-asian="italic" style:font-name-complex="Arial1" style:font-style-complex="italic"/>
    </style:style>
    <style:style style:name="P42" style:family="paragraph" style:parent-style-name="Text_20_body">
      <style:text-properties style:font-name="Times New Roman" style:font-name-asian="Arial1" style:font-name-complex="Arial1"/>
    </style:style>
    <style:style style:name="P43" style:family="paragraph" style:parent-style-name="Text_20_body">
      <style:text-properties style:font-name="Times New Roman1" fo:font-style="italic" style:font-name-asian="Times New Roman1" style:font-style-asian="italic" style:font-name-complex="Times New Roman1" style:font-style-complex="italic"/>
    </style:style>
    <style:style style:name="P44" style:family="paragraph" style:parent-style-name="Text_20_body" style:list-style-name="L1">
      <style:paragraph-properties fo:margin-top="0in" fo:margin-bottom="0in"/>
      <style:text-properties fo:font-weight="bold" style:font-weight-asian="bold" style:font-weight-complex="bold"/>
    </style:style>
    <style:style style:name="P45" style:family="paragraph" style:parent-style-name="Text_20_body">
      <style:paragraph-properties fo:margin-top="0.0799in" fo:margin-bottom="0.0799in">
        <style:tab-stops>
          <style:tab-stop style:position="0.9689in"/>
        </style:tab-stops>
      </style:paragraph-properties>
      <style:text-properties style:font-name="Times New Roman" fo:font-style="normal" style:font-name-asian="Arial1" style:font-style-asian="normal" style:font-name-complex="Arial1" style:font-style-complex="normal"/>
    </style:style>
    <style:style style:name="P46" style:family="paragraph" style:parent-style-name="Text_20_body">
      <style:paragraph-properties fo:margin-top="0.0799in" fo:margin-bottom="0.0799in">
        <style:tab-stops>
          <style:tab-stop style:position="0.9689in"/>
        </style:tab-stops>
      </style:paragraph-properties>
      <style:text-properties style:font-name="Times New Roman" style:font-name-asian="Arial1" style:font-name-complex="Arial1"/>
    </style:style>
    <style:style style:name="P47" style:family="paragraph" style:parent-style-name="Heading_20_3">
      <style:text-properties style:font-name="Arial"/>
    </style:style>
    <style:style style:name="P48" style:family="paragraph" style:parent-style-name="Heading_20_3">
      <style:text-properties style:font-name="Arial" style:font-name-asian="Arial1" style:font-name-complex="Arial1"/>
    </style:style>
    <style:style style:name="P49" style:family="paragraph" style:parent-style-name="Heading_20_3">
      <style:text-properties style:font-name="Arial" fo:font-style="normal" style:font-style-asian="normal" style:font-style-complex="normal"/>
    </style:style>
    <style:style style:name="P50" style:family="paragraph" style:parent-style-name="Heading_20_3">
      <style:text-properties style:font-name="Arial" fo:font-size="14pt" style:font-name-asian="Arial1" style:font-size-asian="14pt" style:font-name-complex="Arial1" style:font-size-complex="14pt"/>
    </style:style>
    <style:style style:name="P51" style:family="paragraph" style:parent-style-name="Heading_20_3">
      <style:text-properties style:font-name="Times New Roman"/>
    </style:style>
    <style:style style:name="P52" style:family="paragraph" style:parent-style-name="Heading_20_3">
      <style:text-properties style:font-name="Times New Roman" style:font-name-asian="Arial1" style:font-name-complex="Arial1"/>
    </style:style>
    <style:style style:name="P53" style:family="paragraph" style:parent-style-name="Heading_20_3" style:list-style-name=""/>
    <style:style style:name="P54" style:family="paragraph" style:parent-style-name="Heading_20_2" style:list-style-name=""/>
    <style:style style:name="P55" style:family="paragraph" style:parent-style-name="Heading_20_2">
      <style:paragraph-properties fo:break-before="page"/>
    </style:style>
    <style:style style:name="P56" style:family="paragraph" style:parent-style-name="Heading_20_2" style:list-style-name="">
      <style:paragraph-properties fo:break-before="page"/>
    </style:style>
    <style:style style:name="P57" style:family="paragraph" style:parent-style-name="Heading_20_1" style:list-style-name=""/>
    <style:style style:name="P58" style:family="paragraph" style:parent-style-name="Heading_20_1">
      <style:paragraph-properties fo:break-before="page"/>
    </style:style>
    <style:style style:name="T1" style:family="text">
      <style:text-properties style:font-name="Times New Roman1" style:font-name-asian="Times New Roman1" style:font-name-complex="Times New Roman1"/>
    </style:style>
    <style:style style:name="T2" style:family="text">
      <style:text-properties style:font-name="Times New Roman1" fo:font-size="12pt" style:font-name-asian="Times New Roman1" style:font-size-asian="12pt" style:font-name-complex="Times New Roman1" style:font-size-complex="12pt"/>
    </style:style>
    <style:style style:name="T3" style:family="text">
      <style:text-properties style:font-name="Times New Roman1" fo:font-style="italic" style:font-name-asian="Times New Roman1" style:font-style-asian="italic" style:font-name-complex="Times New Roman1" style:font-style-complex="italic"/>
    </style:style>
    <style:style style:name="T4" style:family="text">
      <style:text-properties style:font-name="Times New Roman1" fo:font-size="13pt" style:font-name-asian="Times New Roman1" style:font-size-asian="13pt" style:font-name-complex="Times New Roman1" style:font-size-complex="13pt"/>
    </style:style>
    <style:style style:name="T5" style:family="text">
      <style:text-properties style:font-name="Times New Roman" style:font-name-asian="Arial1" style:font-name-complex="Arial1"/>
    </style:style>
    <style:style style:name="T6" style:family="text">
      <style:text-properties style:font-name="Times New Roman" fo:font-style="italic" style:font-name-asian="Arial1" style:font-style-asian="italic" style:font-name-complex="Arial1" style:font-style-complex="italic"/>
    </style:style>
    <style:style style:name="T7" style:family="text">
      <style:text-properties style:font-name="Times New Roman" fo:font-weight="bold" style:font-name-asian="Arial1" style:font-weight-asian="bold" style:font-name-complex="Arial1" style:font-weight-complex="bold"/>
    </style:style>
    <style:style style:name="T8" style:family="text">
      <style:text-properties style:font-name="Times New Roman" fo:font-style="normal" style:font-name-asian="Arial1" style:font-style-asian="normal" style:font-name-complex="Arial1" style:font-style-complex="normal"/>
    </style:style>
    <style:style style:name="T9" style:family="text">
      <style:text-properties style:font-name="Times New Roman" fo:font-weight="normal" style:font-name-asian="Arial1" style:font-weight-asian="normal" style:font-name-complex="Arial1" style:font-weight-complex="normal"/>
    </style:style>
    <style:style style:name="T10" style:family="text">
      <style:text-properties style:font-name="Times New Roman" fo:font-size="8pt" style:font-name-asian="Arial1" style:font-size-asian="8pt" style:font-name-complex="Arial1" style:font-size-complex="8pt"/>
    </style:style>
    <style:style style:name="T11" style:family="text">
      <style:text-properties style:font-name="Times New Roman" fo:font-size="8pt" fo:font-style="italic" style:font-name-asian="Arial1" style:font-size-asian="8pt" style:font-style-asian="italic" style:font-name-complex="Arial1" style:font-size-complex="8pt" style:font-style-complex="italic"/>
    </style:style>
    <style:style style:name="T12" style:family="text">
      <style:text-properties style:font-name="Times New Roman" fo:font-size="13pt" style:font-name-asian="Arial1" style:font-size-asian="13pt" style:font-name-complex="Arial1" style:font-size-complex="13pt"/>
    </style:style>
    <style:style style:name="T13" style:family="text">
      <style:text-properties style:font-name="Times New Roman" fo:font-size="13pt" fo:font-style="italic" style:font-name-asian="Arial1" style:font-size-asian="13pt" style:font-style-asian="italic" style:font-name-complex="Arial1" style:font-size-complex="13pt" style:font-style-complex="italic"/>
    </style:style>
    <style:style style:name="T14" style:family="text">
      <style:text-properties style:font-name="Times New Roman" fo:font-size="12pt" style:font-name-asian="Arial1" style:font-size-asian="12pt" style:font-name-complex="Arial1" style:font-size-complex="12pt"/>
    </style:style>
    <style:style style:name="T15" style:family="text">
      <style:text-properties style:font-name="Times New Roman" fo:font-size="12pt" fo:font-style="italic" style:font-name-asian="Arial1" style:font-size-asian="12pt" style:font-style-asian="italic" style:font-name-complex="Arial1" style:font-size-complex="12pt" style:font-style-complex="italic"/>
    </style:style>
    <style:style style:name="T16" style:family="text">
      <style:text-properties style:font-name="Times New Roman" fo:font-size="12pt" fo:font-style="normal" style:font-name-asian="Arial1" style:font-size-asian="12pt" style:font-style-asian="normal" style:font-name-complex="Arial1" style:font-size-complex="12pt" style:font-style-complex="normal"/>
    </style:style>
    <style:style style:name="T17" style:family="text">
      <style:text-properties fo:font-style="italic" style:font-style-asian="italic" style:font-style-complex="italic"/>
    </style:style>
    <style:style style:name="T18" style:family="text">
      <style:text-properties fo:font-style="italic" style:font-name-asian="Arial1" style:font-style-asian="italic" style:font-name-complex="Arial1" style:font-style-complex="italic"/>
    </style:style>
    <style:style style:name="T19" style:family="text">
      <style:text-properties style:font-name-asian="Arial1" style:font-name-complex="Arial1"/>
    </style:style>
    <style:style style:name="T20" style:family="text">
      <style:text-properties style:font-name="Arial"/>
    </style:style>
    <style:style style:name="T21" style:family="text">
      <style:text-properties fo:font-size="8pt" fo:font-style="italic" style:font-size-asian="8pt" style:font-style-asian="italic" style:font-size-complex="8pt" style:font-style-complex="italic"/>
    </style:style>
    <style:style style:name="T22" style:family="text">
      <style:text-properties fo:font-size="12pt" style:font-size-asian="12pt" style:font-size-complex="12pt"/>
    </style:style>
    <style:style style:name="T23" style:family="text">
      <style:text-properties fo:font-size="12pt" fo:font-style="italic" style:font-size-asian="12pt" style:font-style-asian="italic" style:font-size-complex="12pt" style:font-style-complex="italic"/>
    </style:style>
    <style:style style:name="T24" style:family="text">
      <style:text-properties fo:font-size="12pt" fo:font-style="normal" style:font-size-asian="12pt" style:font-style-asian="normal" style:font-size-complex="12pt" style:font-style-complex="normal"/>
    </style:style>
    <style:style style:name="T25" style:family="text">
      <style:text-properties fo:font-style="normal" style:font-style-asian="normal" style:font-style-complex="normal"/>
    </style:style>
    <style:style style:name="T26" style:family="text">
      <style:text-properties fo:font-style="normal" style:font-name-asian="Arial1" style:font-style-asian="normal" style:font-name-complex="Arial1" style:font-style-complex="normal"/>
    </style:style>
    <style:style style:name="T27" style:family="text">
      <style:text-properties fo:font-size="16pt" style:font-size-asian="16pt" style:font-size-complex="16pt"/>
    </style:style>
    <style:style style:name="fr1" style:family="graphic" style:parent-style-name="Frame">
      <style:graphic-properties style:vertical-pos="middle" style:vertical-rel="page-content" style:horizontal-pos="center" style:horizontal-rel="page-content"/>
    </style:style>
    <style:style style:name="Sect1" style:family="section">
      <style:section-properties fo:background-color="#c0c0c0"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1in" draw:z-index="0">
        <draw:text-box fo:min-height="1in">
          <text:p text:style-name="P28"><text:title>Open8 Assembly Language Reference Manual</text:title></text:p>
          <text:p text:style-name="P17"><text:span text:style-name="T27">Revision </text:span><text:span text:style-name="T27"><text:editing-cycles>159</text:editing-cycles></text:span></text:p>
          <text:p text:style-name="P11"><text:author-name text:fixed="false">Kirk I. Hays</text:author-name>, <text:date style:data-style-name="N76" text:date-value="2011-06-16T19:15:16.99">June 16, 2011</text:date></text:p>
        </draw:text-box>
      </draw:frame>
      <draw:frame draw:style-name="fr1" draw:name="Frame2" text:anchor-type="page" text:anchor-page-number="2" fo:min-width="0.7902in" draw:z-index="1">
        <draw:text-box fo:min-height="0.2in">
          <text:p text:style-name="P34">This Page Intentionally Left Blank.</text:p>
        </draw:text-box>
      </draw:frame>
      <draw:frame draw:style-name="fr1" draw:name="Frame3" text:anchor-type="page" text:anchor-page-number="4" fo:min-width="0.7902in" draw:z-index="2">
        <draw:text-box fo:min-height="0.2in">
          <text:p text:style-name="P34">This Page Intentionally Left Blank.</text:p>
        </draw:text-box>
      </draw:frame>
      <draw:frame draw:style-name="fr1" draw:name="Frame4" text:anchor-type="page" text:anchor-page-number="8" fo:min-width="0.7902in" draw:z-index="3">
        <draw:text-box fo:min-height="0.2in">
          <text:p text:style-name="P34">This Page Intentionally Left Blank.</text:p>
        </draw:text-box>
      </draw:frame>
      <text:p text:style-name="P27"/>
      <text:p text:style-name="P27"/>
      <text:p text:style-name="P35"><text:bookmark text:name="__RefHeading__19354_1201545282"/>Modified BSD License<text:bookmark-end text:name="__RefHeading__19354_1201545282"/></text:p>
      <text:p text:style-name="P13">Copyright (c) 2011, Kirk I. Hays<text:line-break/>All rights reserved.</text:p>
      <text:p text:style-name="P12">Redistribution and use in source and binary forms, with or without modification, are permitted provided that the following conditions are met:</text:p>
      <text:list xml:id="list1760349135" text:style-name="L1">
        <text:list-item>
          <text:p text:style-name="P44">Redistributions of source code must retain the above copyright notice, this list of conditions and the following disclaimer.</text:p>
        </text:list-item>
        <text:list-item>
          <text:p text:style-name="P44">Redistributions in binary form must reproduce the above copyright notice, this list of conditions and the following disclaimer in the documentation and/or other materials provided with the distribution.</text:p>
        </text:list-item>
        <text:list-item>
          <text:p text:style-name="P39">Neither the name of Kirk I. Hays nor the names of its contributors may be used to endorse or promote products derived from this software without specific prior written permission.</text:p>
        </text:list-item>
      </text:list>
      <text:p text:style-name="P12">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27"/>
      <text:h text:style-name="Text_20_body" text:outline-level="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9">Table of Contents</text:p>
          </text:index-title>
          <text:p text:style-name="P37">Introduction<text:tab/><text:a xlink:type="simple" xlink:href="#__RefHeading__18530_1201545282" text:style-name="Internet_20_link" text:visited-style-name="Internet_20_link">7</text:a></text:p>
          <text:p text:style-name="P37">Instruction Mnemonics<text:tab/><text:a xlink:type="simple" xlink:href="#__RefHeading__19356_1201545282" text:style-name="Internet_20_link" text:visited-style-name="Internet_20_link">9</text:a></text:p>
          <text:p text:style-name="P36">Notation<text:tab/><text:a xlink:type="simple" xlink:href="#__RefHeading__15850_786827707" text:style-name="Internet_20_link" text:visited-style-name="Internet_20_link">10</text:a></text:p>
          <text:p text:style-name="P36">INC – Increment Register<text:tab/><text:a xlink:type="simple" xlink:href="#__RefHeading__11495_1201545282" text:style-name="Internet_20_link" text:visited-style-name="Internet_20_link">11</text:a></text:p>
          <text:p text:style-name="P36">ADC – Add Register and Carry Flag to Accumulator<text:tab/><text:a xlink:type="simple" xlink:href="#__RefHeading__11293_1201545282" text:style-name="Internet_20_link" text:visited-style-name="Internet_20_link">12</text:a></text:p>
          <text:p text:style-name="P36">TX0 – Transfer Register to Accumulator<text:tab/><text:a xlink:type="simple" xlink:href="#__RefHeading__11295_1201545282" text:style-name="Internet_20_link" text:visited-style-name="Internet_20_link">13</text:a></text:p>
          <text:p text:style-name="P36">OR – Bitwise OR Register to Accumulator<text:tab/><text:a xlink:type="simple" xlink:href="#__RefHeading__11297_1201545282" text:style-name="Internet_20_link" text:visited-style-name="Internet_20_link">14</text:a></text:p>
          <text:p text:style-name="P36">AND - Bitwise AND Register to Accumulator<text:tab/><text:a xlink:type="simple" xlink:href="#__RefHeading__11299_1201545282" text:style-name="Internet_20_link" text:visited-style-name="Internet_20_link">15</text:a></text:p>
          <text:p text:style-name="P36">XOR - Bitwise XOR Register to Accumulator<text:tab/><text:a xlink:type="simple" xlink:href="#__RefHeading__11301_1201545282" text:style-name="Internet_20_link" text:visited-style-name="Internet_20_link">16</text:a></text:p>
          <text:p text:style-name="P36">ROL – Rotate Left Register through Carry<text:tab/><text:a xlink:type="simple" xlink:href="#__RefHeading__11303_1201545282" text:style-name="Internet_20_link" text:visited-style-name="Internet_20_link">17</text:a></text:p>
          <text:p text:style-name="P36">ROR – Rotate Right Register through Carry<text:tab/><text:a xlink:type="simple" xlink:href="#__RefHeading__11305_1201545282" text:style-name="Internet_20_link" text:visited-style-name="Internet_20_link">18</text:a></text:p>
          <text:p text:style-name="P36">DEC – Decrement Register<text:tab/><text:a xlink:type="simple" xlink:href="#__RefHeading__11307_1201545282" text:style-name="Internet_20_link" text:visited-style-name="Internet_20_link">19</text:a></text:p>
          <text:p text:style-name="P36">SBC – Subtract Register and Carry Bit from Accumulator<text:tab/><text:a xlink:type="simple" xlink:href="#__RefHeading__11309_1201545282" text:style-name="Internet_20_link" text:visited-style-name="Internet_20_link">20</text:a></text:p>
          <text:p text:style-name="P36">ADD – Add Register to Accumulator<text:tab/><text:a xlink:type="simple" xlink:href="#__RefHeading__11311_1201545282" text:style-name="Internet_20_link" text:visited-style-name="Internet_20_link">21</text:a></text:p>
          <text:p text:style-name="P36">STP – Set Bit in PSR<text:tab/><text:a xlink:type="simple" xlink:href="#__RefHeading__11313_1201545282" text:style-name="Internet_20_link" text:visited-style-name="Internet_20_link">22</text:a></text:p>
          <text:p text:style-name="P36">BTT – Bit Test in Accumulator<text:tab/><text:a xlink:type="simple" xlink:href="#__RefHeading__11315_1201545282" text:style-name="Internet_20_link" text:visited-style-name="Internet_20_link">23</text:a></text:p>
          <text:p text:style-name="P36">CLP – Clear Bit in PSR<text:tab/><text:a xlink:type="simple" xlink:href="#__RefHeading__11317_1201545282" text:style-name="Internet_20_link" text:visited-style-name="Internet_20_link">24</text:a></text:p>
          <text:p text:style-name="P36">T0X – Transfer Accumulator to Register<text:tab/><text:a xlink:type="simple" xlink:href="#__RefHeading__11319_1201545282" text:style-name="Internet_20_link" text:visited-style-name="Internet_20_link">25</text:a></text:p>
          <text:p text:style-name="P36">CMP – Compare Register to Accumulator<text:tab/><text:a xlink:type="simple" xlink:href="#__RefHeading__11321_1201545282" text:style-name="Internet_20_link" text:visited-style-name="Internet_20_link">26</text:a></text:p>
          <text:p text:style-name="P36">PSH – Push Register onto Stack<text:tab/><text:a xlink:type="simple" xlink:href="#__RefHeading__11323_1201545282" text:style-name="Internet_20_link" text:visited-style-name="Internet_20_link">27</text:a></text:p>
          <text:p text:style-name="P36">POP – Pop Register from Stack<text:tab/><text:a xlink:type="simple" xlink:href="#__RefHeading__11325_1201545282" text:style-name="Internet_20_link" text:visited-style-name="Internet_20_link">28</text:a></text:p>
          <text:p text:style-name="P36">BR0 – Relative Branch if PSR Bit is Zero<text:tab/><text:a xlink:type="simple" xlink:href="#__RefHeading__11327_1201545282" text:style-name="Internet_20_link" text:visited-style-name="Internet_20_link">29</text:a></text:p>
          <text:p text:style-name="P36">BR1 – Relative Branch if PSR Bit is One<text:tab/><text:a xlink:type="simple" xlink:href="#__RefHeading__11329_1201545282" text:style-name="Internet_20_link" text:visited-style-name="Internet_20_link">30</text:a></text:p>
          <text:p text:style-name="P36">DBNZ – Decrement Register and Branch Not Zero<text:tab/><text:a xlink:type="simple" xlink:href="#__RefHeading__11331_1201545282" text:style-name="Internet_20_link" text:visited-style-name="Internet_20_link">31</text:a></text:p>
          <text:p text:style-name="P36">INT – Interrupt<text:tab/><text:a xlink:type="simple" xlink:href="#__RefHeading__11333_1201545282" text:style-name="Internet_20_link" text:visited-style-name="Internet_20_link">32</text:a></text:p>
          <text:p text:style-name="P36">MUL – Multiply R0 by Register<text:tab/><text:a xlink:type="simple" xlink:href="#__RefHeading__11335_1201545282" text:style-name="Internet_20_link" text:visited-style-name="Internet_20_link">33</text:a></text:p>
          <text:p text:style-name="P36">RSP – Reset Stack Pointer<text:tab/><text:a xlink:type="simple" xlink:href="#__RefHeading__11815_1201545282" text:style-name="Internet_20_link" text:visited-style-name="Internet_20_link">34</text:a></text:p>
          <text:p text:style-name="P36">RTS – Return from Subroutine<text:tab/><text:a xlink:type="simple" xlink:href="#__RefHeading__11339_1201545282" text:style-name="Internet_20_link" text:visited-style-name="Internet_20_link">35</text:a></text:p>
          <text:p text:style-name="P36">RTI – Return from Interrupt<text:tab/><text:a xlink:type="simple" xlink:href="#__RefHeading__11337_1201545282" text:style-name="Internet_20_link" text:visited-style-name="Internet_20_link">36</text:a></text:p>
          <text:p text:style-name="P36">BRK - Break<text:tab/><text:a xlink:type="simple" xlink:href="#__RefHeading__19358_1201545282" text:style-name="Internet_20_link" text:visited-style-name="Internet_20_link">37</text:a></text:p>
          <text:p text:style-name="P36">JMP – Jump to Absolute Address<text:tab/><text:a xlink:type="simple" xlink:href="#__RefHeading__19360_1201545282" text:style-name="Internet_20_link" text:visited-style-name="Internet_20_link">38</text:a></text:p>
          <text:p text:style-name="P36">SMSK – Set Interrupt Mask<text:tab/><text:a xlink:type="simple" xlink:href="#__RefHeading__11395_1201545282" text:style-name="Internet_20_link" text:visited-style-name="Internet_20_link">39</text:a></text:p>
          <text:p text:style-name="P36">GMSK – Get Interrupt Mask<text:tab/><text:a xlink:type="simple" xlink:href="#__RefHeading__11397_1201545282" text:style-name="Internet_20_link" text:visited-style-name="Internet_20_link">40</text:a></text:p>
          <text:p text:style-name="P36">JSR – Jump to Subroutine<text:tab/><text:a xlink:type="simple" xlink:href="#__RefHeading__11399_1201545282" text:style-name="Internet_20_link" text:visited-style-name="Internet_20_link">41</text:a></text:p>
          <text:p text:style-name="P36">UPP – Increment Register Pair<text:tab/><text:a xlink:type="simple" xlink:href="#__RefHeading__11401_1201545282" text:style-name="Internet_20_link" text:visited-style-name="Internet_20_link">42</text:a></text:p>
          <text:p text:style-name="P36">STA – Store Register to Address<text:tab/><text:a xlink:type="simple" xlink:href="#__RefHeading__11403_1201545282" text:style-name="Internet_20_link" text:visited-style-name="Internet_20_link">43</text:a></text:p>
          <text:p text:style-name="P36">STX – Store R0 Indexed<text:tab/><text:a xlink:type="simple" xlink:href="#__RefHeading__11405_1201545282" text:style-name="Internet_20_link" text:visited-style-name="Internet_20_link">44</text:a></text:p>
          <text:p text:style-name="P36">STO – Store R0 Indexed with Offset<text:tab/><text:a xlink:type="simple" xlink:href="#__RefHeading__11407_1201545282" text:style-name="Internet_20_link" text:visited-style-name="Internet_20_link">45</text:a></text:p>
          <text:p text:style-name="P36">LDI – Load Register Immediate<text:tab/><text:a xlink:type="simple" xlink:href="#__RefHeading__11409_1201545282" text:style-name="Internet_20_link" text:visited-style-name="Internet_20_link">46</text:a></text:p>
          <text:p text:style-name="P36">LDA – Load Register from Address<text:tab/><text:a xlink:type="simple" xlink:href="#__RefHeading__11411_1201545282" text:style-name="Internet_20_link" text:visited-style-name="Internet_20_link">47</text:a></text:p>
          <text:p text:style-name="P36">LDX – Load R0 Indexed<text:tab/><text:a xlink:type="simple" xlink:href="#__RefHeading__11413_1201545282" text:style-name="Internet_20_link" text:visited-style-name="Internet_20_link">48</text:a></text:p>
          <text:p text:style-name="P36">LDO - Load R0 Indexed with Offset<text:tab/><text:a xlink:type="simple" xlink:href="#__RefHeading__11415_1201545282" text:style-name="Internet_20_link" text:visited-style-name="Internet_20_link">49</text:a></text:p>
          <text:p text:style-name="P37"><text:soft-page-break/>Instruction Pseudo-Mnemonics<text:tab/><text:a xlink:type="simple" xlink:href="#__RefHeading__17798_1201545282" text:style-name="Internet_20_link" text:visited-style-name="Internet_20_link">50</text:a></text:p>
          <text:p text:style-name="P36">STI - Set Interrupt Enable Flag<text:tab/><text:a xlink:type="simple" xlink:href="#__RefHeading__19362_1201545282" text:style-name="Internet_20_link" text:visited-style-name="Internet_20_link">51</text:a></text:p>
          <text:p text:style-name="P36">CLI – Clear Interrupt Enable Flag<text:tab/><text:a xlink:type="simple" xlink:href="#__RefHeading__19364_1201545282" text:style-name="Internet_20_link" text:visited-style-name="Internet_20_link">52</text:a></text:p>
          <text:p text:style-name="P36">STZ – Set Zero Flag<text:tab/><text:a xlink:type="simple" xlink:href="#__RefHeading__19366_1201545282" text:style-name="Internet_20_link" text:visited-style-name="Internet_20_link">53</text:a></text:p>
          <text:p text:style-name="P36">CLZ – Clear Zero Flag<text:tab/><text:a xlink:type="simple" xlink:href="#__RefHeading__19368_1201545282" text:style-name="Internet_20_link" text:visited-style-name="Internet_20_link">54</text:a></text:p>
          <text:p text:style-name="P36">STN – Set Negative Flag<text:tab/><text:a xlink:type="simple" xlink:href="#__RefHeading__19370_1201545282" text:style-name="Internet_20_link" text:visited-style-name="Internet_20_link">55</text:a></text:p>
          <text:p text:style-name="P36">CLN – Clear Negative Flag<text:tab/><text:a xlink:type="simple" xlink:href="#__RefHeading__19372_1201545282" text:style-name="Internet_20_link" text:visited-style-name="Internet_20_link">56</text:a></text:p>
          <text:p text:style-name="P36">STC – Set Carry Flag<text:tab/><text:a xlink:type="simple" xlink:href="#__RefHeading__19374_1201545282" text:style-name="Internet_20_link" text:visited-style-name="Internet_20_link">57</text:a></text:p>
          <text:p text:style-name="P36">CLC – Clear Carry Flag<text:tab/><text:a xlink:type="simple" xlink:href="#__RefHeading__19376_1201545282" text:style-name="Internet_20_link" text:visited-style-name="Internet_20_link">58</text:a></text:p>
          <text:p text:style-name="P36">NOP – No Operation<text:tab/><text:a xlink:type="simple" xlink:href="#__RefHeading__19378_1201545282" text:style-name="Internet_20_link" text:visited-style-name="Internet_20_link">59</text:a></text:p>
          <text:p text:style-name="P36">BRZ – Branch on Zero<text:tab/><text:a xlink:type="simple" xlink:href="#__RefHeading__19382_1201545282" text:style-name="Internet_20_link" text:visited-style-name="Internet_20_link">60</text:a></text:p>
          <text:p text:style-name="P36">BRNZ – Branch on Not Zero<text:tab/><text:a xlink:type="simple" xlink:href="#__RefHeading__19384_1201545282" text:style-name="Internet_20_link" text:visited-style-name="Internet_20_link">61</text:a></text:p>
          <text:p text:style-name="P36">BRLZ – Branch on Less than Zero<text:tab/><text:a xlink:type="simple" xlink:href="#__RefHeading__19388_1201545282" text:style-name="Internet_20_link" text:visited-style-name="Internet_20_link">62</text:a></text:p>
          <text:p text:style-name="P36">BRGEZ – Branch on Greater than or Equal to Zero<text:tab/><text:a xlink:type="simple" xlink:href="#__RefHeading__19390_1201545282" text:style-name="Internet_20_link" text:visited-style-name="Internet_20_link">63</text:a></text:p>
          <text:p text:style-name="P36">BRC – Branch on Carry<text:tab/><text:a xlink:type="simple" xlink:href="#__RefHeading__19392_1201545282" text:style-name="Internet_20_link" text:visited-style-name="Internet_20_link">64</text:a></text:p>
          <text:p text:style-name="P36">BRNC – Branch on Not Carry<text:tab/><text:a xlink:type="simple" xlink:href="#__RefHeading__19394_1201545282" text:style-name="Internet_20_link" text:visited-style-name="Internet_20_link">65</text:a></text:p>
          <text:p text:style-name="P36">JMPZ - Jump on Zero<text:tab/><text:a xlink:type="simple" xlink:href="#__RefHeading__16176_786827707" text:style-name="Internet_20_link" text:visited-style-name="Internet_20_link">66</text:a></text:p>
          <text:p text:style-name="P36">JMPNZ - Jump on Not Zero<text:tab/><text:a xlink:type="simple" xlink:href="#__RefHeading__18593_786827707" text:style-name="Internet_20_link" text:visited-style-name="Internet_20_link">67</text:a></text:p>
          <text:p text:style-name="P36">JMPLZ - Jump on Less than Zero<text:tab/><text:a xlink:type="simple" xlink:href="#__RefHeading__18595_786827707" text:style-name="Internet_20_link" text:visited-style-name="Internet_20_link">68</text:a></text:p>
          <text:p text:style-name="P36">JMPGEZ - Jump on Greater than or Equal to Zero<text:tab/><text:a xlink:type="simple" xlink:href="#__RefHeading__18597_786827707" text:style-name="Internet_20_link" text:visited-style-name="Internet_20_link">69</text:a></text:p>
          <text:p text:style-name="P36">JMPC - Jump on Carry<text:tab/><text:a xlink:type="simple" xlink:href="#__RefHeading__18599_786827707" text:style-name="Internet_20_link" text:visited-style-name="Internet_20_link">70</text:a></text:p>
          <text:p text:style-name="P36">JMPNC - Jump on Not Carry<text:tab/><text:a xlink:type="simple" xlink:href="#__RefHeading__18601_786827707" text:style-name="Internet_20_link" text:visited-style-name="Internet_20_link">71</text:a></text:p>
          <text:p text:style-name="P36">CLR - Clear Accumulator<text:tab/><text:a xlink:type="simple" xlink:href="#__RefHeading__15820_581082106" text:style-name="Internet_20_link" text:visited-style-name="Internet_20_link">72</text:a></text:p>
          <text:p text:style-name="P37">Open8 Application Binary Interface<text:tab/><text:a xlink:type="simple" xlink:href="#__RefHeading__18532_1201545282" text:style-name="Internet_20_link" text:visited-style-name="Internet_20_link">73</text:a></text:p>
          <text:p text:style-name="P37">Appendix A - Differences Between the Open8 and the V8<text:tab/><text:a xlink:type="simple" xlink:href="#__RefHeading__18534_1201545282" text:style-name="Internet_20_link" text:visited-style-name="Internet_20_link">74</text:a></text:p>
          <text:p text:style-name="P37">Appendix B - Instruction Opcode Map<text:tab/><text:a xlink:type="simple" xlink:href="#__RefHeading__18536_1201545282" text:style-name="Internet_20_link" text:visited-style-name="Internet_20_link">75</text:a></text:p>
        </text:index-body>
      </text:table-of-content>
      <text:h text:style-name="P57" text:outline-level="1"/>
      <text:h text:style-name="P58" text:outline-level="1"><text:bookmark text:name="__RefHeading__18530_1201545282"/>Introduction<text:bookmark-end text:name="__RefHeading__18530_1201545282"/></text:h>
      <text:p text:style-name="Text_20_body">The Open8 softcore, developed by Jeremy Seth Henry in 2006, is a “clean-room” derivation of the Vautomation Inc. V8-uRISC<text:span text:style-name="T1">™</text:span> processor, introduced in the mid-1990s, and later sold by ARC International as the ARClite<text:span text:style-name="T1">™</text:span> microRISC<text:span text:style-name="T1">™</text:span>.</text:p>
      <text:p text:style-name="Text_20_body">Vautomation was acquired by ARC International in 2002. <text:s/>ARC International, in turn, was acquired by Virage Logic in 2009, which was then acquired by Synopsus in 2010.</text:p>
      <text:p text:style-name="Text_20_body">The Open8 core is an 8-bit microprocessor with 16 bit addressing, eight 8-bit registers, and a 64K address space.</text:p>
      <text:p text:style-name="Text_20_body">This document covers the instruction set as supported by the GNU <text:span text:style-name="T17">binutils</text:span> tools, as ported by Kirk I. Hays, and provides the ABI implemented by the GNU <text:span text:style-name="T17">gcc</text:span> compiler suite.</text:p>
      <text:h text:style-name="P56" text:outline-level="2"/>
      <text:h text:style-name="P58" text:outline-level="1"><text:bookmark text:name="__RefHeading__19356_1201545282"/>Instruction Mnemonics<text:bookmark-end text:name="__RefHeading__19356_1201545282"/></text:h>
      <text:p text:style-name="Text_20_body">The instructions documented in this section are executable hardware instructions. <text:s/>Convenience mnemonics ("Pseudo-mnemonics") supported by the assembler are documented in the section <text:bookmark-ref text:reference-format="text" text:ref-name="__RefHeading__17798_1201545282">Instruction Pseudo-Mnemonics</text:bookmark-ref>.</text:p>
      <text:p text:style-name="Text_20_body"/>
      <text:h text:style-name="P55" text:outline-level="2"><text:bookmark text:name="__RefHeading__15850_786827707"/>Notation<text:bookmark-end text:name="__RefHeading__15850_786827707"/></text:h>
      <text:p text:style-name="Text_20_body">The general purpose registers (<text:span text:style-name="T17">R0..R7</text:span>) are represented as <text:span text:style-name="T17">Rn</text:span>.</text:p>
      <text:p text:style-name="Text_20_body">Even numbered registers, where required, are represented as <text:span text:style-name="T17">Re</text:span><text:span text:style-name="T25">.</text:span><text:span text:style-name="T25"> <text:s/>Generally, when an even numbered register is required, it is implied that the next higher numbered odd register is also used by the operation.</text:span></text:p>
      <text:p text:style-name="Text_20_body">If a pair of registers is required for an operation, then the concatenation of those registers is indicated by braces, such as <text:span text:style-name="T17">{R1:R0}</text:span>. <text:s/>The lower order bits are in the lower numbered register.</text:p>
      <text:p text:style-name="Text_20_body">If a particular general purpose register is necessary, it is specified directly, such as <text:span text:style-name="T17">R0</text:span>.</text:p>
      <text:p text:style-name="Text_20_body">Optional elements within the specification of a mnemonic format are enclosed in brackets.</text:p>
      <text:p text:style-name="Text_20_body">If a particular bit of a register is needed, it is specified with an index in brackets following the register name (for example, <text:span text:style-name="T17">Rn[7]</text:span>), where bits in a register are numbered from least significant to most significant. <text:s/>As a special case, the carry bit from a mathematical operation is indicated as <text:span text:style-name="T17">Rn</text:span><text:span text:style-name="T17">[8]</text:span><text:span text:style-name="T25"> for 8-bit math, and as</text:span><text:span text:style-name="T17"> {Re</text:span><text:span text:style-name="T21">+1</text:span><text:span text:style-name="T17">:Re}[16] </text:span><text:span text:style-name="T25">for 16 bit math.</text:span></text:p>
      <text:p text:style-name="Text_20_body">Assignment of a value to a register (or bit) is indicated with the “receives” operator, “<text:span text:style-name="T3">←</text:span>”.</text:p>
      <text:p text:style-name="Text_20_body">The arithmetic operators have their usual meanings when used on values from registers.</text:p>
      <text:p text:style-name="Text_20_body">Mathematical operations are unsigned by default. <text:s/>Where signed operations or values are needed, they are called out explicitly.</text:p>
      <text:p text:style-name="Text_20_body">C-style comparison operators, such as “==” are used, and have their standard meanings. <text:s/>They produce a single bit result, “1” for true, and “0” for false.</text:p>
      <text:p text:style-name="Text_20_body"><text:bookmark text:name="__RefHeading__11283_1201545282"/><text:span text:style-name="T17">PSR</text:span> is the program status register.<text:bookmark-end text:name="__RefHeading__11283_1201545282"/></text:p>
      <text:p text:style-name="Text_20_body"><text:span text:style-name="T17">STACK</text:span> is the stack pointer register.</text:p>
      <text:p text:style-name="Text_20_body"><text:span text:style-name="T17">PROGRAM_COUNTER</text:span> is the pointer to the currently executing instruction.</text:p>
      <text:p text:style-name="Text_20_body"><text:span text:style-name="T17">VECTOR_BASE</text:span> is the implementation specific location of the interrupt vectors.</text:p>
      <text:h text:style-name="P56" text:outline-level="2"><text:bookmark text:name="__RefHeading__11495_1201545282"/>INC – Increment Register<text:bookmark-end text:name="__RefHeading__11495_1201545282"/></text:h>
      <text:h text:style-name="Heading_20_3" text:outline-level="3">Format</text:h>
      <table:table table:name="InstructionFormat" table:style-name="InstructionFormat">
        <table:table-column table:style-name="InstructionFormat.A" table:number-columns-repeated="7"/>
        <table:table-column table:style-name="InstructionFormat.H"/>
        <table:table-row>
          <table:table-cell table:style-name="InstructionFormat.A1" table:number-columns-spanned="5" office:value-type="string">
            <text:p text:style-name="P25">Opcode</text:p>
          </table:table-cell>
          <table:covered-table-cell/>
          <table:covered-table-cell/>
          <table:covered-table-cell/>
          <table:covered-table-cell/>
          <table:table-cell table:style-name="InstructionFormat.F1" table:number-columns-spanned="3" office:value-type="string">
            <text:p text:style-name="P25">Reg</text:p>
          </table:table-cell>
          <table:covered-table-cell/>
          <table:covered-table-cell/>
        </table:table-row>
        <table:table-row>
          <table:table-cell table:style-name="InstructionFormat.A2" office:value-type="float" office:value="0">
            <text:p text:style-name="P19">0</text:p>
          </table:table-cell>
          <table:table-cell table:style-name="InstructionFormat.A2" office:value-type="float" office:value="0">
            <text:p text:style-name="P19">0</text:p>
          </table:table-cell>
          <table:table-cell table:style-name="InstructionFormat.A2" office:value-type="float" office:value="0">
            <text:p text:style-name="P19">0</text:p>
          </table:table-cell>
          <table:table-cell table:style-name="InstructionFormat.A2" office:value-type="float" office:value="0">
            <text:p text:style-name="P19">0</text:p>
          </table:table-cell>
          <table:table-cell table:style-name="InstructionFormat.A2" office:value-type="float" office:value="0">
            <text:p text:style-name="P19">0</text:p>
          </table:table-cell>
          <table:table-cell table:style-name="InstructionFormat.F2" office:value-type="string">
            <text:p text:style-name="P19">X</text:p>
          </table:table-cell>
          <table:table-cell table:style-name="InstructionFormat.F2" office:value-type="string">
            <text:p text:style-name="P19">X</text:p>
          </table:table-cell>
          <table:table-cell table:style-name="InstructionFormat.H2" office:value-type="string">
            <text:p text:style-name="P19">X</text:p>
          </table:table-cell>
        </table:table-row>
      </table:table>
      <text:h text:style-name="P48" text:outline-level="3">Mnemonic</text:h>
      <text:p text:style-name="P15"><text:span text:style-name="T5">[label:]<text:tab/>INC<text:tab/>R</text:span><text:span text:style-name="T6">n</text:span></text:p>
      <text:h text:style-name="Heading_20_3" text:outline-level="3">Operation</text:h>
      <text:p text:style-name="P2">Rn <text:span text:style-name="T1">←</text:span><text:span text:style-name="T5"> Rn + 1</text:span></text:p>
      <text:p text:style-name="P2"><text:span text:style-name="T5">PSR[2] </text:span><text:span text:style-name="T1">← </text:span><text:span text:style-name="T1">R</text:span><text:span text:style-name="T1">n</text:span><text:span text:style-name="T1">[7]</text:span></text:p>
      <text:p text:style-name="P2"><text:span text:style-name="T5">PSR[</text:span><text:span text:style-name="T5">1</text:span><text:span text:style-name="T5">] </text:span><text:span text:style-name="T1">← </text:span><text:span text:style-name="T1">R</text:span><text:span text:style-name="T1">n</text:span><text:span text:style-name="T1">[</text:span><text:span text:style-name="T1">8</text:span><text:span text:style-name="T1">]</text:span></text:p>
      <text:p text:style-name="P2"><text:span text:style-name="T1">PSR[0] </text:span><text:span text:style-name="T1">← </text:span><text:span text:style-name="T1">(</text:span><text:span text:style-name="T1">R</text:span><text:span text:style-name="T1">n</text:span><text:span text:style-name="T1"> == 0)</text:span></text:p>
      <text:h text:style-name="Heading_20_3" text:outline-level="3">Flags</text:h>
      <table:table table:name="Flags" table:style-name="Flags">
        <table:table-column table:style-name="Flags.A" table:number-columns-repeated="7"/>
        <table:table-column table:style-name="Flags.H"/>
        <table:table-row>
          <table:table-cell table:style-name="Flags.A1" office:value-type="string">
            <text:p text:style-name="P25">PSR[7]</text:p>
          </table:table-cell>
          <table:table-cell table:style-name="Flags.A1" office:value-type="string">
            <text:p text:style-name="P25">PSR[6]</text:p>
          </table:table-cell>
          <table:table-cell table:style-name="Flags.A1" office:value-type="string">
            <text:p text:style-name="P25">PSR[5]</text:p>
          </table:table-cell>
          <table:table-cell table:style-name="Flags.A1" office:value-type="string">
            <text:p text:style-name="P25">PSR[4]</text:p>
          </table:table-cell>
          <table:table-cell table:style-name="Flags.A1" office:value-type="string">
            <text:p text:style-name="P25">PSR[3]</text:p>
          </table:table-cell>
          <table:table-cell table:style-name="Flags.A1" office:value-type="string">
            <text:p text:style-name="P25">PSR[2]</text:p>
          </table:table-cell>
          <table:table-cell table:style-name="Flags.A1" office:value-type="string">
            <text:p text:style-name="P25">PSR[1]</text:p>
          </table:table-cell>
          <table:table-cell table:style-name="Flags.H1" office:value-type="string">
            <text:p text:style-name="P25">PSR[0]</text:p>
          </table:table-cell>
        </table:table-row>
        <table:table-row>
          <table:table-cell table:style-name="Flags.A2" office:value-type="string">
            <text:p text:style-name="P18">GP4_Flag</text:p>
          </table:table-cell>
          <table:table-cell table:style-name="Flags.A2" office:value-type="string">
            <text:p text:style-name="P18">GP3_Flag</text:p>
          </table:table-cell>
          <table:table-cell table:style-name="Flags.A2" office:value-type="string">
            <text:p text:style-name="P18">GP2_Flag</text:p>
          </table:table-cell>
          <table:table-cell table:style-name="Flags.A2" office:value-type="string">
            <text:p text:style-name="P18">GP1_Flag</text:p>
          </table:table-cell>
          <table:table-cell table:style-name="Flags.A2" office:value-type="string">
            <text:p text:style-name="P18">Interrupt_Enable</text:p>
          </table:table-cell>
          <table:table-cell table:style-name="Flags.A2" office:value-type="string">
            <text:p text:style-name="P18">Negative_Flag</text:p>
          </table:table-cell>
          <table:table-cell table:style-name="Flags.A2" office:value-type="string">
            <text:p text:style-name="P18">Carry_Flag</text:p>
          </table:table-cell>
          <table:table-cell table:style-name="Flags.H2" office:value-type="string">
            <text:p text:style-name="P18">Zero_Flag</text:p>
          </table:table-cell>
        </table:table-row>
        <table:table-row>
          <table:table-cell table:style-name="Flags.A2" office:value-type="string">
            <text:p text:style-name="P18">-</text:p>
          </table:table-cell>
          <table:table-cell table:style-name="Flags.A2" office:value-type="string">
            <text:p text:style-name="P18">-</text:p>
          </table:table-cell>
          <table:table-cell table:style-name="Flags.A2" office:value-type="string">
            <text:p text:style-name="P18">-</text:p>
          </table:table-cell>
          <table:table-cell table:style-name="Flags.A2" office:value-type="string">
            <text:p text:style-name="P18">-</text:p>
          </table:table-cell>
          <table:table-cell table:style-name="Flags.A2" office:value-type="string">
            <text:p text:style-name="P18">-</text:p>
          </table:table-cell>
          <table:table-cell table:style-name="Flags.A2" office:value-type="string">
            <text:p text:style-name="P18">X</text:p>
          </table:table-cell>
          <table:table-cell table:style-name="Flags.A2" office:value-type="string">
            <text:p text:style-name="P18">X</text:p>
          </table:table-cell>
          <table:table-cell table:style-name="Flags.H2" office:value-type="string">
            <text:p text:style-name="P18">X</text:p>
          </table:table-cell>
        </table:table-row>
      </table:table>
      <text:h text:style-name="Heading_20_3" text:outline-level="3">Clocks</text:h>
      <text:p text:style-name="P5">1</text:p>
      <text:h text:style-name="Heading_20_3" text:outline-level="3">Description</text:h>
      <text:p text:style-name="Text_20_body">Increment the value in a general purpose register.</text:p>
      <text:p text:style-name="Text_20_body"><text:span text:style-name="T5">Negative, </text:span><text:span text:style-name="T5">Carry,</text:span><text:span text:style-name="T5"> </text:span><text:span text:style-name="T5">and </text:span><text:span text:style-name="T5">Zero </text:span><text:span text:style-name="T5">Flags are set to reflect the new value of R</text:span><text:span text:style-name="T6">n</text:span><text:span text:style-name="T5">.</text:span></text:p>
      <text:h text:style-name="P55" text:outline-level="2"><text:bookmark text:name="__RefHeading__11293_1201545282"/>ADC – Add Register and Carry Flag to Accumulator<text:bookmark-end text:name="__RefHeading__11293_1201545282"/></text:h>
      <text:h text:style-name="Heading_20_3" text:outline-level="3">Format</text:h>
      <table:table table:name="Table2" table:style-name="Table2">
        <table:table-column table:style-name="Table2.A" table:number-columns-repeated="7"/>
        <table:table-column table:style-name="Table2.H"/>
        <table:table-row>
          <table:table-cell table:style-name="Table2.A1" table:number-columns-spanned="5" office:value-type="string">
            <text:p text:style-name="P25">Opcode</text:p>
          </table:table-cell>
          <table:covered-table-cell/>
          <table:covered-table-cell/>
          <table:covered-table-cell/>
          <table:covered-table-cell/>
          <table:table-cell table:style-name="Table2.F1" table:number-columns-spanned="3" office:value-type="string">
            <text:p text:style-name="P25">Reg</text:p>
          </table:table-cell>
          <table:covered-table-cell/>
          <table:covered-table-cell/>
        </table:table-row>
        <table:table-row>
          <table:table-cell table:style-name="Table2.A2" office:value-type="float" office:value="0">
            <text:p text:style-name="P19">0</text:p>
          </table:table-cell>
          <table:table-cell table:style-name="Table2.A2" office:value-type="float" office:value="0">
            <text:p text:style-name="P19">0</text:p>
          </table:table-cell>
          <table:table-cell table:style-name="Table2.A2" office:value-type="float" office:value="0">
            <text:p text:style-name="P19">0</text:p>
          </table:table-cell>
          <table:table-cell table:style-name="Table2.A2" office:value-type="float" office:value="0">
            <text:p text:style-name="P19">0</text:p>
          </table:table-cell>
          <table:table-cell table:style-name="Table2.A2" office:value-type="float" office:value="1">
            <text:p text:style-name="P19">1</text:p>
          </table:table-cell>
          <table:table-cell table:style-name="Table2.F2" office:value-type="string">
            <text:p text:style-name="P19">X</text:p>
          </table:table-cell>
          <table:table-cell table:style-name="Table2.F2" office:value-type="string">
            <text:p text:style-name="P19">X</text:p>
          </table:table-cell>
          <table:table-cell table:style-name="Table2.H2" office:value-type="string">
            <text:p text:style-name="P19">X</text:p>
          </table:table-cell>
        </table:table-row>
      </table:table>
      <text:h text:style-name="P48" text:outline-level="3">Mnemonic</text:h>
      <text:p text:style-name="P15"><text:span text:style-name="T5">[label:]<text:tab/></text:span><text:span text:style-name="T5">ADC</text:span><text:span text:style-name="T5"><text:tab/>R</text:span><text:span text:style-name="T6">n</text:span></text:p>
      <text:h text:style-name="Heading_20_3" text:outline-level="3">Operation</text:h>
      <text:p text:style-name="P2"><text:span text:style-name="T5">R0 </text:span><text:span text:style-name="T1">←</text:span><text:span text:style-name="T5"> R0 + Rn + </text:span><text:span text:style-name="T5">PSR[1]</text:span></text:p>
      <text:p text:style-name="P2"><text:span text:style-name="T5">PSR[2] </text:span><text:span text:style-name="T1">← </text:span><text:span text:style-name="T1">R</text:span><text:span text:style-name="T1">0</text:span><text:span text:style-name="T1">[7]</text:span></text:p>
      <text:p text:style-name="P2"><text:span text:style-name="T5">PSR[</text:span><text:span text:style-name="T5">1</text:span><text:span text:style-name="T5">] </text:span><text:span text:style-name="T1">← </text:span><text:span text:style-name="T1">R</text:span><text:span text:style-name="T1">0</text:span><text:span text:style-name="T1">[</text:span><text:span text:style-name="T1">8</text:span><text:span text:style-name="T1">]</text:span></text:p>
      <text:p text:style-name="P2"><text:span text:style-name="T1">PSR[0] </text:span><text:span text:style-name="T1">← </text:span><text:span text:style-name="T1">(</text:span><text:span text:style-name="T1">R</text:span><text:span text:style-name="T1">0</text:span><text:span text:style-name="T1"> == 0)</text:span></text:p>
      <text:h text:style-name="Heading_20_3" text:outline-level="3">Flags</text:h>
      <table:table table:name="Table3" table:style-name="Table3">
        <table:table-column table:style-name="Table3.A" table:number-columns-repeated="7"/>
        <table:table-column table:style-name="Table3.H"/>
        <table:table-row>
          <table:table-cell table:style-name="Table3.A1" office:value-type="string">
            <text:p text:style-name="P25">PSR[7]</text:p>
          </table:table-cell>
          <table:table-cell table:style-name="Table3.A1" office:value-type="string">
            <text:p text:style-name="P25">PSR[6]</text:p>
          </table:table-cell>
          <table:table-cell table:style-name="Table3.A1" office:value-type="string">
            <text:p text:style-name="P25">PSR[5]</text:p>
          </table:table-cell>
          <table:table-cell table:style-name="Table3.A1" office:value-type="string">
            <text:p text:style-name="P25">PSR[4]</text:p>
          </table:table-cell>
          <table:table-cell table:style-name="Table3.A1" office:value-type="string">
            <text:p text:style-name="P25">PSR[3]</text:p>
          </table:table-cell>
          <table:table-cell table:style-name="Table3.A1" office:value-type="string">
            <text:p text:style-name="P25">PSR[2]</text:p>
          </table:table-cell>
          <table:table-cell table:style-name="Table3.A1" office:value-type="string">
            <text:p text:style-name="P25">PSR[1]</text:p>
          </table:table-cell>
          <table:table-cell table:style-name="Table3.H1" office:value-type="string">
            <text:p text:style-name="P25">PSR[0]</text:p>
          </table:table-cell>
        </table:table-row>
        <table:table-row>
          <table:table-cell table:style-name="Table3.A2" office:value-type="string">
            <text:p text:style-name="P18">GP4_Flag</text:p>
          </table:table-cell>
          <table:table-cell table:style-name="Table3.A2" office:value-type="string">
            <text:p text:style-name="P18">GP3_Flag</text:p>
          </table:table-cell>
          <table:table-cell table:style-name="Table3.A2" office:value-type="string">
            <text:p text:style-name="P18">GP2_Flag</text:p>
          </table:table-cell>
          <table:table-cell table:style-name="Table3.A2" office:value-type="string">
            <text:p text:style-name="P18">GP1_Flag</text:p>
          </table:table-cell>
          <table:table-cell table:style-name="Table3.A2" office:value-type="string">
            <text:p text:style-name="P18">Interrupt_Enable</text:p>
          </table:table-cell>
          <table:table-cell table:style-name="Table3.A2" office:value-type="string">
            <text:p text:style-name="P18">Negative_Flag</text:p>
          </table:table-cell>
          <table:table-cell table:style-name="Table3.A2" office:value-type="string">
            <text:p text:style-name="P18">Carry_Flag</text:p>
          </table:table-cell>
          <table:table-cell table:style-name="Table3.H2" office:value-type="string">
            <text:p text:style-name="P18">Zero_Flag</text:p>
          </table:table-cell>
        </table:table-row>
        <table:table-row>
          <table:table-cell table:style-name="Table3.A2" office:value-type="string">
            <text:p text:style-name="P18">-</text:p>
          </table:table-cell>
          <table:table-cell table:style-name="Table3.A2" office:value-type="string">
            <text:p text:style-name="P18">-</text:p>
          </table:table-cell>
          <table:table-cell table:style-name="Table3.A2" office:value-type="string">
            <text:p text:style-name="P18">-</text:p>
          </table:table-cell>
          <table:table-cell table:style-name="Table3.A2" office:value-type="string">
            <text:p text:style-name="P18">-</text:p>
          </table:table-cell>
          <table:table-cell table:style-name="Table3.A2" office:value-type="string">
            <text:p text:style-name="P18">-</text:p>
          </table:table-cell>
          <table:table-cell table:style-name="Table3.A2" office:value-type="string">
            <text:p text:style-name="P18">X</text:p>
          </table:table-cell>
          <table:table-cell table:style-name="Table3.A2" office:value-type="string">
            <text:p text:style-name="P18">X</text:p>
          </table:table-cell>
          <table:table-cell table:style-name="Table3.H2" office:value-type="string">
            <text:p text:style-name="P18">X</text:p>
          </table:table-cell>
        </table:table-row>
      </table:table>
      <text:h text:style-name="P48" text:outline-level="3">Clocks</text:h>
      <text:p text:style-name="P5">1</text:p>
      <text:h text:style-name="P47" text:outline-level="3">Description</text:h>
      <text:p text:style-name="Text_20_body">Arithmetically add a general purpose register and the current value of the carry flag to the accumulator.</text:p>
      <text:p text:style-name="Text_20_body"><text:span text:style-name="T5">Negative, </text:span><text:span text:style-name="T5">Carry,</text:span><text:span text:style-name="T5"> </text:span><text:span text:style-name="T5">and </text:span><text:span text:style-name="T5">Zero </text:span><text:span text:style-name="T5">Flags are set to reflect the new value of </text:span><text:span text:style-name="T8">R</text:span><text:span text:style-name="T8">0</text:span><text:span text:style-name="T5">.</text:span></text:p>
      <text:h text:style-name="P55" text:outline-level="2"><text:bookmark text:name="__RefHeading__11295_1201545282"/>TX0 – Transfer Register to Accumulator<text:bookmark-end text:name="__RefHeading__11295_1201545282"/></text:h>
      <text:h text:style-name="P47" text:outline-level="3">Format</text:h>
      <table:table table:name="Table4" table:style-name="Table4">
        <table:table-column table:style-name="Table4.A" table:number-columns-repeated="7"/>
        <table:table-column table:style-name="Table4.H"/>
        <table:table-row>
          <table:table-cell table:style-name="Table4.A1" table:number-columns-spanned="5" office:value-type="string">
            <text:p text:style-name="P25">Opcode</text:p>
          </table:table-cell>
          <table:covered-table-cell/>
          <table:covered-table-cell/>
          <table:covered-table-cell/>
          <table:covered-table-cell/>
          <table:table-cell table:style-name="Table4.F1" table:number-columns-spanned="3" office:value-type="string">
            <text:p text:style-name="P25">Reg</text:p>
          </table:table-cell>
          <table:covered-table-cell/>
          <table:covered-table-cell/>
        </table:table-row>
        <table:table-row>
          <table:table-cell table:style-name="Table4.A2" office:value-type="float" office:value="0">
            <text:p text:style-name="P19">0</text:p>
          </table:table-cell>
          <table:table-cell table:style-name="Table4.A2" office:value-type="float" office:value="0">
            <text:p text:style-name="P19">0</text:p>
          </table:table-cell>
          <table:table-cell table:style-name="Table4.A2" office:value-type="float" office:value="0">
            <text:p text:style-name="P19">0</text:p>
          </table:table-cell>
          <table:table-cell table:style-name="Table4.A2" office:value-type="float" office:value="1">
            <text:p text:style-name="P19">1</text:p>
          </table:table-cell>
          <table:table-cell table:style-name="Table4.A2" office:value-type="float" office:value="0">
            <text:p text:style-name="P19">0</text:p>
          </table:table-cell>
          <table:table-cell table:style-name="Table4.F2" office:value-type="string">
            <text:p text:style-name="P19">X</text:p>
          </table:table-cell>
          <table:table-cell table:style-name="Table4.F2" office:value-type="string">
            <text:p text:style-name="P19">X</text:p>
          </table:table-cell>
          <table:table-cell table:style-name="Table4.H2" office:value-type="string">
            <text:p text:style-name="P19">X</text:p>
          </table:table-cell>
        </table:table-row>
      </table:table>
      <text:h text:style-name="P48" text:outline-level="3">Mnemonic</text:h>
      <text:p text:style-name="P15"><text:span text:style-name="T5">[label:]<text:tab/></text:span><text:span text:style-name="T5">TX0</text:span><text:span text:style-name="T5"><text:tab/>R</text:span><text:span text:style-name="T6">n</text:span></text:p>
      <text:h text:style-name="Heading_20_3" text:outline-level="3">Operation</text:h>
      <text:p text:style-name="P2"><text:span text:style-name="T5">R0 </text:span><text:span text:style-name="T1">←</text:span><text:span text:style-name="T5"> Rn</text:span></text:p>
      <text:p text:style-name="P2"><text:span text:style-name="T5">PSR[2] </text:span><text:span text:style-name="T1">← </text:span><text:span text:style-name="T1">R</text:span><text:span text:style-name="T1">0</text:span><text:span text:style-name="T1">[7]</text:span></text:p>
      <text:p text:style-name="P2"><text:span text:style-name="T1">PSR[0] </text:span><text:span text:style-name="T1">← </text:span><text:span text:style-name="T1">(</text:span><text:span text:style-name="T1">R</text:span><text:span text:style-name="T1">0</text:span><text:span text:style-name="T1"> == 0)</text:span></text:p>
      <text:p text:style-name="P6"/>
      <text:h text:style-name="Heading_20_3" text:outline-level="3">Flags</text:h>
      <table:table table:name="Table5" table:style-name="Table5">
        <table:table-column table:style-name="Table5.A" table:number-columns-repeated="7"/>
        <table:table-column table:style-name="Table5.H"/>
        <table:table-row>
          <table:table-cell table:style-name="Table5.A1" office:value-type="string">
            <text:p text:style-name="P25">PSR[7]</text:p>
          </table:table-cell>
          <table:table-cell table:style-name="Table5.A1" office:value-type="string">
            <text:p text:style-name="P25">PSR[6]</text:p>
          </table:table-cell>
          <table:table-cell table:style-name="Table5.A1" office:value-type="string">
            <text:p text:style-name="P25">PSR[5]</text:p>
          </table:table-cell>
          <table:table-cell table:style-name="Table5.A1" office:value-type="string">
            <text:p text:style-name="P25">PSR[4]</text:p>
          </table:table-cell>
          <table:table-cell table:style-name="Table5.A1" office:value-type="string">
            <text:p text:style-name="P25">PSR[3]</text:p>
          </table:table-cell>
          <table:table-cell table:style-name="Table5.A1" office:value-type="string">
            <text:p text:style-name="P25">PSR[2]</text:p>
          </table:table-cell>
          <table:table-cell table:style-name="Table5.A1" office:value-type="string">
            <text:p text:style-name="P25">PSR[1]</text:p>
          </table:table-cell>
          <table:table-cell table:style-name="Table5.H1" office:value-type="string">
            <text:p text:style-name="P25">PSR[0]</text:p>
          </table:table-cell>
        </table:table-row>
        <table:table-row>
          <table:table-cell table:style-name="Table5.A2" office:value-type="string">
            <text:p text:style-name="P18">GP4_Flag</text:p>
          </table:table-cell>
          <table:table-cell table:style-name="Table5.A2" office:value-type="string">
            <text:p text:style-name="P18">GP3_Flag</text:p>
          </table:table-cell>
          <table:table-cell table:style-name="Table5.A2" office:value-type="string">
            <text:p text:style-name="P18">GP2_Flag</text:p>
          </table:table-cell>
          <table:table-cell table:style-name="Table5.A2" office:value-type="string">
            <text:p text:style-name="P18">GP1_Flag</text:p>
          </table:table-cell>
          <table:table-cell table:style-name="Table5.A2" office:value-type="string">
            <text:p text:style-name="P18">Interrupt_Enable</text:p>
          </table:table-cell>
          <table:table-cell table:style-name="Table5.A2" office:value-type="string">
            <text:p text:style-name="P18">Negative_Flag</text:p>
          </table:table-cell>
          <table:table-cell table:style-name="Table5.A2" office:value-type="string">
            <text:p text:style-name="P18">Carry_Flag</text:p>
          </table:table-cell>
          <table:table-cell table:style-name="Table5.H2" office:value-type="string">
            <text:p text:style-name="P18">Zero_Flag</text:p>
          </table:table-cell>
        </table:table-row>
        <table:table-row>
          <table:table-cell table:style-name="Table5.A2" office:value-type="string">
            <text:p text:style-name="P18">-</text:p>
          </table:table-cell>
          <table:table-cell table:style-name="Table5.A2" office:value-type="string">
            <text:p text:style-name="P18">-</text:p>
          </table:table-cell>
          <table:table-cell table:style-name="Table5.A2" office:value-type="string">
            <text:p text:style-name="P18">-</text:p>
          </table:table-cell>
          <table:table-cell table:style-name="Table5.A2" office:value-type="string">
            <text:p text:style-name="P18">-</text:p>
          </table:table-cell>
          <table:table-cell table:style-name="Table5.A2" office:value-type="string">
            <text:p text:style-name="P18">-</text:p>
          </table:table-cell>
          <table:table-cell table:style-name="Table5.A2" office:value-type="string">
            <text:p text:style-name="P18">X</text:p>
          </table:table-cell>
          <table:table-cell table:style-name="Table5.A2" office:value-type="string">
            <text:p text:style-name="P18">-</text:p>
          </table:table-cell>
          <table:table-cell table:style-name="Table5.H2" office:value-type="string">
            <text:p text:style-name="P18">X</text:p>
          </table:table-cell>
        </table:table-row>
      </table:table>
      <text:h text:style-name="P48" text:outline-level="3">Clocks</text:h>
      <text:p text:style-name="P5">1</text:p>
      <text:h text:style-name="P47" text:outline-level="3">Description</text:h>
      <text:p text:style-name="Text_20_body">Transfer the contents of a general purpose register to the accumulator.</text:p>
      <text:p text:style-name="Text_20_body"><text:span text:style-name="T5">Negative </text:span><text:span text:style-name="T5">and </text:span><text:span text:style-name="T5">Zero </text:span><text:span text:style-name="T5">Flags are set to reflect the new value of R0.</text:span></text:p>
      <text:h text:style-name="P55" text:outline-level="2"><text:bookmark text:name="__RefHeading__11297_1201545282"/>OR – Bitwise OR Register to Accumulator<text:bookmark-end text:name="__RefHeading__11297_1201545282"/></text:h>
      <text:h text:style-name="P47" text:outline-level="3">Format</text:h>
      <table:table table:name="Table6" table:style-name="Table6">
        <table:table-column table:style-name="Table6.A" table:number-columns-repeated="7"/>
        <table:table-column table:style-name="Table6.H"/>
        <table:table-row>
          <table:table-cell table:style-name="Table6.A1" table:number-columns-spanned="5" office:value-type="string">
            <text:p text:style-name="P25">Opcode</text:p>
          </table:table-cell>
          <table:covered-table-cell/>
          <table:covered-table-cell/>
          <table:covered-table-cell/>
          <table:covered-table-cell/>
          <table:table-cell table:style-name="Table6.F1" table:number-columns-spanned="3" office:value-type="string">
            <text:p text:style-name="P25">Reg</text:p>
          </table:table-cell>
          <table:covered-table-cell/>
          <table:covered-table-cell/>
        </table:table-row>
        <table:table-row>
          <table:table-cell table:style-name="Table6.A2" office:value-type="float" office:value="0">
            <text:p text:style-name="P19">0</text:p>
          </table:table-cell>
          <table:table-cell table:style-name="Table6.A2" office:value-type="float" office:value="0">
            <text:p text:style-name="P19">0</text:p>
          </table:table-cell>
          <table:table-cell table:style-name="Table6.A2" office:value-type="float" office:value="0">
            <text:p text:style-name="P19">0</text:p>
          </table:table-cell>
          <table:table-cell table:style-name="Table6.A2" office:value-type="float" office:value="1">
            <text:p text:style-name="P19">1</text:p>
          </table:table-cell>
          <table:table-cell table:style-name="Table6.A2" office:value-type="float" office:value="1">
            <text:p text:style-name="P19">1</text:p>
          </table:table-cell>
          <table:table-cell table:style-name="Table6.F2" office:value-type="string">
            <text:p text:style-name="P19">X</text:p>
          </table:table-cell>
          <table:table-cell table:style-name="Table6.F2" office:value-type="string">
            <text:p text:style-name="P19">X</text:p>
          </table:table-cell>
          <table:table-cell table:style-name="Table6.H2" office:value-type="string">
            <text:p text:style-name="P19">X</text:p>
          </table:table-cell>
        </table:table-row>
      </table:table>
      <text:h text:style-name="P48" text:outline-level="3">Mnemonic</text:h>
      <text:p text:style-name="P15"><text:span text:style-name="T5">[label:]<text:tab/></text:span><text:span text:style-name="T5">OR</text:span><text:span text:style-name="T5"><text:tab/>R</text:span><text:span text:style-name="T6">n</text:span></text:p>
      <text:h text:style-name="Heading_20_3" text:outline-level="3">Operation</text:h>
      <text:p text:style-name="P2"><text:span text:style-name="T5">R0 </text:span><text:span text:style-name="T1">←</text:span><text:span text:style-name="T5"> R0 </text:span><text:span text:style-name="T5">|</text:span><text:span text:style-name="T5"> Rn</text:span></text:p>
      <text:p text:style-name="P2"><text:span text:style-name="T5">PSR[2] </text:span><text:span text:style-name="T1">← </text:span><text:span text:style-name="T1">R</text:span><text:span text:style-name="T1">0</text:span><text:span text:style-name="T1">[7]</text:span></text:p>
      <text:p text:style-name="P2"><text:span text:style-name="T1">PSR[0] </text:span><text:span text:style-name="T1">← </text:span><text:span text:style-name="T1">(</text:span><text:span text:style-name="T1">R</text:span><text:span text:style-name="T1">0</text:span><text:span text:style-name="T1"> == 0)</text:span></text:p>
      <text:h text:style-name="Heading_20_3" text:outline-level="3">Flags</text:h>
      <table:table table:name="Table7" table:style-name="Table7">
        <table:table-column table:style-name="Table7.A" table:number-columns-repeated="7"/>
        <table:table-column table:style-name="Table7.H"/>
        <table:table-row>
          <table:table-cell table:style-name="Table7.A1" office:value-type="string">
            <text:p text:style-name="P25">PSR[7]</text:p>
          </table:table-cell>
          <table:table-cell table:style-name="Table7.A1" office:value-type="string">
            <text:p text:style-name="P25">PSR[6]</text:p>
          </table:table-cell>
          <table:table-cell table:style-name="Table7.A1" office:value-type="string">
            <text:p text:style-name="P25">PSR[5]</text:p>
          </table:table-cell>
          <table:table-cell table:style-name="Table7.A1" office:value-type="string">
            <text:p text:style-name="P25">PSR[4]</text:p>
          </table:table-cell>
          <table:table-cell table:style-name="Table7.A1" office:value-type="string">
            <text:p text:style-name="P25">PSR[3]</text:p>
          </table:table-cell>
          <table:table-cell table:style-name="Table7.A1" office:value-type="string">
            <text:p text:style-name="P25">PSR[2]</text:p>
          </table:table-cell>
          <table:table-cell table:style-name="Table7.A1" office:value-type="string">
            <text:p text:style-name="P25">PSR[1]</text:p>
          </table:table-cell>
          <table:table-cell table:style-name="Table7.H1" office:value-type="string">
            <text:p text:style-name="P25">PSR[0]</text:p>
          </table:table-cell>
        </table:table-row>
        <table:table-row>
          <table:table-cell table:style-name="Table7.A2" office:value-type="string">
            <text:p text:style-name="P18">GP4_Flag</text:p>
          </table:table-cell>
          <table:table-cell table:style-name="Table7.A2" office:value-type="string">
            <text:p text:style-name="P18">GP3_Flag</text:p>
          </table:table-cell>
          <table:table-cell table:style-name="Table7.A2" office:value-type="string">
            <text:p text:style-name="P18">GP2_Flag</text:p>
          </table:table-cell>
          <table:table-cell table:style-name="Table7.A2" office:value-type="string">
            <text:p text:style-name="P18">GP1_Flag</text:p>
          </table:table-cell>
          <table:table-cell table:style-name="Table7.A2" office:value-type="string">
            <text:p text:style-name="P18">Interrupt_Enable</text:p>
          </table:table-cell>
          <table:table-cell table:style-name="Table7.A2" office:value-type="string">
            <text:p text:style-name="P18">Negative_Flag</text:p>
          </table:table-cell>
          <table:table-cell table:style-name="Table7.A2" office:value-type="string">
            <text:p text:style-name="P18">Carry_Flag</text:p>
          </table:table-cell>
          <table:table-cell table:style-name="Table7.H2" office:value-type="string">
            <text:p text:style-name="P18">Zero_Flag</text:p>
          </table:table-cell>
        </table:table-row>
        <table:table-row>
          <table:table-cell table:style-name="Table7.A2" office:value-type="string">
            <text:p text:style-name="P18">-</text:p>
          </table:table-cell>
          <table:table-cell table:style-name="Table7.A2" office:value-type="string">
            <text:p text:style-name="P18">-</text:p>
          </table:table-cell>
          <table:table-cell table:style-name="Table7.A2" office:value-type="string">
            <text:p text:style-name="P18">-</text:p>
          </table:table-cell>
          <table:table-cell table:style-name="Table7.A2" office:value-type="string">
            <text:p text:style-name="P18">-</text:p>
          </table:table-cell>
          <table:table-cell table:style-name="Table7.A2" office:value-type="string">
            <text:p text:style-name="P18">-</text:p>
          </table:table-cell>
          <table:table-cell table:style-name="Table7.A2" office:value-type="string">
            <text:p text:style-name="P18">X</text:p>
          </table:table-cell>
          <table:table-cell table:style-name="Table7.A2" office:value-type="string">
            <text:p text:style-name="P18">-</text:p>
          </table:table-cell>
          <table:table-cell table:style-name="Table7.H2" office:value-type="string">
            <text:p text:style-name="P18">X</text:p>
          </table:table-cell>
        </table:table-row>
      </table:table>
      <text:h text:style-name="P48" text:outline-level="3">Clocks</text:h>
      <text:p text:style-name="P5">1</text:p>
      <text:h text:style-name="P47" text:outline-level="3">Description</text:h>
      <text:p text:style-name="Text_20_body">Bitwise OR the contents of a general purpose register with the contents of the accumulator, storing the resulting value to the accumulator.</text:p>
      <text:p text:style-name="Standard"><text:span text:style-name="T5">Negative </text:span><text:span text:style-name="T5">and </text:span><text:span text:style-name="T5">Zero </text:span><text:span text:style-name="T5">Flags are set to reflect the new value of R0.</text:span></text:p>
      <text:h text:style-name="P55" text:outline-level="2"><text:bookmark text:name="__RefHeading__11299_1201545282"/>AND - Bitwise AND Register to Accumulator<text:bookmark-end text:name="__RefHeading__11299_1201545282"/></text:h>
      <text:h text:style-name="Heading_20_3" text:outline-level="3">Format</text:h>
      <table:table table:name="Table8" table:style-name="Table8">
        <table:table-column table:style-name="Table8.A" table:number-columns-repeated="7"/>
        <table:table-column table:style-name="Table8.H"/>
        <table:table-row>
          <table:table-cell table:style-name="Table8.A1" table:number-columns-spanned="5" office:value-type="string">
            <text:p text:style-name="P25">Opcode</text:p>
          </table:table-cell>
          <table:covered-table-cell/>
          <table:covered-table-cell/>
          <table:covered-table-cell/>
          <table:covered-table-cell/>
          <table:table-cell table:style-name="Table8.F1" table:number-columns-spanned="3" office:value-type="string">
            <text:p text:style-name="P25">Reg</text:p>
          </table:table-cell>
          <table:covered-table-cell/>
          <table:covered-table-cell/>
        </table:table-row>
        <table:table-row>
          <table:table-cell table:style-name="Table8.A2" office:value-type="float" office:value="0">
            <text:p text:style-name="P19">0</text:p>
          </table:table-cell>
          <table:table-cell table:style-name="Table8.A2" office:value-type="float" office:value="0">
            <text:p text:style-name="P19">0</text:p>
          </table:table-cell>
          <table:table-cell table:style-name="Table8.A2" office:value-type="float" office:value="1">
            <text:p text:style-name="P19">1</text:p>
          </table:table-cell>
          <table:table-cell table:style-name="Table8.A2" office:value-type="float" office:value="0">
            <text:p text:style-name="P19">0</text:p>
          </table:table-cell>
          <table:table-cell table:style-name="Table8.A2" office:value-type="float" office:value="0">
            <text:p text:style-name="P19">0</text:p>
          </table:table-cell>
          <table:table-cell table:style-name="Table8.F2" office:value-type="string">
            <text:p text:style-name="P19">X</text:p>
          </table:table-cell>
          <table:table-cell table:style-name="Table8.F2" office:value-type="string">
            <text:p text:style-name="P19">X</text:p>
          </table:table-cell>
          <table:table-cell table:style-name="Table8.H2" office:value-type="string">
            <text:p text:style-name="P19">X</text:p>
          </table:table-cell>
        </table:table-row>
      </table:table>
      <text:h text:style-name="P48" text:outline-level="3">Mnemonic</text:h>
      <text:p text:style-name="P15"><text:span text:style-name="T5">[label:]<text:tab/></text:span><text:span text:style-name="T5">AND</text:span><text:span text:style-name="T5"><text:tab/>R</text:span><text:span text:style-name="T6">n</text:span></text:p>
      <text:h text:style-name="Heading_20_3" text:outline-level="3">Operation</text:h>
      <text:p text:style-name="P2"><text:span text:style-name="T5">R0 </text:span><text:span text:style-name="T1">←</text:span><text:span text:style-name="T5"> R0 </text:span><text:span text:style-name="T5">&amp;</text:span><text:span text:style-name="T5"> Rn</text:span></text:p>
      <text:p text:style-name="P2"><text:span text:style-name="T5">PSR[2] </text:span><text:span text:style-name="T1">← </text:span><text:span text:style-name="T1">R</text:span><text:span text:style-name="T1">0</text:span><text:span text:style-name="T1">[7]</text:span></text:p>
      <text:p text:style-name="P2"><text:span text:style-name="T1">PSR[0] </text:span><text:span text:style-name="T1">← </text:span><text:span text:style-name="T1">(</text:span><text:span text:style-name="T1">R</text:span><text:span text:style-name="T1">0</text:span><text:span text:style-name="T1"> == 0)</text:span></text:p>
      <text:h text:style-name="Heading_20_3" text:outline-level="3">Flags</text:h>
      <table:table table:name="Table9" table:style-name="Table9">
        <table:table-column table:style-name="Table9.A" table:number-columns-repeated="7"/>
        <table:table-column table:style-name="Table9.H"/>
        <table:table-row>
          <table:table-cell table:style-name="Table9.A1" office:value-type="string">
            <text:p text:style-name="P25">PSR[7]</text:p>
          </table:table-cell>
          <table:table-cell table:style-name="Table9.A1" office:value-type="string">
            <text:p text:style-name="P25">PSR[6]</text:p>
          </table:table-cell>
          <table:table-cell table:style-name="Table9.A1" office:value-type="string">
            <text:p text:style-name="P25">PSR[5]</text:p>
          </table:table-cell>
          <table:table-cell table:style-name="Table9.A1" office:value-type="string">
            <text:p text:style-name="P25">PSR[4]</text:p>
          </table:table-cell>
          <table:table-cell table:style-name="Table9.A1" office:value-type="string">
            <text:p text:style-name="P25">PSR[3]</text:p>
          </table:table-cell>
          <table:table-cell table:style-name="Table9.A1" office:value-type="string">
            <text:p text:style-name="P25">PSR[2]</text:p>
          </table:table-cell>
          <table:table-cell table:style-name="Table9.A1" office:value-type="string">
            <text:p text:style-name="P25">PSR[1]</text:p>
          </table:table-cell>
          <table:table-cell table:style-name="Table9.H1" office:value-type="string">
            <text:p text:style-name="P25">PSR[0]</text:p>
          </table:table-cell>
        </table:table-row>
        <table:table-row>
          <table:table-cell table:style-name="Table9.A2" office:value-type="string">
            <text:p text:style-name="P18">GP4_Flag</text:p>
          </table:table-cell>
          <table:table-cell table:style-name="Table9.A2" office:value-type="string">
            <text:p text:style-name="P18">GP3_Flag</text:p>
          </table:table-cell>
          <table:table-cell table:style-name="Table9.A2" office:value-type="string">
            <text:p text:style-name="P18">GP2_Flag</text:p>
          </table:table-cell>
          <table:table-cell table:style-name="Table9.A2" office:value-type="string">
            <text:p text:style-name="P18">GP1_Flag</text:p>
          </table:table-cell>
          <table:table-cell table:style-name="Table9.A2" office:value-type="string">
            <text:p text:style-name="P18">Interrupt_Enable</text:p>
          </table:table-cell>
          <table:table-cell table:style-name="Table9.A2" office:value-type="string">
            <text:p text:style-name="P18">Negative_Flag</text:p>
          </table:table-cell>
          <table:table-cell table:style-name="Table9.A2" office:value-type="string">
            <text:p text:style-name="P18">Carry_Flag</text:p>
          </table:table-cell>
          <table:table-cell table:style-name="Table9.H2" office:value-type="string">
            <text:p text:style-name="P18">Zero_Flag</text:p>
          </table:table-cell>
        </table:table-row>
        <table:table-row>
          <table:table-cell table:style-name="Table9.A2" office:value-type="string">
            <text:p text:style-name="P18">-</text:p>
          </table:table-cell>
          <table:table-cell table:style-name="Table9.A2" office:value-type="string">
            <text:p text:style-name="P18">-</text:p>
          </table:table-cell>
          <table:table-cell table:style-name="Table9.A2" office:value-type="string">
            <text:p text:style-name="P18">-</text:p>
          </table:table-cell>
          <table:table-cell table:style-name="Table9.A2" office:value-type="string">
            <text:p text:style-name="P18">-</text:p>
          </table:table-cell>
          <table:table-cell table:style-name="Table9.A2" office:value-type="string">
            <text:p text:style-name="P18">-</text:p>
          </table:table-cell>
          <table:table-cell table:style-name="Table9.A2" office:value-type="string">
            <text:p text:style-name="P18">X</text:p>
          </table:table-cell>
          <table:table-cell table:style-name="Table9.A2" office:value-type="string">
            <text:p text:style-name="P18">-</text:p>
          </table:table-cell>
          <table:table-cell table:style-name="Table9.H2" office:value-type="string">
            <text:p text:style-name="P18">X</text:p>
          </table:table-cell>
        </table:table-row>
      </table:table>
      <text:h text:style-name="P48" text:outline-level="3">Clocks</text:h>
      <text:p text:style-name="P5">1</text:p>
      <text:h text:style-name="P47" text:outline-level="3">Description</text:h>
      <text:p text:style-name="Text_20_body">Bitwise AND the contents of a general purpose register with the contents of the accumulator, storing the resulting value to the accumulator.</text:p>
      <text:p text:style-name="Text_20_body"><text:span text:style-name="T5">Negative </text:span><text:span text:style-name="T5">and </text:span><text:span text:style-name="T5">Zero </text:span><text:span text:style-name="T5">Flags are set to reflect the new value of R0.</text:span></text:p>
      <text:h text:style-name="P55" text:outline-level="2"><text:bookmark text:name="__RefHeading__11301_1201545282"/>XOR - Bitwise XOR Register to Accumulator<text:bookmark-end text:name="__RefHeading__11301_1201545282"/></text:h>
      <text:h text:style-name="Heading_20_3" text:outline-level="3">Format</text:h>
      <table:table table:name="Table10" table:style-name="Table10">
        <table:table-column table:style-name="Table10.A" table:number-columns-repeated="7"/>
        <table:table-column table:style-name="Table10.H"/>
        <table:table-row>
          <table:table-cell table:style-name="Table10.A1" table:number-columns-spanned="5" office:value-type="string">
            <text:p text:style-name="P25">Opcode</text:p>
          </table:table-cell>
          <table:covered-table-cell/>
          <table:covered-table-cell/>
          <table:covered-table-cell/>
          <table:covered-table-cell/>
          <table:table-cell table:style-name="Table10.F1" table:number-columns-spanned="3" office:value-type="string">
            <text:p text:style-name="P25">Reg</text:p>
          </table:table-cell>
          <table:covered-table-cell/>
          <table:covered-table-cell/>
        </table:table-row>
        <table:table-row>
          <table:table-cell table:style-name="Table10.A2" office:value-type="float" office:value="0">
            <text:p text:style-name="P19">0</text:p>
          </table:table-cell>
          <table:table-cell table:style-name="Table10.A2" office:value-type="float" office:value="0">
            <text:p text:style-name="P19">0</text:p>
          </table:table-cell>
          <table:table-cell table:style-name="Table10.A2" office:value-type="float" office:value="1">
            <text:p text:style-name="P19">1</text:p>
          </table:table-cell>
          <table:table-cell table:style-name="Table10.A2" office:value-type="float" office:value="0">
            <text:p text:style-name="P19">0</text:p>
          </table:table-cell>
          <table:table-cell table:style-name="Table10.A2" office:value-type="float" office:value="1">
            <text:p text:style-name="P19">1</text:p>
          </table:table-cell>
          <table:table-cell table:style-name="Table10.F2" office:value-type="string">
            <text:p text:style-name="P19">X</text:p>
          </table:table-cell>
          <table:table-cell table:style-name="Table10.F2" office:value-type="string">
            <text:p text:style-name="P19">X</text:p>
          </table:table-cell>
          <table:table-cell table:style-name="Table10.H2" office:value-type="string">
            <text:p text:style-name="P19">X</text:p>
          </table:table-cell>
        </table:table-row>
      </table:table>
      <text:h text:style-name="P48" text:outline-level="3">Mnemonic</text:h>
      <text:p text:style-name="P15"><text:span text:style-name="T5">[label:]<text:tab/></text:span><text:span text:style-name="T5">XOR</text:span><text:span text:style-name="T5"><text:tab/>R</text:span><text:span text:style-name="T6">n</text:span></text:p>
      <text:h text:style-name="Heading_20_3" text:outline-level="3">Operation</text:h>
      <text:p text:style-name="P2"><text:span text:style-name="T5">R0 </text:span><text:span text:style-name="T1">←</text:span><text:span text:style-name="T5"> R0 </text:span><text:span text:style-name="T5">^</text:span><text:span text:style-name="T5"> Rn</text:span></text:p>
      <text:p text:style-name="P2"><text:span text:style-name="T5">PSR[2] </text:span><text:span text:style-name="T1">← </text:span><text:span text:style-name="T1">R</text:span><text:span text:style-name="T1">0</text:span><text:span text:style-name="T1">[7]</text:span></text:p>
      <text:p text:style-name="P2"><text:span text:style-name="T1">PSR[0] </text:span><text:span text:style-name="T1">← </text:span><text:span text:style-name="T1">(</text:span><text:span text:style-name="T1">R</text:span><text:span text:style-name="T1">0</text:span><text:span text:style-name="T1"> == 0)</text:span></text:p>
      <text:h text:style-name="Heading_20_3" text:outline-level="3">Flags</text:h>
      <table:table table:name="Table11" table:style-name="Table11">
        <table:table-column table:style-name="Table11.A" table:number-columns-repeated="7"/>
        <table:table-column table:style-name="Table11.H"/>
        <table:table-row>
          <table:table-cell table:style-name="Table11.A1" office:value-type="string">
            <text:p text:style-name="P25">PSR[7]</text:p>
          </table:table-cell>
          <table:table-cell table:style-name="Table11.A1" office:value-type="string">
            <text:p text:style-name="P25">PSR[6]</text:p>
          </table:table-cell>
          <table:table-cell table:style-name="Table11.A1" office:value-type="string">
            <text:p text:style-name="P25">PSR[5]</text:p>
          </table:table-cell>
          <table:table-cell table:style-name="Table11.A1" office:value-type="string">
            <text:p text:style-name="P25">PSR[4]</text:p>
          </table:table-cell>
          <table:table-cell table:style-name="Table11.A1" office:value-type="string">
            <text:p text:style-name="P25">PSR[3]</text:p>
          </table:table-cell>
          <table:table-cell table:style-name="Table11.A1" office:value-type="string">
            <text:p text:style-name="P25">PSR[2]</text:p>
          </table:table-cell>
          <table:table-cell table:style-name="Table11.A1" office:value-type="string">
            <text:p text:style-name="P25">PSR[1]</text:p>
          </table:table-cell>
          <table:table-cell table:style-name="Table11.H1" office:value-type="string">
            <text:p text:style-name="P25">PSR[0]</text:p>
          </table:table-cell>
        </table:table-row>
        <table:table-row>
          <table:table-cell table:style-name="Table11.A2" office:value-type="string">
            <text:p text:style-name="P18">GP4_Flag</text:p>
          </table:table-cell>
          <table:table-cell table:style-name="Table11.A2" office:value-type="string">
            <text:p text:style-name="P18">GP3_Flag</text:p>
          </table:table-cell>
          <table:table-cell table:style-name="Table11.A2" office:value-type="string">
            <text:p text:style-name="P18">GP2_Flag</text:p>
          </table:table-cell>
          <table:table-cell table:style-name="Table11.A2" office:value-type="string">
            <text:p text:style-name="P18">GP1_Flag</text:p>
          </table:table-cell>
          <table:table-cell table:style-name="Table11.A2" office:value-type="string">
            <text:p text:style-name="P18">Interrupt_Enable</text:p>
          </table:table-cell>
          <table:table-cell table:style-name="Table11.A2" office:value-type="string">
            <text:p text:style-name="P18">Negative_Flag</text:p>
          </table:table-cell>
          <table:table-cell table:style-name="Table11.A2" office:value-type="string">
            <text:p text:style-name="P18">Carry_Flag</text:p>
          </table:table-cell>
          <table:table-cell table:style-name="Table11.H2" office:value-type="string">
            <text:p text:style-name="P18">Zero_Flag</text:p>
          </table:table-cell>
        </table:table-row>
        <table:table-row>
          <table:table-cell table:style-name="Table11.A2" office:value-type="string">
            <text:p text:style-name="P18">-</text:p>
          </table:table-cell>
          <table:table-cell table:style-name="Table11.A2" office:value-type="string">
            <text:p text:style-name="P18">-</text:p>
          </table:table-cell>
          <table:table-cell table:style-name="Table11.A2" office:value-type="string">
            <text:p text:style-name="P18">-</text:p>
          </table:table-cell>
          <table:table-cell table:style-name="Table11.A2" office:value-type="string">
            <text:p text:style-name="P18">-</text:p>
          </table:table-cell>
          <table:table-cell table:style-name="Table11.A2" office:value-type="string">
            <text:p text:style-name="P18">-</text:p>
          </table:table-cell>
          <table:table-cell table:style-name="Table11.A2" office:value-type="string">
            <text:p text:style-name="P18">X</text:p>
          </table:table-cell>
          <table:table-cell table:style-name="Table11.A2" office:value-type="string">
            <text:p text:style-name="P18">-</text:p>
          </table:table-cell>
          <table:table-cell table:style-name="Table11.H2" office:value-type="string">
            <text:p text:style-name="P18">X</text:p>
          </table:table-cell>
        </table:table-row>
      </table:table>
      <text:h text:style-name="P48" text:outline-level="3">Clocks</text:h>
      <text:p text:style-name="P5">1</text:p>
      <text:h text:style-name="P47" text:outline-level="3">Description</text:h>
      <text:p text:style-name="Text_20_body">Bitwise XOR the contents of a general purpose register with the contents of the accumulator, storing the resulting value to the accumulator.</text:p>
      <text:p text:style-name="Text_20_body"><text:span text:style-name="T5">Negative </text:span><text:span text:style-name="T5">and </text:span><text:span text:style-name="T5">Zero </text:span><text:span text:style-name="T5">Flags are set to reflect the new value of R0.</text:span></text:p>
      <text:h text:style-name="P55" text:outline-level="2"><text:bookmark text:name="__RefHeading__11303_1201545282"/>ROL – Rotate Left Register through Carry<text:bookmark-end text:name="__RefHeading__11303_1201545282"/></text:h>
      <text:h text:style-name="P49" text:outline-level="3">Format</text:h>
      <table:table table:name="Table12" table:style-name="Table12">
        <table:table-column table:style-name="Table12.A" table:number-columns-repeated="7"/>
        <table:table-column table:style-name="Table12.H"/>
        <table:table-row>
          <table:table-cell table:style-name="Table12.A1" table:number-columns-spanned="5" office:value-type="string">
            <text:p text:style-name="P25">Opcode</text:p>
          </table:table-cell>
          <table:covered-table-cell/>
          <table:covered-table-cell/>
          <table:covered-table-cell/>
          <table:covered-table-cell/>
          <table:table-cell table:style-name="Table12.F1" table:number-columns-spanned="3" office:value-type="string">
            <text:p text:style-name="P25">Reg</text:p>
          </table:table-cell>
          <table:covered-table-cell/>
          <table:covered-table-cell/>
        </table:table-row>
        <table:table-row>
          <table:table-cell table:style-name="Table12.A2" office:value-type="float" office:value="0">
            <text:p text:style-name="P19">0</text:p>
          </table:table-cell>
          <table:table-cell table:style-name="Table12.A2" office:value-type="float" office:value="0">
            <text:p text:style-name="P19">0</text:p>
          </table:table-cell>
          <table:table-cell table:style-name="Table12.A2" office:value-type="float" office:value="1">
            <text:p text:style-name="P19">1</text:p>
          </table:table-cell>
          <table:table-cell table:style-name="Table12.A2" office:value-type="float" office:value="1">
            <text:p text:style-name="P19">1</text:p>
          </table:table-cell>
          <table:table-cell table:style-name="Table12.A2" office:value-type="float" office:value="0">
            <text:p text:style-name="P19">0</text:p>
          </table:table-cell>
          <table:table-cell table:style-name="Table12.F2" office:value-type="string">
            <text:p text:style-name="P19">X</text:p>
          </table:table-cell>
          <table:table-cell table:style-name="Table12.F2" office:value-type="string">
            <text:p text:style-name="P19">X</text:p>
          </table:table-cell>
          <table:table-cell table:style-name="Table12.H2" office:value-type="string">
            <text:p text:style-name="P19">X</text:p>
          </table:table-cell>
        </table:table-row>
      </table:table>
      <text:h text:style-name="P48" text:outline-level="3">Mnemonic</text:h>
      <text:p text:style-name="P15"><text:span text:style-name="T5">[label:]<text:tab/></text:span><text:span text:style-name="T5">ROL</text:span><text:span text:style-name="T5"><text:tab/>R</text:span><text:span text:style-name="T6">n</text:span></text:p>
      <text:h text:style-name="Heading_20_3" text:outline-level="3">Operation</text:h>
      <text:p text:style-name="P2"><text:span text:style-name="T5">TMP </text:span><text:span text:style-name="T1">←</text:span><text:span text:style-name="T5"> Rn</text:span><text:span text:style-name="T5">[7]</text:span></text:p>
      <text:p text:style-name="P2"><text:span text:style-name="T5">Rn </text:span><text:span text:style-name="T1">←</text:span><text:span text:style-name="T5"> </text:span><text:span text:style-name="T5">(</text:span><text:span text:style-name="T5">Rn </text:span><text:span text:style-name="T5">&lt;&lt; 1) | </text:span><text:span text:style-name="T5">PSR[1]</text:span></text:p>
      <text:p text:style-name="P2"><text:span text:style-name="T5">PSR[1]</text:span><text:span text:style-name="T5"> </text:span><text:span text:style-name="T1">←</text:span><text:span text:style-name="T5"> </text:span><text:span text:style-name="T5">TMP</text:span></text:p>
      <text:p text:style-name="P2"><text:span text:style-name="T5">PSR[2] </text:span><text:span text:style-name="T1">← </text:span><text:span text:style-name="T1">R</text:span><text:span text:style-name="T1">n</text:span><text:span text:style-name="T1">[7]</text:span></text:p>
      <text:p text:style-name="P2"><text:span text:style-name="T1">PSR[0] </text:span><text:span text:style-name="T1">← </text:span><text:span text:style-name="T1">(</text:span><text:span text:style-name="T1">R</text:span><text:span text:style-name="T1">n</text:span><text:span text:style-name="T1"> == 0)</text:span></text:p>
      <text:h text:style-name="Heading_20_3" text:outline-level="3">Flags</text:h>
      <table:table table:name="Table13" table:style-name="Table13">
        <table:table-column table:style-name="Table13.A" table:number-columns-repeated="7"/>
        <table:table-column table:style-name="Table13.H"/>
        <table:table-row>
          <table:table-cell table:style-name="Table13.A1" office:value-type="string">
            <text:p text:style-name="P25">PSR[7]</text:p>
          </table:table-cell>
          <table:table-cell table:style-name="Table13.A1" office:value-type="string">
            <text:p text:style-name="P25">PSR[6]</text:p>
          </table:table-cell>
          <table:table-cell table:style-name="Table13.A1" office:value-type="string">
            <text:p text:style-name="P25">PSR[5]</text:p>
          </table:table-cell>
          <table:table-cell table:style-name="Table13.A1" office:value-type="string">
            <text:p text:style-name="P25">PSR[4]</text:p>
          </table:table-cell>
          <table:table-cell table:style-name="Table13.A1" office:value-type="string">
            <text:p text:style-name="P25">PSR[3]</text:p>
          </table:table-cell>
          <table:table-cell table:style-name="Table13.A1" office:value-type="string">
            <text:p text:style-name="P25">PSR[2]</text:p>
          </table:table-cell>
          <table:table-cell table:style-name="Table13.A1" office:value-type="string">
            <text:p text:style-name="P25">PSR[1]</text:p>
          </table:table-cell>
          <table:table-cell table:style-name="Table13.H1" office:value-type="string">
            <text:p text:style-name="P25">PSR[0]</text:p>
          </table:table-cell>
        </table:table-row>
        <table:table-row>
          <table:table-cell table:style-name="Table13.A2" office:value-type="string">
            <text:p text:style-name="P18">GP4_Flag</text:p>
          </table:table-cell>
          <table:table-cell table:style-name="Table13.A2" office:value-type="string">
            <text:p text:style-name="P18">GP3_Flag</text:p>
          </table:table-cell>
          <table:table-cell table:style-name="Table13.A2" office:value-type="string">
            <text:p text:style-name="P18">GP2_Flag</text:p>
          </table:table-cell>
          <table:table-cell table:style-name="Table13.A2" office:value-type="string">
            <text:p text:style-name="P18">GP1_Flag</text:p>
          </table:table-cell>
          <table:table-cell table:style-name="Table13.A2" office:value-type="string">
            <text:p text:style-name="P18">Interrupt_Enable</text:p>
          </table:table-cell>
          <table:table-cell table:style-name="Table13.A2" office:value-type="string">
            <text:p text:style-name="P18">Negative_Flag</text:p>
          </table:table-cell>
          <table:table-cell table:style-name="Table13.A2" office:value-type="string">
            <text:p text:style-name="P18">Carry_Flag</text:p>
          </table:table-cell>
          <table:table-cell table:style-name="Table13.H2" office:value-type="string">
            <text:p text:style-name="P18">Zero_Flag</text:p>
          </table:table-cell>
        </table:table-row>
        <table:table-row>
          <table:table-cell table:style-name="Table13.A2" office:value-type="string">
            <text:p text:style-name="P18">-</text:p>
          </table:table-cell>
          <table:table-cell table:style-name="Table13.A2" office:value-type="string">
            <text:p text:style-name="P18">-</text:p>
          </table:table-cell>
          <table:table-cell table:style-name="Table13.A2" office:value-type="string">
            <text:p text:style-name="P18">-</text:p>
          </table:table-cell>
          <table:table-cell table:style-name="Table13.A2" office:value-type="string">
            <text:p text:style-name="P18">-</text:p>
          </table:table-cell>
          <table:table-cell table:style-name="Table13.A2" office:value-type="string">
            <text:p text:style-name="P18">-</text:p>
          </table:table-cell>
          <table:table-cell table:style-name="Table13.A2" office:value-type="string">
            <text:p text:style-name="P18">X</text:p>
          </table:table-cell>
          <table:table-cell table:style-name="Table13.A2" office:value-type="string">
            <text:p text:style-name="P18">X</text:p>
          </table:table-cell>
          <table:table-cell table:style-name="Table13.H2" office:value-type="string">
            <text:p text:style-name="P18">X</text:p>
          </table:table-cell>
        </table:table-row>
      </table:table>
      <text:h text:style-name="P48" text:outline-level="3">Clocks</text:h>
      <text:p text:style-name="P5">1</text:p>
      <text:h text:style-name="P47" text:outline-level="3">Description</text:h>
      <text:p text:style-name="Text_20_body">Rotate the value general purpose register left one bit, with the low order bit taking the value of the carry flag, and the carry flag being updated to the former high order bit of the value. <text:s/>Place the resulting value in the same general purpose register.</text:p>
      <text:p text:style-name="P3"><text:span text:style-name="T5">Negative </text:span><text:span text:style-name="T5">and </text:span><text:span text:style-name="T5">Zero </text:span><text:span text:style-name="T5">Flags are set to reflect the new value of R</text:span><text:span text:style-name="T6">n</text:span><text:span text:style-name="T5">. <text:s/></text:span><text:span text:style-name="T5">Carry Flag is changed as described, above.</text:span></text:p>
      <text:h text:style-name="P55" text:outline-level="2"><text:bookmark text:name="__RefHeading__11305_1201545282"/>ROR – Rotate Right Register through Carry<text:bookmark-end text:name="__RefHeading__11305_1201545282"/></text:h>
      <text:h text:style-name="P49" text:outline-level="3">Format</text:h>
      <table:table table:name="Table14" table:style-name="Table14">
        <table:table-column table:style-name="Table14.A" table:number-columns-repeated="7"/>
        <table:table-column table:style-name="Table14.H"/>
        <table:table-row>
          <table:table-cell table:style-name="Table14.A1" table:number-columns-spanned="5" office:value-type="string">
            <text:p text:style-name="P25">Opcode</text:p>
          </table:table-cell>
          <table:covered-table-cell/>
          <table:covered-table-cell/>
          <table:covered-table-cell/>
          <table:covered-table-cell/>
          <table:table-cell table:style-name="Table14.F1" table:number-columns-spanned="3" office:value-type="string">
            <text:p text:style-name="P25">Reg</text:p>
          </table:table-cell>
          <table:covered-table-cell/>
          <table:covered-table-cell/>
        </table:table-row>
        <table:table-row>
          <table:table-cell table:style-name="Table14.A2" office:value-type="float" office:value="0">
            <text:p text:style-name="P19">0</text:p>
          </table:table-cell>
          <table:table-cell table:style-name="Table14.A2" office:value-type="float" office:value="0">
            <text:p text:style-name="P19">0</text:p>
          </table:table-cell>
          <table:table-cell table:style-name="Table14.A2" office:value-type="float" office:value="1">
            <text:p text:style-name="P19">1</text:p>
          </table:table-cell>
          <table:table-cell table:style-name="Table14.A2" office:value-type="float" office:value="1">
            <text:p text:style-name="P19">1</text:p>
          </table:table-cell>
          <table:table-cell table:style-name="Table14.A2" office:value-type="float" office:value="1">
            <text:p text:style-name="P19">1</text:p>
          </table:table-cell>
          <table:table-cell table:style-name="Table14.F2" office:value-type="string">
            <text:p text:style-name="P19">X</text:p>
          </table:table-cell>
          <table:table-cell table:style-name="Table14.F2" office:value-type="string">
            <text:p text:style-name="P19">X</text:p>
          </table:table-cell>
          <table:table-cell table:style-name="Table14.H2" office:value-type="string">
            <text:p text:style-name="P19">X</text:p>
          </table:table-cell>
        </table:table-row>
      </table:table>
      <text:h text:style-name="P48" text:outline-level="3">Mnemonic</text:h>
      <text:p text:style-name="P15"><text:span text:style-name="T5">[label:]<text:tab/></text:span><text:span text:style-name="T5">ROR</text:span><text:span text:style-name="T5"><text:tab/>R</text:span><text:span text:style-name="T6">n</text:span></text:p>
      <text:h text:style-name="Heading_20_3" text:outline-level="3">Operation</text:h>
      <text:p text:style-name="P2">TMP <text:span text:style-name="T1">←</text:span><text:span text:style-name="T5"> Rn</text:span><text:span text:style-name="T5">[0]</text:span></text:p>
      <text:p text:style-name="P2"><text:span text:style-name="T5">Rn </text:span><text:span text:style-name="T1">←</text:span><text:span text:style-name="T5"> </text:span><text:span text:style-name="T5">(</text:span><text:span text:style-name="T5">Rn </text:span><text:span text:style-name="T5">&gt;&gt; 1) | (</text:span><text:span text:style-name="T5">PSR[1]</text:span><text:span text:style-name="T5"> &lt;&lt; 7)</text:span></text:p>
      <text:p text:style-name="P2"><text:span text:style-name="T5">PSR[1]</text:span><text:span text:style-name="T5"> </text:span><text:span text:style-name="T1">←</text:span><text:span text:style-name="T5"> </text:span><text:span text:style-name="T5">TMP</text:span></text:p>
      <text:p text:style-name="P2"><text:span text:style-name="T5">PSR[2] </text:span><text:span text:style-name="T1">← </text:span><text:span text:style-name="T1">R</text:span><text:span text:style-name="T1">n</text:span><text:span text:style-name="T1">[7]</text:span></text:p>
      <text:p text:style-name="P2"><text:span text:style-name="T1">PSR[0] </text:span><text:span text:style-name="T1">← </text:span><text:span text:style-name="T1">(</text:span><text:span text:style-name="T1">R</text:span><text:span text:style-name="T1">n</text:span><text:span text:style-name="T1"> == 0)</text:span></text:p>
      <text:h text:style-name="Heading_20_3" text:outline-level="3">Flags</text:h>
      <table:table table:name="Table15" table:style-name="Table15">
        <table:table-column table:style-name="Table15.A" table:number-columns-repeated="7"/>
        <table:table-column table:style-name="Table15.H"/>
        <table:table-row>
          <table:table-cell table:style-name="Table15.A1" office:value-type="string">
            <text:p text:style-name="P25">PSR[7]</text:p>
          </table:table-cell>
          <table:table-cell table:style-name="Table15.A1" office:value-type="string">
            <text:p text:style-name="P25">PSR[6]</text:p>
          </table:table-cell>
          <table:table-cell table:style-name="Table15.A1" office:value-type="string">
            <text:p text:style-name="P25">PSR[5]</text:p>
          </table:table-cell>
          <table:table-cell table:style-name="Table15.A1" office:value-type="string">
            <text:p text:style-name="P25">PSR[4]</text:p>
          </table:table-cell>
          <table:table-cell table:style-name="Table15.A1" office:value-type="string">
            <text:p text:style-name="P25">PSR[3]</text:p>
          </table:table-cell>
          <table:table-cell table:style-name="Table15.A1" office:value-type="string">
            <text:p text:style-name="P25">PSR[2]</text:p>
          </table:table-cell>
          <table:table-cell table:style-name="Table15.A1" office:value-type="string">
            <text:p text:style-name="P25">PSR[1]</text:p>
          </table:table-cell>
          <table:table-cell table:style-name="Table15.H1" office:value-type="string">
            <text:p text:style-name="P25">PSR[0]</text:p>
          </table:table-cell>
        </table:table-row>
        <table:table-row>
          <table:table-cell table:style-name="Table15.A2" office:value-type="string">
            <text:p text:style-name="P18">GP4_Flag</text:p>
          </table:table-cell>
          <table:table-cell table:style-name="Table15.A2" office:value-type="string">
            <text:p text:style-name="P18">GP3_Flag</text:p>
          </table:table-cell>
          <table:table-cell table:style-name="Table15.A2" office:value-type="string">
            <text:p text:style-name="P18">GP2_Flag</text:p>
          </table:table-cell>
          <table:table-cell table:style-name="Table15.A2" office:value-type="string">
            <text:p text:style-name="P18">GP1_Flag</text:p>
          </table:table-cell>
          <table:table-cell table:style-name="Table15.A2" office:value-type="string">
            <text:p text:style-name="P18">Interrupt_Enable</text:p>
          </table:table-cell>
          <table:table-cell table:style-name="Table15.A2" office:value-type="string">
            <text:p text:style-name="P18">Negative_Flag</text:p>
          </table:table-cell>
          <table:table-cell table:style-name="Table15.A2" office:value-type="string">
            <text:p text:style-name="P18">Carry_Flag</text:p>
          </table:table-cell>
          <table:table-cell table:style-name="Table15.H2" office:value-type="string">
            <text:p text:style-name="P18">Zero_Flag</text:p>
          </table:table-cell>
        </table:table-row>
        <table:table-row>
          <table:table-cell table:style-name="Table15.A2" office:value-type="string">
            <text:p text:style-name="P18">-</text:p>
          </table:table-cell>
          <table:table-cell table:style-name="Table15.A2" office:value-type="string">
            <text:p text:style-name="P18">-</text:p>
          </table:table-cell>
          <table:table-cell table:style-name="Table15.A2" office:value-type="string">
            <text:p text:style-name="P18">-</text:p>
          </table:table-cell>
          <table:table-cell table:style-name="Table15.A2" office:value-type="string">
            <text:p text:style-name="P18">-</text:p>
          </table:table-cell>
          <table:table-cell table:style-name="Table15.A2" office:value-type="string">
            <text:p text:style-name="P18">-</text:p>
          </table:table-cell>
          <table:table-cell table:style-name="Table15.A2" office:value-type="string">
            <text:p text:style-name="P18">X</text:p>
          </table:table-cell>
          <table:table-cell table:style-name="Table15.A2" office:value-type="string">
            <text:p text:style-name="P18">X</text:p>
          </table:table-cell>
          <table:table-cell table:style-name="Table15.H2" office:value-type="string">
            <text:p text:style-name="P18">X</text:p>
          </table:table-cell>
        </table:table-row>
      </table:table>
      <text:h text:style-name="P48" text:outline-level="3">Clocks</text:h>
      <text:p text:style-name="P5">1</text:p>
      <text:h text:style-name="P47" text:outline-level="3">Description</text:h>
      <text:p text:style-name="Text_20_body">Rotate the value general purpose register right one bit, with the high order bit taking the value of the carry flag, and the carry flag being updated to the former low order bit of the value. <text:s/>Place the resulting value in the same general purpose register.</text:p>
      <text:p text:style-name="P3"><text:span text:style-name="T5">Negative </text:span><text:span text:style-name="T5">and </text:span><text:span text:style-name="T5">Zero </text:span><text:span text:style-name="T5">Flags are set to reflect the new value of R</text:span><text:span text:style-name="T6">n</text:span><text:span text:style-name="T5">. <text:s/></text:span><text:span text:style-name="T5">Carry Flag (PSR[1]) is changed as described, above.</text:span></text:p>
      <text:p text:style-name="Text_20_body"/>
      <text:p text:style-name="P6"/>
      <text:h text:style-name="P55" text:outline-level="2"><text:bookmark text:name="__RefHeading__11307_1201545282"/>DEC – Decrement Register<text:bookmark-end text:name="__RefHeading__11307_1201545282"/></text:h>
      <text:h text:style-name="Heading_20_3" text:outline-level="3">Format</text:h>
      <table:table table:name="Table16" table:style-name="Table16">
        <table:table-column table:style-name="Table16.A" table:number-columns-repeated="7"/>
        <table:table-column table:style-name="Table16.H"/>
        <table:table-row>
          <table:table-cell table:style-name="Table16.A1" table:number-columns-spanned="5" office:value-type="string">
            <text:p text:style-name="P25">Opcode</text:p>
          </table:table-cell>
          <table:covered-table-cell/>
          <table:covered-table-cell/>
          <table:covered-table-cell/>
          <table:covered-table-cell/>
          <table:table-cell table:style-name="Table16.F1" table:number-columns-spanned="3" office:value-type="string">
            <text:p text:style-name="P25">Reg</text:p>
          </table:table-cell>
          <table:covered-table-cell/>
          <table:covered-table-cell/>
        </table:table-row>
        <table:table-row>
          <table:table-cell table:style-name="Table16.A2" office:value-type="float" office:value="0">
            <text:p text:style-name="P19">0</text:p>
          </table:table-cell>
          <table:table-cell table:style-name="Table16.A2" office:value-type="float" office:value="1">
            <text:p text:style-name="P19">1</text:p>
          </table:table-cell>
          <table:table-cell table:style-name="Table16.A2" office:value-type="float" office:value="0">
            <text:p text:style-name="P19">0</text:p>
          </table:table-cell>
          <table:table-cell table:style-name="Table16.A2" office:value-type="float" office:value="0">
            <text:p text:style-name="P19">0</text:p>
          </table:table-cell>
          <table:table-cell table:style-name="Table16.A2" office:value-type="float" office:value="0">
            <text:p text:style-name="P19">0</text:p>
          </table:table-cell>
          <table:table-cell table:style-name="Table16.F2" office:value-type="string">
            <text:p text:style-name="P19">X</text:p>
          </table:table-cell>
          <table:table-cell table:style-name="Table16.F2" office:value-type="string">
            <text:p text:style-name="P19">X</text:p>
          </table:table-cell>
          <table:table-cell table:style-name="Table16.H2" office:value-type="string">
            <text:p text:style-name="P19">X</text:p>
          </table:table-cell>
        </table:table-row>
      </table:table>
      <text:h text:style-name="P48" text:outline-level="3">Mnemonic</text:h>
      <text:p text:style-name="P15"><text:span text:style-name="T5">[label:]<text:tab/></text:span><text:span text:style-name="T5">DE</text:span><text:span text:style-name="T5">C<text:tab/>R</text:span><text:span text:style-name="T6">n</text:span></text:p>
      <text:h text:style-name="Heading_20_3" text:outline-level="3">Operation</text:h>
      <text:p text:style-name="P2">Rn <text:span text:style-name="T1">←</text:span><text:span text:style-name="T5"> Rn </text:span><text:span text:style-name="T5">+ 0xFF</text:span></text:p>
      <text:p text:style-name="P2"><text:span text:style-name="T5">PSR[2] </text:span><text:span text:style-name="T1">← </text:span><text:span text:style-name="T1">R</text:span><text:span text:style-name="T1">n</text:span><text:span text:style-name="T1">[7]</text:span></text:p>
      <text:p text:style-name="P2"><text:span text:style-name="T5">PSR[</text:span><text:span text:style-name="T5">1</text:span><text:span text:style-name="T5">] </text:span><text:span text:style-name="T1">← </text:span><text:span text:style-name="T1">R</text:span><text:span text:style-name="T1">n</text:span><text:span text:style-name="T1">[</text:span><text:span text:style-name="T1">8</text:span><text:span text:style-name="T1">]</text:span></text:p>
      <text:p text:style-name="P2"><text:span text:style-name="T1">PSR[0] </text:span><text:span text:style-name="T1">← </text:span><text:span text:style-name="T1">(</text:span><text:span text:style-name="T1">R</text:span><text:span text:style-name="T1">n</text:span><text:span text:style-name="T1"> == 0)</text:span></text:p>
      <text:h text:style-name="Heading_20_3" text:outline-level="3">Flags</text:h>
      <table:table table:name="Table17" table:style-name="Table17">
        <table:table-column table:style-name="Table17.A" table:number-columns-repeated="7"/>
        <table:table-column table:style-name="Table17.H"/>
        <table:table-row>
          <table:table-cell table:style-name="Table17.A1" office:value-type="string">
            <text:p text:style-name="P25">PSR[7]</text:p>
          </table:table-cell>
          <table:table-cell table:style-name="Table17.A1" office:value-type="string">
            <text:p text:style-name="P25">PSR[6]</text:p>
          </table:table-cell>
          <table:table-cell table:style-name="Table17.A1" office:value-type="string">
            <text:p text:style-name="P25">PSR[5]</text:p>
          </table:table-cell>
          <table:table-cell table:style-name="Table17.A1" office:value-type="string">
            <text:p text:style-name="P25">PSR[4]</text:p>
          </table:table-cell>
          <table:table-cell table:style-name="Table17.A1" office:value-type="string">
            <text:p text:style-name="P25">PSR[3]</text:p>
          </table:table-cell>
          <table:table-cell table:style-name="Table17.A1" office:value-type="string">
            <text:p text:style-name="P25">PSR[2]</text:p>
          </table:table-cell>
          <table:table-cell table:style-name="Table17.A1" office:value-type="string">
            <text:p text:style-name="P25">PSR[1]</text:p>
          </table:table-cell>
          <table:table-cell table:style-name="Table17.H1" office:value-type="string">
            <text:p text:style-name="P25">PSR[0]</text:p>
          </table:table-cell>
        </table:table-row>
        <table:table-row>
          <table:table-cell table:style-name="Table17.A2" office:value-type="string">
            <text:p text:style-name="P18">GP4_Flag</text:p>
          </table:table-cell>
          <table:table-cell table:style-name="Table17.A2" office:value-type="string">
            <text:p text:style-name="P18">GP3_Flag</text:p>
          </table:table-cell>
          <table:table-cell table:style-name="Table17.A2" office:value-type="string">
            <text:p text:style-name="P18">GP2_Flag</text:p>
          </table:table-cell>
          <table:table-cell table:style-name="Table17.A2" office:value-type="string">
            <text:p text:style-name="P18">GP1_Flag</text:p>
          </table:table-cell>
          <table:table-cell table:style-name="Table17.A2" office:value-type="string">
            <text:p text:style-name="P18">Interrupt_Enable</text:p>
          </table:table-cell>
          <table:table-cell table:style-name="Table17.A2" office:value-type="string">
            <text:p text:style-name="P18">Negative_Flag</text:p>
          </table:table-cell>
          <table:table-cell table:style-name="Table17.A2" office:value-type="string">
            <text:p text:style-name="P18">Carry_Flag</text:p>
          </table:table-cell>
          <table:table-cell table:style-name="Table17.H2" office:value-type="string">
            <text:p text:style-name="P18">Zero_Flag</text:p>
          </table:table-cell>
        </table:table-row>
        <table:table-row>
          <table:table-cell table:style-name="Table17.A2" office:value-type="string">
            <text:p text:style-name="P18">-</text:p>
          </table:table-cell>
          <table:table-cell table:style-name="Table17.A2" office:value-type="string">
            <text:p text:style-name="P18">-</text:p>
          </table:table-cell>
          <table:table-cell table:style-name="Table17.A2" office:value-type="string">
            <text:p text:style-name="P18">-</text:p>
          </table:table-cell>
          <table:table-cell table:style-name="Table17.A2" office:value-type="string">
            <text:p text:style-name="P18">-</text:p>
          </table:table-cell>
          <table:table-cell table:style-name="Table17.A2" office:value-type="string">
            <text:p text:style-name="P18">-</text:p>
          </table:table-cell>
          <table:table-cell table:style-name="Table17.A2" office:value-type="string">
            <text:p text:style-name="P18">X</text:p>
          </table:table-cell>
          <table:table-cell table:style-name="Table17.A2" office:value-type="string">
            <text:p text:style-name="P18">X</text:p>
          </table:table-cell>
          <table:table-cell table:style-name="Table17.H2" office:value-type="string">
            <text:p text:style-name="P18">X</text:p>
          </table:table-cell>
        </table:table-row>
      </table:table>
      <text:h text:style-name="Heading_20_3" text:outline-level="3">Clocks</text:h>
      <text:p text:style-name="P5">1</text:p>
      <text:h text:style-name="Heading_20_3" text:outline-level="3">Description</text:h>
      <text:p text:style-name="Text_20_body">Decrement the value in a general purpose register.</text:p>
      <text:p text:style-name="Standard"><text:span text:style-name="T5">Negative, </text:span><text:span text:style-name="T5">Carry,</text:span><text:span text:style-name="T5"> </text:span><text:span text:style-name="T5">and </text:span><text:span text:style-name="T5">Zero </text:span><text:span text:style-name="T5">Flags are set to reflect the new value of R</text:span><text:span text:style-name="T6">n</text:span><text:span text:style-name="T5">.</text:span></text:p>
      <text:h text:style-name="P52" text:outline-level="3"/>
      <text:p text:style-name="P5"/>
      <text:h text:style-name="P55" text:outline-level="2"><text:bookmark text:name="__RefHeading__11309_1201545282"/>SBC – Subtract Register and Carry Bit from Accumulator<text:bookmark-end text:name="__RefHeading__11309_1201545282"/></text:h>
      <text:h text:style-name="Heading_20_3" text:outline-level="3">Format</text:h>
      <table:table table:name="Table18" table:style-name="Table18">
        <table:table-column table:style-name="Table18.A" table:number-columns-repeated="7"/>
        <table:table-column table:style-name="Table18.H"/>
        <table:table-row>
          <table:table-cell table:style-name="Table18.A1" table:number-columns-spanned="5" office:value-type="string">
            <text:p text:style-name="P25">Opcode</text:p>
          </table:table-cell>
          <table:covered-table-cell/>
          <table:covered-table-cell/>
          <table:covered-table-cell/>
          <table:covered-table-cell/>
          <table:table-cell table:style-name="Table18.F1" table:number-columns-spanned="3" office:value-type="string">
            <text:p text:style-name="P25">Reg</text:p>
          </table:table-cell>
          <table:covered-table-cell/>
          <table:covered-table-cell/>
        </table:table-row>
        <table:table-row>
          <table:table-cell table:style-name="Table18.A2" office:value-type="float" office:value="0">
            <text:p text:style-name="P19">0</text:p>
          </table:table-cell>
          <table:table-cell table:style-name="Table18.A2" office:value-type="float" office:value="1">
            <text:p text:style-name="P19">1</text:p>
          </table:table-cell>
          <table:table-cell table:style-name="Table18.A2" office:value-type="float" office:value="0">
            <text:p text:style-name="P19">0</text:p>
          </table:table-cell>
          <table:table-cell table:style-name="Table18.A2" office:value-type="float" office:value="0">
            <text:p text:style-name="P19">0</text:p>
          </table:table-cell>
          <table:table-cell table:style-name="Table18.A2" office:value-type="float" office:value="1">
            <text:p text:style-name="P19">1</text:p>
          </table:table-cell>
          <table:table-cell table:style-name="Table18.F2" office:value-type="string">
            <text:p text:style-name="P19">X</text:p>
          </table:table-cell>
          <table:table-cell table:style-name="Table18.F2" office:value-type="string">
            <text:p text:style-name="P19">X</text:p>
          </table:table-cell>
          <table:table-cell table:style-name="Table18.H2" office:value-type="string">
            <text:p text:style-name="P19">X</text:p>
          </table:table-cell>
        </table:table-row>
      </table:table>
      <text:h text:style-name="P48" text:outline-level="3">Mnemonic</text:h>
      <text:p text:style-name="P15"><text:span text:style-name="T5">[label:]<text:tab/></text:span><text:span text:style-name="T5">SB</text:span><text:span text:style-name="T5">C</text:span><text:span text:style-name="T5"><text:tab/>R</text:span><text:span text:style-name="T6">n</text:span></text:p>
      <text:h text:style-name="Heading_20_3" text:outline-level="3">Operation</text:h>
      <text:p text:style-name="P2"><text:span text:style-name="T5">R0 </text:span><text:span text:style-name="T1">←</text:span><text:span text:style-name="T5"> R0 </text:span><text:span text:style-name="T5">+</text:span><text:span text:style-name="T5"> </text:span><text:span text:style-name="T5">(</text:span><text:span text:style-name="T5">-</text:span><text:span text:style-name="T5">Rn</text:span><text:span text:style-name="T5">)</text:span><text:span text:style-name="T5"> </text:span><text:span text:style-name="T5">+ </text:span><text:span text:style-name="T5">PSR[1]</text:span></text:p>
      <text:p text:style-name="P2"><text:span text:style-name="T5">PSR[2] </text:span><text:span text:style-name="T1">← </text:span><text:span text:style-name="T1">R0</text:span><text:span text:style-name="T1">[7]</text:span></text:p>
      <text:p text:style-name="P2"><text:span text:style-name="T5">PSR[</text:span><text:span text:style-name="T5">1</text:span><text:span text:style-name="T5">] </text:span><text:span text:style-name="T1">← </text:span><text:span text:style-name="T1">R0</text:span><text:span text:style-name="T1">[</text:span><text:span text:style-name="T1">8</text:span><text:span text:style-name="T1">]</text:span></text:p>
      <text:p text:style-name="P2"><text:span text:style-name="T1">PSR[0] </text:span><text:span text:style-name="T1">← </text:span><text:span text:style-name="T1">(</text:span><text:span text:style-name="T1">R0</text:span><text:span text:style-name="T1"> == 0)</text:span></text:p>
      <text:h text:style-name="Heading_20_3" text:outline-level="3">Flags</text:h>
      <table:table table:name="Table19" table:style-name="Table19">
        <table:table-column table:style-name="Table19.A" table:number-columns-repeated="7"/>
        <table:table-column table:style-name="Table19.H"/>
        <table:table-row>
          <table:table-cell table:style-name="Table19.A1" office:value-type="string">
            <text:p text:style-name="P25">PSR[7]</text:p>
          </table:table-cell>
          <table:table-cell table:style-name="Table19.A1" office:value-type="string">
            <text:p text:style-name="P25">PSR[6]</text:p>
          </table:table-cell>
          <table:table-cell table:style-name="Table19.A1" office:value-type="string">
            <text:p text:style-name="P25">PSR[5]</text:p>
          </table:table-cell>
          <table:table-cell table:style-name="Table19.A1" office:value-type="string">
            <text:p text:style-name="P25">PSR[4]</text:p>
          </table:table-cell>
          <table:table-cell table:style-name="Table19.A1" office:value-type="string">
            <text:p text:style-name="P25">PSR[3]</text:p>
          </table:table-cell>
          <table:table-cell table:style-name="Table19.A1" office:value-type="string">
            <text:p text:style-name="P25">PSR[2]</text:p>
          </table:table-cell>
          <table:table-cell table:style-name="Table19.A1" office:value-type="string">
            <text:p text:style-name="P25">PSR[1]</text:p>
          </table:table-cell>
          <table:table-cell table:style-name="Table19.H1" office:value-type="string">
            <text:p text:style-name="P25">PSR[0]</text:p>
          </table:table-cell>
        </table:table-row>
        <table:table-row>
          <table:table-cell table:style-name="Table19.A2" office:value-type="string">
            <text:p text:style-name="P18">GP4_Flag</text:p>
          </table:table-cell>
          <table:table-cell table:style-name="Table19.A2" office:value-type="string">
            <text:p text:style-name="P18">GP3_Flag</text:p>
          </table:table-cell>
          <table:table-cell table:style-name="Table19.A2" office:value-type="string">
            <text:p text:style-name="P18">GP2_Flag</text:p>
          </table:table-cell>
          <table:table-cell table:style-name="Table19.A2" office:value-type="string">
            <text:p text:style-name="P18">GP1_Flag</text:p>
          </table:table-cell>
          <table:table-cell table:style-name="Table19.A2" office:value-type="string">
            <text:p text:style-name="P18">Interrupt_Enable</text:p>
          </table:table-cell>
          <table:table-cell table:style-name="Table19.A2" office:value-type="string">
            <text:p text:style-name="P18">Negative_Flag</text:p>
          </table:table-cell>
          <table:table-cell table:style-name="Table19.A2" office:value-type="string">
            <text:p text:style-name="P18">Carry_Flag</text:p>
          </table:table-cell>
          <table:table-cell table:style-name="Table19.H2" office:value-type="string">
            <text:p text:style-name="P18">Zero_Flag</text:p>
          </table:table-cell>
        </table:table-row>
        <table:table-row>
          <table:table-cell table:style-name="Table19.A2" office:value-type="string">
            <text:p text:style-name="P18">-</text:p>
          </table:table-cell>
          <table:table-cell table:style-name="Table19.A2" office:value-type="string">
            <text:p text:style-name="P18">-</text:p>
          </table:table-cell>
          <table:table-cell table:style-name="Table19.A2" office:value-type="string">
            <text:p text:style-name="P18">-</text:p>
          </table:table-cell>
          <table:table-cell table:style-name="Table19.A2" office:value-type="string">
            <text:p text:style-name="P18">-</text:p>
          </table:table-cell>
          <table:table-cell table:style-name="Table19.A2" office:value-type="string">
            <text:p text:style-name="P18">-</text:p>
          </table:table-cell>
          <table:table-cell table:style-name="Table19.A2" office:value-type="string">
            <text:p text:style-name="P18">X</text:p>
          </table:table-cell>
          <table:table-cell table:style-name="Table19.A2" office:value-type="string">
            <text:p text:style-name="P18">X</text:p>
          </table:table-cell>
          <table:table-cell table:style-name="Table19.H2" office:value-type="string">
            <text:p text:style-name="P18">X</text:p>
          </table:table-cell>
        </table:table-row>
      </table:table>
      <text:h text:style-name="P48" text:outline-level="3">Clocks</text:h>
      <text:p text:style-name="P5">1</text:p>
      <text:h text:style-name="P47" text:outline-level="3">Description</text:h>
      <text:p text:style-name="Text_20_body">Arithmetically subtract a general purpose register and the current value of the carry bit from the accumulator, with result returned to the accumulator.</text:p>
      <text:p text:style-name="Text_20_body"><text:span text:style-name="T5">Negative, </text:span><text:span text:style-name="T5">Carry,</text:span><text:span text:style-name="T5"> </text:span><text:span text:style-name="T5">and </text:span><text:span text:style-name="T5">Zero </text:span><text:span text:style-name="T5">Flags are set to reflect the new value of </text:span><text:span text:style-name="T8">R</text:span><text:span text:style-name="T8">0</text:span><text:span text:style-name="T5">.</text:span></text:p>
      <text:h text:style-name="P54" text:outline-level="2"/>
      <text:h text:style-name="P55" text:outline-level="2"><text:bookmark text:name="__RefHeading__11311_1201545282"/>ADD – Add Register to Accumulator<text:bookmark-end text:name="__RefHeading__11311_1201545282"/></text:h>
      <text:h text:style-name="Heading_20_3" text:outline-level="3">Format</text:h>
      <table:table table:name="Table20" table:style-name="Table20">
        <table:table-column table:style-name="Table20.A" table:number-columns-repeated="7"/>
        <table:table-column table:style-name="Table20.H"/>
        <table:table-row>
          <table:table-cell table:style-name="Table20.A1" table:number-columns-spanned="5" office:value-type="string">
            <text:p text:style-name="P25">Opcode</text:p>
          </table:table-cell>
          <table:covered-table-cell/>
          <table:covered-table-cell/>
          <table:covered-table-cell/>
          <table:covered-table-cell/>
          <table:table-cell table:style-name="Table20.F1" table:number-columns-spanned="3" office:value-type="string">
            <text:p text:style-name="P25">Reg</text:p>
          </table:table-cell>
          <table:covered-table-cell/>
          <table:covered-table-cell/>
        </table:table-row>
        <table:table-row>
          <table:table-cell table:style-name="Table20.A2" office:value-type="float" office:value="0">
            <text:p text:style-name="P19">0</text:p>
          </table:table-cell>
          <table:table-cell table:style-name="Table20.A2" office:value-type="float" office:value="1">
            <text:p text:style-name="P19">1</text:p>
          </table:table-cell>
          <table:table-cell table:style-name="Table20.A2" office:value-type="float" office:value="0">
            <text:p text:style-name="P19">0</text:p>
          </table:table-cell>
          <table:table-cell table:style-name="Table20.A2" office:value-type="float" office:value="1">
            <text:p text:style-name="P19">1</text:p>
          </table:table-cell>
          <table:table-cell table:style-name="Table20.A2" office:value-type="float" office:value="0">
            <text:p text:style-name="P19">0</text:p>
          </table:table-cell>
          <table:table-cell table:style-name="Table20.F2" office:value-type="string">
            <text:p text:style-name="P19">X</text:p>
          </table:table-cell>
          <table:table-cell table:style-name="Table20.F2" office:value-type="string">
            <text:p text:style-name="P19">X</text:p>
          </table:table-cell>
          <table:table-cell table:style-name="Table20.H2" office:value-type="string">
            <text:p text:style-name="P19">X</text:p>
          </table:table-cell>
        </table:table-row>
      </table:table>
      <text:h text:style-name="P48" text:outline-level="3">Mnemonic</text:h>
      <text:p text:style-name="P15"><text:span text:style-name="T5">[label:]<text:tab/></text:span><text:span text:style-name="T5">AD</text:span><text:span text:style-name="T5">D</text:span><text:span text:style-name="T5"><text:tab/>R</text:span><text:span text:style-name="T6">n</text:span></text:p>
      <text:h text:style-name="Heading_20_3" text:outline-level="3">Operation</text:h>
      <text:p text:style-name="P2"><text:span text:style-name="T5">R0 </text:span><text:span text:style-name="T1">←</text:span><text:span text:style-name="T5"> R0 + Rn</text:span></text:p>
      <text:p text:style-name="P2"><text:span text:style-name="T5">PSR[2] </text:span><text:span text:style-name="T1">← </text:span><text:span text:style-name="T1">R0</text:span><text:span text:style-name="T1">[7]</text:span></text:p>
      <text:p text:style-name="P2"><text:span text:style-name="T5">PSR[</text:span><text:span text:style-name="T5">1</text:span><text:span text:style-name="T5">] </text:span><text:span text:style-name="T1">← </text:span><text:span text:style-name="T1">R0</text:span><text:span text:style-name="T1">[</text:span><text:span text:style-name="T1">8</text:span><text:span text:style-name="T1">]</text:span></text:p>
      <text:p text:style-name="P2"><text:span text:style-name="T1">PSR[0] </text:span><text:span text:style-name="T1">← </text:span><text:span text:style-name="T1">(</text:span><text:span text:style-name="T1">R0</text:span><text:span text:style-name="T1"> == 0)</text:span></text:p>
      <text:h text:style-name="Heading_20_3" text:outline-level="3">Flags</text:h>
      <table:table table:name="Table21" table:style-name="Table21">
        <table:table-column table:style-name="Table21.A" table:number-columns-repeated="7"/>
        <table:table-column table:style-name="Table21.H"/>
        <table:table-row>
          <table:table-cell table:style-name="Table21.A1" office:value-type="string">
            <text:p text:style-name="P25">PSR[7]</text:p>
          </table:table-cell>
          <table:table-cell table:style-name="Table21.A1" office:value-type="string">
            <text:p text:style-name="P25">PSR[6]</text:p>
          </table:table-cell>
          <table:table-cell table:style-name="Table21.A1" office:value-type="string">
            <text:p text:style-name="P25">PSR[5]</text:p>
          </table:table-cell>
          <table:table-cell table:style-name="Table21.A1" office:value-type="string">
            <text:p text:style-name="P25">PSR[4]</text:p>
          </table:table-cell>
          <table:table-cell table:style-name="Table21.A1" office:value-type="string">
            <text:p text:style-name="P25">PSR[3]</text:p>
          </table:table-cell>
          <table:table-cell table:style-name="Table21.A1" office:value-type="string">
            <text:p text:style-name="P25">PSR[2]</text:p>
          </table:table-cell>
          <table:table-cell table:style-name="Table21.A1" office:value-type="string">
            <text:p text:style-name="P25">PSR[1]</text:p>
          </table:table-cell>
          <table:table-cell table:style-name="Table21.H1" office:value-type="string">
            <text:p text:style-name="P25">PSR[0]</text:p>
          </table:table-cell>
        </table:table-row>
        <table:table-row>
          <table:table-cell table:style-name="Table21.A2" office:value-type="string">
            <text:p text:style-name="P18">GP4_Flag</text:p>
          </table:table-cell>
          <table:table-cell table:style-name="Table21.A2" office:value-type="string">
            <text:p text:style-name="P18">GP3_Flag</text:p>
          </table:table-cell>
          <table:table-cell table:style-name="Table21.A2" office:value-type="string">
            <text:p text:style-name="P18">GP2_Flag</text:p>
          </table:table-cell>
          <table:table-cell table:style-name="Table21.A2" office:value-type="string">
            <text:p text:style-name="P18">GP1_Flag</text:p>
          </table:table-cell>
          <table:table-cell table:style-name="Table21.A2" office:value-type="string">
            <text:p text:style-name="P18">Interrupt_Enable</text:p>
          </table:table-cell>
          <table:table-cell table:style-name="Table21.A2" office:value-type="string">
            <text:p text:style-name="P18">Negative_Flag</text:p>
          </table:table-cell>
          <table:table-cell table:style-name="Table21.A2" office:value-type="string">
            <text:p text:style-name="P18">Carry_Flag</text:p>
          </table:table-cell>
          <table:table-cell table:style-name="Table21.H2" office:value-type="string">
            <text:p text:style-name="P18">Zero_Flag</text:p>
          </table:table-cell>
        </table:table-row>
        <table:table-row>
          <table:table-cell table:style-name="Table21.A2" office:value-type="string">
            <text:p text:style-name="P18">-</text:p>
          </table:table-cell>
          <table:table-cell table:style-name="Table21.A2" office:value-type="string">
            <text:p text:style-name="P18">-</text:p>
          </table:table-cell>
          <table:table-cell table:style-name="Table21.A2" office:value-type="string">
            <text:p text:style-name="P18">-</text:p>
          </table:table-cell>
          <table:table-cell table:style-name="Table21.A2" office:value-type="string">
            <text:p text:style-name="P18">-</text:p>
          </table:table-cell>
          <table:table-cell table:style-name="Table21.A2" office:value-type="string">
            <text:p text:style-name="P18">-</text:p>
          </table:table-cell>
          <table:table-cell table:style-name="Table21.A2" office:value-type="string">
            <text:p text:style-name="P18">X</text:p>
          </table:table-cell>
          <table:table-cell table:style-name="Table21.A2" office:value-type="string">
            <text:p text:style-name="P18">X</text:p>
          </table:table-cell>
          <table:table-cell table:style-name="Table21.H2" office:value-type="string">
            <text:p text:style-name="P18">X</text:p>
          </table:table-cell>
        </table:table-row>
      </table:table>
      <text:h text:style-name="P48" text:outline-level="3">Clocks</text:h>
      <text:p text:style-name="P5">1</text:p>
      <text:h text:style-name="P47" text:outline-level="3">Description</text:h>
      <text:p text:style-name="Text_20_body">Arithmetically add the value from a register to the value in the accumulator, placing the result in the accumulator.</text:p>
      <text:p text:style-name="Standard"><text:span text:style-name="T5">Negative, </text:span><text:span text:style-name="T5">Carry,</text:span><text:span text:style-name="T5"> </text:span><text:span text:style-name="T5">and </text:span><text:span text:style-name="T5">Zero </text:span><text:span text:style-name="T5">Flags are set to reflect the new value of </text:span><text:span text:style-name="T8">R</text:span><text:span text:style-name="T8">0</text:span><text:span text:style-name="T5">.</text:span></text:p>
      <text:h text:style-name="P55" text:outline-level="2"><text:bookmark text:name="__RefHeading__11313_1201545282"/>STP – Set Bit in PSR<text:bookmark-end text:name="__RefHeading__11313_1201545282"/></text:h>
      <text:h text:style-name="P51" text:outline-level="3">Format</text:h>
      <table:table table:name="Table22" table:style-name="Table22">
        <table:table-column table:style-name="Table22.A" table:number-columns-repeated="7"/>
        <table:table-column table:style-name="Table22.H"/>
        <table:table-row>
          <table:table-cell table:style-name="Table22.A1" table:number-columns-spanned="5" office:value-type="string">
            <text:p text:style-name="P25">Opcode</text:p>
          </table:table-cell>
          <table:covered-table-cell/>
          <table:covered-table-cell/>
          <table:covered-table-cell/>
          <table:covered-table-cell/>
          <table:table-cell table:style-name="Table22.F1" table:number-columns-spanned="3" office:value-type="string">
            <text:p text:style-name="P25">N</text:p>
          </table:table-cell>
          <table:covered-table-cell/>
          <table:covered-table-cell/>
        </table:table-row>
        <table:table-row>
          <table:table-cell table:style-name="Table22.A2" office:value-type="float" office:value="0">
            <text:p text:style-name="P19">0</text:p>
          </table:table-cell>
          <table:table-cell table:style-name="Table22.A2" office:value-type="float" office:value="1">
            <text:p text:style-name="P19">1</text:p>
          </table:table-cell>
          <table:table-cell table:style-name="Table22.A2" office:value-type="float" office:value="0">
            <text:p text:style-name="P19">0</text:p>
          </table:table-cell>
          <table:table-cell table:style-name="Table22.A2" office:value-type="float" office:value="1">
            <text:p text:style-name="P19">1</text:p>
          </table:table-cell>
          <table:table-cell table:style-name="Table22.A2" office:value-type="float" office:value="1">
            <text:p text:style-name="P19">1</text:p>
          </table:table-cell>
          <table:table-cell table:style-name="Table22.F2" office:value-type="string">
            <text:p text:style-name="P19">X</text:p>
          </table:table-cell>
          <table:table-cell table:style-name="Table22.F2" office:value-type="string">
            <text:p text:style-name="P19">X</text:p>
          </table:table-cell>
          <table:table-cell table:style-name="Table22.H2" office:value-type="string">
            <text:p text:style-name="P19">X</text:p>
          </table:table-cell>
        </table:table-row>
      </table:table>
      <text:h text:style-name="P48" text:outline-level="3">Mnemonic</text:h>
      <text:p text:style-name="P15"><text:span text:style-name="T5">[label:]<text:tab/></text:span><text:span text:style-name="T5">STP</text:span><text:span text:style-name="T5"><text:tab/></text:span><text:span text:style-name="T6">n</text:span></text:p>
      <text:h text:style-name="Heading_20_3" text:outline-level="3">Operation</text:h>
      <text:p text:style-name="P2"><text:span text:style-name="T5">PSR[n]</text:span><text:span text:style-name="T5"> </text:span><text:span text:style-name="T1">←</text:span><text:span text:style-name="T5"> </text:span><text:span text:style-name="T5">1</text:span></text:p>
      <text:h text:style-name="Heading_20_3" text:outline-level="3">Flags</text:h>
      <table:table table:name="Table23" table:style-name="Table23">
        <table:table-column table:style-name="Table23.A" table:number-columns-repeated="7"/>
        <table:table-column table:style-name="Table23.H"/>
        <table:table-row>
          <table:table-cell table:style-name="Table23.A1" office:value-type="string">
            <text:p text:style-name="P25">PSR[7]</text:p>
          </table:table-cell>
          <table:table-cell table:style-name="Table23.A1" office:value-type="string">
            <text:p text:style-name="P25">PSR[6]</text:p>
          </table:table-cell>
          <table:table-cell table:style-name="Table23.A1" office:value-type="string">
            <text:p text:style-name="P25">PSR[5]</text:p>
          </table:table-cell>
          <table:table-cell table:style-name="Table23.A1" office:value-type="string">
            <text:p text:style-name="P25">PSR[4]</text:p>
          </table:table-cell>
          <table:table-cell table:style-name="Table23.A1" office:value-type="string">
            <text:p text:style-name="P25">PSR[3]</text:p>
          </table:table-cell>
          <table:table-cell table:style-name="Table23.A1" office:value-type="string">
            <text:p text:style-name="P25">PSR[2]</text:p>
          </table:table-cell>
          <table:table-cell table:style-name="Table23.A1" office:value-type="string">
            <text:p text:style-name="P25">PSR[1]</text:p>
          </table:table-cell>
          <table:table-cell table:style-name="Table23.H1" office:value-type="string">
            <text:p text:style-name="P25">PSR[0]</text:p>
          </table:table-cell>
        </table:table-row>
        <table:table-row>
          <table:table-cell table:style-name="Table23.A2" office:value-type="string">
            <text:p text:style-name="P18">GP4_Flag</text:p>
          </table:table-cell>
          <table:table-cell table:style-name="Table23.A2" office:value-type="string">
            <text:p text:style-name="P18">GP3_Flag</text:p>
          </table:table-cell>
          <table:table-cell table:style-name="Table23.A2" office:value-type="string">
            <text:p text:style-name="P18">GP2_Flag</text:p>
          </table:table-cell>
          <table:table-cell table:style-name="Table23.A2" office:value-type="string">
            <text:p text:style-name="P18">GP1_Flag</text:p>
          </table:table-cell>
          <table:table-cell table:style-name="Table23.A2" office:value-type="string">
            <text:p text:style-name="P18">Interrupt_Enable</text:p>
          </table:table-cell>
          <table:table-cell table:style-name="Table23.A2" office:value-type="string">
            <text:p text:style-name="P18">Negative_Flag</text:p>
          </table:table-cell>
          <table:table-cell table:style-name="Table23.A2" office:value-type="string">
            <text:p text:style-name="P18">Carry_Flag</text:p>
          </table:table-cell>
          <table:table-cell table:style-name="Table23.H2" office:value-type="string">
            <text:p text:style-name="P18">Zero_Flag</text:p>
          </table:table-cell>
        </table:table-row>
        <table:table-row>
          <table:table-cell table:style-name="Table23.A2" office:value-type="string">
            <text:p text:style-name="P18">*</text:p>
          </table:table-cell>
          <table:table-cell table:style-name="Table23.A2" office:value-type="string">
            <text:p text:style-name="P18">*</text:p>
          </table:table-cell>
          <table:table-cell table:style-name="Table23.A2" office:value-type="string">
            <text:p text:style-name="P18">*</text:p>
          </table:table-cell>
          <table:table-cell table:style-name="Table23.A2" office:value-type="string">
            <text:p text:style-name="P18">*</text:p>
          </table:table-cell>
          <table:table-cell table:style-name="Table23.A2" office:value-type="string">
            <text:p text:style-name="P18">*</text:p>
          </table:table-cell>
          <table:table-cell table:style-name="Table23.A2" office:value-type="string">
            <text:p text:style-name="P18">*</text:p>
          </table:table-cell>
          <table:table-cell table:style-name="Table23.A2" office:value-type="string">
            <text:p text:style-name="P18">*</text:p>
          </table:table-cell>
          <table:table-cell table:style-name="Table23.H2" office:value-type="string">
            <text:p text:style-name="P18">*</text:p>
          </table:table-cell>
        </table:table-row>
      </table:table>
      <text:h text:style-name="P48" text:outline-level="3">Clocks</text:h>
      <text:p text:style-name="P5">1</text:p>
      <text:h text:style-name="P47" text:outline-level="3">Description</text:h>
      <text:p text:style-name="Text_20_body">Set a bit in the Program Status Register (PSR) to a value of '1'.</text:p>
      <text:p text:style-name="P5">Any bit in the PSR may be set. <text:s/>Only the specified bit is affected.</text:p>
      <text:h text:style-name="P55" text:outline-level="2"><text:bookmark text:name="__RefHeading__11315_1201545282"/>BTT – Bit Test in Accumulator<text:bookmark-end text:name="__RefHeading__11315_1201545282"/></text:h>
      <text:h text:style-name="P51" text:outline-level="3">Format</text:h>
      <table:table table:name="Table25" table:style-name="Table25">
        <table:table-column table:style-name="Table25.A" table:number-columns-repeated="7"/>
        <table:table-column table:style-name="Table25.H"/>
        <table:table-row>
          <table:table-cell table:style-name="Table25.A1" table:number-columns-spanned="5" office:value-type="string">
            <text:p text:style-name="P25">Opcode</text:p>
          </table:table-cell>
          <table:covered-table-cell/>
          <table:covered-table-cell/>
          <table:covered-table-cell/>
          <table:covered-table-cell/>
          <table:table-cell table:style-name="Table25.F1" table:number-columns-spanned="3" office:value-type="string">
            <text:p text:style-name="P25">N</text:p>
          </table:table-cell>
          <table:covered-table-cell/>
          <table:covered-table-cell/>
        </table:table-row>
        <table:table-row>
          <table:table-cell table:style-name="Table25.A2" office:value-type="float" office:value="0">
            <text:p text:style-name="P19">0</text:p>
          </table:table-cell>
          <table:table-cell table:style-name="Table25.A2" office:value-type="float" office:value="1">
            <text:p text:style-name="P19">1</text:p>
          </table:table-cell>
          <table:table-cell table:style-name="Table25.A2" office:value-type="float" office:value="1">
            <text:p text:style-name="P19">1</text:p>
          </table:table-cell>
          <table:table-cell table:style-name="Table25.A2" office:value-type="float" office:value="0">
            <text:p text:style-name="P19">0</text:p>
          </table:table-cell>
          <table:table-cell table:style-name="Table25.A2" office:value-type="float" office:value="0">
            <text:p text:style-name="P19">0</text:p>
          </table:table-cell>
          <table:table-cell table:style-name="Table25.F2" office:value-type="string">
            <text:p text:style-name="P19">X</text:p>
          </table:table-cell>
          <table:table-cell table:style-name="Table25.F2" office:value-type="string">
            <text:p text:style-name="P19">X</text:p>
          </table:table-cell>
          <table:table-cell table:style-name="Table25.H2" office:value-type="string">
            <text:p text:style-name="P19">X</text:p>
          </table:table-cell>
        </table:table-row>
      </table:table>
      <text:h text:style-name="P48" text:outline-level="3">Mnemonic</text:h>
      <text:p text:style-name="P15"><text:span text:style-name="T5">[label:]<text:tab/></text:span><text:span text:style-name="T9">BTT</text:span><text:span text:style-name="T5"><text:tab/></text:span><text:span text:style-name="T6">n</text:span></text:p>
      <text:h text:style-name="Heading_20_3" text:outline-level="3">Operation</text:h>
      <text:p text:style-name="P2"><text:span text:style-name="T5">PSR[</text:span><text:span text:style-name="T5">0</text:span><text:span text:style-name="T5">]</text:span><text:span text:style-name="T5"> </text:span><text:span text:style-name="T1">←</text:span><text:span text:style-name="T5"> </text:span><text:span text:style-name="T5">~</text:span><text:span text:style-name="T5">R0</text:span><text:span text:style-name="T5">[n]</text:span></text:p>
      <text:p text:style-name="P2"><text:span text:style-name="T5">PSR[2] </text:span><text:span text:style-name="T1">←</text:span><text:span text:style-name="T5"> R0</text:span><text:span text:style-name="T5">[</text:span><text:span text:style-name="T5">7</text:span><text:span text:style-name="T5">]</text:span></text:p>
      <text:h text:style-name="Heading_20_3" text:outline-level="3">Flags</text:h>
      <table:table table:name="Table26" table:style-name="Table26">
        <table:table-column table:style-name="Table26.A" table:number-columns-repeated="7"/>
        <table:table-column table:style-name="Table26.H"/>
        <table:table-row>
          <table:table-cell table:style-name="Table26.A1" office:value-type="string">
            <text:p text:style-name="P25">PSR[7]</text:p>
          </table:table-cell>
          <table:table-cell table:style-name="Table26.A1" office:value-type="string">
            <text:p text:style-name="P25">PSR[6]</text:p>
          </table:table-cell>
          <table:table-cell table:style-name="Table26.A1" office:value-type="string">
            <text:p text:style-name="P25">PSR[5]</text:p>
          </table:table-cell>
          <table:table-cell table:style-name="Table26.A1" office:value-type="string">
            <text:p text:style-name="P25">PSR[4]</text:p>
          </table:table-cell>
          <table:table-cell table:style-name="Table26.A1" office:value-type="string">
            <text:p text:style-name="P25">PSR[3]</text:p>
          </table:table-cell>
          <table:table-cell table:style-name="Table26.A1" office:value-type="string">
            <text:p text:style-name="P25">PSR[2]</text:p>
          </table:table-cell>
          <table:table-cell table:style-name="Table26.A1" office:value-type="string">
            <text:p text:style-name="P25">PSR[1]</text:p>
          </table:table-cell>
          <table:table-cell table:style-name="Table26.H1" office:value-type="string">
            <text:p text:style-name="P25">PSR[0]</text:p>
          </table:table-cell>
        </table:table-row>
        <table:table-row>
          <table:table-cell table:style-name="Table26.A2" office:value-type="string">
            <text:p text:style-name="P18">GP4_Flag</text:p>
          </table:table-cell>
          <table:table-cell table:style-name="Table26.A2" office:value-type="string">
            <text:p text:style-name="P18">GP3_Flag</text:p>
          </table:table-cell>
          <table:table-cell table:style-name="Table26.A2" office:value-type="string">
            <text:p text:style-name="P18">GP2_Flag</text:p>
          </table:table-cell>
          <table:table-cell table:style-name="Table26.A2" office:value-type="string">
            <text:p text:style-name="P18">GP1_Flag</text:p>
          </table:table-cell>
          <table:table-cell table:style-name="Table26.A2" office:value-type="string">
            <text:p text:style-name="P18">Interrupt_Enable</text:p>
          </table:table-cell>
          <table:table-cell table:style-name="Table26.A2" office:value-type="string">
            <text:p text:style-name="P18">Negative_Flag</text:p>
          </table:table-cell>
          <table:table-cell table:style-name="Table26.A2" office:value-type="string">
            <text:p text:style-name="P18">Carry_Flag</text:p>
          </table:table-cell>
          <table:table-cell table:style-name="Table26.H2" office:value-type="string">
            <text:p text:style-name="P18">Zero_Flag</text:p>
          </table:table-cell>
        </table:table-row>
        <table:table-row>
          <table:table-cell table:style-name="Table26.A2" office:value-type="string">
            <text:p text:style-name="P18">-</text:p>
          </table:table-cell>
          <table:table-cell table:style-name="Table26.A2" office:value-type="string">
            <text:p text:style-name="P18">-</text:p>
          </table:table-cell>
          <table:table-cell table:style-name="Table26.A2" office:value-type="string">
            <text:p text:style-name="P18">-</text:p>
          </table:table-cell>
          <table:table-cell table:style-name="Table26.A2" office:value-type="string">
            <text:p text:style-name="P18">-</text:p>
          </table:table-cell>
          <table:table-cell table:style-name="Table26.A2" office:value-type="string">
            <text:p text:style-name="P18">-</text:p>
          </table:table-cell>
          <table:table-cell table:style-name="Table26.A2" office:value-type="string">
            <text:p text:style-name="P18">X</text:p>
          </table:table-cell>
          <table:table-cell table:style-name="Table26.A2" office:value-type="string">
            <text:p text:style-name="P18">-</text:p>
          </table:table-cell>
          <table:table-cell table:style-name="Table26.H2" office:value-type="string">
            <text:p text:style-name="P18">X</text:p>
          </table:table-cell>
        </table:table-row>
      </table:table>
      <text:h text:style-name="P48" text:outline-level="3">Clocks</text:h>
      <text:p text:style-name="P5">1</text:p>
      <text:h text:style-name="P47" text:outline-level="3">Description</text:h>
      <text:p text:style-name="Text_20_body">Test a bit in the accumulator, setting Zero Flag to reflect zero/non-zero.</text:p>
      <text:p text:style-name="Text_20_body"><text:span text:style-name="T5">The </text:span><text:span text:style-name="T5">Negative </text:span><text:span text:style-name="T5">f</text:span><text:span text:style-name="T5">lag </text:span><text:span text:style-name="T5">reflect</text:span><text:span text:style-name="T5">s</text:span><text:span text:style-name="T5"> the value </text:span><text:span text:style-name="T5">of R0</text:span><text:span text:style-name="T5">. <text:s/></text:span><text:span text:style-name="T5">The </text:span><text:span text:style-name="T5">Zero </text:span><text:span text:style-name="T5">f</text:span><text:span text:style-name="T5">lag </text:span><text:span text:style-name="T5">is </text:span><text:span text:style-name="T5">set as described.</text:span></text:p>
      <text:p text:style-name="P9"/>
      <text:h text:style-name="P55" text:outline-level="2"><text:bookmark text:name="__RefHeading__11317_1201545282"/>CLP – Clear Bit in PSR<text:bookmark-end text:name="__RefHeading__11317_1201545282"/></text:h>
      <text:h text:style-name="P51" text:outline-level="3">Format</text:h>
      <table:table table:name="Table1" table:style-name="Table1">
        <table:table-column table:style-name="Table1.A" table:number-columns-repeated="7"/>
        <table:table-column table:style-name="Table1.H"/>
        <table:table-row>
          <table:table-cell table:style-name="Table1.A1" table:number-columns-spanned="5" office:value-type="string">
            <text:p text:style-name="P25">Opcode</text:p>
          </table:table-cell>
          <table:covered-table-cell/>
          <table:covered-table-cell/>
          <table:covered-table-cell/>
          <table:covered-table-cell/>
          <table:table-cell table:style-name="Table1.F1" table:number-columns-spanned="3" office:value-type="string">
            <text:p text:style-name="P25">N</text:p>
          </table:table-cell>
          <table:covered-table-cell/>
          <table:covered-table-cell/>
        </table:table-row>
        <table:table-row>
          <table:table-cell table:style-name="Table1.A2" office:value-type="float" office:value="0">
            <text:p text:style-name="P19">0</text:p>
          </table:table-cell>
          <table:table-cell table:style-name="Table1.A2" office:value-type="float" office:value="1">
            <text:p text:style-name="P19">1</text:p>
          </table:table-cell>
          <table:table-cell table:style-name="Table1.A2" office:value-type="float" office:value="1">
            <text:p text:style-name="P19">1</text:p>
          </table:table-cell>
          <table:table-cell table:style-name="Table1.A2" office:value-type="float" office:value="0">
            <text:p text:style-name="P19">0</text:p>
          </table:table-cell>
          <table:table-cell table:style-name="Table1.A2" office:value-type="float" office:value="1">
            <text:p text:style-name="P19">1</text:p>
          </table:table-cell>
          <table:table-cell table:style-name="Table1.F2" office:value-type="string">
            <text:p text:style-name="P19">X</text:p>
          </table:table-cell>
          <table:table-cell table:style-name="Table1.F2" office:value-type="string">
            <text:p text:style-name="P19">X</text:p>
          </table:table-cell>
          <table:table-cell table:style-name="Table1.H2" office:value-type="string">
            <text:p text:style-name="P19">X</text:p>
          </table:table-cell>
        </table:table-row>
      </table:table>
      <text:h text:style-name="P48" text:outline-level="3">Mnemonic</text:h>
      <text:p text:style-name="P15"><text:span text:style-name="T5">[label:]<text:tab/></text:span><text:span text:style-name="T5">CL</text:span><text:span text:style-name="T5">P</text:span><text:span text:style-name="T5"><text:tab/></text:span><text:span text:style-name="T6">n</text:span></text:p>
      <text:h text:style-name="Heading_20_3" text:outline-level="3">Operation</text:h>
      <text:p text:style-name="P2"><text:span text:style-name="T5">PSR[n]</text:span><text:span text:style-name="T5"> </text:span><text:span text:style-name="T1">←</text:span><text:span text:style-name="T5"> </text:span><text:span text:style-name="T5">0</text:span></text:p>
      <text:h text:style-name="Heading_20_3" text:outline-level="3">Flags</text:h>
      <table:table table:name="Table24" table:style-name="Table24">
        <table:table-column table:style-name="Table24.A" table:number-columns-repeated="7"/>
        <table:table-column table:style-name="Table24.H"/>
        <table:table-row>
          <table:table-cell table:style-name="Table24.A1" office:value-type="string">
            <text:p text:style-name="P25">PSR[7]</text:p>
          </table:table-cell>
          <table:table-cell table:style-name="Table24.A1" office:value-type="string">
            <text:p text:style-name="P25">PSR[6]</text:p>
          </table:table-cell>
          <table:table-cell table:style-name="Table24.A1" office:value-type="string">
            <text:p text:style-name="P25">PSR[5]</text:p>
          </table:table-cell>
          <table:table-cell table:style-name="Table24.A1" office:value-type="string">
            <text:p text:style-name="P25">PSR[4]</text:p>
          </table:table-cell>
          <table:table-cell table:style-name="Table24.A1" office:value-type="string">
            <text:p text:style-name="P25">PSR[3]</text:p>
          </table:table-cell>
          <table:table-cell table:style-name="Table24.A1" office:value-type="string">
            <text:p text:style-name="P25">PSR[2]</text:p>
          </table:table-cell>
          <table:table-cell table:style-name="Table24.A1" office:value-type="string">
            <text:p text:style-name="P25">PSR[1]</text:p>
          </table:table-cell>
          <table:table-cell table:style-name="Table24.H1" office:value-type="string">
            <text:p text:style-name="P25">PSR[0]</text:p>
          </table:table-cell>
        </table:table-row>
        <table:table-row>
          <table:table-cell table:style-name="Table24.A2" office:value-type="string">
            <text:p text:style-name="P18">GP4_Flag</text:p>
          </table:table-cell>
          <table:table-cell table:style-name="Table24.A2" office:value-type="string">
            <text:p text:style-name="P18">GP3_Flag</text:p>
          </table:table-cell>
          <table:table-cell table:style-name="Table24.A2" office:value-type="string">
            <text:p text:style-name="P18">GP2_Flag</text:p>
          </table:table-cell>
          <table:table-cell table:style-name="Table24.A2" office:value-type="string">
            <text:p text:style-name="P18">GP1_Flag</text:p>
          </table:table-cell>
          <table:table-cell table:style-name="Table24.A2" office:value-type="string">
            <text:p text:style-name="P18">Interrupt_Enable</text:p>
          </table:table-cell>
          <table:table-cell table:style-name="Table24.A2" office:value-type="string">
            <text:p text:style-name="P18">Negative_Flag</text:p>
          </table:table-cell>
          <table:table-cell table:style-name="Table24.A2" office:value-type="string">
            <text:p text:style-name="P18">Carry_Flag</text:p>
          </table:table-cell>
          <table:table-cell table:style-name="Table24.H2" office:value-type="string">
            <text:p text:style-name="P18">Zero_Flag</text:p>
          </table:table-cell>
        </table:table-row>
        <table:table-row>
          <table:table-cell table:style-name="Table24.A2" office:value-type="string">
            <text:p text:style-name="P18">*</text:p>
          </table:table-cell>
          <table:table-cell table:style-name="Table24.A2" office:value-type="string">
            <text:p text:style-name="P18">*</text:p>
          </table:table-cell>
          <table:table-cell table:style-name="Table24.A2" office:value-type="string">
            <text:p text:style-name="P18">*</text:p>
          </table:table-cell>
          <table:table-cell table:style-name="Table24.A2" office:value-type="string">
            <text:p text:style-name="P18">*</text:p>
          </table:table-cell>
          <table:table-cell table:style-name="Table24.A2" office:value-type="string">
            <text:p text:style-name="P18">*</text:p>
          </table:table-cell>
          <table:table-cell table:style-name="Table24.A2" office:value-type="string">
            <text:p text:style-name="P18">*</text:p>
          </table:table-cell>
          <table:table-cell table:style-name="Table24.A2" office:value-type="string">
            <text:p text:style-name="P18">*</text:p>
          </table:table-cell>
          <table:table-cell table:style-name="Table24.H2" office:value-type="string">
            <text:p text:style-name="P18">*</text:p>
          </table:table-cell>
        </table:table-row>
      </table:table>
      <text:h text:style-name="P48" text:outline-level="3">Clocks</text:h>
      <text:p text:style-name="P5">1</text:p>
      <text:h text:style-name="P47" text:outline-level="3">Description</text:h>
      <text:p text:style-name="Text_20_body">Clear a bit in the Program Status Register (PSR) to a value of zero.</text:p>
      <text:p text:style-name="Text_20_body"><text:span text:style-name="T5">Any bit in the PSR may be </text:span><text:span text:style-name="T5">cleared</text:span><text:span text:style-name="T5">. <text:s/>Only the specified bit is affected.</text:span></text:p>
      <text:h text:style-name="P55" text:outline-level="2"><text:bookmark text:name="__RefHeading__11319_1201545282"/>T0X – Transfer Accumulator to Register<text:bookmark-end text:name="__RefHeading__11319_1201545282"/></text:h>
      <text:h text:style-name="Heading_20_3" text:outline-level="3">Format</text:h>
      <table:table table:name="Table27" table:style-name="Table27">
        <table:table-column table:style-name="Table27.A" table:number-columns-repeated="7"/>
        <table:table-column table:style-name="Table27.H"/>
        <table:table-row>
          <table:table-cell table:style-name="Table27.A1" table:number-columns-spanned="5" office:value-type="string">
            <text:p text:style-name="P25">Opcode</text:p>
          </table:table-cell>
          <table:covered-table-cell/>
          <table:covered-table-cell/>
          <table:covered-table-cell/>
          <table:covered-table-cell/>
          <table:table-cell table:style-name="Table27.F1" table:number-columns-spanned="3" office:value-type="string">
            <text:p text:style-name="P25">Reg</text:p>
          </table:table-cell>
          <table:covered-table-cell/>
          <table:covered-table-cell/>
        </table:table-row>
        <table:table-row>
          <table:table-cell table:style-name="Table27.A2" office:value-type="float" office:value="0">
            <text:p text:style-name="P19">0</text:p>
          </table:table-cell>
          <table:table-cell table:style-name="Table27.A2" office:value-type="float" office:value="1">
            <text:p text:style-name="P19">1</text:p>
          </table:table-cell>
          <table:table-cell table:style-name="Table27.A2" office:value-type="float" office:value="1">
            <text:p text:style-name="P19">1</text:p>
          </table:table-cell>
          <table:table-cell table:style-name="Table27.A2" office:value-type="float" office:value="1">
            <text:p text:style-name="P19">1</text:p>
          </table:table-cell>
          <table:table-cell table:style-name="Table27.A2" office:value-type="float" office:value="0">
            <text:p text:style-name="P19">0</text:p>
          </table:table-cell>
          <table:table-cell table:style-name="Table27.F2" office:value-type="string">
            <text:p text:style-name="P19">X</text:p>
          </table:table-cell>
          <table:table-cell table:style-name="Table27.F2" office:value-type="string">
            <text:p text:style-name="P19">X</text:p>
          </table:table-cell>
          <table:table-cell table:style-name="Table27.H2" office:value-type="string">
            <text:p text:style-name="P19">X</text:p>
          </table:table-cell>
        </table:table-row>
      </table:table>
      <text:h text:style-name="P48" text:outline-level="3">Mnemonic</text:h>
      <text:p text:style-name="P15"><text:span text:style-name="T5">[label:]<text:tab/></text:span><text:span text:style-name="T5">T0X</text:span><text:span text:style-name="T5"><text:tab/>R</text:span><text:span text:style-name="T6">n</text:span></text:p>
      <text:h text:style-name="Heading_20_3" text:outline-level="3">Operation</text:h>
      <text:p text:style-name="P2"><text:span text:style-name="T5">R</text:span><text:span text:style-name="T5">n </text:span><text:span text:style-name="T1">←</text:span><text:span text:style-name="T5"> R</text:span><text:span text:style-name="T5">0</text:span></text:p>
      <text:p text:style-name="P2"><text:span text:style-name="T5">PSR[2] </text:span><text:span text:style-name="T1">← </text:span><text:span text:style-name="T1">Rn</text:span><text:span text:style-name="T1">[7]</text:span></text:p>
      <text:p text:style-name="P2"><text:span text:style-name="T1">PSR[0] </text:span><text:span text:style-name="T1">← </text:span><text:span text:style-name="T1">(</text:span><text:span text:style-name="T1">Rn</text:span><text:span text:style-name="T1"> == 0)</text:span></text:p>
      <text:h text:style-name="Heading_20_3" text:outline-level="3">Flags</text:h>
      <table:table table:name="Table28" table:style-name="Table28">
        <table:table-column table:style-name="Table28.A" table:number-columns-repeated="7"/>
        <table:table-column table:style-name="Table28.H"/>
        <table:table-row>
          <table:table-cell table:style-name="Table28.A1" office:value-type="string">
            <text:p text:style-name="P25">PSR[7]</text:p>
          </table:table-cell>
          <table:table-cell table:style-name="Table28.A1" office:value-type="string">
            <text:p text:style-name="P25">PSR[6]</text:p>
          </table:table-cell>
          <table:table-cell table:style-name="Table28.A1" office:value-type="string">
            <text:p text:style-name="P25">PSR[5]</text:p>
          </table:table-cell>
          <table:table-cell table:style-name="Table28.A1" office:value-type="string">
            <text:p text:style-name="P25">PSR[4]</text:p>
          </table:table-cell>
          <table:table-cell table:style-name="Table28.A1" office:value-type="string">
            <text:p text:style-name="P25">PSR[3]</text:p>
          </table:table-cell>
          <table:table-cell table:style-name="Table28.A1" office:value-type="string">
            <text:p text:style-name="P25">PSR[2]</text:p>
          </table:table-cell>
          <table:table-cell table:style-name="Table28.A1" office:value-type="string">
            <text:p text:style-name="P25">PSR[1]</text:p>
          </table:table-cell>
          <table:table-cell table:style-name="Table28.H1" office:value-type="string">
            <text:p text:style-name="P25">PSR[0]</text:p>
          </table:table-cell>
        </table:table-row>
        <table:table-row>
          <table:table-cell table:style-name="Table28.A2" office:value-type="string">
            <text:p text:style-name="P18">GP4_Flag</text:p>
          </table:table-cell>
          <table:table-cell table:style-name="Table28.A2" office:value-type="string">
            <text:p text:style-name="P18">GP3_Flag</text:p>
          </table:table-cell>
          <table:table-cell table:style-name="Table28.A2" office:value-type="string">
            <text:p text:style-name="P18">GP2_Flag</text:p>
          </table:table-cell>
          <table:table-cell table:style-name="Table28.A2" office:value-type="string">
            <text:p text:style-name="P18">GP1_Flag</text:p>
          </table:table-cell>
          <table:table-cell table:style-name="Table28.A2" office:value-type="string">
            <text:p text:style-name="P18">Interrupt_Enable</text:p>
          </table:table-cell>
          <table:table-cell table:style-name="Table28.A2" office:value-type="string">
            <text:p text:style-name="P18">Negative_Flag</text:p>
          </table:table-cell>
          <table:table-cell table:style-name="Table28.A2" office:value-type="string">
            <text:p text:style-name="P18">Carry_Flag</text:p>
          </table:table-cell>
          <table:table-cell table:style-name="Table28.H2" office:value-type="string">
            <text:p text:style-name="P18">Zero_Flag</text:p>
          </table:table-cell>
        </table:table-row>
        <table:table-row>
          <table:table-cell table:style-name="Table28.A2" office:value-type="string">
            <text:p text:style-name="P18">-</text:p>
          </table:table-cell>
          <table:table-cell table:style-name="Table28.A2" office:value-type="string">
            <text:p text:style-name="P18">-</text:p>
          </table:table-cell>
          <table:table-cell table:style-name="Table28.A2" office:value-type="string">
            <text:p text:style-name="P18">-</text:p>
          </table:table-cell>
          <table:table-cell table:style-name="Table28.A2" office:value-type="string">
            <text:p text:style-name="P18">-</text:p>
          </table:table-cell>
          <table:table-cell table:style-name="Table28.A2" office:value-type="string">
            <text:p text:style-name="P18">-</text:p>
          </table:table-cell>
          <table:table-cell table:style-name="Table28.A2" office:value-type="string">
            <text:p text:style-name="P18">X</text:p>
          </table:table-cell>
          <table:table-cell table:style-name="Table28.A2" office:value-type="string">
            <text:p text:style-name="P18">-</text:p>
          </table:table-cell>
          <table:table-cell table:style-name="Table28.H2" office:value-type="string">
            <text:p text:style-name="P18">X</text:p>
          </table:table-cell>
        </table:table-row>
      </table:table>
      <text:h text:style-name="P48" text:outline-level="3">Clocks</text:h>
      <text:p text:style-name="P5">1</text:p>
      <text:h text:style-name="P47" text:outline-level="3">Description</text:h>
      <text:p text:style-name="Text_20_body">Copy the value from the accumulator to a register.</text:p>
      <text:p text:style-name="Standard"><text:span text:style-name="T5">Negative </text:span><text:span text:style-name="T5">and </text:span><text:span text:style-name="T5">Zero </text:span><text:span text:style-name="T5">Flags are set to reflect the new value of </text:span><text:span text:style-name="T8">R</text:span><text:span text:style-name="T6">n</text:span><text:span text:style-name="T5">.</text:span></text:p>
      <text:h text:style-name="P52" text:outline-level="3"/>
      <text:h text:style-name="P55" text:outline-level="2"><text:bookmark text:name="__RefHeading__11321_1201545282"/>CMP – Compare Register to Accumulator<text:bookmark-end text:name="__RefHeading__11321_1201545282"/></text:h>
      <text:h text:style-name="Heading_20_3" text:outline-level="3">Format</text:h>
      <table:table table:name="Table29" table:style-name="Table29">
        <table:table-column table:style-name="Table29.A" table:number-columns-repeated="7"/>
        <table:table-column table:style-name="Table29.H"/>
        <table:table-row>
          <table:table-cell table:style-name="Table29.A1" table:number-columns-spanned="5" office:value-type="string">
            <text:p text:style-name="P25">Opcode</text:p>
          </table:table-cell>
          <table:covered-table-cell/>
          <table:covered-table-cell/>
          <table:covered-table-cell/>
          <table:covered-table-cell/>
          <table:table-cell table:style-name="Table29.F1" table:number-columns-spanned="3" office:value-type="string">
            <text:p text:style-name="P25">Reg</text:p>
          </table:table-cell>
          <table:covered-table-cell/>
          <table:covered-table-cell/>
        </table:table-row>
        <table:table-row>
          <table:table-cell table:style-name="Table29.A2" office:value-type="float" office:value="0">
            <text:p text:style-name="P19">0</text:p>
          </table:table-cell>
          <table:table-cell table:style-name="Table29.A2" office:value-type="float" office:value="1">
            <text:p text:style-name="P19">1</text:p>
          </table:table-cell>
          <table:table-cell table:style-name="Table29.A2" office:value-type="float" office:value="1">
            <text:p text:style-name="P19">1</text:p>
          </table:table-cell>
          <table:table-cell table:style-name="Table29.A2" office:value-type="float" office:value="1">
            <text:p text:style-name="P19">1</text:p>
          </table:table-cell>
          <table:table-cell table:style-name="Table29.A2" office:value-type="float" office:value="1">
            <text:p text:style-name="P19">1</text:p>
          </table:table-cell>
          <table:table-cell table:style-name="Table29.F2" office:value-type="string">
            <text:p text:style-name="P19">X</text:p>
          </table:table-cell>
          <table:table-cell table:style-name="Table29.F2" office:value-type="string">
            <text:p text:style-name="P19">X</text:p>
          </table:table-cell>
          <table:table-cell table:style-name="Table29.H2" office:value-type="string">
            <text:p text:style-name="P19">X</text:p>
          </table:table-cell>
        </table:table-row>
      </table:table>
      <text:h text:style-name="P48" text:outline-level="3">Mnemonic</text:h>
      <text:p text:style-name="P15"><text:span text:style-name="T5">[label:]<text:tab/></text:span><text:span text:style-name="T5">CMP</text:span><text:span text:style-name="T5"><text:tab/>R</text:span><text:span text:style-name="T6">n</text:span></text:p>
      <text:h text:style-name="Heading_20_3" text:outline-level="3">Operation</text:h>
      <text:p text:style-name="P2"><text:span text:style-name="T5">TMP</text:span><text:span text:style-name="T5"> </text:span><text:span text:style-name="T1">←</text:span><text:span text:style-name="T5"> R</text:span><text:span text:style-name="T5">0 </text:span><text:span text:style-name="T5">+ (</text:span><text:span text:style-name="T5">–</text:span><text:span text:style-name="T5">Rn</text:span><text:span text:style-name="T5">)</text:span></text:p>
      <text:p text:style-name="P2"><text:span text:style-name="T5">PSR[2] </text:span><text:span text:style-name="T1">← </text:span><text:span text:style-name="T1">TMP</text:span><text:span text:style-name="T1">[7]</text:span></text:p>
      <text:p text:style-name="P2"><text:span text:style-name="T1">PSR[1] </text:span><text:span text:style-name="T1">← </text:span><text:span text:style-name="T1">TMP[8]</text:span></text:p>
      <text:p text:style-name="P2"><text:span text:style-name="T1">PSR[0] </text:span><text:span text:style-name="T1">← </text:span><text:span text:style-name="T1">(</text:span><text:span text:style-name="T1">TMP</text:span><text:span text:style-name="T1"> == 0)</text:span></text:p>
      <text:p text:style-name="P6"/>
      <text:h text:style-name="Heading_20_3" text:outline-level="3">Flags</text:h>
      <table:table table:name="Table30" table:style-name="Table30">
        <table:table-column table:style-name="Table30.A" table:number-columns-repeated="7"/>
        <table:table-column table:style-name="Table30.H"/>
        <table:table-row>
          <table:table-cell table:style-name="Table30.A1" office:value-type="string">
            <text:p text:style-name="P25">PSR[7]</text:p>
          </table:table-cell>
          <table:table-cell table:style-name="Table30.A1" office:value-type="string">
            <text:p text:style-name="P25">PSR[6]</text:p>
          </table:table-cell>
          <table:table-cell table:style-name="Table30.A1" office:value-type="string">
            <text:p text:style-name="P25">PSR[5]</text:p>
          </table:table-cell>
          <table:table-cell table:style-name="Table30.A1" office:value-type="string">
            <text:p text:style-name="P25">PSR[4]</text:p>
          </table:table-cell>
          <table:table-cell table:style-name="Table30.A1" office:value-type="string">
            <text:p text:style-name="P25">PSR[3]</text:p>
          </table:table-cell>
          <table:table-cell table:style-name="Table30.A1" office:value-type="string">
            <text:p text:style-name="P25">PSR[2]</text:p>
          </table:table-cell>
          <table:table-cell table:style-name="Table30.A1" office:value-type="string">
            <text:p text:style-name="P25">PSR[1]</text:p>
          </table:table-cell>
          <table:table-cell table:style-name="Table30.H1" office:value-type="string">
            <text:p text:style-name="P25">PSR[0]</text:p>
          </table:table-cell>
        </table:table-row>
        <table:table-row>
          <table:table-cell table:style-name="Table30.A2" office:value-type="string">
            <text:p text:style-name="P18">GP4_Flag</text:p>
          </table:table-cell>
          <table:table-cell table:style-name="Table30.A2" office:value-type="string">
            <text:p text:style-name="P18">GP3_Flag</text:p>
          </table:table-cell>
          <table:table-cell table:style-name="Table30.A2" office:value-type="string">
            <text:p text:style-name="P18">GP2_Flag</text:p>
          </table:table-cell>
          <table:table-cell table:style-name="Table30.A2" office:value-type="string">
            <text:p text:style-name="P18">GP1_Flag</text:p>
          </table:table-cell>
          <table:table-cell table:style-name="Table30.A2" office:value-type="string">
            <text:p text:style-name="P18">Interrupt_Enable</text:p>
          </table:table-cell>
          <table:table-cell table:style-name="Table30.A2" office:value-type="string">
            <text:p text:style-name="P18">Negative_Flag</text:p>
          </table:table-cell>
          <table:table-cell table:style-name="Table30.A2" office:value-type="string">
            <text:p text:style-name="P18">Carry_Flag</text:p>
          </table:table-cell>
          <table:table-cell table:style-name="Table30.H2" office:value-type="string">
            <text:p text:style-name="P18">Zero_Flag</text:p>
          </table:table-cell>
        </table:table-row>
        <table:table-row>
          <table:table-cell table:style-name="Table30.A2" office:value-type="string">
            <text:p text:style-name="P18">-</text:p>
          </table:table-cell>
          <table:table-cell table:style-name="Table30.A2" office:value-type="string">
            <text:p text:style-name="P18">-</text:p>
          </table:table-cell>
          <table:table-cell table:style-name="Table30.A2" office:value-type="string">
            <text:p text:style-name="P18">-</text:p>
          </table:table-cell>
          <table:table-cell table:style-name="Table30.A2" office:value-type="string">
            <text:p text:style-name="P18">-</text:p>
          </table:table-cell>
          <table:table-cell table:style-name="Table30.A2" office:value-type="string">
            <text:p text:style-name="P18">-</text:p>
          </table:table-cell>
          <table:table-cell table:style-name="Table30.A2" office:value-type="string">
            <text:p text:style-name="P18">X</text:p>
          </table:table-cell>
          <table:table-cell table:style-name="Table30.A2" office:value-type="string">
            <text:p text:style-name="P18">X</text:p>
          </table:table-cell>
          <table:table-cell table:style-name="Table30.H2" office:value-type="string">
            <text:p text:style-name="P18">X</text:p>
          </table:table-cell>
        </table:table-row>
      </table:table>
      <text:h text:style-name="P48" text:outline-level="3">Clocks</text:h>
      <text:p text:style-name="P5">1</text:p>
      <text:h text:style-name="P47" text:outline-level="3">Description</text:h>
      <text:p text:style-name="Text_20_body">Set the Flags to reflect the result of adding a negated register to the value in the accumulator. <text:s/></text:p>
      <text:p text:style-name="Text_20_body">The result is discarded, and neither the register nor the accumulator is changed.</text:p>
      <text:p text:style-name="Text_20_body"><text:span text:style-name="T5">Negative, </text:span><text:span text:style-name="T5">Carry,</text:span><text:span text:style-name="T5"> </text:span><text:span text:style-name="T5">and </text:span><text:span text:style-name="T5">Zero </text:span><text:span text:style-name="T5">Flags are set to reflect the </text:span><text:span text:style-name="T5">result of the </text:span><text:span text:style-name="T5">addition</text:span><text:span text:style-name="T5">.</text:span></text:p>
      <text:h text:style-name="P55" text:outline-level="2"><text:bookmark text:name="__RefHeading__11323_1201545282"/>PSH – Push Register onto Stack<text:bookmark-end text:name="__RefHeading__11323_1201545282"/></text:h>
      <text:h text:style-name="Heading_20_3" text:outline-level="3">Format</text:h>
      <table:table table:name="Table31" table:style-name="Table31">
        <table:table-column table:style-name="Table31.A" table:number-columns-repeated="7"/>
        <table:table-column table:style-name="Table31.H"/>
        <table:table-row>
          <table:table-cell table:style-name="Table31.A1" table:number-columns-spanned="5" office:value-type="string">
            <text:p text:style-name="P25">Opcode</text:p>
          </table:table-cell>
          <table:covered-table-cell/>
          <table:covered-table-cell/>
          <table:covered-table-cell/>
          <table:covered-table-cell/>
          <table:table-cell table:style-name="Table31.F1" table:number-columns-spanned="3" office:value-type="string">
            <text:p text:style-name="P25">Reg</text:p>
          </table:table-cell>
          <table:covered-table-cell/>
          <table:covered-table-cell/>
        </table:table-row>
        <table:table-row>
          <table:table-cell table:style-name="Table31.A2" office:value-type="float" office:value="1">
            <text:p text:style-name="P19">1</text:p>
          </table:table-cell>
          <table:table-cell table:style-name="Table31.A2" office:value-type="float" office:value="0">
            <text:p text:style-name="P19">0</text:p>
          </table:table-cell>
          <table:table-cell table:style-name="Table31.A2" office:value-type="float" office:value="0">
            <text:p text:style-name="P19">0</text:p>
          </table:table-cell>
          <table:table-cell table:style-name="Table31.A2" office:value-type="float" office:value="0">
            <text:p text:style-name="P19">0</text:p>
          </table:table-cell>
          <table:table-cell table:style-name="Table31.A2" office:value-type="float" office:value="0">
            <text:p text:style-name="P19">0</text:p>
          </table:table-cell>
          <table:table-cell table:style-name="Table31.F2" office:value-type="string">
            <text:p text:style-name="P19">X</text:p>
          </table:table-cell>
          <table:table-cell table:style-name="Table31.F2" office:value-type="string">
            <text:p text:style-name="P19">X</text:p>
          </table:table-cell>
          <table:table-cell table:style-name="Table31.H2" office:value-type="string">
            <text:p text:style-name="P19">X</text:p>
          </table:table-cell>
        </table:table-row>
      </table:table>
      <text:h text:style-name="P48" text:outline-level="3">Mnemonic</text:h>
      <text:p text:style-name="P15"><text:span text:style-name="T5">[label:]<text:tab/></text:span><text:span text:style-name="T5">PSH</text:span><text:span text:style-name="T5"><text:tab/>R</text:span><text:span text:style-name="T6">n</text:span></text:p>
      <text:h text:style-name="Heading_20_3" text:outline-level="3">Operation</text:h>
      <text:p text:style-name="P2"><text:span text:style-name="T5">MEM[--STACK]</text:span><text:span text:style-name="T5"> </text:span><text:span text:style-name="T1">←</text:span><text:span text:style-name="T5"> </text:span><text:span text:style-name="T5">Rn</text:span></text:p>
      <text:h text:style-name="Heading_20_3" text:outline-level="3">Flags</text:h>
      <table:table table:name="Table32" table:style-name="Table32">
        <table:table-column table:style-name="Table32.A" table:number-columns-repeated="7"/>
        <table:table-column table:style-name="Table32.H"/>
        <table:table-row>
          <table:table-cell table:style-name="Table32.A1" office:value-type="string">
            <text:p text:style-name="P25">PSR[7]</text:p>
          </table:table-cell>
          <table:table-cell table:style-name="Table32.A1" office:value-type="string">
            <text:p text:style-name="P25">PSR[6]</text:p>
          </table:table-cell>
          <table:table-cell table:style-name="Table32.A1" office:value-type="string">
            <text:p text:style-name="P25">PSR[5]</text:p>
          </table:table-cell>
          <table:table-cell table:style-name="Table32.A1" office:value-type="string">
            <text:p text:style-name="P25">PSR[4]</text:p>
          </table:table-cell>
          <table:table-cell table:style-name="Table32.A1" office:value-type="string">
            <text:p text:style-name="P25">PSR[3]</text:p>
          </table:table-cell>
          <table:table-cell table:style-name="Table32.A1" office:value-type="string">
            <text:p text:style-name="P25">PSR[2]</text:p>
          </table:table-cell>
          <table:table-cell table:style-name="Table32.A1" office:value-type="string">
            <text:p text:style-name="P25">PSR[1]</text:p>
          </table:table-cell>
          <table:table-cell table:style-name="Table32.H1" office:value-type="string">
            <text:p text:style-name="P25">PSR[0]</text:p>
          </table:table-cell>
        </table:table-row>
        <table:table-row>
          <table:table-cell table:style-name="Table32.A2" office:value-type="string">
            <text:p text:style-name="P18">GP4_Flag</text:p>
          </table:table-cell>
          <table:table-cell table:style-name="Table32.A2" office:value-type="string">
            <text:p text:style-name="P18">GP3_Flag</text:p>
          </table:table-cell>
          <table:table-cell table:style-name="Table32.A2" office:value-type="string">
            <text:p text:style-name="P18">GP2_Flag</text:p>
          </table:table-cell>
          <table:table-cell table:style-name="Table32.A2" office:value-type="string">
            <text:p text:style-name="P18">GP1_Flag</text:p>
          </table:table-cell>
          <table:table-cell table:style-name="Table32.A2" office:value-type="string">
            <text:p text:style-name="P18">Interrupt_Enable</text:p>
          </table:table-cell>
          <table:table-cell table:style-name="Table32.A2" office:value-type="string">
            <text:p text:style-name="P18">Negative_Flag</text:p>
          </table:table-cell>
          <table:table-cell table:style-name="Table32.A2" office:value-type="string">
            <text:p text:style-name="P18">Carry_Flag</text:p>
          </table:table-cell>
          <table:table-cell table:style-name="Table32.H2" office:value-type="string">
            <text:p text:style-name="P18">Zero_Flag</text:p>
          </table:table-cell>
        </table:table-row>
        <table:table-row>
          <table:table-cell table:style-name="Table32.A2" office:value-type="string">
            <text:p text:style-name="P18">-</text:p>
          </table:table-cell>
          <table:table-cell table:style-name="Table32.A2" office:value-type="string">
            <text:p text:style-name="P18">-</text:p>
          </table:table-cell>
          <table:table-cell table:style-name="Table32.A2" office:value-type="string">
            <text:p text:style-name="P18">-</text:p>
          </table:table-cell>
          <table:table-cell table:style-name="Table32.A2" office:value-type="string">
            <text:p text:style-name="P18">-</text:p>
          </table:table-cell>
          <table:table-cell table:style-name="Table32.A2" office:value-type="string">
            <text:p text:style-name="P18">-</text:p>
          </table:table-cell>
          <table:table-cell table:style-name="Table32.A2" office:value-type="string">
            <text:p text:style-name="P18">-</text:p>
          </table:table-cell>
          <table:table-cell table:style-name="Table32.A2" office:value-type="string">
            <text:p text:style-name="P18">-</text:p>
          </table:table-cell>
          <table:table-cell table:style-name="Table32.H2" office:value-type="string">
            <text:p text:style-name="P18">-</text:p>
          </table:table-cell>
        </table:table-row>
      </table:table>
      <text:h text:style-name="P48" text:outline-level="3">Clocks</text:h>
      <text:p text:style-name="P5">3</text:p>
      <text:h text:style-name="P47" text:outline-level="3">Description</text:h>
      <text:p text:style-name="Text_20_body">Push the value of the register onto the stack.</text:p>
      <text:p text:style-name="Text_20_body">The stack pointer is decremented before the value is written to memory.</text:p>
      <text:p text:style-name="Text_20_body"><text:span text:style-name="T5">Flags are </text:span><text:span text:style-name="T5">unchanged by this operation.</text:span></text:p>
      <text:h text:style-name="P55" text:outline-level="2"><text:bookmark text:name="__RefHeading__11325_1201545282"/>POP – Pop Register from Stack<text:bookmark-end text:name="__RefHeading__11325_1201545282"/></text:h>
      <text:h text:style-name="Heading_20_3" text:outline-level="3">Format</text:h>
      <table:table table:name="Table33" table:style-name="Table33">
        <table:table-column table:style-name="Table33.A" table:number-columns-repeated="7"/>
        <table:table-column table:style-name="Table33.H"/>
        <table:table-row>
          <table:table-cell table:style-name="Table33.A1" table:number-columns-spanned="5" office:value-type="string">
            <text:p text:style-name="P25">Opcode</text:p>
          </table:table-cell>
          <table:covered-table-cell/>
          <table:covered-table-cell/>
          <table:covered-table-cell/>
          <table:covered-table-cell/>
          <table:table-cell table:style-name="Table33.F1" table:number-columns-spanned="3" office:value-type="string">
            <text:p text:style-name="P25">Reg</text:p>
          </table:table-cell>
          <table:covered-table-cell/>
          <table:covered-table-cell/>
        </table:table-row>
        <table:table-row>
          <table:table-cell table:style-name="Table33.A2" office:value-type="float" office:value="1">
            <text:p text:style-name="P19">1</text:p>
          </table:table-cell>
          <table:table-cell table:style-name="Table33.A2" office:value-type="float" office:value="0">
            <text:p text:style-name="P19">0</text:p>
          </table:table-cell>
          <table:table-cell table:style-name="Table33.A2" office:value-type="float" office:value="0">
            <text:p text:style-name="P19">0</text:p>
          </table:table-cell>
          <table:table-cell table:style-name="Table33.A2" office:value-type="float" office:value="0">
            <text:p text:style-name="P19">0</text:p>
          </table:table-cell>
          <table:table-cell table:style-name="Table33.A2" office:value-type="float" office:value="1">
            <text:p text:style-name="P19">1</text:p>
          </table:table-cell>
          <table:table-cell table:style-name="Table33.F2" office:value-type="string">
            <text:p text:style-name="P19">X</text:p>
          </table:table-cell>
          <table:table-cell table:style-name="Table33.F2" office:value-type="string">
            <text:p text:style-name="P19">X</text:p>
          </table:table-cell>
          <table:table-cell table:style-name="Table33.H2" office:value-type="string">
            <text:p text:style-name="P19">X</text:p>
          </table:table-cell>
        </table:table-row>
      </table:table>
      <text:h text:style-name="P48" text:outline-level="3">Mnemonic</text:h>
      <text:p text:style-name="P15"><text:span text:style-name="T5">[label:]<text:tab/></text:span><text:span text:style-name="T5">POP</text:span><text:span text:style-name="T5"><text:tab/>R</text:span><text:span text:style-name="T6">n</text:span></text:p>
      <text:h text:style-name="Heading_20_3" text:outline-level="3">Operation</text:h>
      <text:p text:style-name="P2"><text:span text:style-name="T5">Rn </text:span><text:span text:style-name="T1">←</text:span><text:span text:style-name="T5">MEM[STACK</text:span><text:span text:style-name="T5">++</text:span><text:span text:style-name="T5">]</text:span></text:p>
      <text:h text:style-name="Heading_20_3" text:outline-level="3">Flags</text:h>
      <table:table table:name="Table34" table:style-name="Table34">
        <table:table-column table:style-name="Table34.A" table:number-columns-repeated="7"/>
        <table:table-column table:style-name="Table34.H"/>
        <table:table-row>
          <table:table-cell table:style-name="Table34.A1" office:value-type="string">
            <text:p text:style-name="P25">PSR[7]</text:p>
          </table:table-cell>
          <table:table-cell table:style-name="Table34.A1" office:value-type="string">
            <text:p text:style-name="P25">PSR[6]</text:p>
          </table:table-cell>
          <table:table-cell table:style-name="Table34.A1" office:value-type="string">
            <text:p text:style-name="P25">PSR[5]</text:p>
          </table:table-cell>
          <table:table-cell table:style-name="Table34.A1" office:value-type="string">
            <text:p text:style-name="P25">PSR[4]</text:p>
          </table:table-cell>
          <table:table-cell table:style-name="Table34.A1" office:value-type="string">
            <text:p text:style-name="P25">PSR[3]</text:p>
          </table:table-cell>
          <table:table-cell table:style-name="Table34.A1" office:value-type="string">
            <text:p text:style-name="P25">PSR[2]</text:p>
          </table:table-cell>
          <table:table-cell table:style-name="Table34.A1" office:value-type="string">
            <text:p text:style-name="P25">PSR[1]</text:p>
          </table:table-cell>
          <table:table-cell table:style-name="Table34.H1" office:value-type="string">
            <text:p text:style-name="P25">PSR[0]</text:p>
          </table:table-cell>
        </table:table-row>
        <table:table-row>
          <table:table-cell table:style-name="Table34.A2" office:value-type="string">
            <text:p text:style-name="P18">GP4_Flag</text:p>
          </table:table-cell>
          <table:table-cell table:style-name="Table34.A2" office:value-type="string">
            <text:p text:style-name="P18">GP3_Flag</text:p>
          </table:table-cell>
          <table:table-cell table:style-name="Table34.A2" office:value-type="string">
            <text:p text:style-name="P18">GP2_Flag</text:p>
          </table:table-cell>
          <table:table-cell table:style-name="Table34.A2" office:value-type="string">
            <text:p text:style-name="P18">GP1_Flag</text:p>
          </table:table-cell>
          <table:table-cell table:style-name="Table34.A2" office:value-type="string">
            <text:p text:style-name="P18">Interrupt_Enable</text:p>
          </table:table-cell>
          <table:table-cell table:style-name="Table34.A2" office:value-type="string">
            <text:p text:style-name="P18">Negative_Flag</text:p>
          </table:table-cell>
          <table:table-cell table:style-name="Table34.A2" office:value-type="string">
            <text:p text:style-name="P18">Carry_Flag</text:p>
          </table:table-cell>
          <table:table-cell table:style-name="Table34.H2" office:value-type="string">
            <text:p text:style-name="P18">Zero_Flag</text:p>
          </table:table-cell>
        </table:table-row>
        <table:table-row>
          <table:table-cell table:style-name="Table34.A2" office:value-type="string">
            <text:p text:style-name="P18">-</text:p>
          </table:table-cell>
          <table:table-cell table:style-name="Table34.A2" office:value-type="string">
            <text:p text:style-name="P18">-</text:p>
          </table:table-cell>
          <table:table-cell table:style-name="Table34.A2" office:value-type="string">
            <text:p text:style-name="P18">-</text:p>
          </table:table-cell>
          <table:table-cell table:style-name="Table34.A2" office:value-type="string">
            <text:p text:style-name="P18">-</text:p>
          </table:table-cell>
          <table:table-cell table:style-name="Table34.A2" office:value-type="string">
            <text:p text:style-name="P18">-</text:p>
          </table:table-cell>
          <table:table-cell table:style-name="Table34.A2" office:value-type="string">
            <text:p text:style-name="P18">-</text:p>
          </table:table-cell>
          <table:table-cell table:style-name="Table34.A2" office:value-type="string">
            <text:p text:style-name="P18">-</text:p>
          </table:table-cell>
          <table:table-cell table:style-name="Table34.H2" office:value-type="string">
            <text:p text:style-name="P18">-</text:p>
          </table:table-cell>
        </table:table-row>
      </table:table>
      <text:h text:style-name="P48" text:outline-level="3">Clocks</text:h>
      <text:p text:style-name="P5">3</text:p>
      <text:h text:style-name="P47" text:outline-level="3">Description</text:h>
      <text:p text:style-name="Text_20_body">Pop the value from the top of the stack into the register.</text:p>
      <text:p text:style-name="Text_20_body">The stack pointer is incremented after the value has been retrieved from memory.</text:p>
      <text:p text:style-name="Text_20_body"><text:span text:style-name="T5">Flags are </text:span><text:span text:style-name="T5">unchanged by this operation.</text:span></text:p>
      <text:h text:style-name="P55" text:outline-level="2"><text:bookmark text:name="__RefHeading__11327_1201545282"/>BR0 – Relative Branch if PSR Bit is Zero<text:bookmark-end text:name="__RefHeading__11327_1201545282"/></text:h>
      <text:h text:style-name="Heading_20_3" text:outline-level="3">Format</text:h>
      <table:table table:name="Table35" table:style-name="Table35">
        <table:table-column table:style-name="Table35.A"/>
        <table:table-column table:style-name="Table35.B" table:number-columns-repeated="4"/>
        <table:table-column table:style-name="Table35.A"/>
        <table:table-column table:style-name="Table35.B" table:number-columns-repeated="4"/>
        <table:table-column table:style-name="Table35.A"/>
        <table:table-column table:style-name="Table35.B" table:number-columns-repeated="5"/>
        <table:table-row>
          <table:table-cell table:style-name="Table35.A1" table:number-columns-spanned="5" office:value-type="string">
            <text:p text:style-name="P25">Opcode</text:p>
          </table:table-cell>
          <table:covered-table-cell/>
          <table:covered-table-cell/>
          <table:covered-table-cell/>
          <table:covered-table-cell/>
          <table:table-cell table:style-name="Table35.A1" table:number-columns-spanned="3" office:value-type="string">
            <text:p text:style-name="P25">Bit Index</text:p>
          </table:table-cell>
          <table:covered-table-cell/>
          <table:covered-table-cell/>
          <table:table-cell table:style-name="Table35.I1" table:number-columns-spanned="8" office:value-type="string">
            <text:p text:style-name="Table_20_Heading">Signed Offset</text:p>
          </table:table-cell>
          <table:covered-table-cell/>
          <table:covered-table-cell/>
          <table:covered-table-cell/>
          <table:covered-table-cell/>
          <table:covered-table-cell/>
          <table:covered-table-cell/>
          <table:covered-table-cell/>
        </table:table-row>
        <table:table-row>
          <table:table-cell table:style-name="Table35.A2" office:value-type="float" office:value="1">
            <text:p text:style-name="Table_20_Contents">1</text:p>
          </table:table-cell>
          <table:table-cell table:style-name="Table35.A2" office:value-type="float" office:value="0">
            <text:p text:style-name="Table_20_Contents">0</text:p>
          </table:table-cell>
          <table:table-cell table:style-name="Table35.A2" office:value-type="float" office:value="0">
            <text:p text:style-name="Table_20_Contents">0</text:p>
          </table:table-cell>
          <table:table-cell table:style-name="Table35.A2" office:value-type="float" office:value="1">
            <text:p text:style-name="Table_20_Contents">1</text:p>
          </table:table-cell>
          <table:table-cell table:style-name="Table35.A2" office:value-type="float" office:value="0">
            <text:p text:style-name="Table_20_Contents">0</text:p>
          </table:table-cell>
          <table:table-cell table:style-name="Table35.F2" office:value-type="string">
            <text:p text:style-name="Table_20_Contents">X</text:p>
          </table:table-cell>
          <table:table-cell table:style-name="Table35.F2" office:value-type="string">
            <text:p text:style-name="Table_20_Contents">X</text:p>
          </table:table-cell>
          <table:table-cell table:style-name="Table35.F2" office:value-type="string">
            <text:p text:style-name="Table_20_Contents">X</text:p>
          </table:table-cell>
          <table:table-cell table:style-name="Table35.F2" office:value-type="string">
            <text:p text:style-name="Table_20_Contents">X</text:p>
          </table:table-cell>
          <table:table-cell table:style-name="Table35.F2" office:value-type="string">
            <text:p text:style-name="Table_20_Contents">X</text:p>
          </table:table-cell>
          <table:table-cell table:style-name="Table35.F2" office:value-type="string">
            <text:p text:style-name="Table_20_Contents">X</text:p>
          </table:table-cell>
          <table:table-cell table:style-name="Table35.F2" office:value-type="string">
            <text:p text:style-name="Table_20_Contents">X</text:p>
          </table:table-cell>
          <table:table-cell table:style-name="Table35.F2" office:value-type="string">
            <text:p text:style-name="Table_20_Contents">X</text:p>
          </table:table-cell>
          <table:table-cell table:style-name="Table35.F2" office:value-type="string">
            <text:p text:style-name="Table_20_Contents">X</text:p>
          </table:table-cell>
          <table:table-cell table:style-name="Table35.F2" office:value-type="string">
            <text:p text:style-name="Table_20_Contents">X</text:p>
          </table:table-cell>
          <table:table-cell table:style-name="Table35.P2" office:value-type="string">
            <text:p text:style-name="Table_20_Contents">X</text:p>
          </table:table-cell>
        </table:table-row>
      </table:table>
      <text:h text:style-name="P48" text:outline-level="3">Mnemonic</text:h>
      <text:p text:style-name="P15"><text:span text:style-name="T8">[label:]<text:tab/></text:span><text:span text:style-name="T8">BR0</text:span><text:span text:style-name="T6"><text:tab/>n, </text:span><text:span text:style-name="T6">signed_</text:span><text:span text:style-name="T6">offset</text:span></text:p>
      <text:h text:style-name="Heading_20_3" text:outline-level="3">Operation</text:h>
      <text:p text:style-name="P6">If (PSR[n] == 0) {</text:p>
      <text:p text:style-name="P2"><text:span text:style-name="T5"><text:tab/>PROGRAM_COUNTER</text:span><text:span text:style-name="T5"> </text:span><text:span text:style-name="T1">←</text:span><text:span text:style-name="T5"> </text:span><text:span text:style-name="T5">PROGRAM_COUNTER + </text:span><text:span text:style-name="T5">SIGN_EXTEND(</text:span><text:span text:style-name="T5">offset</text:span><text:span text:style-name="T5">)</text:span></text:p>
      <text:p text:style-name="P6">}</text:p>
      <text:h text:style-name="Heading_20_3" text:outline-level="3">Flags</text:h>
      <table:table table:name="Table36" table:style-name="Table36">
        <table:table-column table:style-name="Table36.A" table:number-columns-repeated="7"/>
        <table:table-column table:style-name="Table36.H"/>
        <table:table-row>
          <table:table-cell table:style-name="Table36.A1" office:value-type="string">
            <text:p text:style-name="P25">PSR[7]</text:p>
          </table:table-cell>
          <table:table-cell table:style-name="Table36.A1" office:value-type="string">
            <text:p text:style-name="P25">PSR[6]</text:p>
          </table:table-cell>
          <table:table-cell table:style-name="Table36.A1" office:value-type="string">
            <text:p text:style-name="P25">PSR[5]</text:p>
          </table:table-cell>
          <table:table-cell table:style-name="Table36.A1" office:value-type="string">
            <text:p text:style-name="P25">PSR[4]</text:p>
          </table:table-cell>
          <table:table-cell table:style-name="Table36.A1" office:value-type="string">
            <text:p text:style-name="P25">PSR[3]</text:p>
          </table:table-cell>
          <table:table-cell table:style-name="Table36.A1" office:value-type="string">
            <text:p text:style-name="P25">PSR[2]</text:p>
          </table:table-cell>
          <table:table-cell table:style-name="Table36.A1" office:value-type="string">
            <text:p text:style-name="P25">PSR[1]</text:p>
          </table:table-cell>
          <table:table-cell table:style-name="Table36.H1" office:value-type="string">
            <text:p text:style-name="P25">PSR[0]</text:p>
          </table:table-cell>
        </table:table-row>
        <table:table-row>
          <table:table-cell table:style-name="Table36.A2" office:value-type="string">
            <text:p text:style-name="P18">GP4_Flag</text:p>
          </table:table-cell>
          <table:table-cell table:style-name="Table36.A2" office:value-type="string">
            <text:p text:style-name="P18">GP3_Flag</text:p>
          </table:table-cell>
          <table:table-cell table:style-name="Table36.A2" office:value-type="string">
            <text:p text:style-name="P18">GP2_Flag</text:p>
          </table:table-cell>
          <table:table-cell table:style-name="Table36.A2" office:value-type="string">
            <text:p text:style-name="P18">GP1_Flag</text:p>
          </table:table-cell>
          <table:table-cell table:style-name="Table36.A2" office:value-type="string">
            <text:p text:style-name="P18">Interrupt_Enable</text:p>
          </table:table-cell>
          <table:table-cell table:style-name="Table36.A2" office:value-type="string">
            <text:p text:style-name="P18">Negative_Flag</text:p>
          </table:table-cell>
          <table:table-cell table:style-name="Table36.A2" office:value-type="string">
            <text:p text:style-name="P18">Carry_Flag</text:p>
          </table:table-cell>
          <table:table-cell table:style-name="Table36.H2" office:value-type="string">
            <text:p text:style-name="P18">Zero_Flag</text:p>
          </table:table-cell>
        </table:table-row>
        <table:table-row>
          <table:table-cell table:style-name="Table36.A2" office:value-type="string">
            <text:p text:style-name="P18">-</text:p>
          </table:table-cell>
          <table:table-cell table:style-name="Table36.A2" office:value-type="string">
            <text:p text:style-name="P18">-</text:p>
          </table:table-cell>
          <table:table-cell table:style-name="Table36.A2" office:value-type="string">
            <text:p text:style-name="P18">-</text:p>
          </table:table-cell>
          <table:table-cell table:style-name="Table36.A2" office:value-type="string">
            <text:p text:style-name="P18">-</text:p>
          </table:table-cell>
          <table:table-cell table:style-name="Table36.A2" office:value-type="string">
            <text:p text:style-name="P18">-</text:p>
          </table:table-cell>
          <table:table-cell table:style-name="Table36.A2" office:value-type="string">
            <text:p text:style-name="P18">-</text:p>
          </table:table-cell>
          <table:table-cell table:style-name="Table36.A2" office:value-type="string">
            <text:p text:style-name="P18">-</text:p>
          </table:table-cell>
          <table:table-cell table:style-name="Table36.H2" office:value-type="string">
            <text:p text:style-name="P18">-</text:p>
          </table:table-cell>
        </table:table-row>
      </table:table>
      <text:h text:style-name="P48" text:outline-level="3">Clocks</text:h>
      <text:p text:style-name="P5">3</text:p>
      <text:h text:style-name="P47" text:outline-level="3">Description</text:h>
      <text:p text:style-name="Text_20_body">Take a relative branch if the specified PSR bit is zero. <text:s/>Otherwise, proceed to the next instruction.</text:p>
      <text:p text:style-name="Text_20_body">Flags are unaffected by this instruction.</text:p>
      <text:h text:style-name="P55" text:outline-level="2"><text:bookmark text:name="__RefHeading__11329_1201545282"/>BR1 – Relative Branch if PSR Bit is One<text:bookmark-end text:name="__RefHeading__11329_1201545282"/></text:h>
      <text:h text:style-name="Heading_20_3" text:outline-level="3">Format</text:h>
      <table:table table:name="Table37" table:style-name="Table37">
        <table:table-column table:style-name="Table37.A"/>
        <table:table-column table:style-name="Table37.B" table:number-columns-repeated="4"/>
        <table:table-column table:style-name="Table37.A"/>
        <table:table-column table:style-name="Table37.B" table:number-columns-repeated="4"/>
        <table:table-column table:style-name="Table37.A"/>
        <table:table-column table:style-name="Table37.B" table:number-columns-repeated="5"/>
        <table:table-row>
          <table:table-cell table:style-name="Table37.A1" table:number-columns-spanned="5" office:value-type="string">
            <text:p text:style-name="P25">Opcode</text:p>
          </table:table-cell>
          <table:covered-table-cell/>
          <table:covered-table-cell/>
          <table:covered-table-cell/>
          <table:covered-table-cell/>
          <table:table-cell table:style-name="Table37.A1" table:number-columns-spanned="3" office:value-type="string">
            <text:p text:style-name="P25">Bit Index</text:p>
          </table:table-cell>
          <table:covered-table-cell/>
          <table:covered-table-cell/>
          <table:table-cell table:style-name="Table37.I1" table:number-columns-spanned="8" office:value-type="string">
            <text:p text:style-name="Table_20_Heading">Signed Offset</text:p>
          </table:table-cell>
          <table:covered-table-cell/>
          <table:covered-table-cell/>
          <table:covered-table-cell/>
          <table:covered-table-cell/>
          <table:covered-table-cell/>
          <table:covered-table-cell/>
          <table:covered-table-cell/>
        </table:table-row>
        <table:table-row>
          <table:table-cell table:style-name="Table37.A2" office:value-type="float" office:value="1">
            <text:p text:style-name="Table_20_Contents">1</text:p>
          </table:table-cell>
          <table:table-cell table:style-name="Table37.A2" office:value-type="float" office:value="0">
            <text:p text:style-name="Table_20_Contents">0</text:p>
          </table:table-cell>
          <table:table-cell table:style-name="Table37.A2" office:value-type="float" office:value="0">
            <text:p text:style-name="Table_20_Contents">0</text:p>
          </table:table-cell>
          <table:table-cell table:style-name="Table37.A2" office:value-type="float" office:value="1">
            <text:p text:style-name="Table_20_Contents">1</text:p>
          </table:table-cell>
          <table:table-cell table:style-name="Table37.A2" office:value-type="float" office:value="1">
            <text:p text:style-name="Table_20_Contents">1</text:p>
          </table:table-cell>
          <table:table-cell table:style-name="Table37.F2" office:value-type="string">
            <text:p text:style-name="Table_20_Contents">X</text:p>
          </table:table-cell>
          <table:table-cell table:style-name="Table37.F2" office:value-type="string">
            <text:p text:style-name="Table_20_Contents">X</text:p>
          </table:table-cell>
          <table:table-cell table:style-name="Table37.F2" office:value-type="string">
            <text:p text:style-name="Table_20_Contents">X</text:p>
          </table:table-cell>
          <table:table-cell table:style-name="Table37.F2" office:value-type="string">
            <text:p text:style-name="Table_20_Contents">X</text:p>
          </table:table-cell>
          <table:table-cell table:style-name="Table37.F2" office:value-type="string">
            <text:p text:style-name="Table_20_Contents">X</text:p>
          </table:table-cell>
          <table:table-cell table:style-name="Table37.F2" office:value-type="string">
            <text:p text:style-name="Table_20_Contents">X</text:p>
          </table:table-cell>
          <table:table-cell table:style-name="Table37.F2" office:value-type="string">
            <text:p text:style-name="Table_20_Contents">X</text:p>
          </table:table-cell>
          <table:table-cell table:style-name="Table37.F2" office:value-type="string">
            <text:p text:style-name="Table_20_Contents">X</text:p>
          </table:table-cell>
          <table:table-cell table:style-name="Table37.F2" office:value-type="string">
            <text:p text:style-name="Table_20_Contents">X</text:p>
          </table:table-cell>
          <table:table-cell table:style-name="Table37.F2" office:value-type="string">
            <text:p text:style-name="Table_20_Contents">X</text:p>
          </table:table-cell>
          <table:table-cell table:style-name="Table37.P2" office:value-type="string">
            <text:p text:style-name="Table_20_Contents">X</text:p>
          </table:table-cell>
        </table:table-row>
      </table:table>
      <text:h text:style-name="P48" text:outline-level="3">Mnemonic</text:h>
      <text:p text:style-name="P15"><text:span text:style-name="T8">[label:]<text:tab/></text:span><text:span text:style-name="T8">BR</text:span><text:span text:style-name="T8">1</text:span><text:span text:style-name="T6"><text:tab/>n, </text:span><text:span text:style-name="T6">signed_</text:span><text:span text:style-name="T6">offset</text:span></text:p>
      <text:h text:style-name="Heading_20_3" text:outline-level="3">Operation</text:h>
      <text:p text:style-name="P2"><text:span text:style-name="T5">If (PSR[n] == </text:span><text:span text:style-name="T5">1</text:span><text:span text:style-name="T5">) {</text:span></text:p>
      <text:p text:style-name="P2"><text:span text:style-name="T5"><text:tab/>PROGRAM_COUNTER</text:span><text:span text:style-name="T5"> </text:span><text:span text:style-name="T1">←</text:span><text:span text:style-name="T5"> </text:span><text:span text:style-name="T5">PROGRAM_COUNTER + </text:span><text:span text:style-name="T5">SIGN_EXTEND(</text:span><text:span text:style-name="T5">signed_</text:span><text:span text:style-name="T5">offset</text:span><text:span text:style-name="T5">)</text:span></text:p>
      <text:p text:style-name="P6">}</text:p>
      <text:h text:style-name="Heading_20_3" text:outline-level="3">Flags</text:h>
      <table:table table:name="Table38" table:style-name="Table38">
        <table:table-column table:style-name="Table38.A" table:number-columns-repeated="7"/>
        <table:table-column table:style-name="Table38.H"/>
        <table:table-row>
          <table:table-cell table:style-name="Table38.A1" office:value-type="string">
            <text:p text:style-name="P25">PSR[7]</text:p>
          </table:table-cell>
          <table:table-cell table:style-name="Table38.A1" office:value-type="string">
            <text:p text:style-name="P25">PSR[6]</text:p>
          </table:table-cell>
          <table:table-cell table:style-name="Table38.A1" office:value-type="string">
            <text:p text:style-name="P25">PSR[5]</text:p>
          </table:table-cell>
          <table:table-cell table:style-name="Table38.A1" office:value-type="string">
            <text:p text:style-name="P25">PSR[4]</text:p>
          </table:table-cell>
          <table:table-cell table:style-name="Table38.A1" office:value-type="string">
            <text:p text:style-name="P25">PSR[3]</text:p>
          </table:table-cell>
          <table:table-cell table:style-name="Table38.A1" office:value-type="string">
            <text:p text:style-name="P25">PSR[2]</text:p>
          </table:table-cell>
          <table:table-cell table:style-name="Table38.A1" office:value-type="string">
            <text:p text:style-name="P25">PSR[1]</text:p>
          </table:table-cell>
          <table:table-cell table:style-name="Table38.H1" office:value-type="string">
            <text:p text:style-name="P25">PSR[0]</text:p>
          </table:table-cell>
        </table:table-row>
        <table:table-row>
          <table:table-cell table:style-name="Table38.A2" office:value-type="string">
            <text:p text:style-name="P18">GP4_Flag</text:p>
          </table:table-cell>
          <table:table-cell table:style-name="Table38.A2" office:value-type="string">
            <text:p text:style-name="P18">GP3_Flag</text:p>
          </table:table-cell>
          <table:table-cell table:style-name="Table38.A2" office:value-type="string">
            <text:p text:style-name="P18">GP2_Flag</text:p>
          </table:table-cell>
          <table:table-cell table:style-name="Table38.A2" office:value-type="string">
            <text:p text:style-name="P18">GP1_Flag</text:p>
          </table:table-cell>
          <table:table-cell table:style-name="Table38.A2" office:value-type="string">
            <text:p text:style-name="P18">Interrupt_Enable</text:p>
          </table:table-cell>
          <table:table-cell table:style-name="Table38.A2" office:value-type="string">
            <text:p text:style-name="P18">Negative_Flag</text:p>
          </table:table-cell>
          <table:table-cell table:style-name="Table38.A2" office:value-type="string">
            <text:p text:style-name="P18">Carry_Flag</text:p>
          </table:table-cell>
          <table:table-cell table:style-name="Table38.H2" office:value-type="string">
            <text:p text:style-name="P18">Zero_Flag</text:p>
          </table:table-cell>
        </table:table-row>
        <table:table-row>
          <table:table-cell table:style-name="Table38.A2" office:value-type="string">
            <text:p text:style-name="P18">-</text:p>
          </table:table-cell>
          <table:table-cell table:style-name="Table38.A2" office:value-type="string">
            <text:p text:style-name="P18">-</text:p>
          </table:table-cell>
          <table:table-cell table:style-name="Table38.A2" office:value-type="string">
            <text:p text:style-name="P18">-</text:p>
          </table:table-cell>
          <table:table-cell table:style-name="Table38.A2" office:value-type="string">
            <text:p text:style-name="P18">-</text:p>
          </table:table-cell>
          <table:table-cell table:style-name="Table38.A2" office:value-type="string">
            <text:p text:style-name="P18">-</text:p>
          </table:table-cell>
          <table:table-cell table:style-name="Table38.A2" office:value-type="string">
            <text:p text:style-name="P18">-</text:p>
          </table:table-cell>
          <table:table-cell table:style-name="Table38.A2" office:value-type="string">
            <text:p text:style-name="P18">-</text:p>
          </table:table-cell>
          <table:table-cell table:style-name="Table38.H2" office:value-type="string">
            <text:p text:style-name="P18">-</text:p>
          </table:table-cell>
        </table:table-row>
      </table:table>
      <text:h text:style-name="P48" text:outline-level="3">Clocks</text:h>
      <text:p text:style-name="P5">3</text:p>
      <text:h text:style-name="P47" text:outline-level="3">Description</text:h>
      <text:p text:style-name="Text_20_body">Take a relative branch if the specified PSR bit is '1'. <text:s/>Otherwise, proceed to the next instruction.</text:p>
      <text:p text:style-name="P5">Flags are unaffected by this instruction.</text:p>
      <text:h text:style-name="P55" text:outline-level="2"><text:bookmark text:name="__RefHeading__11331_1201545282"/>DBNZ – Decrement Register and Branch Not Zero<text:bookmark-end text:name="__RefHeading__11331_1201545282"/></text:h>
      <text:h text:style-name="Heading_20_3" text:outline-level="3">Format</text:h>
      <table:table table:name="Table112" table:style-name="Table112">
        <table:table-column table:style-name="Table112.A"/>
        <table:table-column table:style-name="Table112.B" table:number-columns-repeated="4"/>
        <table:table-column table:style-name="Table112.A"/>
        <table:table-column table:style-name="Table112.B" table:number-columns-repeated="4"/>
        <table:table-column table:style-name="Table112.A"/>
        <table:table-column table:style-name="Table112.B" table:number-columns-repeated="5"/>
        <table:table-row>
          <table:table-cell table:style-name="Table112.A1" table:number-columns-spanned="5" office:value-type="string">
            <text:p text:style-name="P25">Opcode</text:p>
          </table:table-cell>
          <table:covered-table-cell/>
          <table:covered-table-cell/>
          <table:covered-table-cell/>
          <table:covered-table-cell/>
          <table:table-cell table:style-name="Table112.A1" table:number-columns-spanned="3" office:value-type="string">
            <text:p text:style-name="P25">Reg</text:p>
          </table:table-cell>
          <table:covered-table-cell/>
          <table:covered-table-cell/>
          <table:table-cell table:style-name="Table112.I1" table:number-columns-spanned="8" office:value-type="string">
            <text:p text:style-name="Table_20_Heading">Signed Offset</text:p>
          </table:table-cell>
          <table:covered-table-cell/>
          <table:covered-table-cell/>
          <table:covered-table-cell/>
          <table:covered-table-cell/>
          <table:covered-table-cell/>
          <table:covered-table-cell/>
          <table:covered-table-cell/>
        </table:table-row>
        <table:table-row>
          <table:table-cell table:style-name="Table112.A2" office:value-type="float" office:value="1">
            <text:p text:style-name="Table_20_Contents">1</text:p>
          </table:table-cell>
          <table:table-cell table:style-name="Table112.A2" office:value-type="float" office:value="0">
            <text:p text:style-name="Table_20_Contents">0</text:p>
          </table:table-cell>
          <table:table-cell table:style-name="Table112.C2" office:value-type="string">
            <text:p text:style-name="Table_20_Contents">1</text:p>
          </table:table-cell>
          <table:table-cell table:style-name="Table112.C2" office:value-type="string">
            <text:p text:style-name="Table_20_Contents">0</text:p>
          </table:table-cell>
          <table:table-cell table:style-name="Table112.C2" office:value-type="string">
            <text:p text:style-name="Table_20_Contents">0</text:p>
          </table:table-cell>
          <table:table-cell table:style-name="Table112.C2" office:value-type="string">
            <text:p text:style-name="Table_20_Contents">X</text:p>
          </table:table-cell>
          <table:table-cell table:style-name="Table112.C2" office:value-type="string">
            <text:p text:style-name="Table_20_Contents">X</text:p>
          </table:table-cell>
          <table:table-cell table:style-name="Table112.C2" office:value-type="string">
            <text:p text:style-name="Table_20_Contents">X</text:p>
          </table:table-cell>
          <table:table-cell table:style-name="Table112.C2" office:value-type="string">
            <text:p text:style-name="Table_20_Contents">X</text:p>
          </table:table-cell>
          <table:table-cell table:style-name="Table112.C2" office:value-type="string">
            <text:p text:style-name="Table_20_Contents">X</text:p>
          </table:table-cell>
          <table:table-cell table:style-name="Table112.C2" office:value-type="string">
            <text:p text:style-name="Table_20_Contents">X</text:p>
          </table:table-cell>
          <table:table-cell table:style-name="Table112.C2" office:value-type="string">
            <text:p text:style-name="Table_20_Contents">X</text:p>
          </table:table-cell>
          <table:table-cell table:style-name="Table112.C2" office:value-type="string">
            <text:p text:style-name="Table_20_Contents">X</text:p>
          </table:table-cell>
          <table:table-cell table:style-name="Table112.C2" office:value-type="string">
            <text:p text:style-name="Table_20_Contents">X</text:p>
          </table:table-cell>
          <table:table-cell table:style-name="Table112.C2" office:value-type="string">
            <text:p text:style-name="Table_20_Contents">X</text:p>
          </table:table-cell>
          <table:table-cell table:style-name="Table112.P2" office:value-type="string">
            <text:p text:style-name="Table_20_Contents">X</text:p>
          </table:table-cell>
        </table:table-row>
      </table:table>
      <text:h text:style-name="P48" text:outline-level="3">Mnemonic</text:h>
      <text:p text:style-name="P15"><text:span text:style-name="T5">[label:]<text:tab/></text:span><text:span text:style-name="T5">D</text:span><text:span text:style-name="T5">BNZ</text:span><text:span text:style-name="T5"><text:tab/>R</text:span><text:span text:style-name="T6">n</text:span><text:span text:style-name="T6">, signed_offset</text:span></text:p>
      <text:h text:style-name="Heading_20_3" text:outline-level="3">Operation</text:h>
      <text:p text:style-name="P2">Rn <text:span text:style-name="T1">←</text:span><text:span text:style-name="T5"> Rn </text:span><text:span text:style-name="T5">+ 0xFF</text:span></text:p>
      <text:p text:style-name="P2"><text:span text:style-name="T5">PSR[2] </text:span><text:span text:style-name="T1">←</text:span><text:span text:style-name="T5"> Rn</text:span><text:span text:style-name="T5">[7]</text:span></text:p>
      <text:p text:style-name="P2"><text:span text:style-name="T5">PSR[</text:span><text:span text:style-name="T5">1</text:span><text:span text:style-name="T5">] </text:span><text:span text:style-name="T1">← </text:span><text:span text:style-name="T1">R</text:span><text:span text:style-name="T1">n</text:span><text:span text:style-name="T1">[</text:span><text:span text:style-name="T1">8</text:span><text:span text:style-name="T1">]</text:span></text:p>
      <text:p text:style-name="P2"><text:span text:style-name="T1">PSR[0] </text:span><text:span text:style-name="T1">← </text:span><text:span text:style-name="T1">(</text:span><text:span text:style-name="T1">R</text:span><text:span text:style-name="T1">n</text:span><text:span text:style-name="T1"> == 0)</text:span></text:p>
      <text:p text:style-name="P2"><text:span text:style-name="T5">If (PSR[</text:span><text:span text:style-name="T5">0</text:span><text:span text:style-name="T5">] == </text:span><text:span text:style-name="T5">0</text:span><text:span text:style-name="T5">) {</text:span></text:p>
      <text:p text:style-name="P2"><text:span text:style-name="T5"><text:tab/>PROGRAM_COUNTER</text:span><text:span text:style-name="T5"> </text:span><text:span text:style-name="T1">←</text:span><text:span text:style-name="T5"> </text:span><text:span text:style-name="T5">PROGRAM_COUNTER + </text:span><text:span text:style-name="T5">SIGN_EXTEND(</text:span><text:span text:style-name="T5">signed_</text:span><text:span text:style-name="T5">offset</text:span><text:span text:style-name="T5">)</text:span></text:p>
      <text:p text:style-name="P6">}</text:p>
      <text:h text:style-name="Heading_20_3" text:outline-level="3">Flags</text:h>
      <table:table table:name="Table102" table:style-name="Table102">
        <table:table-column table:style-name="Table102.A" table:number-columns-repeated="7"/>
        <table:table-column table:style-name="Table102.H"/>
        <table:table-row>
          <table:table-cell table:style-name="Table102.A1" office:value-type="string">
            <text:p text:style-name="P25">PSR[7]</text:p>
          </table:table-cell>
          <table:table-cell table:style-name="Table102.A1" office:value-type="string">
            <text:p text:style-name="P25">PSR[6]</text:p>
          </table:table-cell>
          <table:table-cell table:style-name="Table102.A1" office:value-type="string">
            <text:p text:style-name="P25">PSR[5]</text:p>
          </table:table-cell>
          <table:table-cell table:style-name="Table102.A1" office:value-type="string">
            <text:p text:style-name="P25">PSR[4]</text:p>
          </table:table-cell>
          <table:table-cell table:style-name="Table102.A1" office:value-type="string">
            <text:p text:style-name="P25">PSR[3]</text:p>
          </table:table-cell>
          <table:table-cell table:style-name="Table102.A1" office:value-type="string">
            <text:p text:style-name="P25">PSR[2]</text:p>
          </table:table-cell>
          <table:table-cell table:style-name="Table102.A1" office:value-type="string">
            <text:p text:style-name="P25">PSR[1]</text:p>
          </table:table-cell>
          <table:table-cell table:style-name="Table102.H1" office:value-type="string">
            <text:p text:style-name="P25">PSR[0]</text:p>
          </table:table-cell>
        </table:table-row>
        <table:table-row>
          <table:table-cell table:style-name="Table102.A2" office:value-type="string">
            <text:p text:style-name="P18">GP4_Flag</text:p>
          </table:table-cell>
          <table:table-cell table:style-name="Table102.A2" office:value-type="string">
            <text:p text:style-name="P18">GP3_Flag</text:p>
          </table:table-cell>
          <table:table-cell table:style-name="Table102.A2" office:value-type="string">
            <text:p text:style-name="P18">GP2_Flag</text:p>
          </table:table-cell>
          <table:table-cell table:style-name="Table102.A2" office:value-type="string">
            <text:p text:style-name="P18">GP1_Flag</text:p>
          </table:table-cell>
          <table:table-cell table:style-name="Table102.A2" office:value-type="string">
            <text:p text:style-name="P18">Interrupt_Enable</text:p>
          </table:table-cell>
          <table:table-cell table:style-name="Table102.A2" office:value-type="string">
            <text:p text:style-name="P18">Negative_Flag</text:p>
          </table:table-cell>
          <table:table-cell table:style-name="Table102.A2" office:value-type="string">
            <text:p text:style-name="P18">Carry_Flag</text:p>
          </table:table-cell>
          <table:table-cell table:style-name="Table102.H2" office:value-type="string">
            <text:p text:style-name="P18">Zero_Flag</text:p>
          </table:table-cell>
        </table:table-row>
        <table:table-row>
          <table:table-cell table:style-name="Table102.A2" office:value-type="string">
            <text:p text:style-name="P18">-</text:p>
          </table:table-cell>
          <table:table-cell table:style-name="Table102.A2" office:value-type="string">
            <text:p text:style-name="P18">-</text:p>
          </table:table-cell>
          <table:table-cell table:style-name="Table102.A2" office:value-type="string">
            <text:p text:style-name="P18">-</text:p>
          </table:table-cell>
          <table:table-cell table:style-name="Table102.A2" office:value-type="string">
            <text:p text:style-name="P18">-</text:p>
          </table:table-cell>
          <table:table-cell table:style-name="Table102.A2" office:value-type="string">
            <text:p text:style-name="P18">-</text:p>
          </table:table-cell>
          <table:table-cell table:style-name="Table102.A2" office:value-type="string">
            <text:p text:style-name="P18">X</text:p>
          </table:table-cell>
          <table:table-cell table:style-name="Table102.A2" office:value-type="string">
            <text:p text:style-name="P18">X</text:p>
          </table:table-cell>
          <table:table-cell table:style-name="Table102.H2" office:value-type="string">
            <text:p text:style-name="P18">X</text:p>
          </table:table-cell>
        </table:table-row>
      </table:table>
      <text:h text:style-name="Heading_20_3" text:outline-level="3">Clocks</text:h>
      <text:p text:style-name="P5">3</text:p>
      <text:h text:style-name="Heading_20_3" text:outline-level="3">Description</text:h>
      <text:p text:style-name="Text_20_body">Decrement the value in a general purpose register. <text:s/>If the resulting value is not zero, take a relative branch, otherwise proceed to the next instruction.</text:p>
      <text:p text:style-name="Standard"><text:span text:style-name="T5">Negative, </text:span><text:span text:style-name="T5">Carry,</text:span><text:span text:style-name="T5"> </text:span><text:span text:style-name="T5">and </text:span><text:span text:style-name="T5">Zero </text:span><text:span text:style-name="T5">Flags are set to reflect the new value of R</text:span><text:span text:style-name="T6">n</text:span><text:span text:style-name="T5">.</text:span></text:p>
      <text:h text:style-name="Heading_20_2" text:outline-level="2"><text:bookmark text:name="__RefHeading__11333_1201545282"/><text:soft-page-break/>INT – Interrupt<text:bookmark-end text:name="__RefHeading__11333_1201545282"/></text:h>
      <text:h text:style-name="Heading_20_3" text:outline-level="3">Format</text:h>
      <table:table table:name="Table41" table:style-name="Table41">
        <table:table-column table:style-name="Table41.A" table:number-columns-repeated="7"/>
        <table:table-column table:style-name="Table41.H"/>
        <table:table-row>
          <table:table-cell table:style-name="Table41.A1" table:number-columns-spanned="5" office:value-type="string">
            <text:p text:style-name="P25">Opcode</text:p>
          </table:table-cell>
          <table:covered-table-cell/>
          <table:covered-table-cell/>
          <table:covered-table-cell/>
          <table:covered-table-cell/>
          <table:table-cell table:style-name="Table41.F1" table:number-columns-spanned="3" office:value-type="string">
            <text:p text:style-name="P25">N</text:p>
          </table:table-cell>
          <table:covered-table-cell/>
          <table:covered-table-cell/>
        </table:table-row>
        <table:table-row>
          <table:table-cell table:style-name="Table41.A2" office:value-type="float" office:value="1">
            <text:p text:style-name="P19">1</text:p>
          </table:table-cell>
          <table:table-cell table:style-name="Table41.A2" office:value-type="float" office:value="0">
            <text:p text:style-name="P19">0</text:p>
          </table:table-cell>
          <table:table-cell table:style-name="Table41.A2" office:value-type="float" office:value="1">
            <text:p text:style-name="P19">1</text:p>
          </table:table-cell>
          <table:table-cell table:style-name="Table41.A2" office:value-type="float" office:value="0">
            <text:p text:style-name="P19">0</text:p>
          </table:table-cell>
          <table:table-cell table:style-name="Table41.A2" office:value-type="float" office:value="1">
            <text:p text:style-name="P19">1</text:p>
          </table:table-cell>
          <table:table-cell table:style-name="Table41.F2" office:value-type="string">
            <text:p text:style-name="P19">X</text:p>
          </table:table-cell>
          <table:table-cell table:style-name="Table41.F2" office:value-type="string">
            <text:p text:style-name="P19">X</text:p>
          </table:table-cell>
          <table:table-cell table:style-name="Table41.H2" office:value-type="string">
            <text:p text:style-name="P19">X</text:p>
          </table:table-cell>
        </table:table-row>
      </table:table>
      <text:h text:style-name="P48" text:outline-level="3">Mnemonic</text:h>
      <text:p text:style-name="P15"><text:span text:style-name="T8">[label:]<text:tab/></text:span><text:span text:style-name="T8">INT</text:span><text:span text:style-name="T6"><text:tab/>n</text:span></text:p>
      <text:h text:style-name="Heading_20_3" text:outline-level="3">Operation</text:h>
      <text:p text:style-name="P6">if ((n == 0) || ((PSR[3] == '1') &amp;&amp; (INTERRUPT_MASK_REGISTER[n] == '1'))) {</text:p>
      <text:p text:style-name="P31"><text:span text:style-name="T5">MEM[--STACK]</text:span><text:span text:style-name="T5"> </text:span><text:span text:style-name="T1">←</text:span><text:span text:style-name="T5"> </text:span><text:span text:style-name="T5">PSR</text:span></text:p>
      <text:p text:style-name="P31"><text:span text:style-name="T5">PSR[3] </text:span><text:span text:style-name="T1">←</text:span><text:span text:style-name="T5"> </text:span><text:span text:style-name="T5">0</text:span></text:p>
      <text:p text:style-name="P31"><text:span text:style-name="T5">MEM[--STACK]</text:span><text:span text:style-name="T5"> </text:span><text:span text:style-name="T1">←</text:span><text:span text:style-name="T5"> </text:span><text:span text:style-name="T5">HI</text:span><text:span text:style-name="T5">8</text:span><text:span text:style-name="T5">(</text:span><text:span text:style-name="T5">PROGRAM_COUNTER </text:span><text:span text:style-name="T5">)</text:span></text:p>
      <text:p text:style-name="P31"><text:span text:style-name="T5">MEM[--STACK]</text:span><text:span text:style-name="T5"> </text:span><text:span text:style-name="T1">←</text:span><text:span text:style-name="T5"> </text:span><text:span text:style-name="T5">LO</text:span><text:span text:style-name="T5">8(</text:span><text:span text:style-name="T5">PROGRAM_COUNTER </text:span><text:span text:style-name="T5">)</text:span></text:p>
      <text:p text:style-name="P31"><text:span text:style-name="T5">PROGRAM_COUNTER</text:span><text:span text:style-name="T5"> </text:span><text:span text:style-name="T1">←</text:span><text:span text:style-name="T5"> </text:span><text:span text:style-name="T5">{</text:span><text:span text:style-name="T5">MEM[VECTOR_BASE+(n*2)</text:span><text:span text:style-name="T5">+1]</text:span><text:span text:style-name="T5">:VECTOR_BASE+(n*2)]</text:span><text:span text:style-name="T5">}</text:span></text:p>
      <text:p text:style-name="P38">}</text:p>
      <text:h text:style-name="Heading_20_3" text:outline-level="3">Flags</text:h>
      <table:table table:name="Table40" table:style-name="Table40">
        <table:table-column table:style-name="Table40.A" table:number-columns-repeated="7"/>
        <table:table-column table:style-name="Table40.H"/>
        <table:table-row>
          <table:table-cell table:style-name="Table40.A1" office:value-type="string">
            <text:p text:style-name="P25">PSR[7]</text:p>
          </table:table-cell>
          <table:table-cell table:style-name="Table40.A1" office:value-type="string">
            <text:p text:style-name="P25">PSR[6]</text:p>
          </table:table-cell>
          <table:table-cell table:style-name="Table40.A1" office:value-type="string">
            <text:p text:style-name="P25">PSR[5]</text:p>
          </table:table-cell>
          <table:table-cell table:style-name="Table40.A1" office:value-type="string">
            <text:p text:style-name="P25">PSR[4]</text:p>
          </table:table-cell>
          <table:table-cell table:style-name="Table40.A1" office:value-type="string">
            <text:p text:style-name="P25">PSR[3]</text:p>
          </table:table-cell>
          <table:table-cell table:style-name="Table40.A1" office:value-type="string">
            <text:p text:style-name="P25">PSR[2]</text:p>
          </table:table-cell>
          <table:table-cell table:style-name="Table40.A1" office:value-type="string">
            <text:p text:style-name="P25">PSR[1]</text:p>
          </table:table-cell>
          <table:table-cell table:style-name="Table40.H1" office:value-type="string">
            <text:p text:style-name="P25">PSR[0]</text:p>
          </table:table-cell>
        </table:table-row>
        <table:table-row>
          <table:table-cell table:style-name="Table40.A2" office:value-type="string">
            <text:p text:style-name="P18">GP4_Flag</text:p>
          </table:table-cell>
          <table:table-cell table:style-name="Table40.A2" office:value-type="string">
            <text:p text:style-name="P18">GP3_Flag</text:p>
          </table:table-cell>
          <table:table-cell table:style-name="Table40.A2" office:value-type="string">
            <text:p text:style-name="P18">GP2_Flag</text:p>
          </table:table-cell>
          <table:table-cell table:style-name="Table40.A2" office:value-type="string">
            <text:p text:style-name="P18">GP1_Flag</text:p>
          </table:table-cell>
          <table:table-cell table:style-name="Table40.A2" office:value-type="string">
            <text:p text:style-name="P18">Interrupt_Enable</text:p>
          </table:table-cell>
          <table:table-cell table:style-name="Table40.A2" office:value-type="string">
            <text:p text:style-name="P18">Negative_Flag</text:p>
          </table:table-cell>
          <table:table-cell table:style-name="Table40.A2" office:value-type="string">
            <text:p text:style-name="P18">Carry_Flag</text:p>
          </table:table-cell>
          <table:table-cell table:style-name="Table40.H2" office:value-type="string">
            <text:p text:style-name="P18">Zero_Flag</text:p>
          </table:table-cell>
        </table:table-row>
        <table:table-row>
          <table:table-cell table:style-name="Table40.A2" office:value-type="string">
            <text:p text:style-name="P18">-</text:p>
          </table:table-cell>
          <table:table-cell table:style-name="Table40.A2" office:value-type="string">
            <text:p text:style-name="P18">-</text:p>
          </table:table-cell>
          <table:table-cell table:style-name="Table40.A2" office:value-type="string">
            <text:p text:style-name="P18">-</text:p>
          </table:table-cell>
          <table:table-cell table:style-name="Table40.A2" office:value-type="string">
            <text:p text:style-name="P18">-</text:p>
          </table:table-cell>
          <table:table-cell table:style-name="Table40.A2" office:value-type="string">
            <text:p text:style-name="P18">X</text:p>
          </table:table-cell>
          <table:table-cell table:style-name="Table40.A2" office:value-type="string">
            <text:p text:style-name="P18">-</text:p>
          </table:table-cell>
          <table:table-cell table:style-name="Table40.A2" office:value-type="string">
            <text:p text:style-name="P18">-</text:p>
          </table:table-cell>
          <table:table-cell table:style-name="Table40.H2" office:value-type="string">
            <text:p text:style-name="P18">-</text:p>
          </table:table-cell>
        </table:table-row>
      </table:table>
      <text:h text:style-name="P48" text:outline-level="3">Clocks</text:h>
      <text:p text:style-name="P5">7</text:p>
      <text:h text:style-name="P47" text:outline-level="3">Description</text:h>
      <text:p text:style-name="Text_20_body">If the interrupt is interrupt 0 (NMI), or interrupts are enabled and the interrupt mask for this interrupt is <text:s/>'1', then push the current PSR and PROGRAM_COUNTER register onto the stack, set the PROGRAM_COUNTER to the value of the <text:span text:style-name="T17">n</text:span>th vector in the interrupt vector table, and set the Interrupt Enable Flag to '0', disabling maskable interrupts.</text:p>
      <text:p text:style-name="Text_20_body">Otherwise, do nothing.</text:p>
      <text:h text:style-name="Heading_20_2" text:outline-level="2"><text:bookmark text:name="__RefHeading__11335_1201545282"/><text:soft-page-break/>MUL – Multiply R0 by Register<text:bookmark-end text:name="__RefHeading__11335_1201545282"/></text:h>
      <text:h text:style-name="Heading_20_3" text:outline-level="3">Format</text:h>
      <table:table table:name="Table104" table:style-name="Table104">
        <table:table-column table:style-name="Table104.A" table:number-columns-repeated="7"/>
        <table:table-column table:style-name="Table104.H"/>
        <table:table-row>
          <table:table-cell table:style-name="Table104.A1" table:number-columns-spanned="5" office:value-type="string">
            <text:p text:style-name="P25">Opcode</text:p>
          </table:table-cell>
          <table:covered-table-cell/>
          <table:covered-table-cell/>
          <table:covered-table-cell/>
          <table:covered-table-cell/>
          <table:table-cell table:style-name="Table104.F1" table:number-columns-spanned="3" office:value-type="string">
            <text:p text:style-name="P25">Reg</text:p>
          </table:table-cell>
          <table:covered-table-cell/>
          <table:covered-table-cell/>
        </table:table-row>
        <table:table-row>
          <table:table-cell table:style-name="Table104.A2" office:value-type="float" office:value="1">
            <text:p text:style-name="P19">1</text:p>
          </table:table-cell>
          <table:table-cell table:style-name="Table104.A2" office:value-type="float" office:value="0">
            <text:p text:style-name="P19">0</text:p>
          </table:table-cell>
          <table:table-cell table:style-name="Table104.A2" office:value-type="float" office:value="1">
            <text:p text:style-name="P19">1</text:p>
          </table:table-cell>
          <table:table-cell table:style-name="Table104.A2" office:value-type="float" office:value="1">
            <text:p text:style-name="P19">1</text:p>
          </table:table-cell>
          <table:table-cell table:style-name="Table104.A2" office:value-type="float" office:value="0">
            <text:p text:style-name="P19">0</text:p>
          </table:table-cell>
          <table:table-cell table:style-name="Table104.F2" office:value-type="string">
            <text:p text:style-name="P19">X</text:p>
          </table:table-cell>
          <table:table-cell table:style-name="Table104.F2" office:value-type="string">
            <text:p text:style-name="P19">X</text:p>
          </table:table-cell>
          <table:table-cell table:style-name="Table104.H2" office:value-type="string">
            <text:p text:style-name="P19">X</text:p>
          </table:table-cell>
        </table:table-row>
      </table:table>
      <text:h text:style-name="P48" text:outline-level="3">Mnemonic</text:h>
      <text:p text:style-name="P15"><text:span text:style-name="T8">[label:]<text:tab/></text:span><text:span text:style-name="T8">MUL</text:span><text:span text:style-name="T6"><text:tab/></text:span><text:span text:style-name="T6">R</text:span><text:span text:style-name="T6">n</text:span></text:p>
      <text:h text:style-name="Heading_20_3" text:outline-level="3">Operation</text:h>
      <text:p text:style-name="P2"><text:span text:style-name="T5">R1:</text:span><text:span text:style-name="T5">R</text:span><text:span text:style-name="T5">0 </text:span><text:span text:style-name="T1">←</text:span><text:span text:style-name="T5"> Rn * </text:span><text:span text:style-name="T5">R0</text:span></text:p>
      <text:p text:style-name="P2"><text:span text:style-name="T5">PSR[</text:span><text:span text:style-name="T5">0</text:span><text:span text:style-name="T5">] </text:span><text:span text:style-name="T1">←</text:span><text:span text:style-name="T5"> </text:span><text:span text:style-name="T5">((R0 == 0) &amp;&amp; (R1 == 0))</text:span></text:p>
      <text:h text:style-name="Heading_20_3" text:outline-level="3">Flags</text:h>
      <table:table table:name="Table105" table:style-name="Table105">
        <table:table-column table:style-name="Table105.A" table:number-columns-repeated="7"/>
        <table:table-column table:style-name="Table105.H"/>
        <table:table-row>
          <table:table-cell table:style-name="Table105.A1" office:value-type="string">
            <text:p text:style-name="P25">PSR[7]</text:p>
          </table:table-cell>
          <table:table-cell table:style-name="Table105.A1" office:value-type="string">
            <text:p text:style-name="P25">PSR[6]</text:p>
          </table:table-cell>
          <table:table-cell table:style-name="Table105.A1" office:value-type="string">
            <text:p text:style-name="P25">PSR[5]</text:p>
          </table:table-cell>
          <table:table-cell table:style-name="Table105.A1" office:value-type="string">
            <text:p text:style-name="P25">PSR[4]</text:p>
          </table:table-cell>
          <table:table-cell table:style-name="Table105.A1" office:value-type="string">
            <text:p text:style-name="P25">PSR[3]</text:p>
          </table:table-cell>
          <table:table-cell table:style-name="Table105.A1" office:value-type="string">
            <text:p text:style-name="P25">PSR[2]</text:p>
          </table:table-cell>
          <table:table-cell table:style-name="Table105.A1" office:value-type="string">
            <text:p text:style-name="P25">PSR[1]</text:p>
          </table:table-cell>
          <table:table-cell table:style-name="Table105.H1" office:value-type="string">
            <text:p text:style-name="P25">PSR[0]</text:p>
          </table:table-cell>
        </table:table-row>
        <table:table-row>
          <table:table-cell table:style-name="Table105.A2" office:value-type="string">
            <text:p text:style-name="P18">GP4_Flag</text:p>
          </table:table-cell>
          <table:table-cell table:style-name="Table105.A2" office:value-type="string">
            <text:p text:style-name="P18">GP3_Flag</text:p>
          </table:table-cell>
          <table:table-cell table:style-name="Table105.A2" office:value-type="string">
            <text:p text:style-name="P18">GP2_Flag</text:p>
          </table:table-cell>
          <table:table-cell table:style-name="Table105.A2" office:value-type="string">
            <text:p text:style-name="P18">GP1_Flag</text:p>
          </table:table-cell>
          <table:table-cell table:style-name="Table105.A2" office:value-type="string">
            <text:p text:style-name="P18">Interrupt_Enable</text:p>
          </table:table-cell>
          <table:table-cell table:style-name="Table105.A2" office:value-type="string">
            <text:p text:style-name="P18">Negative_Flag</text:p>
          </table:table-cell>
          <table:table-cell table:style-name="Table105.A2" office:value-type="string">
            <text:p text:style-name="P18">Carry_Flag</text:p>
          </table:table-cell>
          <table:table-cell table:style-name="Table105.H2" office:value-type="string">
            <text:p text:style-name="P18">Zero_Flag</text:p>
          </table:table-cell>
        </table:table-row>
        <table:table-row>
          <table:table-cell table:style-name="Table105.A2" office:value-type="string">
            <text:p text:style-name="P18">-</text:p>
          </table:table-cell>
          <table:table-cell table:style-name="Table105.A2" office:value-type="string">
            <text:p text:style-name="P18">-</text:p>
          </table:table-cell>
          <table:table-cell table:style-name="Table105.A2" office:value-type="string">
            <text:p text:style-name="P18">-</text:p>
          </table:table-cell>
          <table:table-cell table:style-name="Table105.A2" office:value-type="string">
            <text:p text:style-name="P18">-</text:p>
          </table:table-cell>
          <table:table-cell table:style-name="Table105.A2" office:value-type="string">
            <text:p text:style-name="P18">-</text:p>
          </table:table-cell>
          <table:table-cell table:style-name="Table105.A2" office:value-type="string">
            <text:p text:style-name="P18">-</text:p>
          </table:table-cell>
          <table:table-cell table:style-name="Table105.A2" office:value-type="string">
            <text:p text:style-name="P18">-</text:p>
          </table:table-cell>
          <table:table-cell table:style-name="Table105.H2" office:value-type="string">
            <text:p text:style-name="P18">X</text:p>
          </table:table-cell>
        </table:table-row>
      </table:table>
      <text:h text:style-name="P48" text:outline-level="3">Clocks</text:h>
      <text:p text:style-name="P5">2</text:p>
      <text:h text:style-name="P47" text:outline-level="3">Description</text:h>
      <text:p text:style-name="Text_20_body"><text:span text:style-name="T5">M</text:span><text:span text:style-name="T5">ultiply, </text:span><text:span text:style-name="T5">unsigned,</text:span><text:span text:style-name="T5"> the contents of the accumulator by the contents of </text:span><text:span text:style-name="T6">Rn</text:span><text:span text:style-name="T5">. <text:s/></text:span><text:span text:style-name="T5">The sixteen-bit result is placed in the register pair </text:span><text:span text:style-name="T5">{</text:span><text:span text:style-name="T6">R1:R0</text:span><text:span text:style-name="T6">}</text:span></text:p>
      <text:p text:style-name="Text_20_body"><text:span text:style-name="T5">Zero </text:span><text:span text:style-name="T5">Flag </text:span><text:span text:style-name="T5">is changed</text:span><text:span text:style-name="T5"> to reflect the new value of </text:span><text:span text:style-name="T6">{</text:span><text:span text:style-name="T6">R1:</text:span><text:span text:style-name="T6">R</text:span><text:span text:style-name="T6">0</text:span><text:span text:style-name="T6">}</text:span><text:span text:style-name="T5">.</text:span></text:p>
      <text:h text:style-name="P55" text:outline-level="2"><text:bookmark text:name="__RefHeading__11815_1201545282"/>RSP – Reset Stack Pointer<text:bookmark-end text:name="__RefHeading__11815_1201545282"/></text:h>
      <text:p text:style-name="Standard"/>
      <table:table table:name="Table106" table:style-name="Table106">
        <table:table-column table:style-name="Table106.A" table:number-columns-repeated="7"/>
        <table:table-column table:style-name="Table106.H"/>
        <table:table-row>
          <table:table-cell table:style-name="Table106.A1" table:number-columns-spanned="5" office:value-type="string">
            <text:p text:style-name="P25">Opcode</text:p>
          </table:table-cell>
          <table:covered-table-cell/>
          <table:covered-table-cell/>
          <table:covered-table-cell/>
          <table:covered-table-cell/>
          <table:table-cell table:style-name="Table106.F1" table:number-columns-spanned="3" office:value-type="string">
            <text:p text:style-name="P25">Select</text:p>
          </table:table-cell>
          <table:covered-table-cell/>
          <table:covered-table-cell/>
        </table:table-row>
        <table:table-row>
          <table:table-cell table:style-name="Table106.A2" office:value-type="float" office:value="1">
            <text:p text:style-name="P19">1</text:p>
          </table:table-cell>
          <table:table-cell table:style-name="Table106.A2" office:value-type="float" office:value="0">
            <text:p text:style-name="P19">0</text:p>
          </table:table-cell>
          <table:table-cell table:style-name="Table106.A2" office:value-type="float" office:value="1">
            <text:p text:style-name="P19">1</text:p>
          </table:table-cell>
          <table:table-cell table:style-name="Table106.A2" office:value-type="float" office:value="1">
            <text:p text:style-name="P19">1</text:p>
          </table:table-cell>
          <table:table-cell table:style-name="Table106.A2" office:value-type="float" office:value="1">
            <text:p text:style-name="P19">1</text:p>
          </table:table-cell>
          <table:table-cell table:style-name="Table106.A2" office:value-type="float" office:value="0">
            <text:p text:style-name="P19">0</text:p>
          </table:table-cell>
          <table:table-cell table:style-name="Table106.A2" office:value-type="float" office:value="0">
            <text:p text:style-name="P19">0</text:p>
          </table:table-cell>
          <table:table-cell table:style-name="Table106.H2" office:value-type="float" office:value="0">
            <text:p text:style-name="P19">0</text:p>
          </table:table-cell>
        </table:table-row>
      </table:table>
      <text:h text:style-name="P48" text:outline-level="3">Mnemonic</text:h>
      <text:p text:style-name="P15"><text:span text:style-name="T8">[label:]<text:tab/></text:span><text:span text:style-name="T8">R</text:span><text:span text:style-name="T8">SP</text:span></text:p>
      <text:h text:style-name="Heading_20_3" text:outline-level="3">Operation</text:h>
      <text:p text:style-name="P2"><text:span text:style-name="T5">STACK </text:span><text:span text:style-name="T1">← </text:span><text:span text:style-name="T1">{</text:span><text:span text:style-name="T5">R1:R0</text:span><text:span text:style-name="T5">}</text:span></text:p>
      <text:p text:style-name="P30">OR</text:p>
      <text:p text:style-name="P2"><text:span text:style-name="T5">STACK </text:span><text:span text:style-name="T1">← </text:span><text:span text:style-name="T5">0x007f</text:span></text:p>
      <text:h text:style-name="Heading_20_3" text:outline-level="3">Flags</text:h>
      <table:table table:name="Table107" table:style-name="Table107">
        <table:table-column table:style-name="Table107.A" table:number-columns-repeated="7"/>
        <table:table-column table:style-name="Table107.H"/>
        <table:table-row>
          <table:table-cell table:style-name="Table107.A1" office:value-type="string">
            <text:p text:style-name="P25">PSR[7]</text:p>
          </table:table-cell>
          <table:table-cell table:style-name="Table107.A1" office:value-type="string">
            <text:p text:style-name="P25">PSR[6]</text:p>
          </table:table-cell>
          <table:table-cell table:style-name="Table107.A1" office:value-type="string">
            <text:p text:style-name="P25">PSR[5]</text:p>
          </table:table-cell>
          <table:table-cell table:style-name="Table107.A1" office:value-type="string">
            <text:p text:style-name="P25">PSR[4]</text:p>
          </table:table-cell>
          <table:table-cell table:style-name="Table107.A1" office:value-type="string">
            <text:p text:style-name="P25">PSR[3]</text:p>
          </table:table-cell>
          <table:table-cell table:style-name="Table107.A1" office:value-type="string">
            <text:p text:style-name="P25">PSR[2]</text:p>
          </table:table-cell>
          <table:table-cell table:style-name="Table107.A1" office:value-type="string">
            <text:p text:style-name="P25">PSR[1]</text:p>
          </table:table-cell>
          <table:table-cell table:style-name="Table107.H1" office:value-type="string">
            <text:p text:style-name="P25">PSR[0]</text:p>
          </table:table-cell>
        </table:table-row>
        <table:table-row>
          <table:table-cell table:style-name="Table107.A2" office:value-type="string">
            <text:p text:style-name="P18">GP4_Flag</text:p>
          </table:table-cell>
          <table:table-cell table:style-name="Table107.A2" office:value-type="string">
            <text:p text:style-name="P18">GP3_Flag</text:p>
          </table:table-cell>
          <table:table-cell table:style-name="Table107.A2" office:value-type="string">
            <text:p text:style-name="P18">GP2_Flag</text:p>
          </table:table-cell>
          <table:table-cell table:style-name="Table107.A2" office:value-type="string">
            <text:p text:style-name="P18">GP1_Flag</text:p>
          </table:table-cell>
          <table:table-cell table:style-name="Table107.A2" office:value-type="string">
            <text:p text:style-name="P18">Interrupt_Enable</text:p>
          </table:table-cell>
          <table:table-cell table:style-name="Table107.A2" office:value-type="string">
            <text:p text:style-name="P18">Negative_Flag</text:p>
          </table:table-cell>
          <table:table-cell table:style-name="Table107.A2" office:value-type="string">
            <text:p text:style-name="P18">Carry_Flag</text:p>
          </table:table-cell>
          <table:table-cell table:style-name="Table107.H2" office:value-type="string">
            <text:p text:style-name="P18">Zero_Flag</text:p>
          </table:table-cell>
        </table:table-row>
        <table:table-row>
          <table:table-cell table:style-name="Table107.A2" office:value-type="string">
            <text:p text:style-name="P18">-</text:p>
          </table:table-cell>
          <table:table-cell table:style-name="Table107.A2" office:value-type="string">
            <text:p text:style-name="P18">-</text:p>
          </table:table-cell>
          <table:table-cell table:style-name="Table107.A2" office:value-type="string">
            <text:p text:style-name="P18">-</text:p>
          </table:table-cell>
          <table:table-cell table:style-name="Table107.A2" office:value-type="string">
            <text:p text:style-name="P18">-</text:p>
          </table:table-cell>
          <table:table-cell table:style-name="Table107.A2" office:value-type="string">
            <text:p text:style-name="P18">-</text:p>
          </table:table-cell>
          <table:table-cell table:style-name="Table107.A2" office:value-type="string">
            <text:p text:style-name="P18">-</text:p>
          </table:table-cell>
          <table:table-cell table:style-name="Table107.A2" office:value-type="string">
            <text:p text:style-name="P18">-</text:p>
          </table:table-cell>
          <table:table-cell table:style-name="Table107.H2" office:value-type="string">
            <text:p text:style-name="P18">-</text:p>
          </table:table-cell>
        </table:table-row>
      </table:table>
      <text:h text:style-name="P48" text:outline-level="3">Clocks</text:h>
      <text:p text:style-name="P5">1</text:p>
      <text:h text:style-name="P47" text:outline-level="3">Description</text:h>
      <text:p text:style-name="Text_20_body">Set the stack pointer to the contents of <text:span text:style-name="T17">{</text:span><text:span text:style-name="T17">R1:R0</text:span><text:span text:style-name="T17">}</text:span><text:span text:style-name="T25"> if the processor </text:span><text:span text:style-name="T25">core </text:span><text:span text:style-name="T25">has been configured with </text:span><text:span text:style-name="T17">Allow_Stack_Address_Move</text:span><text:span text:style-name="T25"> </text:span><text:span text:style-name="T25">equal to '1'</text:span><text:span text:style-name="T25">, otherwise set the stack pointer to the default initial value of 0x007f.</text:span></text:p>
      <text:p text:style-name="Standard"><text:span text:style-name="T5">Flags are </text:span><text:span text:style-name="T5">unchanged by this operation.</text:span></text:p>
      <text:h text:style-name="P48" text:outline-level="3">Note</text:h>
      <text:p text:style-name="P4"><text:span text:style-name="T19">Th</text:span><text:span text:style-name="T19">e Open8</text:span><text:span text:style-name="T19"> instruction </text:span><text:span text:style-name="T19">may </text:span><text:span text:style-name="T19">differ from the original corresponding instruction of the V8 and ARClite processors </text:span><text:span text:style-name="T19">if the processor core has been configured with </text:span><text:span text:style-name="T18">Allow_Stack_Address_Move</text:span><text:span text:style-name="T26"> </text:span><text:span text:style-name="T26">equal to '1'.</text:span></text:p>
      <text:p text:style-name="P10">Additionally, different configurations of the Open8 may have differing behavior for this instruction.</text:p>
      <text:p text:style-name="P10">Code intended to be portable should not use this instruction.</text:p>
      <text:h text:style-name="P55" text:outline-level="2"><text:bookmark text:name="__RefHeading__11339_1201545282"/>RTS – Return from Subroutine<text:bookmark-end text:name="__RefHeading__11339_1201545282"/></text:h>
      <text:h text:style-name="Heading_20_3" text:outline-level="3">Format</text:h>
      <table:table table:name="Table39" table:style-name="Table39">
        <table:table-column table:style-name="Table39.A" table:number-columns-repeated="7"/>
        <table:table-column table:style-name="Table39.H"/>
        <table:table-row>
          <table:table-cell table:style-name="Table39.A1" table:number-columns-spanned="5" office:value-type="string">
            <text:p text:style-name="P25">Opcode</text:p>
          </table:table-cell>
          <table:covered-table-cell/>
          <table:covered-table-cell/>
          <table:covered-table-cell/>
          <table:covered-table-cell/>
          <table:table-cell table:style-name="Table39.F1" table:number-columns-spanned="3" office:value-type="string">
            <text:p text:style-name="P25">Select</text:p>
          </table:table-cell>
          <table:covered-table-cell/>
          <table:covered-table-cell/>
        </table:table-row>
        <table:table-row>
          <table:table-cell table:style-name="Table39.A2" office:value-type="float" office:value="1">
            <text:p text:style-name="P19">1</text:p>
          </table:table-cell>
          <table:table-cell table:style-name="Table39.A2" office:value-type="float" office:value="0">
            <text:p text:style-name="P19">0</text:p>
          </table:table-cell>
          <table:table-cell table:style-name="Table39.A2" office:value-type="float" office:value="1">
            <text:p text:style-name="P19">1</text:p>
          </table:table-cell>
          <table:table-cell table:style-name="Table39.A2" office:value-type="float" office:value="1">
            <text:p text:style-name="P19">1</text:p>
          </table:table-cell>
          <table:table-cell table:style-name="Table39.A2" office:value-type="float" office:value="1">
            <text:p text:style-name="P19">1</text:p>
          </table:table-cell>
          <table:table-cell table:style-name="Table39.A2" office:value-type="float" office:value="0">
            <text:p text:style-name="P19">0</text:p>
          </table:table-cell>
          <table:table-cell table:style-name="Table39.A2" office:value-type="float" office:value="0">
            <text:p text:style-name="P19">0</text:p>
          </table:table-cell>
          <table:table-cell table:style-name="Table39.H2" office:value-type="float" office:value="1">
            <text:p text:style-name="P19">1</text:p>
          </table:table-cell>
        </table:table-row>
      </table:table>
      <text:h text:style-name="P48" text:outline-level="3">Mnemonic</text:h>
      <text:p text:style-name="P15"><text:span text:style-name="T8">[label:]<text:tab/></text:span><text:span text:style-name="T8">RTS</text:span></text:p>
      <text:h text:style-name="Heading_20_3" text:outline-level="3">Operation</text:h>
      <text:p text:style-name="P2"><text:span text:style-name="T5">PROGRAM_COUNTER</text:span><text:span text:style-name="T5"> </text:span><text:span text:style-name="T1">←</text:span><text:span text:style-name="T5"> </text:span><text:span text:style-name="T5">{</text:span><text:span text:style-name="T5">MEM[STACK</text:span><text:span text:style-name="T5">+1</text:span><text:span text:style-name="T5">]</text:span><text:span text:style-name="T5">:</text:span><text:span text:style-name="T5">MEM[STACK]</text:span><text:span text:style-name="T5">}</text:span></text:p>
      <text:p text:style-name="P2"><text:span text:style-name="T5">STACK </text:span><text:span text:style-name="T1">← </text:span><text:span text:style-name="T5">STACK + 2</text:span></text:p>
      <text:h text:style-name="Heading_20_3" text:outline-level="3">Flags</text:h>
      <table:table table:name="Table42" table:style-name="Table42">
        <table:table-column table:style-name="Table42.A" table:number-columns-repeated="7"/>
        <table:table-column table:style-name="Table42.H"/>
        <table:table-row>
          <table:table-cell table:style-name="Table42.A1" office:value-type="string">
            <text:p text:style-name="P25">PSR[7]</text:p>
          </table:table-cell>
          <table:table-cell table:style-name="Table42.A1" office:value-type="string">
            <text:p text:style-name="P25">PSR[6]</text:p>
          </table:table-cell>
          <table:table-cell table:style-name="Table42.A1" office:value-type="string">
            <text:p text:style-name="P25">PSR[5]</text:p>
          </table:table-cell>
          <table:table-cell table:style-name="Table42.A1" office:value-type="string">
            <text:p text:style-name="P25">PSR[4]</text:p>
          </table:table-cell>
          <table:table-cell table:style-name="Table42.A1" office:value-type="string">
            <text:p text:style-name="P25">PSR[3]</text:p>
          </table:table-cell>
          <table:table-cell table:style-name="Table42.A1" office:value-type="string">
            <text:p text:style-name="P25">PSR[2]</text:p>
          </table:table-cell>
          <table:table-cell table:style-name="Table42.A1" office:value-type="string">
            <text:p text:style-name="P25">PSR[1]</text:p>
          </table:table-cell>
          <table:table-cell table:style-name="Table42.H1" office:value-type="string">
            <text:p text:style-name="P25">PSR[0]</text:p>
          </table:table-cell>
        </table:table-row>
        <table:table-row>
          <table:table-cell table:style-name="Table42.A2" office:value-type="string">
            <text:p text:style-name="P18">GP4_Flag</text:p>
          </table:table-cell>
          <table:table-cell table:style-name="Table42.A2" office:value-type="string">
            <text:p text:style-name="P18">GP3_Flag</text:p>
          </table:table-cell>
          <table:table-cell table:style-name="Table42.A2" office:value-type="string">
            <text:p text:style-name="P18">GP2_Flag</text:p>
          </table:table-cell>
          <table:table-cell table:style-name="Table42.A2" office:value-type="string">
            <text:p text:style-name="P18">GP1_Flag</text:p>
          </table:table-cell>
          <table:table-cell table:style-name="Table42.A2" office:value-type="string">
            <text:p text:style-name="P18">Interrupt_Enable</text:p>
          </table:table-cell>
          <table:table-cell table:style-name="Table42.A2" office:value-type="string">
            <text:p text:style-name="P18">Negative_Flag</text:p>
          </table:table-cell>
          <table:table-cell table:style-name="Table42.A2" office:value-type="string">
            <text:p text:style-name="P18">Carry_Flag</text:p>
          </table:table-cell>
          <table:table-cell table:style-name="Table42.H2" office:value-type="string">
            <text:p text:style-name="P18">Zero_Flag</text:p>
          </table:table-cell>
        </table:table-row>
        <table:table-row>
          <table:table-cell table:style-name="Table42.A2" office:value-type="string">
            <text:p text:style-name="P18">-</text:p>
          </table:table-cell>
          <table:table-cell table:style-name="Table42.A2" office:value-type="string">
            <text:p text:style-name="P18">-</text:p>
          </table:table-cell>
          <table:table-cell table:style-name="Table42.A2" office:value-type="string">
            <text:p text:style-name="P18">-</text:p>
          </table:table-cell>
          <table:table-cell table:style-name="Table42.A2" office:value-type="string">
            <text:p text:style-name="P18">-</text:p>
          </table:table-cell>
          <table:table-cell table:style-name="Table42.A2" office:value-type="string">
            <text:p text:style-name="P18">-</text:p>
          </table:table-cell>
          <table:table-cell table:style-name="Table42.A2" office:value-type="string">
            <text:p text:style-name="P18">-</text:p>
          </table:table-cell>
          <table:table-cell table:style-name="Table42.A2" office:value-type="string">
            <text:p text:style-name="P18">-</text:p>
          </table:table-cell>
          <table:table-cell table:style-name="Table42.H2" office:value-type="string">
            <text:p text:style-name="P18">-</text:p>
          </table:table-cell>
        </table:table-row>
      </table:table>
      <text:h text:style-name="P48" text:outline-level="3">Clocks</text:h>
      <text:p text:style-name="P5">5</text:p>
      <text:h text:style-name="P47" text:outline-level="3">Description</text:h>
      <text:p text:style-name="Text_20_body">Pop the address of the next instruction to execute from the stack.</text:p>
      <text:p text:style-name="Text_20_body"><text:span text:style-name="T5">Flags are </text:span><text:span text:style-name="T5">unchanged by this operation.</text:span></text:p>
      <text:h text:style-name="P55" text:outline-level="2"><text:bookmark text:name="__RefHeading__11337_1201545282"/>RTI – Return from Interrupt<text:bookmark-end text:name="__RefHeading__11337_1201545282"/></text:h>
      <text:h text:style-name="Heading_20_3" text:outline-level="3">Format</text:h>
      <table:table table:name="Table43" table:style-name="Table43">
        <table:table-column table:style-name="Table43.A" table:number-columns-repeated="7"/>
        <table:table-column table:style-name="Table43.H"/>
        <table:table-row>
          <table:table-cell table:style-name="Table43.A1" table:number-columns-spanned="5" office:value-type="string">
            <text:p text:style-name="P25">Opcode</text:p>
          </table:table-cell>
          <table:covered-table-cell/>
          <table:covered-table-cell/>
          <table:covered-table-cell/>
          <table:covered-table-cell/>
          <table:table-cell table:style-name="Table43.F1" table:number-columns-spanned="3" office:value-type="string">
            <text:p text:style-name="P25">Select</text:p>
          </table:table-cell>
          <table:covered-table-cell/>
          <table:covered-table-cell/>
        </table:table-row>
        <table:table-row>
          <table:table-cell table:style-name="Table43.A2" office:value-type="float" office:value="1">
            <text:p text:style-name="P19">1</text:p>
          </table:table-cell>
          <table:table-cell table:style-name="Table43.A2" office:value-type="float" office:value="0">
            <text:p text:style-name="P19">0</text:p>
          </table:table-cell>
          <table:table-cell table:style-name="Table43.A2" office:value-type="float" office:value="1">
            <text:p text:style-name="P19">1</text:p>
          </table:table-cell>
          <table:table-cell table:style-name="Table43.A2" office:value-type="float" office:value="1">
            <text:p text:style-name="P19">1</text:p>
          </table:table-cell>
          <table:table-cell table:style-name="Table43.A2" office:value-type="float" office:value="1">
            <text:p text:style-name="P19">1</text:p>
          </table:table-cell>
          <table:table-cell table:style-name="Table43.A2" office:value-type="float" office:value="0">
            <text:p text:style-name="P19">0</text:p>
          </table:table-cell>
          <table:table-cell table:style-name="Table43.A2" office:value-type="float" office:value="1">
            <text:p text:style-name="P19">1</text:p>
          </table:table-cell>
          <table:table-cell table:style-name="Table43.H2" office:value-type="float" office:value="0">
            <text:p text:style-name="P19">0</text:p>
          </table:table-cell>
        </table:table-row>
      </table:table>
      <text:h text:style-name="P48" text:outline-level="3">Mnemonic</text:h>
      <text:p text:style-name="P15"><text:span text:style-name="T8">[label:]<text:tab/></text:span><text:span text:style-name="T8">RTI</text:span></text:p>
      <text:h text:style-name="Heading_20_3" text:outline-level="3">Operation</text:h>
      <text:p text:style-name="P2"><text:span text:style-name="T5">PROGRAM_COUNTER</text:span><text:span text:style-name="T5"> </text:span><text:span text:style-name="T1">←</text:span><text:span text:style-name="T5"> </text:span><text:span text:style-name="T5">{</text:span><text:span text:style-name="T5">MEM[STACK</text:span><text:span text:style-name="T5">+1</text:span><text:span text:style-name="T5">] </text:span><text:span text:style-name="T5">:</text:span><text:span text:style-name="T5">MEM[STACK]</text:span><text:span text:style-name="T5">}</text:span></text:p>
      <text:p text:style-name="P2"><text:span text:style-name="T5">PSR</text:span><text:span text:style-name="T5"> </text:span><text:span text:style-name="T1">←</text:span><text:span text:style-name="T5"> </text:span><text:span text:style-name="T5">MEM[STACK</text:span><text:span text:style-name="T5">+2</text:span><text:span text:style-name="T5">]</text:span></text:p>
      <text:p text:style-name="P2"><text:span text:style-name="T5">STACK </text:span><text:span text:style-name="T1">← </text:span><text:span text:style-name="T5">STACK + </text:span><text:span text:style-name="T5">3</text:span></text:p>
      <text:h text:style-name="Heading_20_3" text:outline-level="3">Flags</text:h>
      <table:table table:name="Table44" table:style-name="Table44">
        <table:table-column table:style-name="Table44.A" table:number-columns-repeated="7"/>
        <table:table-column table:style-name="Table44.H"/>
        <table:table-row>
          <table:table-cell table:style-name="Table44.A1" office:value-type="string">
            <text:p text:style-name="P25">PSR[7]</text:p>
          </table:table-cell>
          <table:table-cell table:style-name="Table44.A1" office:value-type="string">
            <text:p text:style-name="P25">PSR[6]</text:p>
          </table:table-cell>
          <table:table-cell table:style-name="Table44.A1" office:value-type="string">
            <text:p text:style-name="P25">PSR[5]</text:p>
          </table:table-cell>
          <table:table-cell table:style-name="Table44.A1" office:value-type="string">
            <text:p text:style-name="P25">PSR[4]</text:p>
          </table:table-cell>
          <table:table-cell table:style-name="Table44.A1" office:value-type="string">
            <text:p text:style-name="P25">PSR[3]</text:p>
          </table:table-cell>
          <table:table-cell table:style-name="Table44.A1" office:value-type="string">
            <text:p text:style-name="P25">PSR[2]</text:p>
          </table:table-cell>
          <table:table-cell table:style-name="Table44.A1" office:value-type="string">
            <text:p text:style-name="P25">PSR[1]</text:p>
          </table:table-cell>
          <table:table-cell table:style-name="Table44.H1" office:value-type="string">
            <text:p text:style-name="P25">PSR[0]</text:p>
          </table:table-cell>
        </table:table-row>
        <table:table-row>
          <table:table-cell table:style-name="Table44.A2" office:value-type="string">
            <text:p text:style-name="P18">GP4_Flag</text:p>
          </table:table-cell>
          <table:table-cell table:style-name="Table44.A2" office:value-type="string">
            <text:p text:style-name="P18">GP3_Flag</text:p>
          </table:table-cell>
          <table:table-cell table:style-name="Table44.A2" office:value-type="string">
            <text:p text:style-name="P18">GP2_Flag</text:p>
          </table:table-cell>
          <table:table-cell table:style-name="Table44.A2" office:value-type="string">
            <text:p text:style-name="P18">GP1_Flag</text:p>
          </table:table-cell>
          <table:table-cell table:style-name="Table44.A2" office:value-type="string">
            <text:p text:style-name="P18">Interrupt_Enable</text:p>
          </table:table-cell>
          <table:table-cell table:style-name="Table44.A2" office:value-type="string">
            <text:p text:style-name="P18">Negative_Flag</text:p>
          </table:table-cell>
          <table:table-cell table:style-name="Table44.A2" office:value-type="string">
            <text:p text:style-name="P18">Carry_Flag</text:p>
          </table:table-cell>
          <table:table-cell table:style-name="Table44.H2" office:value-type="string">
            <text:p text:style-name="P18">Zero_Flag</text:p>
          </table:table-cell>
        </table:table-row>
        <table:table-row>
          <table:table-cell table:style-name="Table44.A2" office:value-type="string">
            <text:p text:style-name="P18">X</text:p>
          </table:table-cell>
          <table:table-cell table:style-name="Table44.A2" office:value-type="string">
            <text:p text:style-name="P18">X</text:p>
          </table:table-cell>
          <table:table-cell table:style-name="Table44.A2" office:value-type="string">
            <text:p text:style-name="P18">X</text:p>
          </table:table-cell>
          <table:table-cell table:style-name="Table44.A2" office:value-type="string">
            <text:p text:style-name="P18">X</text:p>
          </table:table-cell>
          <table:table-cell table:style-name="Table44.A2" office:value-type="string">
            <text:p text:style-name="P18">X</text:p>
          </table:table-cell>
          <table:table-cell table:style-name="Table44.A2" office:value-type="string">
            <text:p text:style-name="P18">X</text:p>
          </table:table-cell>
          <table:table-cell table:style-name="Table44.A2" office:value-type="string">
            <text:p text:style-name="P18">X</text:p>
          </table:table-cell>
          <table:table-cell table:style-name="Table44.H2" office:value-type="string">
            <text:p text:style-name="P18">X</text:p>
          </table:table-cell>
        </table:table-row>
      </table:table>
      <text:h text:style-name="P48" text:outline-level="3">Clocks</text:h>
      <text:p text:style-name="P5">5</text:p>
      <text:h text:style-name="P47" text:outline-level="3">Description</text:h>
      <text:p text:style-name="Text_20_body">Pop the address of the next instruction to execute from the stack, and restore the PSR from the stack.</text:p>
      <text:p text:style-name="Text_20_body">All of the flags are replaced by this operation with the values saved on the stack by the prior interrupt. <text:s/>This may enable interrupts.</text:p>
      <text:h text:style-name="P55" text:outline-level="2"><text:bookmark text:name="__RefHeading__19358_1201545282"/>BRK - Break<text:bookmark-end text:name="__RefHeading__19358_1201545282"/></text:h>
      <text:h text:style-name="Heading_20_3" text:outline-level="3">Format</text:h>
      <table:table table:name="Table108" table:style-name="Table108">
        <table:table-column table:style-name="Table108.A" table:number-columns-repeated="7"/>
        <table:table-column table:style-name="Table108.H"/>
        <table:table-row>
          <table:table-cell table:style-name="Table108.A1" table:number-columns-spanned="5" office:value-type="string">
            <text:p text:style-name="P25">Opcode</text:p>
          </table:table-cell>
          <table:covered-table-cell/>
          <table:covered-table-cell/>
          <table:covered-table-cell/>
          <table:covered-table-cell/>
          <table:table-cell table:style-name="Table108.F1" table:number-columns-spanned="3" office:value-type="string">
            <text:p text:style-name="P25">Select</text:p>
          </table:table-cell>
          <table:covered-table-cell/>
          <table:covered-table-cell/>
        </table:table-row>
        <table:table-row>
          <table:table-cell table:style-name="Table108.A2" office:value-type="float" office:value="1">
            <text:p text:style-name="P19">1</text:p>
          </table:table-cell>
          <table:table-cell table:style-name="Table108.A2" office:value-type="float" office:value="0">
            <text:p text:style-name="P19">0</text:p>
          </table:table-cell>
          <table:table-cell table:style-name="Table108.A2" office:value-type="float" office:value="1">
            <text:p text:style-name="P19">1</text:p>
          </table:table-cell>
          <table:table-cell table:style-name="Table108.A2" office:value-type="float" office:value="1">
            <text:p text:style-name="P19">1</text:p>
          </table:table-cell>
          <table:table-cell table:style-name="Table108.A2" office:value-type="float" office:value="1">
            <text:p text:style-name="P19">1</text:p>
          </table:table-cell>
          <table:table-cell table:style-name="Table108.A2" office:value-type="float" office:value="0">
            <text:p text:style-name="P19">0</text:p>
          </table:table-cell>
          <table:table-cell table:style-name="Table108.A2" office:value-type="float" office:value="1">
            <text:p text:style-name="P19">1</text:p>
          </table:table-cell>
          <table:table-cell table:style-name="Table108.H2" office:value-type="string">
            <text:p text:style-name="P19">1</text:p>
          </table:table-cell>
        </table:table-row>
      </table:table>
      <text:h text:style-name="P48" text:outline-level="3">Mnemonic</text:h>
      <text:p text:style-name="P15"><text:span text:style-name="T8">[label:]<text:tab/></text:span><text:span text:style-name="T8">BRK</text:span></text:p>
      <text:h text:style-name="Heading_20_3" text:outline-level="3">Operation</text:h>
      <text:p text:style-name="P6">No Operation</text:p>
      <text:h text:style-name="Heading_20_3" text:outline-level="3">Flags</text:h>
      <table:table table:name="Table109" table:style-name="Table109">
        <table:table-column table:style-name="Table109.A" table:number-columns-repeated="7"/>
        <table:table-column table:style-name="Table109.H"/>
        <table:table-row>
          <table:table-cell table:style-name="Table109.A1" office:value-type="string">
            <text:p text:style-name="P25">PSR[7]</text:p>
          </table:table-cell>
          <table:table-cell table:style-name="Table109.A1" office:value-type="string">
            <text:p text:style-name="P25">PSR[6]</text:p>
          </table:table-cell>
          <table:table-cell table:style-name="Table109.A1" office:value-type="string">
            <text:p text:style-name="P25">PSR[5]</text:p>
          </table:table-cell>
          <table:table-cell table:style-name="Table109.A1" office:value-type="string">
            <text:p text:style-name="P25">PSR[4]</text:p>
          </table:table-cell>
          <table:table-cell table:style-name="Table109.A1" office:value-type="string">
            <text:p text:style-name="P25">PSR[3]</text:p>
          </table:table-cell>
          <table:table-cell table:style-name="Table109.A1" office:value-type="string">
            <text:p text:style-name="P25">PSR[2]</text:p>
          </table:table-cell>
          <table:table-cell table:style-name="Table109.A1" office:value-type="string">
            <text:p text:style-name="P25">PSR[1]</text:p>
          </table:table-cell>
          <table:table-cell table:style-name="Table109.H1" office:value-type="string">
            <text:p text:style-name="P25">PSR[0]</text:p>
          </table:table-cell>
        </table:table-row>
        <table:table-row>
          <table:table-cell table:style-name="Table109.A2" office:value-type="string">
            <text:p text:style-name="P18">GP4_Flag</text:p>
          </table:table-cell>
          <table:table-cell table:style-name="Table109.A2" office:value-type="string">
            <text:p text:style-name="P18">GP3_Flag</text:p>
          </table:table-cell>
          <table:table-cell table:style-name="Table109.A2" office:value-type="string">
            <text:p text:style-name="P18">GP2_Flag</text:p>
          </table:table-cell>
          <table:table-cell table:style-name="Table109.A2" office:value-type="string">
            <text:p text:style-name="P18">GP1_Flag</text:p>
          </table:table-cell>
          <table:table-cell table:style-name="Table109.A2" office:value-type="string">
            <text:p text:style-name="P18">Interrupt_Enable</text:p>
          </table:table-cell>
          <table:table-cell table:style-name="Table109.A2" office:value-type="string">
            <text:p text:style-name="P18">Negative_Flag</text:p>
          </table:table-cell>
          <table:table-cell table:style-name="Table109.A2" office:value-type="string">
            <text:p text:style-name="P18">Carry_Flag</text:p>
          </table:table-cell>
          <table:table-cell table:style-name="Table109.H2" office:value-type="string">
            <text:p text:style-name="P18">Zero_Flag</text:p>
          </table:table-cell>
        </table:table-row>
        <table:table-row>
          <table:table-cell table:style-name="Table109.A2" office:value-type="string">
            <text:p text:style-name="P18">-</text:p>
          </table:table-cell>
          <table:table-cell table:style-name="Table109.A2" office:value-type="string">
            <text:p text:style-name="P18">-</text:p>
          </table:table-cell>
          <table:table-cell table:style-name="Table109.A2" office:value-type="string">
            <text:p text:style-name="P18">-</text:p>
          </table:table-cell>
          <table:table-cell table:style-name="Table109.A2" office:value-type="string">
            <text:p text:style-name="P18">-</text:p>
          </table:table-cell>
          <table:table-cell table:style-name="Table109.A2" office:value-type="string">
            <text:p text:style-name="P18">-</text:p>
          </table:table-cell>
          <table:table-cell table:style-name="Table109.A2" office:value-type="string">
            <text:p text:style-name="P18">-</text:p>
          </table:table-cell>
          <table:table-cell table:style-name="Table109.A2" office:value-type="string">
            <text:p text:style-name="P18">-</text:p>
          </table:table-cell>
          <table:table-cell table:style-name="Table109.H2" office:value-type="string">
            <text:p text:style-name="P18">-</text:p>
          </table:table-cell>
        </table:table-row>
      </table:table>
      <text:h text:style-name="P48" text:outline-level="3">Clocks</text:h>
      <text:p text:style-name="P5">1</text:p>
      <text:h text:style-name="P47" text:outline-level="3">Description</text:h>
      <text:p text:style-name="Text_20_body">No operation is performed</text:p>
      <text:p text:style-name="Text_20_body">Flags are unaffected by this instruction.</text:p>
      <text:h text:style-name="P55" text:outline-level="2"><text:bookmark text:name="__RefHeading__19360_1201545282"/>JMP – Jump to Absolute Address<text:bookmark-end text:name="__RefHeading__19360_1201545282"/></text:h>
      <text:h text:style-name="Heading_20_3" text:outline-level="3">Format</text:h>
      <table:table table:name="Table47" table:style-name="Table47">
        <table:table-column table:style-name="Table47.A"/>
        <table:table-column table:style-name="Table47.B" table:number-columns-repeated="3"/>
        <table:table-column table:style-name="Table47.A"/>
        <table:table-column table:style-name="Table47.B" table:number-columns-repeated="4"/>
        <table:table-column table:style-name="Table47.A"/>
        <table:table-column table:style-name="Table47.B" table:number-columns-repeated="4"/>
        <table:table-column table:style-name="Table47.A"/>
        <table:table-column table:style-name="Table47.B" table:number-columns-repeated="4"/>
        <table:table-column table:style-name="Table47.A"/>
        <table:table-column table:style-name="Table47.B" table:number-columns-repeated="4"/>
        <table:table-row>
          <table:table-cell table:style-name="Table47.A1" table:number-columns-spanned="5" office:value-type="string">
            <text:p text:style-name="P24">Opcode</text:p>
          </table:table-cell>
          <table:covered-table-cell/>
          <table:covered-table-cell/>
          <table:covered-table-cell/>
          <table:covered-table-cell/>
          <table:table-cell table:style-name="Table47.A1" table:number-columns-spanned="3" office:value-type="string">
            <text:p text:style-name="P23">Select</text:p>
          </table:table-cell>
          <table:covered-table-cell/>
          <table:covered-table-cell/>
          <table:table-cell table:style-name="Table47.I1" table:number-columns-spanned="16" office:value-type="string">
            <text:p text:style-name="P23">Addres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47.A2" office:value-type="float" office:value="1">
            <text:p text:style-name="P20">1</text:p>
          </table:table-cell>
          <table:table-cell table:style-name="Table47.A2" office:value-type="float" office:value="0">
            <text:p text:style-name="P20">0</text:p>
          </table:table-cell>
          <table:table-cell table:style-name="Table47.A2" office:value-type="float" office:value="1">
            <text:p text:style-name="P20">1</text:p>
          </table:table-cell>
          <table:table-cell table:style-name="Table47.A2" office:value-type="float" office:value="1">
            <text:p text:style-name="P20">1</text:p>
          </table:table-cell>
          <table:table-cell table:style-name="Table47.A2" office:value-type="float" office:value="1">
            <text:p text:style-name="P20">1</text:p>
          </table:table-cell>
          <table:table-cell table:style-name="Table47.A2" office:value-type="float" office:value="1">
            <text:p text:style-name="P20">1</text:p>
          </table:table-cell>
          <table:table-cell table:style-name="Table47.A2" office:value-type="float" office:value="0">
            <text:p text:style-name="P20">0</text:p>
          </table:table-cell>
          <table:table-cell table:style-name="Table47.A2" office:value-type="float" office:value="0">
            <text:p text:style-name="P20">0</text:p>
          </table:table-cell>
          <table:table-cell table:style-name="Table47.I2" office:value-type="string">
            <text:p text:style-name="P20">X</text:p>
          </table:table-cell>
          <table:table-cell table:style-name="Table47.I2" office:value-type="string">
            <text:p text:style-name="P20">X</text:p>
          </table:table-cell>
          <table:table-cell table:style-name="Table47.I2" office:value-type="string">
            <text:p text:style-name="P20">X</text:p>
          </table:table-cell>
          <table:table-cell table:style-name="Table47.I2" office:value-type="string">
            <text:p text:style-name="P20">X</text:p>
          </table:table-cell>
          <table:table-cell table:style-name="Table47.I2" office:value-type="string">
            <text:p text:style-name="P20">X</text:p>
          </table:table-cell>
          <table:table-cell table:style-name="Table47.I2" office:value-type="string">
            <text:p text:style-name="P20">X</text:p>
          </table:table-cell>
          <table:table-cell table:style-name="Table47.I2" office:value-type="string">
            <text:p text:style-name="P20">X</text:p>
          </table:table-cell>
          <table:table-cell table:style-name="Table47.I2" office:value-type="string">
            <text:p text:style-name="P20">X</text:p>
          </table:table-cell>
          <table:table-cell table:style-name="Table47.I2" office:value-type="string">
            <text:p text:style-name="P20">X</text:p>
          </table:table-cell>
          <table:table-cell table:style-name="Table47.I2" office:value-type="string">
            <text:p text:style-name="P20">X</text:p>
          </table:table-cell>
          <table:table-cell table:style-name="Table47.I2" office:value-type="string">
            <text:p text:style-name="P20">X</text:p>
          </table:table-cell>
          <table:table-cell table:style-name="Table47.I2" office:value-type="string">
            <text:p text:style-name="P20">X</text:p>
          </table:table-cell>
          <table:table-cell table:style-name="Table47.I2" office:value-type="string">
            <text:p text:style-name="P20">X</text:p>
          </table:table-cell>
          <table:table-cell table:style-name="Table47.I2" office:value-type="string">
            <text:p text:style-name="P20">X</text:p>
          </table:table-cell>
          <table:table-cell table:style-name="Table47.I2" office:value-type="string">
            <text:p text:style-name="P20">X</text:p>
          </table:table-cell>
          <table:table-cell table:style-name="Table47.X2" office:value-type="string">
            <text:p text:style-name="P20">X</text:p>
          </table:table-cell>
        </table:table-row>
      </table:table>
      <text:h text:style-name="P48" text:outline-level="3">Mnemonic</text:h>
      <text:p text:style-name="P15"><text:span text:style-name="T8">[label:]<text:tab/></text:span><text:span text:style-name="T8">JMP</text:span><text:span text:style-name="T6"><text:tab/></text:span><text:span text:style-name="T6">unsigned_16_bit_address</text:span></text:p>
      <text:h text:style-name="Heading_20_3" text:outline-level="3">Operation</text:h>
      <text:p text:style-name="P2"><text:span text:style-name="T5">PROGRAM_COUNTER</text:span><text:span text:style-name="T5"> </text:span><text:span text:style-name="T1">←</text:span><text:span text:style-name="T5"> </text:span><text:span text:style-name="T5">unsigned_16_bit_address</text:span></text:p>
      <text:h text:style-name="Heading_20_3" text:outline-level="3">Flags</text:h>
      <table:table table:name="Table46" table:style-name="Table46">
        <table:table-column table:style-name="Table46.A" table:number-columns-repeated="7"/>
        <table:table-column table:style-name="Table46.H"/>
        <table:table-row>
          <table:table-cell table:style-name="Table46.A1" office:value-type="string">
            <text:p text:style-name="P25">PSR[7]</text:p>
          </table:table-cell>
          <table:table-cell table:style-name="Table46.A1" office:value-type="string">
            <text:p text:style-name="P25">PSR[6]</text:p>
          </table:table-cell>
          <table:table-cell table:style-name="Table46.A1" office:value-type="string">
            <text:p text:style-name="P25">PSR[5]</text:p>
          </table:table-cell>
          <table:table-cell table:style-name="Table46.A1" office:value-type="string">
            <text:p text:style-name="P25">PSR[4]</text:p>
          </table:table-cell>
          <table:table-cell table:style-name="Table46.A1" office:value-type="string">
            <text:p text:style-name="P25">PSR[3]</text:p>
          </table:table-cell>
          <table:table-cell table:style-name="Table46.A1" office:value-type="string">
            <text:p text:style-name="P25">PSR[2]</text:p>
          </table:table-cell>
          <table:table-cell table:style-name="Table46.A1" office:value-type="string">
            <text:p text:style-name="P25">PSR[1]</text:p>
          </table:table-cell>
          <table:table-cell table:style-name="Table46.H1" office:value-type="string">
            <text:p text:style-name="P25">PSR[0]</text:p>
          </table:table-cell>
        </table:table-row>
        <table:table-row>
          <table:table-cell table:style-name="Table46.A2" office:value-type="string">
            <text:p text:style-name="P18">GP4_Flag</text:p>
          </table:table-cell>
          <table:table-cell table:style-name="Table46.A2" office:value-type="string">
            <text:p text:style-name="P18">GP3_Flag</text:p>
          </table:table-cell>
          <table:table-cell table:style-name="Table46.A2" office:value-type="string">
            <text:p text:style-name="P18">GP2_Flag</text:p>
          </table:table-cell>
          <table:table-cell table:style-name="Table46.A2" office:value-type="string">
            <text:p text:style-name="P18">GP1_Flag</text:p>
          </table:table-cell>
          <table:table-cell table:style-name="Table46.A2" office:value-type="string">
            <text:p text:style-name="P18">Interrupt_Enable</text:p>
          </table:table-cell>
          <table:table-cell table:style-name="Table46.A2" office:value-type="string">
            <text:p text:style-name="P18">Negative_Flag</text:p>
          </table:table-cell>
          <table:table-cell table:style-name="Table46.A2" office:value-type="string">
            <text:p text:style-name="P18">Carry_Flag</text:p>
          </table:table-cell>
          <table:table-cell table:style-name="Table46.H2" office:value-type="string">
            <text:p text:style-name="P18">Zero_Flag</text:p>
          </table:table-cell>
        </table:table-row>
        <table:table-row>
          <table:table-cell table:style-name="Table46.A2" office:value-type="string">
            <text:p text:style-name="P18">-</text:p>
          </table:table-cell>
          <table:table-cell table:style-name="Table46.A2" office:value-type="string">
            <text:p text:style-name="P18">-</text:p>
          </table:table-cell>
          <table:table-cell table:style-name="Table46.A2" office:value-type="string">
            <text:p text:style-name="P18">-</text:p>
          </table:table-cell>
          <table:table-cell table:style-name="Table46.A2" office:value-type="string">
            <text:p text:style-name="P18">-</text:p>
          </table:table-cell>
          <table:table-cell table:style-name="Table46.A2" office:value-type="string">
            <text:p text:style-name="P18">-</text:p>
          </table:table-cell>
          <table:table-cell table:style-name="Table46.A2" office:value-type="string">
            <text:p text:style-name="P18">-</text:p>
          </table:table-cell>
          <table:table-cell table:style-name="Table46.A2" office:value-type="string">
            <text:p text:style-name="P18">-</text:p>
          </table:table-cell>
          <table:table-cell table:style-name="Table46.H2" office:value-type="string">
            <text:p text:style-name="P18">-</text:p>
          </table:table-cell>
        </table:table-row>
      </table:table>
      <text:h text:style-name="P48" text:outline-level="3">Clocks</text:h>
      <text:p text:style-name="P5">3</text:p>
      <text:h text:style-name="P47" text:outline-level="3">Description</text:h>
      <text:p text:style-name="Text_20_body">Continue execution at the memory address specified.</text:p>
      <text:p text:style-name="P5">Flags are unaffected by this instruction.</text:p>
      <text:h text:style-name="P55" text:outline-level="2"><text:bookmark text:name="__RefHeading__11395_1201545282"/>SMSK – Set Interrupt Mask<text:span text:style-name="T20"><text:note text:id="ftn1" text:note-class="footnote"><text:note-citation text:label="†">†</text:note-citation><text:note-body><text:p text:style-name="Footnote">Implemented on Open8, only.</text:p></text:note-body></text:note></text:span><text:bookmark-end text:name="__RefHeading__11395_1201545282"/></text:h>
      <text:h text:style-name="Heading_20_3" text:outline-level="3">Format</text:h>
      <text:p text:style-name="Text_20_body"/>
      <table:table table:name="Table99" table:style-name="Table99">
        <table:table-column table:style-name="Table99.A" table:number-columns-repeated="7"/>
        <table:table-column table:style-name="Table99.H"/>
        <table:table-row>
          <table:table-cell table:style-name="Table99.A1" table:number-columns-spanned="5" office:value-type="string">
            <text:p text:style-name="P25">Opcode</text:p>
          </table:table-cell>
          <table:covered-table-cell/>
          <table:covered-table-cell/>
          <table:covered-table-cell/>
          <table:covered-table-cell/>
          <table:table-cell table:style-name="Table99.F1" table:number-columns-spanned="3" office:value-type="string">
            <text:p text:style-name="P25">Select</text:p>
          </table:table-cell>
          <table:covered-table-cell/>
          <table:covered-table-cell/>
        </table:table-row>
        <table:table-row>
          <table:table-cell table:style-name="Table99.A2" office:value-type="float" office:value="1">
            <text:p text:style-name="P19">1</text:p>
          </table:table-cell>
          <table:table-cell table:style-name="Table99.A2" office:value-type="float" office:value="0">
            <text:p text:style-name="P19">0</text:p>
          </table:table-cell>
          <table:table-cell table:style-name="Table99.A2" office:value-type="float" office:value="1">
            <text:p text:style-name="P19">1</text:p>
          </table:table-cell>
          <table:table-cell table:style-name="Table99.A2" office:value-type="float" office:value="1">
            <text:p text:style-name="P19">1</text:p>
          </table:table-cell>
          <table:table-cell table:style-name="Table99.A2" office:value-type="float" office:value="1">
            <text:p text:style-name="P19">1</text:p>
          </table:table-cell>
          <table:table-cell table:style-name="Table99.A2" office:value-type="float" office:value="1">
            <text:p text:style-name="P19">1</text:p>
          </table:table-cell>
          <table:table-cell table:style-name="Table99.A2" office:value-type="float" office:value="0">
            <text:p text:style-name="P19">0</text:p>
          </table:table-cell>
          <table:table-cell table:style-name="Table99.H2" office:value-type="float" office:value="1">
            <text:p text:style-name="P19">1</text:p>
          </table:table-cell>
        </table:table-row>
      </table:table>
      <text:p text:style-name="Standard"/>
      <text:h text:style-name="P48" text:outline-level="3">Mnemonic</text:h>
      <text:p text:style-name="P15"><text:span text:style-name="T8">[label:]<text:tab/></text:span><text:span text:style-name="T8">SMSK</text:span></text:p>
      <text:h text:style-name="Heading_20_3" text:outline-level="3">Operation</text:h>
      <text:p text:style-name="P2"><text:span text:style-name="T5">INTERRUPT_MASK_REGISTER </text:span><text:span text:style-name="T1">←</text:span><text:span text:style-name="T5"> (R0 | 0x01)</text:span></text:p>
      <text:h text:style-name="Heading_20_3" text:outline-level="3">Flags</text:h>
      <table:table table:name="Table92" table:style-name="Table92">
        <table:table-column table:style-name="Table92.A" table:number-columns-repeated="7"/>
        <table:table-column table:style-name="Table92.H"/>
        <table:table-row>
          <table:table-cell table:style-name="Table92.A1" office:value-type="string">
            <text:p text:style-name="P25">PSR[7]</text:p>
          </table:table-cell>
          <table:table-cell table:style-name="Table92.A1" office:value-type="string">
            <text:p text:style-name="P25">PSR[6]</text:p>
          </table:table-cell>
          <table:table-cell table:style-name="Table92.A1" office:value-type="string">
            <text:p text:style-name="P25">PSR[5]</text:p>
          </table:table-cell>
          <table:table-cell table:style-name="Table92.A1" office:value-type="string">
            <text:p text:style-name="P25">PSR[4]</text:p>
          </table:table-cell>
          <table:table-cell table:style-name="Table92.A1" office:value-type="string">
            <text:p text:style-name="P25">PSR[3]</text:p>
          </table:table-cell>
          <table:table-cell table:style-name="Table92.A1" office:value-type="string">
            <text:p text:style-name="P25">PSR[2]</text:p>
          </table:table-cell>
          <table:table-cell table:style-name="Table92.A1" office:value-type="string">
            <text:p text:style-name="P25">PSR[1]</text:p>
          </table:table-cell>
          <table:table-cell table:style-name="Table92.H1" office:value-type="string">
            <text:p text:style-name="P25">PSR[0]</text:p>
          </table:table-cell>
        </table:table-row>
        <table:table-row>
          <table:table-cell table:style-name="Table92.A2" office:value-type="string">
            <text:p text:style-name="P18">GP4_Flag</text:p>
          </table:table-cell>
          <table:table-cell table:style-name="Table92.A2" office:value-type="string">
            <text:p text:style-name="P18">GP3_Flag</text:p>
          </table:table-cell>
          <table:table-cell table:style-name="Table92.A2" office:value-type="string">
            <text:p text:style-name="P18">GP2_Flag</text:p>
          </table:table-cell>
          <table:table-cell table:style-name="Table92.A2" office:value-type="string">
            <text:p text:style-name="P18">GP1_Flag</text:p>
          </table:table-cell>
          <table:table-cell table:style-name="Table92.A2" office:value-type="string">
            <text:p text:style-name="P18">Interrupt_Enable</text:p>
          </table:table-cell>
          <table:table-cell table:style-name="Table92.A2" office:value-type="string">
            <text:p text:style-name="P18">Negative_Flag</text:p>
          </table:table-cell>
          <table:table-cell table:style-name="Table92.A2" office:value-type="string">
            <text:p text:style-name="P18">Carry_Flag</text:p>
          </table:table-cell>
          <table:table-cell table:style-name="Table92.H2" office:value-type="string">
            <text:p text:style-name="P18">Zero_Flag</text:p>
          </table:table-cell>
        </table:table-row>
        <table:table-row>
          <table:table-cell table:style-name="Table92.A2" office:value-type="string">
            <text:p text:style-name="P18">-</text:p>
          </table:table-cell>
          <table:table-cell table:style-name="Table92.A2" office:value-type="string">
            <text:p text:style-name="P18">-</text:p>
          </table:table-cell>
          <table:table-cell table:style-name="Table92.A2" office:value-type="string">
            <text:p text:style-name="P18">-</text:p>
          </table:table-cell>
          <table:table-cell table:style-name="Table92.A2" office:value-type="string">
            <text:p text:style-name="P18">-</text:p>
          </table:table-cell>
          <table:table-cell table:style-name="Table92.A2" office:value-type="string">
            <text:p text:style-name="P18">-</text:p>
          </table:table-cell>
          <table:table-cell table:style-name="Table92.A2" office:value-type="string">
            <text:p text:style-name="P18">-</text:p>
          </table:table-cell>
          <table:table-cell table:style-name="Table92.A2" office:value-type="string">
            <text:p text:style-name="P18">-</text:p>
          </table:table-cell>
          <table:table-cell table:style-name="Table92.H2" office:value-type="string">
            <text:p text:style-name="P18">-</text:p>
          </table:table-cell>
        </table:table-row>
      </table:table>
      <text:h text:style-name="P48" text:outline-level="3">Clocks</text:h>
      <text:p text:style-name="P5">1</text:p>
      <text:h text:style-name="P47" text:outline-level="3">Description</text:h>
      <text:p text:style-name="Text_20_body">The interrupt mask register is set with the value of R0, or'ed with a 0x01. <text:s/>Effectively, the low order bit of the interrupt mask register, the enable bit for NMI, is always set to '1'.</text:p>
      <text:p text:style-name="P5">Flags are unaffected by this instruction.</text:p>
      <text:h text:style-name="P55" text:outline-level="2"><text:bookmark text:name="__RefHeading__11397_1201545282"/>GMSK – Get Interrupt Mask<text:span text:style-name="T20"><text:note text:id="ftn2" text:note-class="footnote"><text:note-citation text:label="†">†</text:note-citation><text:note-body><text:p text:style-name="Footnote">Implemented on Open8, only.</text:p></text:note-body></text:note></text:span><text:bookmark-end text:name="__RefHeading__11397_1201545282"/></text:h>
      <text:h text:style-name="Heading_20_3" text:outline-level="3">Format</text:h>
      <text:p text:style-name="Text_20_body"/>
      <table:table table:name="Table91" table:style-name="Table91">
        <table:table-column table:style-name="Table91.A" table:number-columns-repeated="7"/>
        <table:table-column table:style-name="Table91.H"/>
        <table:table-row>
          <table:table-cell table:style-name="Table91.A1" table:number-columns-spanned="5" office:value-type="string">
            <text:p text:style-name="P25">Opcode</text:p>
          </table:table-cell>
          <table:covered-table-cell/>
          <table:covered-table-cell/>
          <table:covered-table-cell/>
          <table:covered-table-cell/>
          <table:table-cell table:style-name="Table91.F1" table:number-columns-spanned="3" office:value-type="string">
            <text:p text:style-name="P25">Select</text:p>
          </table:table-cell>
          <table:covered-table-cell/>
          <table:covered-table-cell/>
        </table:table-row>
        <table:table-row>
          <table:table-cell table:style-name="Table91.A2" office:value-type="float" office:value="1">
            <text:p text:style-name="P19">1</text:p>
          </table:table-cell>
          <table:table-cell table:style-name="Table91.A2" office:value-type="float" office:value="0">
            <text:p text:style-name="P19">0</text:p>
          </table:table-cell>
          <table:table-cell table:style-name="Table91.A2" office:value-type="float" office:value="1">
            <text:p text:style-name="P19">1</text:p>
          </table:table-cell>
          <table:table-cell table:style-name="Table91.A2" office:value-type="float" office:value="1">
            <text:p text:style-name="P19">1</text:p>
          </table:table-cell>
          <table:table-cell table:style-name="Table91.A2" office:value-type="float" office:value="1">
            <text:p text:style-name="P19">1</text:p>
          </table:table-cell>
          <table:table-cell table:style-name="Table91.A2" office:value-type="float" office:value="1">
            <text:p text:style-name="P19">1</text:p>
          </table:table-cell>
          <table:table-cell table:style-name="Table91.A2" office:value-type="float" office:value="1">
            <text:p text:style-name="P19">1</text:p>
          </table:table-cell>
          <table:table-cell table:style-name="Table91.H2" office:value-type="float" office:value="0">
            <text:p text:style-name="P19">0</text:p>
          </table:table-cell>
        </table:table-row>
      </table:table>
      <text:p text:style-name="Standard"/>
      <text:h text:style-name="P48" text:outline-level="3">Mnemonic</text:h>
      <text:p text:style-name="P15"><text:span text:style-name="T8">[label:]<text:tab/></text:span><text:span text:style-name="T8">GMSK</text:span></text:p>
      <text:h text:style-name="Heading_20_3" text:outline-level="3">Operation</text:h>
      <text:p text:style-name="P2"><text:span text:style-name="T5">R0</text:span><text:span text:style-name="T5"> </text:span><text:span text:style-name="T1">←</text:span><text:span text:style-name="T5"> </text:span><text:span text:style-name="T5">INTERRUPT_MASK_REGISTER</text:span></text:p>
      <text:p text:style-name="P2"><text:span text:style-name="T5">PSR[2] </text:span><text:span text:style-name="T1">← </text:span><text:span text:style-name="T1">R</text:span><text:span text:style-name="T1">0</text:span><text:span text:style-name="T1">[7]</text:span></text:p>
      <text:p text:style-name="P2"><text:span text:style-name="T1">PSR[0] ← 0</text:span></text:p>
      <text:h text:style-name="Heading_20_3" text:outline-level="3">Flags</text:h>
      <table:table table:name="Table100" table:style-name="Table100">
        <table:table-column table:style-name="Table100.A" table:number-columns-repeated="7"/>
        <table:table-column table:style-name="Table100.H"/>
        <table:table-row>
          <table:table-cell table:style-name="Table100.A1" office:value-type="string">
            <text:p text:style-name="P25">PSR[7]</text:p>
          </table:table-cell>
          <table:table-cell table:style-name="Table100.A1" office:value-type="string">
            <text:p text:style-name="P25">PSR[6]</text:p>
          </table:table-cell>
          <table:table-cell table:style-name="Table100.A1" office:value-type="string">
            <text:p text:style-name="P25">PSR[5]</text:p>
          </table:table-cell>
          <table:table-cell table:style-name="Table100.A1" office:value-type="string">
            <text:p text:style-name="P25">PSR[4]</text:p>
          </table:table-cell>
          <table:table-cell table:style-name="Table100.A1" office:value-type="string">
            <text:p text:style-name="P25">PSR[3]</text:p>
          </table:table-cell>
          <table:table-cell table:style-name="Table100.A1" office:value-type="string">
            <text:p text:style-name="P25">PSR[2]</text:p>
          </table:table-cell>
          <table:table-cell table:style-name="Table100.A1" office:value-type="string">
            <text:p text:style-name="P25">PSR[1]</text:p>
          </table:table-cell>
          <table:table-cell table:style-name="Table100.H1" office:value-type="string">
            <text:p text:style-name="P25">PSR[0]</text:p>
          </table:table-cell>
        </table:table-row>
        <table:table-row>
          <table:table-cell table:style-name="Table100.A2" office:value-type="string">
            <text:p text:style-name="P18">GP4_Flag</text:p>
          </table:table-cell>
          <table:table-cell table:style-name="Table100.A2" office:value-type="string">
            <text:p text:style-name="P18">GP3_Flag</text:p>
          </table:table-cell>
          <table:table-cell table:style-name="Table100.A2" office:value-type="string">
            <text:p text:style-name="P18">GP2_Flag</text:p>
          </table:table-cell>
          <table:table-cell table:style-name="Table100.A2" office:value-type="string">
            <text:p text:style-name="P18">GP1_Flag</text:p>
          </table:table-cell>
          <table:table-cell table:style-name="Table100.A2" office:value-type="string">
            <text:p text:style-name="P18">Interrupt_Enable</text:p>
          </table:table-cell>
          <table:table-cell table:style-name="Table100.A2" office:value-type="string">
            <text:p text:style-name="P18">Negative_Flag</text:p>
          </table:table-cell>
          <table:table-cell table:style-name="Table100.A2" office:value-type="string">
            <text:p text:style-name="P18">Carry_Flag</text:p>
          </table:table-cell>
          <table:table-cell table:style-name="Table100.H2" office:value-type="string">
            <text:p text:style-name="P18">Zero_Flag</text:p>
          </table:table-cell>
        </table:table-row>
        <table:table-row>
          <table:table-cell table:style-name="Table100.A2" office:value-type="string">
            <text:p text:style-name="P18">-</text:p>
          </table:table-cell>
          <table:table-cell table:style-name="Table100.A2" office:value-type="string">
            <text:p text:style-name="P18">-</text:p>
          </table:table-cell>
          <table:table-cell table:style-name="Table100.A2" office:value-type="string">
            <text:p text:style-name="P18">-</text:p>
          </table:table-cell>
          <table:table-cell table:style-name="Table100.A2" office:value-type="string">
            <text:p text:style-name="P18">-</text:p>
          </table:table-cell>
          <table:table-cell table:style-name="Table100.A2" office:value-type="string">
            <text:p text:style-name="P18">-</text:p>
          </table:table-cell>
          <table:table-cell table:style-name="Table100.A2" office:value-type="string">
            <text:p text:style-name="P18">X</text:p>
          </table:table-cell>
          <table:table-cell table:style-name="Table100.A2" office:value-type="string">
            <text:p text:style-name="P18">-</text:p>
          </table:table-cell>
          <table:table-cell table:style-name="Table100.H2" office:value-type="string">
            <text:p text:style-name="P18">0</text:p>
          </table:table-cell>
        </table:table-row>
      </table:table>
      <text:h text:style-name="P48" text:outline-level="3">Clocks</text:h>
      <text:p text:style-name="P5">1</text:p>
      <text:h text:style-name="P47" text:outline-level="3">Description</text:h>
      <text:p text:style-name="Text_20_body">Register R0 is loaded with the current value of the interrupt mask register.</text:p>
      <text:p text:style-name="P16"><text:span text:style-name="T22">The Negative flag is set to reflect the new value of R0. <text:s/>The Zero flag is always set to '0', as the low order bit of the interrupt mask register (the enable mask for NMI) is always set to '1'.</text:span></text:p>
      <text:h text:style-name="P55" text:outline-level="2"><text:bookmark text:name="__RefHeading__11399_1201545282"/>JSR – Jump to Subroutine<text:bookmark-end text:name="__RefHeading__11399_1201545282"/></text:h>
      <text:h text:style-name="Heading_20_3" text:outline-level="3">Format</text:h>
      <table:table table:name="Table45" table:style-name="Table45">
        <table:table-column table:style-name="Table45.A"/>
        <table:table-column table:style-name="Table45.B" table:number-columns-repeated="3"/>
        <table:table-column table:style-name="Table45.A"/>
        <table:table-column table:style-name="Table45.B" table:number-columns-repeated="4"/>
        <table:table-column table:style-name="Table45.A"/>
        <table:table-column table:style-name="Table45.B" table:number-columns-repeated="4"/>
        <table:table-column table:style-name="Table45.A"/>
        <table:table-column table:style-name="Table45.B" table:number-columns-repeated="4"/>
        <table:table-column table:style-name="Table45.A"/>
        <table:table-column table:style-name="Table45.B" table:number-columns-repeated="4"/>
        <table:table-row>
          <table:table-cell table:style-name="Table45.A1" table:number-columns-spanned="5" office:value-type="string">
            <text:p text:style-name="P24">Opcode</text:p>
          </table:table-cell>
          <table:covered-table-cell/>
          <table:covered-table-cell/>
          <table:covered-table-cell/>
          <table:covered-table-cell/>
          <table:table-cell table:style-name="Table45.A1" table:number-columns-spanned="3" office:value-type="string">
            <text:p text:style-name="P23">Select</text:p>
          </table:table-cell>
          <table:covered-table-cell/>
          <table:covered-table-cell/>
          <table:table-cell table:style-name="Table45.I1" table:number-columns-spanned="16" office:value-type="string">
            <text:p text:style-name="P23">Addres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45.A2" office:value-type="float" office:value="1">
            <text:p text:style-name="P20">1</text:p>
          </table:table-cell>
          <table:table-cell table:style-name="Table45.A2" office:value-type="float" office:value="0">
            <text:p text:style-name="P20">0</text:p>
          </table:table-cell>
          <table:table-cell table:style-name="Table45.A2" office:value-type="float" office:value="1">
            <text:p text:style-name="P20">1</text:p>
          </table:table-cell>
          <table:table-cell table:style-name="Table45.A2" office:value-type="float" office:value="1">
            <text:p text:style-name="P20">1</text:p>
          </table:table-cell>
          <table:table-cell table:style-name="Table45.A2" office:value-type="float" office:value="1">
            <text:p text:style-name="P20">1</text:p>
          </table:table-cell>
          <table:table-cell table:style-name="Table45.A2" office:value-type="float" office:value="1">
            <text:p text:style-name="P20">1</text:p>
          </table:table-cell>
          <table:table-cell table:style-name="Table45.A2" office:value-type="float" office:value="1">
            <text:p text:style-name="P20">1</text:p>
          </table:table-cell>
          <table:table-cell table:style-name="Table45.A2" office:value-type="float" office:value="1">
            <text:p text:style-name="P20">1</text:p>
          </table:table-cell>
          <table:table-cell table:style-name="Table45.I2" office:value-type="string">
            <text:p text:style-name="P20">X</text:p>
          </table:table-cell>
          <table:table-cell table:style-name="Table45.I2" office:value-type="string">
            <text:p text:style-name="P20">X</text:p>
          </table:table-cell>
          <table:table-cell table:style-name="Table45.I2" office:value-type="string">
            <text:p text:style-name="P20">X</text:p>
          </table:table-cell>
          <table:table-cell table:style-name="Table45.I2" office:value-type="string">
            <text:p text:style-name="P20">X</text:p>
          </table:table-cell>
          <table:table-cell table:style-name="Table45.I2" office:value-type="string">
            <text:p text:style-name="P20">X</text:p>
          </table:table-cell>
          <table:table-cell table:style-name="Table45.I2" office:value-type="string">
            <text:p text:style-name="P20">X</text:p>
          </table:table-cell>
          <table:table-cell table:style-name="Table45.I2" office:value-type="string">
            <text:p text:style-name="P20">X</text:p>
          </table:table-cell>
          <table:table-cell table:style-name="Table45.I2" office:value-type="string">
            <text:p text:style-name="P20">X</text:p>
          </table:table-cell>
          <table:table-cell table:style-name="Table45.I2" office:value-type="string">
            <text:p text:style-name="P20">X</text:p>
          </table:table-cell>
          <table:table-cell table:style-name="Table45.I2" office:value-type="string">
            <text:p text:style-name="P20">X</text:p>
          </table:table-cell>
          <table:table-cell table:style-name="Table45.I2" office:value-type="string">
            <text:p text:style-name="P20">X</text:p>
          </table:table-cell>
          <table:table-cell table:style-name="Table45.I2" office:value-type="string">
            <text:p text:style-name="P20">X</text:p>
          </table:table-cell>
          <table:table-cell table:style-name="Table45.I2" office:value-type="string">
            <text:p text:style-name="P20">X</text:p>
          </table:table-cell>
          <table:table-cell table:style-name="Table45.I2" office:value-type="string">
            <text:p text:style-name="P20">X</text:p>
          </table:table-cell>
          <table:table-cell table:style-name="Table45.I2" office:value-type="string">
            <text:p text:style-name="P20">X</text:p>
          </table:table-cell>
          <table:table-cell table:style-name="Table45.X2" office:value-type="string">
            <text:p text:style-name="P20">X</text:p>
          </table:table-cell>
        </table:table-row>
      </table:table>
      <text:h text:style-name="P48" text:outline-level="3">Mnemonic</text:h>
      <text:p text:style-name="P15"><text:span text:style-name="T8">[label:]<text:tab/></text:span><text:span text:style-name="T8">J</text:span><text:span text:style-name="T8">SR</text:span><text:span text:style-name="T6"><text:tab/></text:span><text:span text:style-name="T6">unsigned_16_bit_address</text:span></text:p>
      <text:h text:style-name="Heading_20_3" text:outline-level="3">Operation</text:h>
      <text:p text:style-name="P2"><text:span text:style-name="T5">TMP </text:span><text:span text:style-name="T1">←</text:span><text:span text:style-name="T5"> </text:span><text:span text:style-name="T5">PROGRAM_COUNTER </text:span><text:span text:style-name="T5">+ 3</text:span></text:p>
      <text:p text:style-name="P2"><text:span text:style-name="T5">MEM[--STACK]</text:span><text:span text:style-name="T5"> </text:span><text:span text:style-name="T1">←</text:span><text:span text:style-name="T5"> </text:span><text:span text:style-name="T5">HI</text:span><text:span text:style-name="T5">8</text:span><text:span text:style-name="T5">(</text:span><text:span text:style-name="T5">TMP</text:span><text:span text:style-name="T5">)</text:span></text:p>
      <text:p text:style-name="P2"><text:span text:style-name="T5">MEM[--STACK]</text:span><text:span text:style-name="T5"> </text:span><text:span text:style-name="T1">←</text:span><text:span text:style-name="T5"> </text:span><text:span text:style-name="T5">LO</text:span><text:span text:style-name="T5">8(</text:span><text:span text:style-name="T5">TMP</text:span><text:span text:style-name="T5">)</text:span></text:p>
      <text:p text:style-name="P2"><text:span text:style-name="T5">PROGRAM_COUNTER</text:span><text:span text:style-name="T5"> </text:span><text:span text:style-name="T1">←</text:span><text:span text:style-name="T5"> </text:span><text:span text:style-name="T5">unsigned_16_bit_address</text:span></text:p>
      <text:h text:style-name="Heading_20_3" text:outline-level="3">Flags</text:h>
      <table:table table:name="Table48" table:style-name="Table48">
        <table:table-column table:style-name="Table48.A" table:number-columns-repeated="7"/>
        <table:table-column table:style-name="Table48.H"/>
        <table:table-row>
          <table:table-cell table:style-name="Table48.A1" office:value-type="string">
            <text:p text:style-name="P25">PSR[7]</text:p>
          </table:table-cell>
          <table:table-cell table:style-name="Table48.A1" office:value-type="string">
            <text:p text:style-name="P25">PSR[6]</text:p>
          </table:table-cell>
          <table:table-cell table:style-name="Table48.A1" office:value-type="string">
            <text:p text:style-name="P25">PSR[5]</text:p>
          </table:table-cell>
          <table:table-cell table:style-name="Table48.A1" office:value-type="string">
            <text:p text:style-name="P25">PSR[4]</text:p>
          </table:table-cell>
          <table:table-cell table:style-name="Table48.A1" office:value-type="string">
            <text:p text:style-name="P25">PSR[3]</text:p>
          </table:table-cell>
          <table:table-cell table:style-name="Table48.A1" office:value-type="string">
            <text:p text:style-name="P25">PSR[2]</text:p>
          </table:table-cell>
          <table:table-cell table:style-name="Table48.A1" office:value-type="string">
            <text:p text:style-name="P25">PSR[1]</text:p>
          </table:table-cell>
          <table:table-cell table:style-name="Table48.H1" office:value-type="string">
            <text:p text:style-name="P25">PSR[0]</text:p>
          </table:table-cell>
        </table:table-row>
        <table:table-row>
          <table:table-cell table:style-name="Table48.A2" office:value-type="string">
            <text:p text:style-name="P18">GP4_Flag</text:p>
          </table:table-cell>
          <table:table-cell table:style-name="Table48.A2" office:value-type="string">
            <text:p text:style-name="P18">GP3_Flag</text:p>
          </table:table-cell>
          <table:table-cell table:style-name="Table48.A2" office:value-type="string">
            <text:p text:style-name="P18">GP2_Flag</text:p>
          </table:table-cell>
          <table:table-cell table:style-name="Table48.A2" office:value-type="string">
            <text:p text:style-name="P18">GP1_Flag</text:p>
          </table:table-cell>
          <table:table-cell table:style-name="Table48.A2" office:value-type="string">
            <text:p text:style-name="P18">Interrupt_Enable</text:p>
          </table:table-cell>
          <table:table-cell table:style-name="Table48.A2" office:value-type="string">
            <text:p text:style-name="P18">Negative_Flag</text:p>
          </table:table-cell>
          <table:table-cell table:style-name="Table48.A2" office:value-type="string">
            <text:p text:style-name="P18">Carry_Flag</text:p>
          </table:table-cell>
          <table:table-cell table:style-name="Table48.H2" office:value-type="string">
            <text:p text:style-name="P18">Zero_Flag</text:p>
          </table:table-cell>
        </table:table-row>
        <table:table-row>
          <table:table-cell table:style-name="Table48.A2" office:value-type="string">
            <text:p text:style-name="P18">-</text:p>
          </table:table-cell>
          <table:table-cell table:style-name="Table48.A2" office:value-type="string">
            <text:p text:style-name="P18">-</text:p>
          </table:table-cell>
          <table:table-cell table:style-name="Table48.A2" office:value-type="string">
            <text:p text:style-name="P18">-</text:p>
          </table:table-cell>
          <table:table-cell table:style-name="Table48.A2" office:value-type="string">
            <text:p text:style-name="P18">-</text:p>
          </table:table-cell>
          <table:table-cell table:style-name="Table48.A2" office:value-type="string">
            <text:p text:style-name="P18">-</text:p>
          </table:table-cell>
          <table:table-cell table:style-name="Table48.A2" office:value-type="string">
            <text:p text:style-name="P18">-</text:p>
          </table:table-cell>
          <table:table-cell table:style-name="Table48.A2" office:value-type="string">
            <text:p text:style-name="P18">-</text:p>
          </table:table-cell>
          <table:table-cell table:style-name="Table48.H2" office:value-type="string">
            <text:p text:style-name="P18">-</text:p>
          </table:table-cell>
        </table:table-row>
      </table:table>
      <text:h text:style-name="P48" text:outline-level="3">Clocks</text:h>
      <text:p text:style-name="P5">5</text:p>
      <text:h text:style-name="P47" text:outline-level="3">Description</text:h>
      <text:p text:style-name="Text_20_body">Push the address of the following instruction on the stack. <text:s/></text:p>
      <text:p text:style-name="Text_20_body">Continue execution at the memory address specified.</text:p>
      <text:p text:style-name="P5">Flags are unaffected by this instruction.</text:p>
      <text:h text:style-name="P55" text:outline-level="2"><text:bookmark text:name="__RefHeading__11401_1201545282"/>UPP – Increment Register Pair<text:bookmark-end text:name="__RefHeading__11401_1201545282"/></text:h>
      <text:h text:style-name="Heading_20_3" text:outline-level="3">Format</text:h>
      <table:table table:name="Table49" table:style-name="Table49">
        <table:table-column table:style-name="Table49.A" table:number-columns-repeated="7"/>
        <table:table-column table:style-name="Table49.H"/>
        <table:table-row>
          <table:table-cell table:style-name="Table49.A1" table:number-columns-spanned="5" office:value-type="string">
            <text:p text:style-name="P25">Opcode</text:p>
          </table:table-cell>
          <table:covered-table-cell/>
          <table:covered-table-cell/>
          <table:covered-table-cell/>
          <table:covered-table-cell/>
          <table:table-cell table:style-name="Table49.F1" table:number-columns-spanned="3" office:value-type="string">
            <text:p text:style-name="P25">Reg</text:p>
          </table:table-cell>
          <table:covered-table-cell/>
          <table:covered-table-cell/>
        </table:table-row>
        <table:table-row>
          <table:table-cell table:style-name="Table49.A2" office:value-type="float" office:value="1">
            <text:p text:style-name="P19">1</text:p>
          </table:table-cell>
          <table:table-cell table:style-name="Table49.A2" office:value-type="float" office:value="1">
            <text:p text:style-name="P19">1</text:p>
          </table:table-cell>
          <table:table-cell table:style-name="Table49.A2" office:value-type="float" office:value="0">
            <text:p text:style-name="P19">0</text:p>
          </table:table-cell>
          <table:table-cell table:style-name="Table49.A2" office:value-type="float" office:value="0">
            <text:p text:style-name="P19">0</text:p>
          </table:table-cell>
          <table:table-cell table:style-name="Table49.A2" office:value-type="float" office:value="0">
            <text:p text:style-name="P19">0</text:p>
          </table:table-cell>
          <table:table-cell table:style-name="Table49.F2" office:value-type="string">
            <text:p text:style-name="P19">X</text:p>
          </table:table-cell>
          <table:table-cell table:style-name="Table49.F2" office:value-type="string">
            <text:p text:style-name="P19">X</text:p>
          </table:table-cell>
          <table:table-cell table:style-name="Table49.H2" office:value-type="float" office:value="0">
            <text:p text:style-name="P19">0</text:p>
          </table:table-cell>
        </table:table-row>
      </table:table>
      <text:h text:style-name="P48" text:outline-level="3">Mnemonic</text:h>
      <text:p text:style-name="P15"><text:span text:style-name="T5">[label:]<text:tab/></text:span><text:span text:style-name="T5">UPP</text:span><text:span text:style-name="T5"><text:tab/></text:span><text:span text:style-name="T6">R</text:span><text:span text:style-name="T6">e</text:span></text:p>
      <text:h text:style-name="Heading_20_3" text:outline-level="3">Operation</text:h>
      <text:p text:style-name="P2"><text:span text:style-name="T5">{</text:span><text:span text:style-name="T5">R</text:span><text:span text:style-name="T5">e</text:span><text:span text:style-name="T10">+1</text:span><text:span text:style-name="T5">:R</text:span><text:span text:style-name="T5">e</text:span><text:span text:style-name="T12">}</text:span><text:span text:style-name="T5"> </text:span><text:span text:style-name="T1">←</text:span><text:span text:style-name="T5"> </text:span><text:span text:style-name="T5">{</text:span><text:span text:style-name="T5">R</text:span><text:span text:style-name="T5">e</text:span><text:span text:style-name="T10">+1</text:span><text:span text:style-name="T5">:R</text:span><text:span text:style-name="T5">e</text:span><text:span text:style-name="T12">}</text:span><text:span text:style-name="T5"> + </text:span><text:span text:style-name="T5">1</text:span></text:p>
      <text:p text:style-name="P2"><text:span text:style-name="T5">PSR[1] </text:span><text:span text:style-name="T1">←</text:span><text:span text:style-name="T5"> </text:span><text:span text:style-name="T5">{</text:span><text:span text:style-name="T5">R</text:span><text:span text:style-name="T5">e</text:span><text:span text:style-name="T10">+1</text:span><text:span text:style-name="T5">:R</text:span><text:span text:style-name="T5">e</text:span><text:span text:style-name="T12">}</text:span><text:span text:style-name="T14">[</text:span><text:span text:style-name="T14">16</text:span><text:span text:style-name="T14">]</text:span></text:p>
      <text:h text:style-name="Heading_20_3" text:outline-level="3">Flags</text:h>
      <table:table table:name="Table50" table:style-name="Table50">
        <table:table-column table:style-name="Table50.A" table:number-columns-repeated="7"/>
        <table:table-column table:style-name="Table50.H"/>
        <table:table-row>
          <table:table-cell table:style-name="Table50.A1" office:value-type="string">
            <text:p text:style-name="P25">PSR[7]</text:p>
          </table:table-cell>
          <table:table-cell table:style-name="Table50.A1" office:value-type="string">
            <text:p text:style-name="P25">PSR[6]</text:p>
          </table:table-cell>
          <table:table-cell table:style-name="Table50.A1" office:value-type="string">
            <text:p text:style-name="P25">PSR[5]</text:p>
          </table:table-cell>
          <table:table-cell table:style-name="Table50.A1" office:value-type="string">
            <text:p text:style-name="P25">PSR[4]</text:p>
          </table:table-cell>
          <table:table-cell table:style-name="Table50.A1" office:value-type="string">
            <text:p text:style-name="P25">PSR[3]</text:p>
          </table:table-cell>
          <table:table-cell table:style-name="Table50.A1" office:value-type="string">
            <text:p text:style-name="P25">PSR[2]</text:p>
          </table:table-cell>
          <table:table-cell table:style-name="Table50.A1" office:value-type="string">
            <text:p text:style-name="P25">PSR[1]</text:p>
          </table:table-cell>
          <table:table-cell table:style-name="Table50.H1" office:value-type="string">
            <text:p text:style-name="P25">PSR[0]</text:p>
          </table:table-cell>
        </table:table-row>
        <table:table-row>
          <table:table-cell table:style-name="Table50.A2" office:value-type="string">
            <text:p text:style-name="P18">GP4_Flag</text:p>
          </table:table-cell>
          <table:table-cell table:style-name="Table50.A2" office:value-type="string">
            <text:p text:style-name="P18">GP3_Flag</text:p>
          </table:table-cell>
          <table:table-cell table:style-name="Table50.A2" office:value-type="string">
            <text:p text:style-name="P18">GP2_Flag</text:p>
          </table:table-cell>
          <table:table-cell table:style-name="Table50.A2" office:value-type="string">
            <text:p text:style-name="P18">GP1_Flag</text:p>
          </table:table-cell>
          <table:table-cell table:style-name="Table50.A2" office:value-type="string">
            <text:p text:style-name="P18">Interrupt_Enable</text:p>
          </table:table-cell>
          <table:table-cell table:style-name="Table50.A2" office:value-type="string">
            <text:p text:style-name="P18">Negative_Flag</text:p>
          </table:table-cell>
          <table:table-cell table:style-name="Table50.A2" office:value-type="string">
            <text:p text:style-name="P18">Carry_Flag</text:p>
          </table:table-cell>
          <table:table-cell table:style-name="Table50.H2" office:value-type="string">
            <text:p text:style-name="P18">Zero_Flag</text:p>
          </table:table-cell>
        </table:table-row>
        <table:table-row>
          <table:table-cell table:style-name="Table50.A2" office:value-type="string">
            <text:p text:style-name="P18">-</text:p>
          </table:table-cell>
          <table:table-cell table:style-name="Table50.A2" office:value-type="string">
            <text:p text:style-name="P18">-</text:p>
          </table:table-cell>
          <table:table-cell table:style-name="Table50.A2" office:value-type="string">
            <text:p text:style-name="P18">-</text:p>
          </table:table-cell>
          <table:table-cell table:style-name="Table50.A2" office:value-type="string">
            <text:p text:style-name="P18">-</text:p>
          </table:table-cell>
          <table:table-cell table:style-name="Table50.A2" office:value-type="string">
            <text:p text:style-name="P18">-</text:p>
          </table:table-cell>
          <table:table-cell table:style-name="Table50.A2" office:value-type="string">
            <text:p text:style-name="P18">-</text:p>
          </table:table-cell>
          <table:table-cell table:style-name="Table50.A2" office:value-type="string">
            <text:p text:style-name="P18">X</text:p>
          </table:table-cell>
          <table:table-cell table:style-name="Table50.H2" office:value-type="string">
            <text:p text:style-name="P18">-</text:p>
          </table:table-cell>
        </table:table-row>
      </table:table>
      <text:h text:style-name="P48" text:outline-level="3">Clocks</text:h>
      <text:p text:style-name="P5">2</text:p>
      <text:h text:style-name="P47" text:outline-level="3">Description</text:h>
      <text:p text:style-name="Text_20_body">Increment the 16-bit value contained in register pair <text:span text:style-name="T6">{</text:span><text:span text:style-name="T6">R</text:span><text:span text:style-name="T6">e</text:span><text:span text:style-name="T11">+1</text:span><text:span text:style-name="T6">:R</text:span><text:span text:style-name="T6">e</text:span><text:span text:style-name="T13">}</text:span>.</text:p>
      <text:p text:style-name="Text_20_body">The Carry Flag is set to reflect a carry out of the high order bit of <text:span text:style-name="T6">{</text:span><text:span text:style-name="T6">R</text:span><text:span text:style-name="T6">e</text:span><text:span text:style-name="T11">+1</text:span><text:span text:style-name="T6">:R</text:span><text:span text:style-name="T6">e</text:span><text:span text:style-name="T13">}</text:span>.</text:p>
      <text:h text:style-name="P55" text:outline-level="2"><text:bookmark text:name="__RefHeading__11403_1201545282"/>STA – Store Register to Address<text:bookmark-end text:name="__RefHeading__11403_1201545282"/></text:h>
      <text:h text:style-name="Heading_20_3" text:outline-level="3">Format</text:h>
      <table:table table:name="Table51" table:style-name="Table51">
        <table:table-column table:style-name="Table51.A"/>
        <table:table-column table:style-name="Table51.B" table:number-columns-repeated="3"/>
        <table:table-column table:style-name="Table51.A"/>
        <table:table-column table:style-name="Table51.B" table:number-columns-repeated="4"/>
        <table:table-column table:style-name="Table51.A"/>
        <table:table-column table:style-name="Table51.B" table:number-columns-repeated="4"/>
        <table:table-column table:style-name="Table51.A"/>
        <table:table-column table:style-name="Table51.B" table:number-columns-repeated="4"/>
        <table:table-column table:style-name="Table51.A"/>
        <table:table-column table:style-name="Table51.B" table:number-columns-repeated="4"/>
        <table:table-row>
          <table:table-cell table:style-name="Table51.A1" table:number-columns-spanned="5" office:value-type="string">
            <text:p text:style-name="P24">Opcode</text:p>
          </table:table-cell>
          <table:covered-table-cell/>
          <table:covered-table-cell/>
          <table:covered-table-cell/>
          <table:covered-table-cell/>
          <table:table-cell table:style-name="Table51.A1" table:number-columns-spanned="3" office:value-type="string">
            <text:p text:style-name="P23">Reg</text:p>
          </table:table-cell>
          <table:covered-table-cell/>
          <table:covered-table-cell/>
          <table:table-cell table:style-name="Table51.I1" table:number-columns-spanned="16" office:value-type="string">
            <text:p text:style-name="P23">Addres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51.A2" office:value-type="float" office:value="1">
            <text:p text:style-name="P20">1</text:p>
          </table:table-cell>
          <table:table-cell table:style-name="Table51.A2" office:value-type="float" office:value="1">
            <text:p text:style-name="P20">1</text:p>
          </table:table-cell>
          <table:table-cell table:style-name="Table51.A2" office:value-type="float" office:value="0">
            <text:p text:style-name="P20">0</text:p>
          </table:table-cell>
          <table:table-cell table:style-name="Table51.A2" office:value-type="float" office:value="0">
            <text:p text:style-name="P20">0</text:p>
          </table:table-cell>
          <table:table-cell table:style-name="Table51.A2" office:value-type="float" office:value="1">
            <text:p text:style-name="P20">1</text:p>
          </table:table-cell>
          <table:table-cell table:style-name="Table51.F2" office:value-type="string">
            <text:p text:style-name="P20">X</text:p>
          </table:table-cell>
          <table:table-cell table:style-name="Table51.F2" office:value-type="string">
            <text:p text:style-name="P20">X</text:p>
          </table:table-cell>
          <table:table-cell table:style-name="Table51.F2" office:value-type="string">
            <text:p text:style-name="P20">X</text:p>
          </table:table-cell>
          <table:table-cell table:style-name="Table51.F2" office:value-type="string">
            <text:p text:style-name="P20">X</text:p>
          </table:table-cell>
          <table:table-cell table:style-name="Table51.F2" office:value-type="string">
            <text:p text:style-name="P20">X</text:p>
          </table:table-cell>
          <table:table-cell table:style-name="Table51.F2" office:value-type="string">
            <text:p text:style-name="P20">X</text:p>
          </table:table-cell>
          <table:table-cell table:style-name="Table51.F2" office:value-type="string">
            <text:p text:style-name="P20">X</text:p>
          </table:table-cell>
          <table:table-cell table:style-name="Table51.F2" office:value-type="string">
            <text:p text:style-name="P20">X</text:p>
          </table:table-cell>
          <table:table-cell table:style-name="Table51.F2" office:value-type="string">
            <text:p text:style-name="P20">X</text:p>
          </table:table-cell>
          <table:table-cell table:style-name="Table51.F2" office:value-type="string">
            <text:p text:style-name="P20">X</text:p>
          </table:table-cell>
          <table:table-cell table:style-name="Table51.F2" office:value-type="string">
            <text:p text:style-name="P20">X</text:p>
          </table:table-cell>
          <table:table-cell table:style-name="Table51.F2" office:value-type="string">
            <text:p text:style-name="P20">X</text:p>
          </table:table-cell>
          <table:table-cell table:style-name="Table51.F2" office:value-type="string">
            <text:p text:style-name="P20">X</text:p>
          </table:table-cell>
          <table:table-cell table:style-name="Table51.F2" office:value-type="string">
            <text:p text:style-name="P20">X</text:p>
          </table:table-cell>
          <table:table-cell table:style-name="Table51.F2" office:value-type="string">
            <text:p text:style-name="P20">X</text:p>
          </table:table-cell>
          <table:table-cell table:style-name="Table51.F2" office:value-type="string">
            <text:p text:style-name="P20">X</text:p>
          </table:table-cell>
          <table:table-cell table:style-name="Table51.F2" office:value-type="string">
            <text:p text:style-name="P20">X</text:p>
          </table:table-cell>
          <table:table-cell table:style-name="Table51.F2" office:value-type="string">
            <text:p text:style-name="P20">X</text:p>
          </table:table-cell>
          <table:table-cell table:style-name="Table51.X2" office:value-type="string">
            <text:p text:style-name="P20">X</text:p>
          </table:table-cell>
        </table:table-row>
      </table:table>
      <text:h text:style-name="P48" text:outline-level="3">Mnemonic</text:h>
      <text:p text:style-name="P15"><text:span text:style-name="T8">[label:]<text:tab/></text:span><text:span text:style-name="T8">STA</text:span><text:span text:style-name="T6"><text:tab/></text:span><text:span text:style-name="T8">R</text:span><text:span text:style-name="T6">n, </text:span><text:span text:style-name="T6">unsigned_16_bit_address</text:span></text:p>
      <text:h text:style-name="Heading_20_3" text:outline-level="3">Operation</text:h>
      <text:p text:style-name="P2"><text:span text:style-name="T5">MEM[</text:span><text:span text:style-name="T5">unsigned_16_bit_address</text:span><text:span text:style-name="T5">]</text:span><text:span text:style-name="T5"> </text:span><text:span text:style-name="T1">←</text:span><text:span text:style-name="T5"> </text:span><text:span text:style-name="T5">Rn</text:span></text:p>
      <text:h text:style-name="Heading_20_3" text:outline-level="3">Flags</text:h>
      <table:table table:name="Table52" table:style-name="Table52">
        <table:table-column table:style-name="Table52.A" table:number-columns-repeated="7"/>
        <table:table-column table:style-name="Table52.H"/>
        <table:table-row>
          <table:table-cell table:style-name="Table52.A1" office:value-type="string">
            <text:p text:style-name="P25">PSR[7]</text:p>
          </table:table-cell>
          <table:table-cell table:style-name="Table52.A1" office:value-type="string">
            <text:p text:style-name="P25">PSR[6]</text:p>
          </table:table-cell>
          <table:table-cell table:style-name="Table52.A1" office:value-type="string">
            <text:p text:style-name="P25">PSR[5]</text:p>
          </table:table-cell>
          <table:table-cell table:style-name="Table52.A1" office:value-type="string">
            <text:p text:style-name="P25">PSR[4]</text:p>
          </table:table-cell>
          <table:table-cell table:style-name="Table52.A1" office:value-type="string">
            <text:p text:style-name="P25">PSR[3]</text:p>
          </table:table-cell>
          <table:table-cell table:style-name="Table52.A1" office:value-type="string">
            <text:p text:style-name="P25">PSR[2]</text:p>
          </table:table-cell>
          <table:table-cell table:style-name="Table52.A1" office:value-type="string">
            <text:p text:style-name="P25">PSR[1]</text:p>
          </table:table-cell>
          <table:table-cell table:style-name="Table52.H1" office:value-type="string">
            <text:p text:style-name="P25">PSR[0]</text:p>
          </table:table-cell>
        </table:table-row>
        <table:table-row>
          <table:table-cell table:style-name="Table52.A2" office:value-type="string">
            <text:p text:style-name="P18">GP4_Flag</text:p>
          </table:table-cell>
          <table:table-cell table:style-name="Table52.A2" office:value-type="string">
            <text:p text:style-name="P18">GP3_Flag</text:p>
          </table:table-cell>
          <table:table-cell table:style-name="Table52.A2" office:value-type="string">
            <text:p text:style-name="P18">GP2_Flag</text:p>
          </table:table-cell>
          <table:table-cell table:style-name="Table52.A2" office:value-type="string">
            <text:p text:style-name="P18">GP1_Flag</text:p>
          </table:table-cell>
          <table:table-cell table:style-name="Table52.A2" office:value-type="string">
            <text:p text:style-name="P18">Interrupt_Enable</text:p>
          </table:table-cell>
          <table:table-cell table:style-name="Table52.A2" office:value-type="string">
            <text:p text:style-name="P18">Negative_Flag</text:p>
          </table:table-cell>
          <table:table-cell table:style-name="Table52.A2" office:value-type="string">
            <text:p text:style-name="P18">Carry_Flag</text:p>
          </table:table-cell>
          <table:table-cell table:style-name="Table52.H2" office:value-type="string">
            <text:p text:style-name="P18">Zero_Flag</text:p>
          </table:table-cell>
        </table:table-row>
        <table:table-row>
          <table:table-cell table:style-name="Table52.A2" office:value-type="string">
            <text:p text:style-name="P18">-</text:p>
          </table:table-cell>
          <table:table-cell table:style-name="Table52.A2" office:value-type="string">
            <text:p text:style-name="P18">-</text:p>
          </table:table-cell>
          <table:table-cell table:style-name="Table52.A2" office:value-type="string">
            <text:p text:style-name="P18">-</text:p>
          </table:table-cell>
          <table:table-cell table:style-name="Table52.A2" office:value-type="string">
            <text:p text:style-name="P18">-</text:p>
          </table:table-cell>
          <table:table-cell table:style-name="Table52.A2" office:value-type="string">
            <text:p text:style-name="P18">-</text:p>
          </table:table-cell>
          <table:table-cell table:style-name="Table52.A2" office:value-type="string">
            <text:p text:style-name="P18">-</text:p>
          </table:table-cell>
          <table:table-cell table:style-name="Table52.A2" office:value-type="string">
            <text:p text:style-name="P18">-</text:p>
          </table:table-cell>
          <table:table-cell table:style-name="Table52.H2" office:value-type="string">
            <text:p text:style-name="P18">-</text:p>
          </table:table-cell>
        </table:table-row>
      </table:table>
      <text:h text:style-name="P48" text:outline-level="3">Clocks</text:h>
      <text:p text:style-name="P5">4</text:p>
      <text:h text:style-name="P47" text:outline-level="3">Description</text:h>
      <text:p text:style-name="Text_20_body">Store the contents of the specified register at the memory address.</text:p>
      <text:p text:style-name="Text_20_body">Flags are unaffected by this instruction.</text:p>
      <text:h text:style-name="P55" text:outline-level="2"><text:bookmark text:name="__RefHeading__11405_1201545282"/>STX – Store R0 Indexed<text:bookmark-end text:name="__RefHeading__11405_1201545282"/></text:h>
      <text:h text:style-name="Heading_20_3" text:outline-level="3">Format</text:h>
      <table:table table:name="Table55" table:style-name="Table55">
        <table:table-column table:style-name="Table55.A" table:number-columns-repeated="7"/>
        <table:table-column table:style-name="Table55.H"/>
        <table:table-row>
          <table:table-cell table:style-name="Table55.A1" table:number-columns-spanned="5" office:value-type="string">
            <text:p text:style-name="P25">Opcode</text:p>
          </table:table-cell>
          <table:covered-table-cell/>
          <table:covered-table-cell/>
          <table:covered-table-cell/>
          <table:covered-table-cell/>
          <table:table-cell table:style-name="Table55.F1" table:number-columns-spanned="3" office:value-type="string">
            <text:p text:style-name="P25">Reg</text:p>
          </table:table-cell>
          <table:covered-table-cell/>
          <table:covered-table-cell/>
        </table:table-row>
        <table:table-row>
          <table:table-cell table:style-name="Table55.A2" office:value-type="float" office:value="1">
            <text:p text:style-name="P19">1</text:p>
          </table:table-cell>
          <table:table-cell table:style-name="Table55.A2" office:value-type="float" office:value="1">
            <text:p text:style-name="P19">1</text:p>
          </table:table-cell>
          <table:table-cell table:style-name="Table55.A2" office:value-type="float" office:value="0">
            <text:p text:style-name="P19">0</text:p>
          </table:table-cell>
          <table:table-cell table:style-name="Table55.A2" office:value-type="float" office:value="1">
            <text:p text:style-name="P19">1</text:p>
          </table:table-cell>
          <table:table-cell table:style-name="Table55.A2" office:value-type="float" office:value="0">
            <text:p text:style-name="P19">0</text:p>
          </table:table-cell>
          <table:table-cell table:style-name="Table55.F2" office:value-type="string">
            <text:p text:style-name="P19">X</text:p>
          </table:table-cell>
          <table:table-cell table:style-name="Table55.F2" office:value-type="string">
            <text:p text:style-name="P19">X</text:p>
          </table:table-cell>
          <table:table-cell table:style-name="Table55.H2" office:value-type="string">
            <text:p text:style-name="P19">A</text:p>
          </table:table-cell>
        </table:table-row>
      </table:table>
      <text:p text:style-name="Standard"/>
      <text:h text:style-name="P48" text:outline-level="3">Mnemonic</text:h>
      <text:p text:style-name="P15"><text:span text:style-name="T8">[label:]<text:tab/></text:span><text:span text:style-name="T8">ST</text:span><text:span text:style-name="T8">X</text:span><text:span text:style-name="T6"><text:tab/></text:span><text:span text:style-name="T6">R</text:span><text:span text:style-name="T6">e</text:span><text:span text:style-name="T8">[++]</text:span></text:p>
      <text:h text:style-name="Heading_20_3" text:outline-level="3">Operation</text:h>
      <text:p text:style-name="P2"><text:span text:style-name="T5">MEM[</text:span><text:span text:style-name="T5">{</text:span><text:span text:style-name="T5">R</text:span><text:span text:style-name="T5">e</text:span><text:span text:style-name="T10">+1</text:span><text:span text:style-name="T5">:R</text:span><text:span text:style-name="T5">e</text:span><text:span text:style-name="T12">}</text:span><text:span text:style-name="T5">]</text:span><text:span text:style-name="T5"> </text:span><text:span text:style-name="T1">←</text:span><text:span text:style-name="T5"> </text:span><text:span text:style-name="T5">R</text:span><text:span text:style-name="T5">0</text:span></text:p>
      <text:p text:style-name="P2"><text:span text:style-name="T5">{</text:span><text:span text:style-name="T5">R</text:span><text:span text:style-name="T5">e</text:span><text:span text:style-name="T10">+1</text:span><text:span text:style-name="T5">:R</text:span><text:span text:style-name="T5">e</text:span><text:span text:style-name="T12">}</text:span><text:span text:style-name="T12"> </text:span><text:span text:style-name="T4">←</text:span><text:span text:style-name="T12"> </text:span><text:span text:style-name="T14">{</text:span><text:span text:style-name="T14">R</text:span><text:span text:style-name="T14">e</text:span><text:span text:style-name="T14">+1:R</text:span><text:span text:style-name="T14">e}</text:span><text:span text:style-name="T14"> </text:span><text:span text:style-name="T12">+ A</text:span></text:p>
      <text:h text:style-name="Heading_20_3" text:outline-level="3">Flags</text:h>
      <table:table table:name="Table54" table:style-name="Table54">
        <table:table-column table:style-name="Table54.A" table:number-columns-repeated="7"/>
        <table:table-column table:style-name="Table54.H"/>
        <table:table-row>
          <table:table-cell table:style-name="Table54.A1" office:value-type="string">
            <text:p text:style-name="P25">PSR[7]</text:p>
          </table:table-cell>
          <table:table-cell table:style-name="Table54.A1" office:value-type="string">
            <text:p text:style-name="P25">PSR[6]</text:p>
          </table:table-cell>
          <table:table-cell table:style-name="Table54.A1" office:value-type="string">
            <text:p text:style-name="P25">PSR[5]</text:p>
          </table:table-cell>
          <table:table-cell table:style-name="Table54.A1" office:value-type="string">
            <text:p text:style-name="P25">PSR[4]</text:p>
          </table:table-cell>
          <table:table-cell table:style-name="Table54.A1" office:value-type="string">
            <text:p text:style-name="P25">PSR[3]</text:p>
          </table:table-cell>
          <table:table-cell table:style-name="Table54.A1" office:value-type="string">
            <text:p text:style-name="P25">PSR[2]</text:p>
          </table:table-cell>
          <table:table-cell table:style-name="Table54.A1" office:value-type="string">
            <text:p text:style-name="P25">PSR[1]</text:p>
          </table:table-cell>
          <table:table-cell table:style-name="Table54.H1" office:value-type="string">
            <text:p text:style-name="P25">PSR[0]</text:p>
          </table:table-cell>
        </table:table-row>
        <table:table-row>
          <table:table-cell table:style-name="Table54.A2" office:value-type="string">
            <text:p text:style-name="P18">GP4_Flag</text:p>
          </table:table-cell>
          <table:table-cell table:style-name="Table54.A2" office:value-type="string">
            <text:p text:style-name="P18">GP3_Flag</text:p>
          </table:table-cell>
          <table:table-cell table:style-name="Table54.A2" office:value-type="string">
            <text:p text:style-name="P18">GP2_Flag</text:p>
          </table:table-cell>
          <table:table-cell table:style-name="Table54.A2" office:value-type="string">
            <text:p text:style-name="P18">GP1_Flag</text:p>
          </table:table-cell>
          <table:table-cell table:style-name="Table54.A2" office:value-type="string">
            <text:p text:style-name="P18">Interrupt_Enable</text:p>
          </table:table-cell>
          <table:table-cell table:style-name="Table54.A2" office:value-type="string">
            <text:p text:style-name="P18">Negative_Flag</text:p>
          </table:table-cell>
          <table:table-cell table:style-name="Table54.A2" office:value-type="string">
            <text:p text:style-name="P18">Carry_Flag</text:p>
          </table:table-cell>
          <table:table-cell table:style-name="Table54.H2" office:value-type="string">
            <text:p text:style-name="P18">Zero_Flag</text:p>
          </table:table-cell>
        </table:table-row>
        <table:table-row>
          <table:table-cell table:style-name="Table54.A2" office:value-type="string">
            <text:p text:style-name="P18">-</text:p>
          </table:table-cell>
          <table:table-cell table:style-name="Table54.A2" office:value-type="string">
            <text:p text:style-name="P18">-</text:p>
          </table:table-cell>
          <table:table-cell table:style-name="Table54.A2" office:value-type="string">
            <text:p text:style-name="P18">-</text:p>
          </table:table-cell>
          <table:table-cell table:style-name="Table54.A2" office:value-type="string">
            <text:p text:style-name="P18">-</text:p>
          </table:table-cell>
          <table:table-cell table:style-name="Table54.A2" office:value-type="string">
            <text:p text:style-name="P18">-</text:p>
          </table:table-cell>
          <table:table-cell table:style-name="Table54.A2" office:value-type="string">
            <text:p text:style-name="P18">-</text:p>
          </table:table-cell>
          <table:table-cell table:style-name="Table54.A2" office:value-type="string">
            <text:p text:style-name="P18">-</text:p>
          </table:table-cell>
          <table:table-cell table:style-name="Table54.H2" office:value-type="string">
            <text:p text:style-name="P18">-</text:p>
          </table:table-cell>
        </table:table-row>
      </table:table>
      <text:h text:style-name="P48" text:outline-level="3">Clocks</text:h>
      <text:p text:style-name="P5">3</text:p>
      <text:h text:style-name="P47" text:outline-level="3">Description</text:h>
      <text:p text:style-name="Text_20_body">Store the contents of the accumulator at the memory address specified by the register pair <text:span text:style-name="T6">{</text:span><text:span text:style-name="T6">R</text:span><text:span text:style-name="T6">e</text:span><text:span text:style-name="T11">+1</text:span><text:span text:style-name="T6">:R</text:span><text:span text:style-name="T6">e</text:span><text:span text:style-name="T13">}</text:span>.</text:p>
      <text:p text:style-name="Text_20_body"><text:span text:style-name="T24">The value of </text:span><text:span text:style-name="T15">{</text:span><text:span text:style-name="T15">R</text:span><text:span text:style-name="T15">e</text:span><text:span text:style-name="T11">+1</text:span><text:span text:style-name="T15">:R</text:span><text:span text:style-name="T15">e</text:span><text:span text:style-name="T13">}</text:span><text:span text:style-name="T16"> is treated as an unsigned 16-bit value.</text:span><text:span text:style-name="T16"> <text:s/>The value of the </text:span><text:span text:style-name="T15">"A"</text:span><text:span text:style-name="T16"> field is added to </text:span><text:span text:style-name="T15">{</text:span><text:span text:style-name="T15">R</text:span><text:span text:style-name="T15">e</text:span><text:span text:style-name="T11">+1</text:span><text:span text:style-name="T15">:R</text:span><text:span text:style-name="T15">e</text:span><text:span text:style-name="T13">}</text:span><text:span text:style-name="T16"> each time the instruction is executed</text:span><text:span text:style-name="T16">.</text:span></text:p>
      <text:p text:style-name="P14">Flags are unaffected by this instruction.</text:p>
      <text:h text:style-name="P48" text:outline-level="3">Notes</text:h>
      <text:p text:style-name="Text_20_body"><text:span text:style-name="T5">If the auto-increment operator is specified , </text:span><text:span text:style-name="T5">the low-order bit of the </text:span><text:span text:style-name="T7">Reg</text:span><text:span text:style-name="T5"> field </text:span><text:span text:style-name="T5">in the instruction </text:span><text:span text:style-name="T5">(the </text:span><text:span text:style-name="T6">"A"</text:span><text:span text:style-name="T5"> field) </text:span><text:span text:style-name="T5">is set to </text:span><text:span text:style-name="T5">'1'</text:span><text:span text:style-name="T5">.</text:span></text:p>
      <text:h text:style-name="P55" text:outline-level="2"><text:bookmark text:name="__RefHeading__11407_1201545282"/>STO – Store R0 Indexed with Offset<text:bookmark-end text:name="__RefHeading__11407_1201545282"/></text:h>
      <text:h text:style-name="Heading_20_3" text:outline-level="3">Format</text:h>
      <text:p text:style-name="Text_20_body"/>
      <table:table table:name="Table57" table:style-name="Table57">
        <table:table-column table:style-name="Table57.A"/>
        <table:table-column table:style-name="Table57.B" table:number-columns-repeated="4"/>
        <table:table-column table:style-name="Table57.A"/>
        <table:table-column table:style-name="Table57.B" table:number-columns-repeated="4"/>
        <table:table-column table:style-name="Table57.A"/>
        <table:table-column table:style-name="Table57.B" table:number-columns-repeated="5"/>
        <table:table-row>
          <table:table-cell table:style-name="Table57.A1" table:number-columns-spanned="5" office:value-type="string">
            <text:p text:style-name="P25">Opcode</text:p>
          </table:table-cell>
          <table:covered-table-cell/>
          <table:covered-table-cell/>
          <table:covered-table-cell/>
          <table:covered-table-cell/>
          <table:table-cell table:style-name="Table57.A1" table:number-columns-spanned="3" office:value-type="string">
            <text:p text:style-name="P25">Reg</text:p>
          </table:table-cell>
          <table:covered-table-cell/>
          <table:covered-table-cell/>
          <table:table-cell table:style-name="Table57.I1" table:number-columns-spanned="8" office:value-type="string">
            <text:p text:style-name="Table_20_Heading">Unsigned Offset</text:p>
          </table:table-cell>
          <table:covered-table-cell/>
          <table:covered-table-cell/>
          <table:covered-table-cell/>
          <table:covered-table-cell/>
          <table:covered-table-cell/>
          <table:covered-table-cell/>
          <table:covered-table-cell/>
        </table:table-row>
        <table:table-row>
          <table:table-cell table:style-name="Table57.A2" office:value-type="float" office:value="1">
            <text:p text:style-name="Table_20_Contents">1</text:p>
          </table:table-cell>
          <table:table-cell table:style-name="Table57.A2" office:value-type="float" office:value="1">
            <text:p text:style-name="Table_20_Contents">1</text:p>
          </table:table-cell>
          <table:table-cell table:style-name="Table57.A2" office:value-type="float" office:value="0">
            <text:p text:style-name="Table_20_Contents">0</text:p>
          </table:table-cell>
          <table:table-cell table:style-name="Table57.A2" office:value-type="float" office:value="1">
            <text:p text:style-name="Table_20_Contents">1</text:p>
          </table:table-cell>
          <table:table-cell table:style-name="Table57.A2" office:value-type="float" office:value="1">
            <text:p text:style-name="Table_20_Contents">1</text:p>
          </table:table-cell>
          <table:table-cell table:style-name="Table57.F2" office:value-type="string">
            <text:p text:style-name="Table_20_Contents">X</text:p>
          </table:table-cell>
          <table:table-cell table:style-name="Table57.F2" office:value-type="string">
            <text:p text:style-name="Table_20_Contents">X</text:p>
          </table:table-cell>
          <table:table-cell table:style-name="Table57.F2" office:value-type="string">
            <text:p text:style-name="Table_20_Contents">A</text:p>
          </table:table-cell>
          <table:table-cell table:style-name="Table57.F2" office:value-type="string">
            <text:p text:style-name="Table_20_Contents">X</text:p>
          </table:table-cell>
          <table:table-cell table:style-name="Table57.F2" office:value-type="string">
            <text:p text:style-name="Table_20_Contents">X</text:p>
          </table:table-cell>
          <table:table-cell table:style-name="Table57.F2" office:value-type="string">
            <text:p text:style-name="Table_20_Contents">X</text:p>
          </table:table-cell>
          <table:table-cell table:style-name="Table57.F2" office:value-type="string">
            <text:p text:style-name="Table_20_Contents">X</text:p>
          </table:table-cell>
          <table:table-cell table:style-name="Table57.F2" office:value-type="string">
            <text:p text:style-name="Table_20_Contents">X</text:p>
          </table:table-cell>
          <table:table-cell table:style-name="Table57.F2" office:value-type="string">
            <text:p text:style-name="Table_20_Contents">X</text:p>
          </table:table-cell>
          <table:table-cell table:style-name="Table57.F2" office:value-type="string">
            <text:p text:style-name="Table_20_Contents">X</text:p>
          </table:table-cell>
          <table:table-cell table:style-name="Table57.P2" office:value-type="string">
            <text:p text:style-name="Table_20_Contents">X</text:p>
          </table:table-cell>
        </table:table-row>
      </table:table>
      <text:p text:style-name="Standard"/>
      <text:h text:style-name="P48" text:outline-level="3">Mnemonic</text:h>
      <text:p text:style-name="P15"><text:span text:style-name="T8">[label:]<text:tab/></text:span><text:span text:style-name="T8">ST</text:span><text:span text:style-name="T8">O</text:span><text:span text:style-name="T6"><text:tab/></text:span><text:span text:style-name="T6">R</text:span><text:span text:style-name="T6">e</text:span><text:span text:style-name="T8">[++]</text:span><text:span text:style-name="T6">, </text:span><text:span text:style-name="T6">unsigned_offset</text:span></text:p>
      <text:h text:style-name="Heading_20_3" text:outline-level="3">Operation</text:h>
      <text:p text:style-name="P2"><text:span text:style-name="T5">MEM[</text:span><text:span text:style-name="T5">{</text:span><text:span text:style-name="T5">R</text:span><text:span text:style-name="T5">e</text:span><text:span text:style-name="T10">+1</text:span><text:span text:style-name="T5">:R</text:span><text:span text:style-name="T5">e</text:span><text:span text:style-name="T12">}</text:span><text:span text:style-name="T14"> + unsigned_offset</text:span><text:span text:style-name="T14">]</text:span><text:span text:style-name="T14"> </text:span><text:span text:style-name="T1">←</text:span><text:span text:style-name="T5"> </text:span><text:span text:style-name="T5">R</text:span><text:span text:style-name="T5">0</text:span></text:p>
      <text:p text:style-name="P2"><text:span text:style-name="T5">{</text:span><text:span text:style-name="T5">R</text:span><text:span text:style-name="T5">e</text:span><text:span text:style-name="T10">+1</text:span><text:span text:style-name="T5">:R</text:span><text:span text:style-name="T5">e</text:span><text:span text:style-name="T12">}</text:span><text:span text:style-name="T12"> </text:span><text:span text:style-name="T4">←</text:span><text:span text:style-name="T14"> </text:span><text:span text:style-name="T14">{</text:span><text:span text:style-name="T14">R</text:span><text:span text:style-name="T14">e</text:span><text:span text:style-name="T10">+1</text:span><text:span text:style-name="T14">:R</text:span><text:span text:style-name="T14">e}</text:span><text:span text:style-name="T14"> </text:span><text:span text:style-name="T12">+ A</text:span></text:p>
      <text:h text:style-name="Heading_20_3" text:outline-level="3">Flags</text:h>
      <table:table table:name="Table56" table:style-name="Table56">
        <table:table-column table:style-name="Table56.A" table:number-columns-repeated="7"/>
        <table:table-column table:style-name="Table56.H"/>
        <table:table-row>
          <table:table-cell table:style-name="Table56.A1" office:value-type="string">
            <text:p text:style-name="P25">PSR[7]</text:p>
          </table:table-cell>
          <table:table-cell table:style-name="Table56.A1" office:value-type="string">
            <text:p text:style-name="P25">PSR[6]</text:p>
          </table:table-cell>
          <table:table-cell table:style-name="Table56.A1" office:value-type="string">
            <text:p text:style-name="P25">PSR[5]</text:p>
          </table:table-cell>
          <table:table-cell table:style-name="Table56.A1" office:value-type="string">
            <text:p text:style-name="P25">PSR[4]</text:p>
          </table:table-cell>
          <table:table-cell table:style-name="Table56.A1" office:value-type="string">
            <text:p text:style-name="P25">PSR[3]</text:p>
          </table:table-cell>
          <table:table-cell table:style-name="Table56.A1" office:value-type="string">
            <text:p text:style-name="P25">PSR[2]</text:p>
          </table:table-cell>
          <table:table-cell table:style-name="Table56.A1" office:value-type="string">
            <text:p text:style-name="P25">PSR[1]</text:p>
          </table:table-cell>
          <table:table-cell table:style-name="Table56.H1" office:value-type="string">
            <text:p text:style-name="P25">PSR[0]</text:p>
          </table:table-cell>
        </table:table-row>
        <table:table-row>
          <table:table-cell table:style-name="Table56.A2" office:value-type="string">
            <text:p text:style-name="P18">GP4_Flag</text:p>
          </table:table-cell>
          <table:table-cell table:style-name="Table56.A2" office:value-type="string">
            <text:p text:style-name="P18">GP3_Flag</text:p>
          </table:table-cell>
          <table:table-cell table:style-name="Table56.A2" office:value-type="string">
            <text:p text:style-name="P18">GP2_Flag</text:p>
          </table:table-cell>
          <table:table-cell table:style-name="Table56.A2" office:value-type="string">
            <text:p text:style-name="P18">GP1_Flag</text:p>
          </table:table-cell>
          <table:table-cell table:style-name="Table56.A2" office:value-type="string">
            <text:p text:style-name="P18">Interrupt_Enable</text:p>
          </table:table-cell>
          <table:table-cell table:style-name="Table56.A2" office:value-type="string">
            <text:p text:style-name="P18">Negative_Flag</text:p>
          </table:table-cell>
          <table:table-cell table:style-name="Table56.A2" office:value-type="string">
            <text:p text:style-name="P18">Carry_Flag</text:p>
          </table:table-cell>
          <table:table-cell table:style-name="Table56.H2" office:value-type="string">
            <text:p text:style-name="P18">Zero_Flag</text:p>
          </table:table-cell>
        </table:table-row>
        <table:table-row>
          <table:table-cell table:style-name="Table56.A2" office:value-type="string">
            <text:p text:style-name="P18">-</text:p>
          </table:table-cell>
          <table:table-cell table:style-name="Table56.A2" office:value-type="string">
            <text:p text:style-name="P18">-</text:p>
          </table:table-cell>
          <table:table-cell table:style-name="Table56.A2" office:value-type="string">
            <text:p text:style-name="P18">-</text:p>
          </table:table-cell>
          <table:table-cell table:style-name="Table56.A2" office:value-type="string">
            <text:p text:style-name="P18">-</text:p>
          </table:table-cell>
          <table:table-cell table:style-name="Table56.A2" office:value-type="string">
            <text:p text:style-name="P18">-</text:p>
          </table:table-cell>
          <table:table-cell table:style-name="Table56.A2" office:value-type="string">
            <text:p text:style-name="P18">-</text:p>
          </table:table-cell>
          <table:table-cell table:style-name="Table56.A2" office:value-type="string">
            <text:p text:style-name="P18">-</text:p>
          </table:table-cell>
          <table:table-cell table:style-name="Table56.H2" office:value-type="string">
            <text:p text:style-name="P18">-</text:p>
          </table:table-cell>
        </table:table-row>
      </table:table>
      <text:h text:style-name="P48" text:outline-level="3">Clocks</text:h>
      <text:p text:style-name="P5">4</text:p>
      <text:h text:style-name="P47" text:outline-level="3">Description</text:h>
      <text:p text:style-name="Text_20_body">Store the contents of the accumulator at the memory address specified by <text:span text:style-name="T6">{</text:span><text:span text:style-name="T6">R</text:span><text:span text:style-name="T6">e</text:span><text:span text:style-name="T11">+1</text:span><text:span text:style-name="T6">:R</text:span><text:span text:style-name="T6">e</text:span><text:span text:style-name="T13">}</text:span><text:span text:style-name="T23"> + unsigned_offset.</text:span></text:p>
      <text:p text:style-name="Text_20_body"><text:span text:style-name="T24">R</text:span><text:span text:style-name="T23">e</text:span><text:span text:style-name="T24"> is restricted to even numbered registers.</text:span></text:p>
      <text:p text:style-name="Text_20_body"><text:span text:style-name="T24">The value of </text:span><text:span text:style-name="T15">{</text:span><text:span text:style-name="T15">R</text:span><text:span text:style-name="T15">e</text:span><text:span text:style-name="T11">+1</text:span><text:span text:style-name="T15">:R</text:span><text:span text:style-name="T15">e</text:span><text:span text:style-name="T13">}</text:span><text:span text:style-name="T16"> is treated as an unsigned 16-bit value.</text:span><text:span text:style-name="T16"> <text:s/>The value of the </text:span><text:span text:style-name="T15">"A"</text:span><text:span text:style-name="T16"> field is added to </text:span><text:span text:style-name="T15">{</text:span><text:span text:style-name="T15">R</text:span><text:span text:style-name="T15">e</text:span><text:span text:style-name="T11">+1</text:span><text:span text:style-name="T15">:R</text:span><text:span text:style-name="T15">e</text:span><text:span text:style-name="T13">}</text:span><text:span text:style-name="T16"> each time the instruction is executed</text:span><text:span text:style-name="T16">.</text:span></text:p>
      <text:p text:style-name="P8">Flags are unaffected by this instruction.</text:p>
      <text:h text:style-name="P48" text:outline-level="3">Notes</text:h>
      <text:p text:style-name="Text_20_body"><text:span text:style-name="T5">If the auto-increment operator is specified , </text:span><text:span text:style-name="T5">the low-order bit of the </text:span><text:span text:style-name="T7">Reg</text:span><text:span text:style-name="T5"> field</text:span><text:span text:style-name="T5"> (the </text:span><text:span text:style-name="T6">"A"</text:span><text:span text:style-name="T5"> field) </text:span><text:span text:style-name="T5">in the instruction </text:span><text:span text:style-name="T5">is set to </text:span><text:span text:style-name="T5">'1'</text:span><text:span text:style-name="T5">.</text:span></text:p>
      <text:h text:style-name="P55" text:outline-level="2"><text:bookmark text:name="__RefHeading__11409_1201545282"/>LDI – Load Register Immediate<text:bookmark-end text:name="__RefHeading__11409_1201545282"/></text:h>
      <text:h text:style-name="Heading_20_3" text:outline-level="3">Format</text:h>
      <text:p text:style-name="Text_20_body"/>
      <table:table table:name="Table53" table:style-name="Table53">
        <table:table-column table:style-name="Table53.A"/>
        <table:table-column table:style-name="Table53.B" table:number-columns-repeated="4"/>
        <table:table-column table:style-name="Table53.A"/>
        <table:table-column table:style-name="Table53.B" table:number-columns-repeated="4"/>
        <table:table-column table:style-name="Table53.A"/>
        <table:table-column table:style-name="Table53.B" table:number-columns-repeated="5"/>
        <table:table-row>
          <table:table-cell table:style-name="Table53.A1" table:number-columns-spanned="5" office:value-type="string">
            <text:p text:style-name="P25">Opcode</text:p>
          </table:table-cell>
          <table:covered-table-cell/>
          <table:covered-table-cell/>
          <table:covered-table-cell/>
          <table:covered-table-cell/>
          <table:table-cell table:style-name="Table53.A1" table:number-columns-spanned="3" office:value-type="string">
            <text:p text:style-name="P25">Reg</text:p>
          </table:table-cell>
          <table:covered-table-cell/>
          <table:covered-table-cell/>
          <table:table-cell table:style-name="Table53.I1" table:number-columns-spanned="8" office:value-type="string">
            <text:p text:style-name="Table_20_Heading">Immediate Value</text:p>
          </table:table-cell>
          <table:covered-table-cell/>
          <table:covered-table-cell/>
          <table:covered-table-cell/>
          <table:covered-table-cell/>
          <table:covered-table-cell/>
          <table:covered-table-cell/>
          <table:covered-table-cell/>
        </table:table-row>
        <table:table-row>
          <table:table-cell table:style-name="Table53.A2" office:value-type="float" office:value="1">
            <text:p text:style-name="Table_20_Contents">1</text:p>
          </table:table-cell>
          <table:table-cell table:style-name="Table53.A2" office:value-type="float" office:value="1">
            <text:p text:style-name="Table_20_Contents">1</text:p>
          </table:table-cell>
          <table:table-cell table:style-name="Table53.A2" office:value-type="float" office:value="1">
            <text:p text:style-name="Table_20_Contents">1</text:p>
          </table:table-cell>
          <table:table-cell table:style-name="Table53.A2" office:value-type="float" office:value="0">
            <text:p text:style-name="Table_20_Contents">0</text:p>
          </table:table-cell>
          <table:table-cell table:style-name="Table53.A2" office:value-type="float" office:value="0">
            <text:p text:style-name="Table_20_Contents">0</text:p>
          </table:table-cell>
          <table:table-cell table:style-name="Table53.F2" office:value-type="string">
            <text:p text:style-name="Table_20_Contents">X</text:p>
          </table:table-cell>
          <table:table-cell table:style-name="Table53.F2" office:value-type="string">
            <text:p text:style-name="Table_20_Contents">X</text:p>
          </table:table-cell>
          <table:table-cell table:style-name="Table53.F2" office:value-type="string">
            <text:p text:style-name="Table_20_Contents">X</text:p>
          </table:table-cell>
          <table:table-cell table:style-name="Table53.F2" office:value-type="string">
            <text:p text:style-name="Table_20_Contents">X</text:p>
          </table:table-cell>
          <table:table-cell table:style-name="Table53.F2" office:value-type="string">
            <text:p text:style-name="Table_20_Contents">X</text:p>
          </table:table-cell>
          <table:table-cell table:style-name="Table53.F2" office:value-type="string">
            <text:p text:style-name="Table_20_Contents">X</text:p>
          </table:table-cell>
          <table:table-cell table:style-name="Table53.F2" office:value-type="string">
            <text:p text:style-name="Table_20_Contents">X</text:p>
          </table:table-cell>
          <table:table-cell table:style-name="Table53.F2" office:value-type="string">
            <text:p text:style-name="Table_20_Contents">X</text:p>
          </table:table-cell>
          <table:table-cell table:style-name="Table53.F2" office:value-type="string">
            <text:p text:style-name="Table_20_Contents">X</text:p>
          </table:table-cell>
          <table:table-cell table:style-name="Table53.F2" office:value-type="string">
            <text:p text:style-name="Table_20_Contents">X</text:p>
          </table:table-cell>
          <table:table-cell table:style-name="Table53.P2" office:value-type="string">
            <text:p text:style-name="Table_20_Contents">X</text:p>
          </table:table-cell>
        </table:table-row>
      </table:table>
      <text:p text:style-name="Standard"/>
      <text:h text:style-name="P48" text:outline-level="3">Mnemonic</text:h>
      <text:p text:style-name="P15"><text:span text:style-name="T8">[label:]<text:tab/></text:span><text:span text:style-name="T8">LDI</text:span><text:span text:style-name="T6"><text:tab/></text:span><text:span text:style-name="T8">R</text:span><text:span text:style-name="T6">n, </text:span><text:span text:style-name="T6">immediate8</text:span></text:p>
      <text:h text:style-name="Heading_20_3" text:outline-level="3">Operation</text:h>
      <text:p text:style-name="P2"><text:span text:style-name="T5">Rn</text:span><text:span text:style-name="T14"> </text:span><text:span text:style-name="T1">←</text:span><text:span text:style-name="T5"> </text:span><text:span text:style-name="T5">immediate8</text:span></text:p>
      <text:p text:style-name="P2"><text:span text:style-name="T5">PSR[2] </text:span><text:span text:style-name="T1">← </text:span><text:span text:style-name="T1">Rn[7]</text:span></text:p>
      <text:p text:style-name="P2"><text:span text:style-name="T1">PSR[0] </text:span><text:span text:style-name="T1">← </text:span><text:span text:style-name="T1">(Rn == 0)</text:span></text:p>
      <text:h text:style-name="Heading_20_3" text:outline-level="3">Flags</text:h>
      <table:table table:name="Table58" table:style-name="Table58">
        <table:table-column table:style-name="Table58.A" table:number-columns-repeated="7"/>
        <table:table-column table:style-name="Table58.H"/>
        <table:table-row>
          <table:table-cell table:style-name="Table58.A1" office:value-type="string">
            <text:p text:style-name="P25">PSR[7]</text:p>
          </table:table-cell>
          <table:table-cell table:style-name="Table58.A1" office:value-type="string">
            <text:p text:style-name="P25">PSR[6]</text:p>
          </table:table-cell>
          <table:table-cell table:style-name="Table58.A1" office:value-type="string">
            <text:p text:style-name="P25">PSR[5]</text:p>
          </table:table-cell>
          <table:table-cell table:style-name="Table58.A1" office:value-type="string">
            <text:p text:style-name="P25">PSR[4]</text:p>
          </table:table-cell>
          <table:table-cell table:style-name="Table58.A1" office:value-type="string">
            <text:p text:style-name="P25">PSR[3]</text:p>
          </table:table-cell>
          <table:table-cell table:style-name="Table58.A1" office:value-type="string">
            <text:p text:style-name="P25">PSR[2]</text:p>
          </table:table-cell>
          <table:table-cell table:style-name="Table58.A1" office:value-type="string">
            <text:p text:style-name="P25">PSR[1]</text:p>
          </table:table-cell>
          <table:table-cell table:style-name="Table58.H1" office:value-type="string">
            <text:p text:style-name="P25">PSR[0]</text:p>
          </table:table-cell>
        </table:table-row>
        <table:table-row>
          <table:table-cell table:style-name="Table58.A2" office:value-type="string">
            <text:p text:style-name="P18">GP4_Flag</text:p>
          </table:table-cell>
          <table:table-cell table:style-name="Table58.A2" office:value-type="string">
            <text:p text:style-name="P18">GP3_Flag</text:p>
          </table:table-cell>
          <table:table-cell table:style-name="Table58.A2" office:value-type="string">
            <text:p text:style-name="P18">GP2_Flag</text:p>
          </table:table-cell>
          <table:table-cell table:style-name="Table58.A2" office:value-type="string">
            <text:p text:style-name="P18">GP1_Flag</text:p>
          </table:table-cell>
          <table:table-cell table:style-name="Table58.A2" office:value-type="string">
            <text:p text:style-name="P18">Interrupt_Enable</text:p>
          </table:table-cell>
          <table:table-cell table:style-name="Table58.A2" office:value-type="string">
            <text:p text:style-name="P18">Negative_Flag</text:p>
          </table:table-cell>
          <table:table-cell table:style-name="Table58.A2" office:value-type="string">
            <text:p text:style-name="P18">Carry_Flag</text:p>
          </table:table-cell>
          <table:table-cell table:style-name="Table58.H2" office:value-type="string">
            <text:p text:style-name="P18">Zero_Flag</text:p>
          </table:table-cell>
        </table:table-row>
        <table:table-row>
          <table:table-cell table:style-name="Table58.A2" office:value-type="string">
            <text:p text:style-name="P18">-</text:p>
          </table:table-cell>
          <table:table-cell table:style-name="Table58.A2" office:value-type="string">
            <text:p text:style-name="P18">-</text:p>
          </table:table-cell>
          <table:table-cell table:style-name="Table58.A2" office:value-type="string">
            <text:p text:style-name="P18">-</text:p>
          </table:table-cell>
          <table:table-cell table:style-name="Table58.A2" office:value-type="string">
            <text:p text:style-name="P18">-</text:p>
          </table:table-cell>
          <table:table-cell table:style-name="Table58.A2" office:value-type="string">
            <text:p text:style-name="P18">-</text:p>
          </table:table-cell>
          <table:table-cell table:style-name="Table58.A2" office:value-type="string">
            <text:p text:style-name="P18">X</text:p>
          </table:table-cell>
          <table:table-cell table:style-name="Table58.A2" office:value-type="string">
            <text:p text:style-name="P18">-</text:p>
          </table:table-cell>
          <table:table-cell table:style-name="Table58.H2" office:value-type="string">
            <text:p text:style-name="P18">X</text:p>
          </table:table-cell>
        </table:table-row>
      </table:table>
      <text:h text:style-name="P48" text:outline-level="3">Clocks</text:h>
      <text:p text:style-name="P5">2</text:p>
      <text:h text:style-name="P47" text:outline-level="3">Description</text:h>
      <text:p text:style-name="P3"><text:span text:style-name="T14">The immediate 8</text:span><text:span text:style-name="T14">-</text:span><text:span text:style-name="T14">bit value is loaded into R</text:span><text:span text:style-name="T15">n</text:span><text:span text:style-name="T14">.</text:span></text:p>
      <text:p text:style-name="Text_20_body"><text:span text:style-name="T14">The </text:span><text:span text:style-name="T14">Negative </text:span><text:span text:style-name="T14">and </text:span><text:span text:style-name="T14">Zero </text:span><text:span text:style-name="T14">F</text:span><text:span text:style-name="T14">lags are set to reflect the new value of R</text:span><text:span text:style-name="T15">n</text:span><text:span text:style-name="T14">.</text:span></text:p>
      <text:h text:style-name="P50" text:outline-level="3">Note</text:h>
      <text:p text:style-name="P7"><text:span text:style-name="T19">The assembler supports two functions that may appear in the expressions for the immediate value of LDI, </text:span><text:span text:style-name="T19">"</text:span><text:span text:style-name="T18">hi</text:span><text:span text:style-name="T18">8</text:span><text:span text:style-name="T18">(expression)</text:span><text:span text:style-name="T19">"</text:span><text:span text:style-name="T19"> and </text:span><text:span text:style-name="T19">"</text:span><text:span text:style-name="T18">lo8(expression)</text:span><text:span text:style-name="T19">"</text:span><text:span text:style-name="T19">. <text:s/>These </text:span><text:span text:style-name="T19">builtin compile-time </text:span><text:span text:style-name="T19">functions return the </text:span><text:span text:style-name="T19">most significant</text:span><text:span text:style-name="T19"> 8 bits and </text:span><text:span text:style-name="T19">the least significant</text:span><text:span text:style-name="T19"> 8 bits</text:span><text:span text:style-name="T19">, respectively,</text:span><text:span text:style-name="T19"> of 16 bit expressions that can </text:span><text:span text:style-name="T19">form </text:span><text:span text:style-name="T19">addresses. <text:s/>This is convenient for setting register</text:span><text:span text:style-name="T19"> pairs </text:span><text:span text:style-name="T19">for address operations.</text:span></text:p>
      <text:h text:style-name="P55" text:outline-level="2"><text:bookmark text:name="__RefHeading__11411_1201545282"/>LDA – Load Register from Address<text:bookmark-end text:name="__RefHeading__11411_1201545282"/></text:h>
      <text:h text:style-name="Heading_20_3" text:outline-level="3">Format</text:h>
      <table:table table:name="Table59" table:style-name="Table59">
        <table:table-column table:style-name="Table59.A"/>
        <table:table-column table:style-name="Table59.B" table:number-columns-repeated="3"/>
        <table:table-column table:style-name="Table59.A"/>
        <table:table-column table:style-name="Table59.B" table:number-columns-repeated="4"/>
        <table:table-column table:style-name="Table59.A"/>
        <table:table-column table:style-name="Table59.B" table:number-columns-repeated="4"/>
        <table:table-column table:style-name="Table59.A"/>
        <table:table-column table:style-name="Table59.B" table:number-columns-repeated="4"/>
        <table:table-column table:style-name="Table59.A"/>
        <table:table-column table:style-name="Table59.B" table:number-columns-repeated="4"/>
        <table:table-row>
          <table:table-cell table:style-name="Table59.A1" table:number-columns-spanned="5" office:value-type="string">
            <text:p text:style-name="P24">Opcode</text:p>
          </table:table-cell>
          <table:covered-table-cell/>
          <table:covered-table-cell/>
          <table:covered-table-cell/>
          <table:covered-table-cell/>
          <table:table-cell table:style-name="Table59.A1" table:number-columns-spanned="3" office:value-type="string">
            <text:p text:style-name="P23">Reg</text:p>
          </table:table-cell>
          <table:covered-table-cell/>
          <table:covered-table-cell/>
          <table:table-cell table:style-name="Table59.I1" table:number-columns-spanned="16" office:value-type="string">
            <text:p text:style-name="P23">Addres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59.A2" office:value-type="float" office:value="1">
            <text:p text:style-name="P20">1</text:p>
          </table:table-cell>
          <table:table-cell table:style-name="Table59.A2" office:value-type="float" office:value="1">
            <text:p text:style-name="P20">1</text:p>
          </table:table-cell>
          <table:table-cell table:style-name="Table59.A2" office:value-type="float" office:value="1">
            <text:p text:style-name="P20">1</text:p>
          </table:table-cell>
          <table:table-cell table:style-name="Table59.A2" office:value-type="float" office:value="0">
            <text:p text:style-name="P20">0</text:p>
          </table:table-cell>
          <table:table-cell table:style-name="Table59.A2" office:value-type="float" office:value="1">
            <text:p text:style-name="P20">1</text:p>
          </table:table-cell>
          <table:table-cell table:style-name="Table59.F2" office:value-type="string">
            <text:p text:style-name="P20">X</text:p>
          </table:table-cell>
          <table:table-cell table:style-name="Table59.F2" office:value-type="string">
            <text:p text:style-name="P20">X</text:p>
          </table:table-cell>
          <table:table-cell table:style-name="Table59.F2" office:value-type="string">
            <text:p text:style-name="P20">X</text:p>
          </table:table-cell>
          <table:table-cell table:style-name="Table59.F2" office:value-type="string">
            <text:p text:style-name="P20">X</text:p>
          </table:table-cell>
          <table:table-cell table:style-name="Table59.F2" office:value-type="string">
            <text:p text:style-name="P20">X</text:p>
          </table:table-cell>
          <table:table-cell table:style-name="Table59.F2" office:value-type="string">
            <text:p text:style-name="P20">X</text:p>
          </table:table-cell>
          <table:table-cell table:style-name="Table59.F2" office:value-type="string">
            <text:p text:style-name="P20">X</text:p>
          </table:table-cell>
          <table:table-cell table:style-name="Table59.F2" office:value-type="string">
            <text:p text:style-name="P20">X</text:p>
          </table:table-cell>
          <table:table-cell table:style-name="Table59.F2" office:value-type="string">
            <text:p text:style-name="P20">X</text:p>
          </table:table-cell>
          <table:table-cell table:style-name="Table59.F2" office:value-type="string">
            <text:p text:style-name="P20">X</text:p>
          </table:table-cell>
          <table:table-cell table:style-name="Table59.F2" office:value-type="string">
            <text:p text:style-name="P20">X</text:p>
          </table:table-cell>
          <table:table-cell table:style-name="Table59.F2" office:value-type="string">
            <text:p text:style-name="P20">X</text:p>
          </table:table-cell>
          <table:table-cell table:style-name="Table59.F2" office:value-type="string">
            <text:p text:style-name="P20">X</text:p>
          </table:table-cell>
          <table:table-cell table:style-name="Table59.F2" office:value-type="string">
            <text:p text:style-name="P20">X</text:p>
          </table:table-cell>
          <table:table-cell table:style-name="Table59.F2" office:value-type="string">
            <text:p text:style-name="P20">X</text:p>
          </table:table-cell>
          <table:table-cell table:style-name="Table59.F2" office:value-type="string">
            <text:p text:style-name="P20">X</text:p>
          </table:table-cell>
          <table:table-cell table:style-name="Table59.F2" office:value-type="string">
            <text:p text:style-name="P20">X</text:p>
          </table:table-cell>
          <table:table-cell table:style-name="Table59.F2" office:value-type="string">
            <text:p text:style-name="P20">X</text:p>
          </table:table-cell>
          <table:table-cell table:style-name="Table59.X2" office:value-type="string">
            <text:p text:style-name="P20">X</text:p>
          </table:table-cell>
        </table:table-row>
      </table:table>
      <text:h text:style-name="P48" text:outline-level="3">Mnemonic</text:h>
      <text:p text:style-name="P15"><text:span text:style-name="T8">[label:]<text:tab/></text:span><text:span text:style-name="T8">LD</text:span><text:span text:style-name="T8">A</text:span><text:span text:style-name="T6"><text:tab/></text:span><text:span text:style-name="T8">R</text:span><text:span text:style-name="T6">n, </text:span><text:span text:style-name="T6">unsigned_16_bit_address</text:span></text:p>
      <text:h text:style-name="Heading_20_3" text:outline-level="3">Operation</text:h>
      <text:p text:style-name="P2"><text:span text:style-name="T5">Rn</text:span><text:span text:style-name="T5"> </text:span><text:span text:style-name="T1">←</text:span><text:span text:style-name="T5"> </text:span><text:span text:style-name="T5">MEM[</text:span><text:span text:style-name="T5">unsigned_16_bit_address</text:span><text:span text:style-name="T5">]</text:span></text:p>
      <text:p text:style-name="P2"><text:span text:style-name="T5">PSR[2] </text:span><text:span text:style-name="T1">← </text:span><text:span text:style-name="T1">Rn[7]</text:span></text:p>
      <text:p text:style-name="P2"><text:span text:style-name="T1">PSR[0] </text:span><text:span text:style-name="T1">← </text:span><text:span text:style-name="T1">(Rn == 0)</text:span></text:p>
      <text:h text:style-name="Heading_20_3" text:outline-level="3">Flags</text:h>
      <table:table table:name="Table60" table:style-name="Table60">
        <table:table-column table:style-name="Table60.A" table:number-columns-repeated="7"/>
        <table:table-column table:style-name="Table60.H"/>
        <table:table-row>
          <table:table-cell table:style-name="Table60.A1" office:value-type="string">
            <text:p text:style-name="P25">PSR[7]</text:p>
          </table:table-cell>
          <table:table-cell table:style-name="Table60.A1" office:value-type="string">
            <text:p text:style-name="P25">PSR[6]</text:p>
          </table:table-cell>
          <table:table-cell table:style-name="Table60.A1" office:value-type="string">
            <text:p text:style-name="P25">PSR[5]</text:p>
          </table:table-cell>
          <table:table-cell table:style-name="Table60.A1" office:value-type="string">
            <text:p text:style-name="P25">PSR[4]</text:p>
          </table:table-cell>
          <table:table-cell table:style-name="Table60.A1" office:value-type="string">
            <text:p text:style-name="P25">PSR[3]</text:p>
          </table:table-cell>
          <table:table-cell table:style-name="Table60.A1" office:value-type="string">
            <text:p text:style-name="P25">PSR[2]</text:p>
          </table:table-cell>
          <table:table-cell table:style-name="Table60.A1" office:value-type="string">
            <text:p text:style-name="P25">PSR[1]</text:p>
          </table:table-cell>
          <table:table-cell table:style-name="Table60.H1" office:value-type="string">
            <text:p text:style-name="P25">PSR[0]</text:p>
          </table:table-cell>
        </table:table-row>
        <table:table-row>
          <table:table-cell table:style-name="Table60.A2" office:value-type="string">
            <text:p text:style-name="P18">GP4_Flag</text:p>
          </table:table-cell>
          <table:table-cell table:style-name="Table60.A2" office:value-type="string">
            <text:p text:style-name="P18">GP3_Flag</text:p>
          </table:table-cell>
          <table:table-cell table:style-name="Table60.A2" office:value-type="string">
            <text:p text:style-name="P18">GP2_Flag</text:p>
          </table:table-cell>
          <table:table-cell table:style-name="Table60.A2" office:value-type="string">
            <text:p text:style-name="P18">GP1_Flag</text:p>
          </table:table-cell>
          <table:table-cell table:style-name="Table60.A2" office:value-type="string">
            <text:p text:style-name="P18">Interrupt_Enable</text:p>
          </table:table-cell>
          <table:table-cell table:style-name="Table60.A2" office:value-type="string">
            <text:p text:style-name="P18">Negative_Flag</text:p>
          </table:table-cell>
          <table:table-cell table:style-name="Table60.A2" office:value-type="string">
            <text:p text:style-name="P18">Carry_Flag</text:p>
          </table:table-cell>
          <table:table-cell table:style-name="Table60.H2" office:value-type="string">
            <text:p text:style-name="P18">Zero_Flag</text:p>
          </table:table-cell>
        </table:table-row>
        <table:table-row>
          <table:table-cell table:style-name="Table60.A2" office:value-type="string">
            <text:p text:style-name="P18">-</text:p>
          </table:table-cell>
          <table:table-cell table:style-name="Table60.A2" office:value-type="string">
            <text:p text:style-name="P18">-</text:p>
          </table:table-cell>
          <table:table-cell table:style-name="Table60.A2" office:value-type="string">
            <text:p text:style-name="P18">-</text:p>
          </table:table-cell>
          <table:table-cell table:style-name="Table60.A2" office:value-type="string">
            <text:p text:style-name="P18">-</text:p>
          </table:table-cell>
          <table:table-cell table:style-name="Table60.A2" office:value-type="string">
            <text:p text:style-name="P18">-</text:p>
          </table:table-cell>
          <table:table-cell table:style-name="Table60.A2" office:value-type="string">
            <text:p text:style-name="P18">X</text:p>
          </table:table-cell>
          <table:table-cell table:style-name="Table60.A2" office:value-type="string">
            <text:p text:style-name="P18">-</text:p>
          </table:table-cell>
          <table:table-cell table:style-name="Table60.H2" office:value-type="string">
            <text:p text:style-name="P18">X</text:p>
          </table:table-cell>
        </table:table-row>
      </table:table>
      <text:h text:style-name="P48" text:outline-level="3">Clocks</text:h>
      <text:p text:style-name="P5">4</text:p>
      <text:h text:style-name="P47" text:outline-level="3">Description</text:h>
      <text:p text:style-name="Text_20_body">Load the contents at the memory address into the specified register.</text:p>
      <text:p text:style-name="Text_20_body">The Negative and Zero Flags are set to reflect the new value of Rn.</text:p>
      <text:h text:style-name="P55" text:outline-level="2"><text:bookmark text:name="__RefHeading__11413_1201545282"/>LDX – Load R0 Indexed<text:bookmark-end text:name="__RefHeading__11413_1201545282"/></text:h>
      <text:h text:style-name="Heading_20_3" text:outline-level="3">Format</text:h>
      <table:table table:name="Table61" table:style-name="Table61">
        <table:table-column table:style-name="Table61.A" table:number-columns-repeated="7"/>
        <table:table-column table:style-name="Table61.H"/>
        <table:table-row>
          <table:table-cell table:style-name="Table61.A1" table:number-columns-spanned="5" office:value-type="string">
            <text:p text:style-name="P25">Opcode</text:p>
          </table:table-cell>
          <table:covered-table-cell/>
          <table:covered-table-cell/>
          <table:covered-table-cell/>
          <table:covered-table-cell/>
          <table:table-cell table:style-name="Table61.F1" table:number-columns-spanned="3" office:value-type="string">
            <text:p text:style-name="P25">Reg</text:p>
          </table:table-cell>
          <table:covered-table-cell/>
          <table:covered-table-cell/>
        </table:table-row>
        <table:table-row>
          <table:table-cell table:style-name="Table61.A2" office:value-type="float" office:value="1">
            <text:p text:style-name="P19">1</text:p>
          </table:table-cell>
          <table:table-cell table:style-name="Table61.A2" office:value-type="float" office:value="1">
            <text:p text:style-name="P19">1</text:p>
          </table:table-cell>
          <table:table-cell table:style-name="Table61.A2" office:value-type="float" office:value="1">
            <text:p text:style-name="P19">1</text:p>
          </table:table-cell>
          <table:table-cell table:style-name="Table61.A2" office:value-type="float" office:value="1">
            <text:p text:style-name="P19">1</text:p>
          </table:table-cell>
          <table:table-cell table:style-name="Table61.A2" office:value-type="float" office:value="0">
            <text:p text:style-name="P19">0</text:p>
          </table:table-cell>
          <table:table-cell table:style-name="Table61.F2" office:value-type="string">
            <text:p text:style-name="P19">X</text:p>
          </table:table-cell>
          <table:table-cell table:style-name="Table61.F2" office:value-type="string">
            <text:p text:style-name="P19">X</text:p>
          </table:table-cell>
          <table:table-cell table:style-name="Table61.H2" office:value-type="string">
            <text:p text:style-name="P19">A</text:p>
          </table:table-cell>
        </table:table-row>
      </table:table>
      <text:p text:style-name="Standard"/>
      <text:h text:style-name="P48" text:outline-level="3">Mnemonic</text:h>
      <text:p text:style-name="P15"><text:span text:style-name="T8">[label:]<text:tab/></text:span><text:span text:style-name="T8">LD</text:span><text:span text:style-name="T8">X</text:span><text:span text:style-name="T6"><text:tab/></text:span><text:span text:style-name="T6">R</text:span><text:span text:style-name="T6">e</text:span><text:span text:style-name="T8">[++]</text:span></text:p>
      <text:h text:style-name="Heading_20_3" text:outline-level="3">Operation</text:h>
      <text:p text:style-name="P2"><text:span text:style-name="T5">R</text:span><text:span text:style-name="T5">0</text:span><text:span text:style-name="T5"> </text:span><text:span text:style-name="T1">←</text:span><text:span text:style-name="T5"> </text:span><text:span text:style-name="T5">MEM[</text:span><text:span text:style-name="T5">{</text:span><text:span text:style-name="T5">R</text:span><text:span text:style-name="T5">e</text:span><text:span text:style-name="T10">+1</text:span><text:span text:style-name="T5">:R</text:span><text:span text:style-name="T5">e</text:span><text:span text:style-name="T12">}</text:span><text:span text:style-name="T5">]</text:span></text:p>
      <text:p text:style-name="P2"><text:span text:style-name="T5">PSR[2] </text:span><text:span text:style-name="T1">← </text:span><text:span text:style-name="T1">R</text:span><text:span text:style-name="T1">0</text:span><text:span text:style-name="T1">[7]</text:span></text:p>
      <text:p text:style-name="P2"><text:span text:style-name="T1">PSR[0] </text:span><text:span text:style-name="T1">← </text:span><text:span text:style-name="T1">(R</text:span><text:span text:style-name="T1">0</text:span><text:span text:style-name="T1"> == 0)</text:span></text:p>
      <text:p text:style-name="P2"><text:span text:style-name="T5">{</text:span><text:span text:style-name="T5">R</text:span><text:span text:style-name="T5">e</text:span><text:span text:style-name="T10">+1</text:span><text:span text:style-name="T5">:R</text:span><text:span text:style-name="T5">e</text:span><text:span text:style-name="T12">}</text:span><text:span text:style-name="T5"> </text:span><text:span text:style-name="T1">←</text:span><text:span text:style-name="T5"> </text:span><text:span text:style-name="T5">{</text:span><text:span text:style-name="T5">R</text:span><text:span text:style-name="T5">e</text:span><text:span text:style-name="T10">+1</text:span><text:span text:style-name="T5">:R</text:span><text:span text:style-name="T5">e</text:span><text:span text:style-name="T12">}</text:span><text:span text:style-name="T5"> + A</text:span></text:p>
      <text:h text:style-name="Heading_20_3" text:outline-level="3">Flags</text:h>
      <table:table table:name="Table62" table:style-name="Table62">
        <table:table-column table:style-name="Table62.A" table:number-columns-repeated="7"/>
        <table:table-column table:style-name="Table62.H"/>
        <table:table-row>
          <table:table-cell table:style-name="Table62.A1" office:value-type="string">
            <text:p text:style-name="P25">PSR[7]</text:p>
          </table:table-cell>
          <table:table-cell table:style-name="Table62.A1" office:value-type="string">
            <text:p text:style-name="P25">PSR[6]</text:p>
          </table:table-cell>
          <table:table-cell table:style-name="Table62.A1" office:value-type="string">
            <text:p text:style-name="P25">PSR[5]</text:p>
          </table:table-cell>
          <table:table-cell table:style-name="Table62.A1" office:value-type="string">
            <text:p text:style-name="P25">PSR[4]</text:p>
          </table:table-cell>
          <table:table-cell table:style-name="Table62.A1" office:value-type="string">
            <text:p text:style-name="P25">PSR[3]</text:p>
          </table:table-cell>
          <table:table-cell table:style-name="Table62.A1" office:value-type="string">
            <text:p text:style-name="P25">PSR[2]</text:p>
          </table:table-cell>
          <table:table-cell table:style-name="Table62.A1" office:value-type="string">
            <text:p text:style-name="P25">PSR[1]</text:p>
          </table:table-cell>
          <table:table-cell table:style-name="Table62.H1" office:value-type="string">
            <text:p text:style-name="P25">PSR[0]</text:p>
          </table:table-cell>
        </table:table-row>
        <table:table-row>
          <table:table-cell table:style-name="Table62.A2" office:value-type="string">
            <text:p text:style-name="P18">GP4_Flag</text:p>
          </table:table-cell>
          <table:table-cell table:style-name="Table62.A2" office:value-type="string">
            <text:p text:style-name="P18">GP3_Flag</text:p>
          </table:table-cell>
          <table:table-cell table:style-name="Table62.A2" office:value-type="string">
            <text:p text:style-name="P18">GP2_Flag</text:p>
          </table:table-cell>
          <table:table-cell table:style-name="Table62.A2" office:value-type="string">
            <text:p text:style-name="P18">GP1_Flag</text:p>
          </table:table-cell>
          <table:table-cell table:style-name="Table62.A2" office:value-type="string">
            <text:p text:style-name="P18">Interrupt_Enable</text:p>
          </table:table-cell>
          <table:table-cell table:style-name="Table62.A2" office:value-type="string">
            <text:p text:style-name="P18">Negative_Flag</text:p>
          </table:table-cell>
          <table:table-cell table:style-name="Table62.A2" office:value-type="string">
            <text:p text:style-name="P18">Carry_Flag</text:p>
          </table:table-cell>
          <table:table-cell table:style-name="Table62.H2" office:value-type="string">
            <text:p text:style-name="P18">Zero_Flag</text:p>
          </table:table-cell>
        </table:table-row>
        <table:table-row>
          <table:table-cell table:style-name="Table62.A2" office:value-type="string">
            <text:p text:style-name="P18">-</text:p>
          </table:table-cell>
          <table:table-cell table:style-name="Table62.A2" office:value-type="string">
            <text:p text:style-name="P18">-</text:p>
          </table:table-cell>
          <table:table-cell table:style-name="Table62.A2" office:value-type="string">
            <text:p text:style-name="P18">-</text:p>
          </table:table-cell>
          <table:table-cell table:style-name="Table62.A2" office:value-type="string">
            <text:p text:style-name="P18">-</text:p>
          </table:table-cell>
          <table:table-cell table:style-name="Table62.A2" office:value-type="string">
            <text:p text:style-name="P18">-</text:p>
          </table:table-cell>
          <table:table-cell table:style-name="Table62.A2" office:value-type="string">
            <text:p text:style-name="P18">X</text:p>
          </table:table-cell>
          <table:table-cell table:style-name="Table62.A2" office:value-type="string">
            <text:p text:style-name="P18">-</text:p>
          </table:table-cell>
          <table:table-cell table:style-name="Table62.H2" office:value-type="string">
            <text:p text:style-name="P18">X</text:p>
          </table:table-cell>
        </table:table-row>
      </table:table>
      <text:h text:style-name="P48" text:outline-level="3">Clocks</text:h>
      <text:p text:style-name="P5">3</text:p>
      <text:h text:style-name="P47" text:outline-level="3">Description</text:h>
      <text:p text:style-name="Text_20_body">Load the contents of the memory address specified by the register pair <text:span text:style-name="T6">{</text:span><text:span text:style-name="T6">R</text:span><text:span text:style-name="T6">e</text:span><text:span text:style-name="T11">+1</text:span><text:span text:style-name="T6">:R</text:span><text:span text:style-name="T6">e</text:span><text:span text:style-name="T13">}</text:span><text:span text:style-name="T24"> into R0.</text:span></text:p>
      <text:p text:style-name="Text_20_body"><text:span text:style-name="T24">The value of </text:span><text:span text:style-name="T15">{</text:span><text:span text:style-name="T15">R</text:span><text:span text:style-name="T15">e</text:span><text:span text:style-name="T11">+1</text:span><text:span text:style-name="T15">:R</text:span><text:span text:style-name="T15">e</text:span><text:span text:style-name="T13">}</text:span><text:span text:style-name="T16"> is treated as an unsigned 16-bit value.</text:span><text:span text:style-name="T16"> <text:s/>The value of the </text:span><text:span text:style-name="T15">"A"</text:span><text:span text:style-name="T16"> field is added to </text:span><text:span text:style-name="T15">{</text:span><text:span text:style-name="T15">R</text:span><text:span text:style-name="T15">e</text:span><text:span text:style-name="T11">+1</text:span><text:span text:style-name="T15">:R</text:span><text:span text:style-name="T15">e</text:span><text:span text:style-name="T13">}</text:span><text:span text:style-name="T16"> each time the instruction is executed</text:span><text:span text:style-name="T16">.</text:span></text:p>
      <text:p text:style-name="P14">The Negative and Zero Flags are set to reflect the new value of R0.</text:p>
      <text:h text:style-name="P48" text:outline-level="3">Notes</text:h>
      <text:p text:style-name="P5">If the auto-increment operator is specified , the low-order bit of the Reg field in the instruction is set to '1'.</text:p>
      <text:h text:style-name="Heading_20_2" text:outline-level="2"><text:bookmark text:name="__RefHeading__11415_1201545282"/><text:soft-page-break/>LDO - Load R0 Indexed with Offset<text:bookmark-end text:name="__RefHeading__11415_1201545282"/></text:h>
      <text:h text:style-name="Heading_20_3" text:outline-level="3">Format</text:h>
      <text:p text:style-name="Text_20_body"/>
      <table:table table:name="Table63" table:style-name="Table63">
        <table:table-column table:style-name="Table63.A"/>
        <table:table-column table:style-name="Table63.B" table:number-columns-repeated="4"/>
        <table:table-column table:style-name="Table63.A"/>
        <table:table-column table:style-name="Table63.B" table:number-columns-repeated="4"/>
        <table:table-column table:style-name="Table63.A"/>
        <table:table-column table:style-name="Table63.B" table:number-columns-repeated="5"/>
        <table:table-row>
          <table:table-cell table:style-name="Table63.A1" table:number-columns-spanned="5" office:value-type="string">
            <text:p text:style-name="P25">Opcode</text:p>
          </table:table-cell>
          <table:covered-table-cell/>
          <table:covered-table-cell/>
          <table:covered-table-cell/>
          <table:covered-table-cell/>
          <table:table-cell table:style-name="Table63.A1" table:number-columns-spanned="3" office:value-type="string">
            <text:p text:style-name="P25">Reg</text:p>
          </table:table-cell>
          <table:covered-table-cell/>
          <table:covered-table-cell/>
          <table:table-cell table:style-name="Table63.I1" table:number-columns-spanned="8" office:value-type="string">
            <text:p text:style-name="Table_20_Heading">Unsigned Offset</text:p>
          </table:table-cell>
          <table:covered-table-cell/>
          <table:covered-table-cell/>
          <table:covered-table-cell/>
          <table:covered-table-cell/>
          <table:covered-table-cell/>
          <table:covered-table-cell/>
          <table:covered-table-cell/>
        </table:table-row>
        <table:table-row>
          <table:table-cell table:style-name="Table63.A2" office:value-type="float" office:value="1">
            <text:p text:style-name="Table_20_Contents">1</text:p>
          </table:table-cell>
          <table:table-cell table:style-name="Table63.A2" office:value-type="float" office:value="1">
            <text:p text:style-name="Table_20_Contents">1</text:p>
          </table:table-cell>
          <table:table-cell table:style-name="Table63.A2" office:value-type="float" office:value="1">
            <text:p text:style-name="Table_20_Contents">1</text:p>
          </table:table-cell>
          <table:table-cell table:style-name="Table63.A2" office:value-type="float" office:value="1">
            <text:p text:style-name="Table_20_Contents">1</text:p>
          </table:table-cell>
          <table:table-cell table:style-name="Table63.A2" office:value-type="float" office:value="1">
            <text:p text:style-name="Table_20_Contents">1</text:p>
          </table:table-cell>
          <table:table-cell table:style-name="Table63.F2" office:value-type="string">
            <text:p text:style-name="Table_20_Contents">X</text:p>
          </table:table-cell>
          <table:table-cell table:style-name="Table63.F2" office:value-type="string">
            <text:p text:style-name="Table_20_Contents">X</text:p>
          </table:table-cell>
          <table:table-cell table:style-name="Table63.F2" office:value-type="string">
            <text:p text:style-name="Table_20_Contents">A</text:p>
          </table:table-cell>
          <table:table-cell table:style-name="Table63.F2" office:value-type="string">
            <text:p text:style-name="Table_20_Contents">X</text:p>
          </table:table-cell>
          <table:table-cell table:style-name="Table63.F2" office:value-type="string">
            <text:p text:style-name="Table_20_Contents">X</text:p>
          </table:table-cell>
          <table:table-cell table:style-name="Table63.F2" office:value-type="string">
            <text:p text:style-name="Table_20_Contents">X</text:p>
          </table:table-cell>
          <table:table-cell table:style-name="Table63.F2" office:value-type="string">
            <text:p text:style-name="Table_20_Contents">X</text:p>
          </table:table-cell>
          <table:table-cell table:style-name="Table63.F2" office:value-type="string">
            <text:p text:style-name="Table_20_Contents">X</text:p>
          </table:table-cell>
          <table:table-cell table:style-name="Table63.F2" office:value-type="string">
            <text:p text:style-name="Table_20_Contents">X</text:p>
          </table:table-cell>
          <table:table-cell table:style-name="Table63.F2" office:value-type="string">
            <text:p text:style-name="Table_20_Contents">X</text:p>
          </table:table-cell>
          <table:table-cell table:style-name="Table63.P2" office:value-type="string">
            <text:p text:style-name="Table_20_Contents">X</text:p>
          </table:table-cell>
        </table:table-row>
      </table:table>
      <text:p text:style-name="Standard"/>
      <text:h text:style-name="P48" text:outline-level="3">Mnemonic</text:h>
      <text:p text:style-name="P15"><text:span text:style-name="T8">[label:]<text:tab/></text:span><text:span text:style-name="T8">LD</text:span><text:span text:style-name="T8">O</text:span><text:span text:style-name="T6"><text:tab/></text:span><text:span text:style-name="T6">R</text:span><text:span text:style-name="T6">e</text:span><text:span text:style-name="T8">[++]</text:span><text:span text:style-name="T6">, </text:span><text:span text:style-name="T6">unsigned_offset</text:span></text:p>
      <text:h text:style-name="Heading_20_3" text:outline-level="3">Operation</text:h>
      <text:p text:style-name="P2"><text:span text:style-name="T14"><text:s/></text:span><text:span text:style-name="T5">R</text:span><text:span text:style-name="T5">0 </text:span><text:span text:style-name="T1">← </text:span><text:span text:style-name="T5">MEM[</text:span><text:span text:style-name="T5">{</text:span><text:span text:style-name="T5">R</text:span><text:span text:style-name="T5">e</text:span><text:span text:style-name="T10">+1</text:span><text:span text:style-name="T5">:R</text:span><text:span text:style-name="T5">e</text:span><text:span text:style-name="T12">}</text:span><text:span text:style-name="T14"> + unsigned_offset</text:span><text:span text:style-name="T14">]</text:span></text:p>
      <text:p text:style-name="P2"><text:span text:style-name="T5">PSR[2] </text:span><text:span text:style-name="T1">← </text:span><text:span text:style-name="T1">R</text:span><text:span text:style-name="T1">0</text:span><text:span text:style-name="T1">[7]</text:span></text:p>
      <text:p text:style-name="P2"><text:span text:style-name="T1">PSR[0] </text:span><text:span text:style-name="T1">← </text:span><text:span text:style-name="T1">(R</text:span><text:span text:style-name="T1">0</text:span><text:span text:style-name="T1"> == 0)</text:span></text:p>
      <text:p text:style-name="P2"><text:span text:style-name="T14">{</text:span><text:span text:style-name="T14">R</text:span><text:span text:style-name="T14">e</text:span><text:span text:style-name="T10">+1</text:span><text:span text:style-name="T14">:R</text:span><text:span text:style-name="T14">e</text:span><text:span text:style-name="T12">}</text:span><text:span text:style-name="T14"> </text:span><text:span text:style-name="T2">←</text:span><text:span text:style-name="T14"> </text:span><text:span text:style-name="T14">{</text:span><text:span text:style-name="T14">R</text:span><text:span text:style-name="T14">e</text:span><text:span text:style-name="T10">+1</text:span><text:span text:style-name="T14">:R</text:span><text:span text:style-name="T14">e</text:span><text:span text:style-name="T12">}</text:span><text:span text:style-name="T14"> + A</text:span></text:p>
      <text:h text:style-name="Heading_20_3" text:outline-level="3">Flags</text:h>
      <table:table table:name="Table64" table:style-name="Table64">
        <table:table-column table:style-name="Table64.A" table:number-columns-repeated="7"/>
        <table:table-column table:style-name="Table64.H"/>
        <table:table-row>
          <table:table-cell table:style-name="Table64.A1" office:value-type="string">
            <text:p text:style-name="P25">PSR[7]</text:p>
          </table:table-cell>
          <table:table-cell table:style-name="Table64.A1" office:value-type="string">
            <text:p text:style-name="P25">PSR[6]</text:p>
          </table:table-cell>
          <table:table-cell table:style-name="Table64.A1" office:value-type="string">
            <text:p text:style-name="P25">PSR[5]</text:p>
          </table:table-cell>
          <table:table-cell table:style-name="Table64.A1" office:value-type="string">
            <text:p text:style-name="P25">PSR[4]</text:p>
          </table:table-cell>
          <table:table-cell table:style-name="Table64.A1" office:value-type="string">
            <text:p text:style-name="P25">PSR[3]</text:p>
          </table:table-cell>
          <table:table-cell table:style-name="Table64.A1" office:value-type="string">
            <text:p text:style-name="P25">PSR[2]</text:p>
          </table:table-cell>
          <table:table-cell table:style-name="Table64.A1" office:value-type="string">
            <text:p text:style-name="P25">PSR[1]</text:p>
          </table:table-cell>
          <table:table-cell table:style-name="Table64.H1" office:value-type="string">
            <text:p text:style-name="P25">PSR[0]</text:p>
          </table:table-cell>
        </table:table-row>
        <table:table-row>
          <table:table-cell table:style-name="Table64.A2" office:value-type="string">
            <text:p text:style-name="P18">GP4_Flag</text:p>
          </table:table-cell>
          <table:table-cell table:style-name="Table64.A2" office:value-type="string">
            <text:p text:style-name="P18">GP3_Flag</text:p>
          </table:table-cell>
          <table:table-cell table:style-name="Table64.A2" office:value-type="string">
            <text:p text:style-name="P18">GP2_Flag</text:p>
          </table:table-cell>
          <table:table-cell table:style-name="Table64.A2" office:value-type="string">
            <text:p text:style-name="P18">GP1_Flag</text:p>
          </table:table-cell>
          <table:table-cell table:style-name="Table64.A2" office:value-type="string">
            <text:p text:style-name="P18">Interrupt_Enable</text:p>
          </table:table-cell>
          <table:table-cell table:style-name="Table64.A2" office:value-type="string">
            <text:p text:style-name="P18">Negative_Flag</text:p>
          </table:table-cell>
          <table:table-cell table:style-name="Table64.A2" office:value-type="string">
            <text:p text:style-name="P18">Carry_Flag</text:p>
          </table:table-cell>
          <table:table-cell table:style-name="Table64.H2" office:value-type="string">
            <text:p text:style-name="P18">Zero_Flag</text:p>
          </table:table-cell>
        </table:table-row>
        <table:table-row>
          <table:table-cell table:style-name="Table64.A2" office:value-type="string">
            <text:p text:style-name="P18">-</text:p>
          </table:table-cell>
          <table:table-cell table:style-name="Table64.A2" office:value-type="string">
            <text:p text:style-name="P18">-</text:p>
          </table:table-cell>
          <table:table-cell table:style-name="Table64.A2" office:value-type="string">
            <text:p text:style-name="P18">-</text:p>
          </table:table-cell>
          <table:table-cell table:style-name="Table64.A2" office:value-type="string">
            <text:p text:style-name="P18">-</text:p>
          </table:table-cell>
          <table:table-cell table:style-name="Table64.A2" office:value-type="string">
            <text:p text:style-name="P18">-</text:p>
          </table:table-cell>
          <table:table-cell table:style-name="Table64.A2" office:value-type="string">
            <text:p text:style-name="P18">X</text:p>
          </table:table-cell>
          <table:table-cell table:style-name="Table64.A2" office:value-type="string">
            <text:p text:style-name="P18">-</text:p>
          </table:table-cell>
          <table:table-cell table:style-name="Table64.H2" office:value-type="string">
            <text:p text:style-name="P18">X</text:p>
          </table:table-cell>
        </table:table-row>
      </table:table>
      <text:h text:style-name="P48" text:outline-level="3">Clocks</text:h>
      <text:p text:style-name="P5">4</text:p>
      <text:h text:style-name="P47" text:outline-level="3">Description</text:h>
      <text:p text:style-name="Text_20_body">Load the contents of the memory address specified by (<text:span text:style-name="T6">{</text:span><text:span text:style-name="T6">R</text:span><text:span text:style-name="T6">e</text:span><text:span text:style-name="T11">+1</text:span><text:span text:style-name="T6">:R</text:span><text:span text:style-name="T6">e</text:span><text:span text:style-name="T13">}</text:span><text:span text:style-name="T23"> + unsigned_offset</text:span><text:span text:style-name="T23">)</text:span><text:span text:style-name="T24"> </text:span><text:span text:style-name="T24">into R0.</text:span></text:p>
      <text:p text:style-name="Text_20_body"><text:span text:style-name="T24">The value of </text:span><text:span text:style-name="T15">{</text:span><text:span text:style-name="T15">R</text:span><text:span text:style-name="T15">e</text:span><text:span text:style-name="T11">+1</text:span><text:span text:style-name="T15">:R</text:span><text:span text:style-name="T15">e</text:span><text:span text:style-name="T13">}</text:span><text:span text:style-name="T16"> is treated as an unsigned 16-bit value.</text:span><text:span text:style-name="T16"> <text:s/>The value of the </text:span><text:span text:style-name="T15">"A"</text:span><text:span text:style-name="T16"> field is added to </text:span><text:span text:style-name="T15">{</text:span><text:span text:style-name="T15">R</text:span><text:span text:style-name="T15">e</text:span><text:span text:style-name="T11">+1</text:span><text:span text:style-name="T15">:R</text:span><text:span text:style-name="T15">e</text:span><text:span text:style-name="T13">}</text:span><text:span text:style-name="T16"> each time the instruction is executed</text:span><text:span text:style-name="T16">.</text:span></text:p>
      <text:p text:style-name="P8">Negative and Zero Flags are set to reflect the new value of R0.</text:p>
      <text:h text:style-name="P48" text:outline-level="3">Notes</text:h>
      <text:p text:style-name="P5">If the auto-increment operator is specified , the low-order bit of the Reg field (the “auto-increment” or “A” field) in the instruction is set to '1'.</text:p>
      <text:h text:style-name="Heading_20_1" text:outline-level="1"><text:bookmark text:name="__RefHeading__17798_1201545282"/><text:soft-page-break/>Instruction Pseudo-Mnemonics<text:bookmark-end text:name="__RefHeading__17798_1201545282"/></text:h>
      <text:p text:style-name="Text_20_body">The following instructions are aliases for particular hardware instructions, and are included primarily for programmer convenience.</text:p>
      <text:h text:style-name="P55" text:outline-level="2"><text:bookmark text:name="__RefHeading__19362_1201545282"/>STI - Set Interrupt Enable Flag<text:bookmark-end text:name="__RefHeading__19362_1201545282"/></text:h>
      <text:h text:style-name="P51" text:outline-level="3">Format</text:h>
      <table:table table:name="Table65" table:style-name="Table65">
        <table:table-column table:style-name="Table65.A" table:number-columns-repeated="7"/>
        <table:table-column table:style-name="Table65.H"/>
        <table:table-row>
          <table:table-cell table:style-name="Table65.A1" table:number-columns-spanned="5" office:value-type="string">
            <text:p text:style-name="P25">Opcode</text:p>
          </table:table-cell>
          <table:covered-table-cell/>
          <table:covered-table-cell/>
          <table:covered-table-cell/>
          <table:covered-table-cell/>
          <table:table-cell table:style-name="Table65.F1" table:number-columns-spanned="3" office:value-type="string">
            <text:p text:style-name="P25">Reg</text:p>
          </table:table-cell>
          <table:covered-table-cell/>
          <table:covered-table-cell/>
        </table:table-row>
        <table:table-row>
          <table:table-cell table:style-name="Table65.A2" office:value-type="float" office:value="0">
            <text:p text:style-name="P19">0</text:p>
          </table:table-cell>
          <table:table-cell table:style-name="Table65.A2" office:value-type="float" office:value="1">
            <text:p text:style-name="P19">1</text:p>
          </table:table-cell>
          <table:table-cell table:style-name="Table65.A2" office:value-type="float" office:value="0">
            <text:p text:style-name="P19">0</text:p>
          </table:table-cell>
          <table:table-cell table:style-name="Table65.A2" office:value-type="float" office:value="1">
            <text:p text:style-name="P19">1</text:p>
          </table:table-cell>
          <table:table-cell table:style-name="Table65.A2" office:value-type="float" office:value="1">
            <text:p text:style-name="P19">1</text:p>
          </table:table-cell>
          <table:table-cell table:style-name="Table65.A2" office:value-type="float" office:value="0">
            <text:p text:style-name="P19">0</text:p>
          </table:table-cell>
          <table:table-cell table:style-name="Table65.A2" office:value-type="float" office:value="1">
            <text:p text:style-name="P19">1</text:p>
          </table:table-cell>
          <table:table-cell table:style-name="Table65.H2" office:value-type="float" office:value="1">
            <text:p text:style-name="P19">1</text:p>
          </table:table-cell>
        </table:table-row>
      </table:table>
      <text:h text:style-name="P48" text:outline-level="3">Mnemonic</text:h>
      <text:p text:style-name="P15"><text:span text:style-name="T5">[label:]<text:tab/></text:span><text:span text:style-name="T5">ST</text:span><text:span text:style-name="T5">I</text:span></text:p>
      <text:h text:style-name="Heading_20_3" text:outline-level="3">Operation</text:h>
      <text:p text:style-name="P2"><text:span text:style-name="T5">PSR[</text:span><text:span text:style-name="T5">3</text:span><text:span text:style-name="T5">]</text:span><text:span text:style-name="T5"> </text:span><text:span text:style-name="T1">←</text:span><text:span text:style-name="T5"> </text:span><text:span text:style-name="T5">1</text:span></text:p>
      <text:h text:style-name="Heading_20_3" text:outline-level="3">Flags</text:h>
      <table:table table:name="Table66" table:style-name="Table66">
        <table:table-column table:style-name="Table66.A" table:number-columns-repeated="7"/>
        <table:table-column table:style-name="Table66.H"/>
        <table:table-row>
          <table:table-cell table:style-name="Table66.A1" office:value-type="string">
            <text:p text:style-name="P25">PSR[7]</text:p>
          </table:table-cell>
          <table:table-cell table:style-name="Table66.A1" office:value-type="string">
            <text:p text:style-name="P25">PSR[6]</text:p>
          </table:table-cell>
          <table:table-cell table:style-name="Table66.A1" office:value-type="string">
            <text:p text:style-name="P25">PSR[5]</text:p>
          </table:table-cell>
          <table:table-cell table:style-name="Table66.A1" office:value-type="string">
            <text:p text:style-name="P25">PSR[4]</text:p>
          </table:table-cell>
          <table:table-cell table:style-name="Table66.A1" office:value-type="string">
            <text:p text:style-name="P25">PSR[3]</text:p>
          </table:table-cell>
          <table:table-cell table:style-name="Table66.A1" office:value-type="string">
            <text:p text:style-name="P25">PSR[2]</text:p>
          </table:table-cell>
          <table:table-cell table:style-name="Table66.A1" office:value-type="string">
            <text:p text:style-name="P25">PSR[1]</text:p>
          </table:table-cell>
          <table:table-cell table:style-name="Table66.H1" office:value-type="string">
            <text:p text:style-name="P25">PSR[0]</text:p>
          </table:table-cell>
        </table:table-row>
        <table:table-row>
          <table:table-cell table:style-name="Table66.A2" office:value-type="string">
            <text:p text:style-name="P18">GP4_Flag</text:p>
          </table:table-cell>
          <table:table-cell table:style-name="Table66.A2" office:value-type="string">
            <text:p text:style-name="P18">GP3_Flag</text:p>
          </table:table-cell>
          <table:table-cell table:style-name="Table66.A2" office:value-type="string">
            <text:p text:style-name="P18">GP2_Flag</text:p>
          </table:table-cell>
          <table:table-cell table:style-name="Table66.A2" office:value-type="string">
            <text:p text:style-name="P18">GP1_Flag</text:p>
          </table:table-cell>
          <table:table-cell table:style-name="Table66.A2" office:value-type="string">
            <text:p text:style-name="P18">Interrupt_Enable</text:p>
          </table:table-cell>
          <table:table-cell table:style-name="Table66.A2" office:value-type="string">
            <text:p text:style-name="P18">Negative_Flag</text:p>
          </table:table-cell>
          <table:table-cell table:style-name="Table66.A2" office:value-type="string">
            <text:p text:style-name="P18">Carry_Flag</text:p>
          </table:table-cell>
          <table:table-cell table:style-name="Table66.H2" office:value-type="string">
            <text:p text:style-name="P18">Zero_Flag</text:p>
          </table:table-cell>
        </table:table-row>
        <table:table-row>
          <table:table-cell table:style-name="Table66.A2" office:value-type="string">
            <text:p text:style-name="P18">-</text:p>
          </table:table-cell>
          <table:table-cell table:style-name="Table66.A2" office:value-type="string">
            <text:p text:style-name="P18">-</text:p>
          </table:table-cell>
          <table:table-cell table:style-name="Table66.A2" office:value-type="string">
            <text:p text:style-name="P18">-</text:p>
          </table:table-cell>
          <table:table-cell table:style-name="Table66.A2" office:value-type="string">
            <text:p text:style-name="P18">-</text:p>
          </table:table-cell>
          <table:table-cell table:style-name="Table66.E3" office:value-type="float" office:value="1">
            <text:p text:style-name="P18">1</text:p>
          </table:table-cell>
          <table:table-cell table:style-name="Table66.A2" office:value-type="string">
            <text:p text:style-name="P18">-</text:p>
          </table:table-cell>
          <table:table-cell table:style-name="Table66.A2" office:value-type="string">
            <text:p text:style-name="P18">-</text:p>
          </table:table-cell>
          <table:table-cell table:style-name="Table66.H2" office:value-type="string">
            <text:p text:style-name="P18">-</text:p>
          </table:table-cell>
        </table:table-row>
      </table:table>
      <text:h text:style-name="P48" text:outline-level="3">Clocks</text:h>
      <text:p text:style-name="P5">1</text:p>
      <text:h text:style-name="P47" text:outline-level="3">Description</text:h>
      <text:p text:style-name="Text_20_body">Sets the Interrupt Enable Flag in the Program Status Register (PSR) to a value of '1'.</text:p>
      <text:p text:style-name="Text_20_body">Only the specified bit is affected.</text:p>
      <text:h text:style-name="P48" text:outline-level="3">Instruction Alias</text:h>
      <text:p text:style-name="P5">[label:]<text:tab/>STP<text:tab/>3</text:p>
      <text:h text:style-name="P55" text:outline-level="2"><text:bookmark text:name="__RefHeading__19364_1201545282"/>CLI – Clear Interrupt Enable Flag<text:bookmark-end text:name="__RefHeading__19364_1201545282"/></text:h>
      <text:h text:style-name="P51" text:outline-level="3">Format</text:h>
      <table:table table:name="Table73" table:style-name="Table73">
        <table:table-column table:style-name="Table73.A" table:number-columns-repeated="7"/>
        <table:table-column table:style-name="Table73.H"/>
        <table:table-row>
          <table:table-cell table:style-name="Table73.A1" table:number-columns-spanned="5" office:value-type="string">
            <text:p text:style-name="P25">Opcode</text:p>
          </table:table-cell>
          <table:covered-table-cell/>
          <table:covered-table-cell/>
          <table:covered-table-cell/>
          <table:covered-table-cell/>
          <table:table-cell table:style-name="Table73.F1" table:number-columns-spanned="3" office:value-type="string">
            <text:p text:style-name="P25">Reg</text:p>
          </table:table-cell>
          <table:covered-table-cell/>
          <table:covered-table-cell/>
        </table:table-row>
        <table:table-row>
          <table:table-cell table:style-name="Table73.A2" office:value-type="float" office:value="0">
            <text:p text:style-name="P19">0</text:p>
          </table:table-cell>
          <table:table-cell table:style-name="Table73.A2" office:value-type="float" office:value="1">
            <text:p text:style-name="P19">1</text:p>
          </table:table-cell>
          <table:table-cell table:style-name="Table73.A2" office:value-type="float" office:value="1">
            <text:p text:style-name="P19">1</text:p>
          </table:table-cell>
          <table:table-cell table:style-name="Table73.A2" office:value-type="float" office:value="0">
            <text:p text:style-name="P19">0</text:p>
          </table:table-cell>
          <table:table-cell table:style-name="Table73.A2" office:value-type="float" office:value="1">
            <text:p text:style-name="P19">1</text:p>
          </table:table-cell>
          <table:table-cell table:style-name="Table73.A2" office:value-type="float" office:value="0">
            <text:p text:style-name="P19">0</text:p>
          </table:table-cell>
          <table:table-cell table:style-name="Table73.A2" office:value-type="float" office:value="1">
            <text:p text:style-name="P19">1</text:p>
          </table:table-cell>
          <table:table-cell table:style-name="Table73.H2" office:value-type="float" office:value="1">
            <text:p text:style-name="P19">1</text:p>
          </table:table-cell>
        </table:table-row>
      </table:table>
      <text:h text:style-name="P48" text:outline-level="3">Mnemonic</text:h>
      <text:p text:style-name="P15"><text:span text:style-name="T5">[label:]<text:tab/></text:span><text:span text:style-name="T5">CLI</text:span></text:p>
      <text:h text:style-name="Heading_20_3" text:outline-level="3">Operation</text:h>
      <text:p text:style-name="P2"><text:span text:style-name="T5">PSR[</text:span><text:span text:style-name="T5">3</text:span><text:span text:style-name="T5">]</text:span><text:span text:style-name="T5"> </text:span><text:span text:style-name="T1">←</text:span><text:span text:style-name="T5"> </text:span><text:span text:style-name="T5">0</text:span></text:p>
      <text:h text:style-name="Heading_20_3" text:outline-level="3">Flags</text:h>
      <table:table table:name="Table74" table:style-name="Table74">
        <table:table-column table:style-name="Table74.A" table:number-columns-repeated="7"/>
        <table:table-column table:style-name="Table74.H"/>
        <table:table-row>
          <table:table-cell table:style-name="Table74.A1" office:value-type="string">
            <text:p text:style-name="P25">PSR[7]</text:p>
          </table:table-cell>
          <table:table-cell table:style-name="Table74.A1" office:value-type="string">
            <text:p text:style-name="P25">PSR[6]</text:p>
          </table:table-cell>
          <table:table-cell table:style-name="Table74.A1" office:value-type="string">
            <text:p text:style-name="P25">PSR[5]</text:p>
          </table:table-cell>
          <table:table-cell table:style-name="Table74.A1" office:value-type="string">
            <text:p text:style-name="P25">PSR[4]</text:p>
          </table:table-cell>
          <table:table-cell table:style-name="Table74.A1" office:value-type="string">
            <text:p text:style-name="P25">PSR[3]</text:p>
          </table:table-cell>
          <table:table-cell table:style-name="Table74.A1" office:value-type="string">
            <text:p text:style-name="P25">PSR[2]</text:p>
          </table:table-cell>
          <table:table-cell table:style-name="Table74.A1" office:value-type="string">
            <text:p text:style-name="P25">PSR[1]</text:p>
          </table:table-cell>
          <table:table-cell table:style-name="Table74.H1" office:value-type="string">
            <text:p text:style-name="P25">PSR[0]</text:p>
          </table:table-cell>
        </table:table-row>
        <table:table-row>
          <table:table-cell table:style-name="Table74.A2" office:value-type="string">
            <text:p text:style-name="P18">GP4_Flag</text:p>
          </table:table-cell>
          <table:table-cell table:style-name="Table74.A2" office:value-type="string">
            <text:p text:style-name="P18">GP3_Flag</text:p>
          </table:table-cell>
          <table:table-cell table:style-name="Table74.A2" office:value-type="string">
            <text:p text:style-name="P18">GP2_Flag</text:p>
          </table:table-cell>
          <table:table-cell table:style-name="Table74.A2" office:value-type="string">
            <text:p text:style-name="P18">GP1_Flag</text:p>
          </table:table-cell>
          <table:table-cell table:style-name="Table74.A2" office:value-type="string">
            <text:p text:style-name="P18">Interrupt_Enable</text:p>
          </table:table-cell>
          <table:table-cell table:style-name="Table74.A2" office:value-type="string">
            <text:p text:style-name="P18">Negative_Flag</text:p>
          </table:table-cell>
          <table:table-cell table:style-name="Table74.A2" office:value-type="string">
            <text:p text:style-name="P18">Carry_Flag</text:p>
          </table:table-cell>
          <table:table-cell table:style-name="Table74.H2" office:value-type="string">
            <text:p text:style-name="P18">Zero_Flag</text:p>
          </table:table-cell>
        </table:table-row>
        <table:table-row>
          <table:table-cell table:style-name="Table74.A2" office:value-type="string">
            <text:p text:style-name="P18">-</text:p>
          </table:table-cell>
          <table:table-cell table:style-name="Table74.A2" office:value-type="string">
            <text:p text:style-name="P18">-</text:p>
          </table:table-cell>
          <table:table-cell table:style-name="Table74.A2" office:value-type="string">
            <text:p text:style-name="P18">-</text:p>
          </table:table-cell>
          <table:table-cell table:style-name="Table74.A2" office:value-type="string">
            <text:p text:style-name="P18">-</text:p>
          </table:table-cell>
          <table:table-cell table:style-name="Table74.E3" office:value-type="float" office:value="0">
            <text:p text:style-name="P18">0</text:p>
          </table:table-cell>
          <table:table-cell table:style-name="Table74.A2" office:value-type="string">
            <text:p text:style-name="P18">-</text:p>
          </table:table-cell>
          <table:table-cell table:style-name="Table74.A2" office:value-type="string">
            <text:p text:style-name="P18">-</text:p>
          </table:table-cell>
          <table:table-cell table:style-name="Table74.H2" office:value-type="string">
            <text:p text:style-name="P18">-</text:p>
          </table:table-cell>
        </table:table-row>
      </table:table>
      <text:h text:style-name="P48" text:outline-level="3">Clocks</text:h>
      <text:p text:style-name="P5">1</text:p>
      <text:h text:style-name="P47" text:outline-level="3">Description</text:h>
      <text:p text:style-name="Text_20_body">Clears the Interrupt Enable Flag in the Program Status Register (PSR) to a value of '0'.</text:p>
      <text:p text:style-name="Text_20_body">Only the specified bit is affected.</text:p>
      <text:h text:style-name="P48" text:outline-level="3">Instruction Alias</text:h>
      <text:p text:style-name="P5">[label:]<text:tab/>CLP<text:tab/>3</text:p>
      <text:h text:style-name="P55" text:outline-level="2"><text:bookmark text:name="__RefHeading__19366_1201545282"/>STZ – Set Zero Flag<text:bookmark-end text:name="__RefHeading__19366_1201545282"/></text:h>
      <text:h text:style-name="P51" text:outline-level="3">Format</text:h>
      <table:table table:name="Table67" table:style-name="Table67">
        <table:table-column table:style-name="Table67.A" table:number-columns-repeated="7"/>
        <table:table-column table:style-name="Table67.H"/>
        <table:table-row>
          <table:table-cell table:style-name="Table67.A1" table:number-columns-spanned="5" office:value-type="string">
            <text:p text:style-name="P25">Opcode</text:p>
          </table:table-cell>
          <table:covered-table-cell/>
          <table:covered-table-cell/>
          <table:covered-table-cell/>
          <table:covered-table-cell/>
          <table:table-cell table:style-name="Table67.F1" table:number-columns-spanned="3" office:value-type="string">
            <text:p text:style-name="P25">Reg</text:p>
          </table:table-cell>
          <table:covered-table-cell/>
          <table:covered-table-cell/>
        </table:table-row>
        <table:table-row>
          <table:table-cell table:style-name="Table67.A2" office:value-type="float" office:value="0">
            <text:p text:style-name="P19">0</text:p>
          </table:table-cell>
          <table:table-cell table:style-name="Table67.A2" office:value-type="float" office:value="1">
            <text:p text:style-name="P19">1</text:p>
          </table:table-cell>
          <table:table-cell table:style-name="Table67.A2" office:value-type="float" office:value="0">
            <text:p text:style-name="P19">0</text:p>
          </table:table-cell>
          <table:table-cell table:style-name="Table67.A2" office:value-type="float" office:value="1">
            <text:p text:style-name="P19">1</text:p>
          </table:table-cell>
          <table:table-cell table:style-name="Table67.A2" office:value-type="float" office:value="1">
            <text:p text:style-name="P19">1</text:p>
          </table:table-cell>
          <table:table-cell table:style-name="Table67.A2" office:value-type="float" office:value="0">
            <text:p text:style-name="P19">0</text:p>
          </table:table-cell>
          <table:table-cell table:style-name="Table67.A2" office:value-type="float" office:value="0">
            <text:p text:style-name="P19">0</text:p>
          </table:table-cell>
          <table:table-cell table:style-name="Table67.H2" office:value-type="float" office:value="0">
            <text:p text:style-name="P19">0</text:p>
          </table:table-cell>
        </table:table-row>
      </table:table>
      <text:h text:style-name="P48" text:outline-level="3">Mnemonic</text:h>
      <text:p text:style-name="P15"><text:span text:style-name="T5">[label:]<text:tab/></text:span><text:span text:style-name="T5">ST</text:span><text:span text:style-name="T5">Z</text:span></text:p>
      <text:h text:style-name="Heading_20_3" text:outline-level="3">Operation</text:h>
      <text:p text:style-name="P2"><text:span text:style-name="T5">PSR[</text:span><text:span text:style-name="T5">0</text:span><text:span text:style-name="T5">]</text:span><text:span text:style-name="T5"> </text:span><text:span text:style-name="T1">←</text:span><text:span text:style-name="T5"> </text:span><text:span text:style-name="T5">1</text:span></text:p>
      <text:h text:style-name="Heading_20_3" text:outline-level="3">Flags</text:h>
      <table:table table:name="Table68" table:style-name="Table68">
        <table:table-column table:style-name="Table68.A" table:number-columns-repeated="7"/>
        <table:table-column table:style-name="Table68.H"/>
        <table:table-row>
          <table:table-cell table:style-name="Table68.A1" office:value-type="string">
            <text:p text:style-name="P25">PSR[7]</text:p>
          </table:table-cell>
          <table:table-cell table:style-name="Table68.A1" office:value-type="string">
            <text:p text:style-name="P25">PSR[6]</text:p>
          </table:table-cell>
          <table:table-cell table:style-name="Table68.A1" office:value-type="string">
            <text:p text:style-name="P25">PSR[5]</text:p>
          </table:table-cell>
          <table:table-cell table:style-name="Table68.A1" office:value-type="string">
            <text:p text:style-name="P25">PSR[4]</text:p>
          </table:table-cell>
          <table:table-cell table:style-name="Table68.A1" office:value-type="string">
            <text:p text:style-name="P25">PSR[3]</text:p>
          </table:table-cell>
          <table:table-cell table:style-name="Table68.A1" office:value-type="string">
            <text:p text:style-name="P25">PSR[2]</text:p>
          </table:table-cell>
          <table:table-cell table:style-name="Table68.A1" office:value-type="string">
            <text:p text:style-name="P25">PSR[1]</text:p>
          </table:table-cell>
          <table:table-cell table:style-name="Table68.H1" office:value-type="string">
            <text:p text:style-name="P25">PSR[0]</text:p>
          </table:table-cell>
        </table:table-row>
        <table:table-row>
          <table:table-cell table:style-name="Table68.A2" office:value-type="string">
            <text:p text:style-name="P18">GP4_Flag</text:p>
          </table:table-cell>
          <table:table-cell table:style-name="Table68.A2" office:value-type="string">
            <text:p text:style-name="P18">GP3_Flag</text:p>
          </table:table-cell>
          <table:table-cell table:style-name="Table68.A2" office:value-type="string">
            <text:p text:style-name="P18">GP2_Flag</text:p>
          </table:table-cell>
          <table:table-cell table:style-name="Table68.A2" office:value-type="string">
            <text:p text:style-name="P18">GP1_Flag</text:p>
          </table:table-cell>
          <table:table-cell table:style-name="Table68.A2" office:value-type="string">
            <text:p text:style-name="P18">Interrupt_Enable</text:p>
          </table:table-cell>
          <table:table-cell table:style-name="Table68.A2" office:value-type="string">
            <text:p text:style-name="P18">Negative_Flag</text:p>
          </table:table-cell>
          <table:table-cell table:style-name="Table68.A2" office:value-type="string">
            <text:p text:style-name="P18">Carry_Flag</text:p>
          </table:table-cell>
          <table:table-cell table:style-name="Table68.H2" office:value-type="string">
            <text:p text:style-name="P18">Zero_Flag</text:p>
          </table:table-cell>
        </table:table-row>
        <table:table-row>
          <table:table-cell table:style-name="Table68.A2" office:value-type="string">
            <text:p text:style-name="P18">-</text:p>
          </table:table-cell>
          <table:table-cell table:style-name="Table68.A2" office:value-type="string">
            <text:p text:style-name="P18">-</text:p>
          </table:table-cell>
          <table:table-cell table:style-name="Table68.A2" office:value-type="string">
            <text:p text:style-name="P18">-</text:p>
          </table:table-cell>
          <table:table-cell table:style-name="Table68.A2" office:value-type="string">
            <text:p text:style-name="P18">-</text:p>
          </table:table-cell>
          <table:table-cell table:style-name="Table68.A2" office:value-type="string">
            <text:p text:style-name="P18">-</text:p>
          </table:table-cell>
          <table:table-cell table:style-name="Table68.A2" office:value-type="string">
            <text:p text:style-name="P18">-</text:p>
          </table:table-cell>
          <table:table-cell table:style-name="Table68.A2" office:value-type="string">
            <text:p text:style-name="P18">-</text:p>
          </table:table-cell>
          <table:table-cell table:style-name="Table68.H3" office:value-type="float" office:value="1">
            <text:p text:style-name="P18">1</text:p>
          </table:table-cell>
        </table:table-row>
      </table:table>
      <text:h text:style-name="P48" text:outline-level="3">Clocks</text:h>
      <text:p text:style-name="P5">1</text:p>
      <text:h text:style-name="P47" text:outline-level="3">Description</text:h>
      <text:p text:style-name="Text_20_body">Sets the Zero Flag in the Program Status Register (PSR) to a value of '1'.</text:p>
      <text:p text:style-name="Text_20_body">Only the specified bit is affected.</text:p>
      <text:h text:style-name="P48" text:outline-level="3">Instruction Alias</text:h>
      <text:p text:style-name="P5">[label:]<text:tab/>STP<text:tab/>0</text:p>
      <text:h text:style-name="P55" text:outline-level="2"><text:bookmark text:name="__RefHeading__19368_1201545282"/>CLZ – Clear Zero Flag<text:bookmark-end text:name="__RefHeading__19368_1201545282"/></text:h>
      <text:h text:style-name="P51" text:outline-level="3">Format</text:h>
      <table:table table:name="Table75" table:style-name="Table75">
        <table:table-column table:style-name="Table75.A" table:number-columns-repeated="7"/>
        <table:table-column table:style-name="Table75.H"/>
        <table:table-row>
          <table:table-cell table:style-name="Table75.A1" table:number-columns-spanned="5" office:value-type="string">
            <text:p text:style-name="P25">Opcode</text:p>
          </table:table-cell>
          <table:covered-table-cell/>
          <table:covered-table-cell/>
          <table:covered-table-cell/>
          <table:covered-table-cell/>
          <table:table-cell table:style-name="Table75.F1" table:number-columns-spanned="3" office:value-type="string">
            <text:p text:style-name="P25">Reg</text:p>
          </table:table-cell>
          <table:covered-table-cell/>
          <table:covered-table-cell/>
        </table:table-row>
        <table:table-row>
          <table:table-cell table:style-name="Table75.A2" office:value-type="float" office:value="0">
            <text:p text:style-name="P19">0</text:p>
          </table:table-cell>
          <table:table-cell table:style-name="Table75.A2" office:value-type="float" office:value="1">
            <text:p text:style-name="P19">1</text:p>
          </table:table-cell>
          <table:table-cell table:style-name="Table75.A2" office:value-type="float" office:value="1">
            <text:p text:style-name="P19">1</text:p>
          </table:table-cell>
          <table:table-cell table:style-name="Table75.A2" office:value-type="float" office:value="0">
            <text:p text:style-name="P19">0</text:p>
          </table:table-cell>
          <table:table-cell table:style-name="Table75.A2" office:value-type="float" office:value="1">
            <text:p text:style-name="P19">1</text:p>
          </table:table-cell>
          <table:table-cell table:style-name="Table75.A2" office:value-type="float" office:value="0">
            <text:p text:style-name="P19">0</text:p>
          </table:table-cell>
          <table:table-cell table:style-name="Table75.A2" office:value-type="float" office:value="0">
            <text:p text:style-name="P19">0</text:p>
          </table:table-cell>
          <table:table-cell table:style-name="Table75.H2" office:value-type="float" office:value="0">
            <text:p text:style-name="P19">0</text:p>
          </table:table-cell>
        </table:table-row>
      </table:table>
      <text:h text:style-name="P48" text:outline-level="3">Mnemonic</text:h>
      <text:p text:style-name="P15"><text:span text:style-name="T5">[label:]<text:tab/></text:span><text:span text:style-name="T5">CLZ</text:span></text:p>
      <text:h text:style-name="Heading_20_3" text:outline-level="3">Operation</text:h>
      <text:p text:style-name="P2"><text:span text:style-name="T5">PSR[</text:span><text:span text:style-name="T5">0</text:span><text:span text:style-name="T5">]</text:span><text:span text:style-name="T5"> </text:span><text:span text:style-name="T1">←</text:span><text:span text:style-name="T5"> </text:span><text:span text:style-name="T5">0</text:span></text:p>
      <text:h text:style-name="Heading_20_3" text:outline-level="3">Flags</text:h>
      <table:table table:name="Table76" table:style-name="Table76">
        <table:table-column table:style-name="Table76.A" table:number-columns-repeated="7"/>
        <table:table-column table:style-name="Table76.H"/>
        <table:table-row>
          <table:table-cell table:style-name="Table76.A1" office:value-type="string">
            <text:p text:style-name="P25">PSR[7]</text:p>
          </table:table-cell>
          <table:table-cell table:style-name="Table76.A1" office:value-type="string">
            <text:p text:style-name="P25">PSR[6]</text:p>
          </table:table-cell>
          <table:table-cell table:style-name="Table76.A1" office:value-type="string">
            <text:p text:style-name="P25">PSR[5]</text:p>
          </table:table-cell>
          <table:table-cell table:style-name="Table76.A1" office:value-type="string">
            <text:p text:style-name="P25">PSR[4]</text:p>
          </table:table-cell>
          <table:table-cell table:style-name="Table76.A1" office:value-type="string">
            <text:p text:style-name="P25">PSR[3]</text:p>
          </table:table-cell>
          <table:table-cell table:style-name="Table76.A1" office:value-type="string">
            <text:p text:style-name="P25">PSR[2]</text:p>
          </table:table-cell>
          <table:table-cell table:style-name="Table76.A1" office:value-type="string">
            <text:p text:style-name="P25">PSR[1]</text:p>
          </table:table-cell>
          <table:table-cell table:style-name="Table76.H1" office:value-type="string">
            <text:p text:style-name="P25">PSR[0]</text:p>
          </table:table-cell>
        </table:table-row>
        <table:table-row>
          <table:table-cell table:style-name="Table76.A2" office:value-type="string">
            <text:p text:style-name="P18">GP4_Flag</text:p>
          </table:table-cell>
          <table:table-cell table:style-name="Table76.A2" office:value-type="string">
            <text:p text:style-name="P18">GP3_Flag</text:p>
          </table:table-cell>
          <table:table-cell table:style-name="Table76.A2" office:value-type="string">
            <text:p text:style-name="P18">GP2_Flag</text:p>
          </table:table-cell>
          <table:table-cell table:style-name="Table76.A2" office:value-type="string">
            <text:p text:style-name="P18">GP1_Flag</text:p>
          </table:table-cell>
          <table:table-cell table:style-name="Table76.A2" office:value-type="string">
            <text:p text:style-name="P18">Interrupt_Enable</text:p>
          </table:table-cell>
          <table:table-cell table:style-name="Table76.A2" office:value-type="string">
            <text:p text:style-name="P18">Negative_Flag</text:p>
          </table:table-cell>
          <table:table-cell table:style-name="Table76.A2" office:value-type="string">
            <text:p text:style-name="P18">Carry_Flag</text:p>
          </table:table-cell>
          <table:table-cell table:style-name="Table76.H2" office:value-type="string">
            <text:p text:style-name="P18">Zero_Flag</text:p>
          </table:table-cell>
        </table:table-row>
        <table:table-row>
          <table:table-cell table:style-name="Table76.A2" office:value-type="string">
            <text:p text:style-name="P18">-</text:p>
          </table:table-cell>
          <table:table-cell table:style-name="Table76.A2" office:value-type="string">
            <text:p text:style-name="P18">-</text:p>
          </table:table-cell>
          <table:table-cell table:style-name="Table76.A2" office:value-type="string">
            <text:p text:style-name="P18">-</text:p>
          </table:table-cell>
          <table:table-cell table:style-name="Table76.A2" office:value-type="string">
            <text:p text:style-name="P18">-</text:p>
          </table:table-cell>
          <table:table-cell table:style-name="Table76.A2" office:value-type="string">
            <text:p text:style-name="P18">-</text:p>
          </table:table-cell>
          <table:table-cell table:style-name="Table76.A2" office:value-type="string">
            <text:p text:style-name="P18">-</text:p>
          </table:table-cell>
          <table:table-cell table:style-name="Table76.A2" office:value-type="string">
            <text:p text:style-name="P18">-</text:p>
          </table:table-cell>
          <table:table-cell table:style-name="Table76.H3" office:value-type="float" office:value="0">
            <text:p text:style-name="P18">0</text:p>
          </table:table-cell>
        </table:table-row>
      </table:table>
      <text:h text:style-name="P48" text:outline-level="3">Clocks</text:h>
      <text:p text:style-name="P5">1</text:p>
      <text:h text:style-name="P47" text:outline-level="3">Description</text:h>
      <text:p text:style-name="Text_20_body">Clears the Zero Flag in the Program Status Register (PSR) to a value of '0'.</text:p>
      <text:p text:style-name="Text_20_body">Only the specified bit is affected.</text:p>
      <text:h text:style-name="P48" text:outline-level="3">Instruction Alias</text:h>
      <text:p text:style-name="P5">[label:]<text:tab/>CLP<text:tab/>0</text:p>
      <text:h text:style-name="P55" text:outline-level="2"><text:bookmark text:name="__RefHeading__19370_1201545282"/>STN – Set Negative Flag<text:bookmark-end text:name="__RefHeading__19370_1201545282"/></text:h>
      <text:h text:style-name="P51" text:outline-level="3">Format</text:h>
      <table:table table:name="Table69" table:style-name="Table69">
        <table:table-column table:style-name="Table69.A" table:number-columns-repeated="7"/>
        <table:table-column table:style-name="Table69.H"/>
        <table:table-row>
          <table:table-cell table:style-name="Table69.A1" table:number-columns-spanned="5" office:value-type="string">
            <text:p text:style-name="P25">Opcode</text:p>
          </table:table-cell>
          <table:covered-table-cell/>
          <table:covered-table-cell/>
          <table:covered-table-cell/>
          <table:covered-table-cell/>
          <table:table-cell table:style-name="Table69.F1" table:number-columns-spanned="3" office:value-type="string">
            <text:p text:style-name="P25">Reg</text:p>
          </table:table-cell>
          <table:covered-table-cell/>
          <table:covered-table-cell/>
        </table:table-row>
        <table:table-row>
          <table:table-cell table:style-name="Table69.A2" office:value-type="float" office:value="0">
            <text:p text:style-name="P19">0</text:p>
          </table:table-cell>
          <table:table-cell table:style-name="Table69.A2" office:value-type="float" office:value="1">
            <text:p text:style-name="P19">1</text:p>
          </table:table-cell>
          <table:table-cell table:style-name="Table69.A2" office:value-type="float" office:value="0">
            <text:p text:style-name="P19">0</text:p>
          </table:table-cell>
          <table:table-cell table:style-name="Table69.A2" office:value-type="float" office:value="1">
            <text:p text:style-name="P19">1</text:p>
          </table:table-cell>
          <table:table-cell table:style-name="Table69.A2" office:value-type="float" office:value="1">
            <text:p text:style-name="P19">1</text:p>
          </table:table-cell>
          <table:table-cell table:style-name="Table69.A2" office:value-type="float" office:value="0">
            <text:p text:style-name="P19">0</text:p>
          </table:table-cell>
          <table:table-cell table:style-name="Table69.A2" office:value-type="float" office:value="1">
            <text:p text:style-name="P19">1</text:p>
          </table:table-cell>
          <table:table-cell table:style-name="Table69.H2" office:value-type="float" office:value="0">
            <text:p text:style-name="P19">0</text:p>
          </table:table-cell>
        </table:table-row>
      </table:table>
      <text:h text:style-name="P48" text:outline-level="3">Mnemonic</text:h>
      <text:p text:style-name="P15"><text:span text:style-name="T5">[label:]<text:tab/></text:span><text:span text:style-name="T5">ST</text:span><text:span text:style-name="T5">N</text:span></text:p>
      <text:h text:style-name="Heading_20_3" text:outline-level="3">Operation</text:h>
      <text:p text:style-name="P2"><text:span text:style-name="T5">PSR[</text:span><text:span text:style-name="T5">2</text:span><text:span text:style-name="T5">]</text:span><text:span text:style-name="T5"> </text:span><text:span text:style-name="T1">←</text:span><text:span text:style-name="T5"> </text:span><text:span text:style-name="T5">1</text:span></text:p>
      <text:h text:style-name="Heading_20_3" text:outline-level="3">Flags</text:h>
      <table:table table:name="Table70" table:style-name="Table70">
        <table:table-column table:style-name="Table70.A" table:number-columns-repeated="7"/>
        <table:table-column table:style-name="Table70.H"/>
        <table:table-row>
          <table:table-cell table:style-name="Table70.A1" office:value-type="string">
            <text:p text:style-name="P25">PSR[7]</text:p>
          </table:table-cell>
          <table:table-cell table:style-name="Table70.A1" office:value-type="string">
            <text:p text:style-name="P25">PSR[6]</text:p>
          </table:table-cell>
          <table:table-cell table:style-name="Table70.A1" office:value-type="string">
            <text:p text:style-name="P25">PSR[5]</text:p>
          </table:table-cell>
          <table:table-cell table:style-name="Table70.A1" office:value-type="string">
            <text:p text:style-name="P25">PSR[4]</text:p>
          </table:table-cell>
          <table:table-cell table:style-name="Table70.A1" office:value-type="string">
            <text:p text:style-name="P25">PSR[3]</text:p>
          </table:table-cell>
          <table:table-cell table:style-name="Table70.A1" office:value-type="string">
            <text:p text:style-name="P25">PSR[2]</text:p>
          </table:table-cell>
          <table:table-cell table:style-name="Table70.A1" office:value-type="string">
            <text:p text:style-name="P25">PSR[1]</text:p>
          </table:table-cell>
          <table:table-cell table:style-name="Table70.H1" office:value-type="string">
            <text:p text:style-name="P25">PSR[0]</text:p>
          </table:table-cell>
        </table:table-row>
        <table:table-row>
          <table:table-cell table:style-name="Table70.A2" office:value-type="string">
            <text:p text:style-name="P18">GP4_Flag</text:p>
          </table:table-cell>
          <table:table-cell table:style-name="Table70.A2" office:value-type="string">
            <text:p text:style-name="P18">GP3_Flag</text:p>
          </table:table-cell>
          <table:table-cell table:style-name="Table70.A2" office:value-type="string">
            <text:p text:style-name="P18">GP2_Flag</text:p>
          </table:table-cell>
          <table:table-cell table:style-name="Table70.A2" office:value-type="string">
            <text:p text:style-name="P18">GP1_Flag</text:p>
          </table:table-cell>
          <table:table-cell table:style-name="Table70.A2" office:value-type="string">
            <text:p text:style-name="P18">Interrupt_Enable</text:p>
          </table:table-cell>
          <table:table-cell table:style-name="Table70.A2" office:value-type="string">
            <text:p text:style-name="P18">Negative_Flag</text:p>
          </table:table-cell>
          <table:table-cell table:style-name="Table70.A2" office:value-type="string">
            <text:p text:style-name="P18">Carry_Flag</text:p>
          </table:table-cell>
          <table:table-cell table:style-name="Table70.H2" office:value-type="string">
            <text:p text:style-name="P18">Zero_Flag</text:p>
          </table:table-cell>
        </table:table-row>
        <table:table-row>
          <table:table-cell table:style-name="Table70.A2" office:value-type="string">
            <text:p text:style-name="P18">-</text:p>
          </table:table-cell>
          <table:table-cell table:style-name="Table70.A2" office:value-type="string">
            <text:p text:style-name="P18">-</text:p>
          </table:table-cell>
          <table:table-cell table:style-name="Table70.A2" office:value-type="string">
            <text:p text:style-name="P18">-</text:p>
          </table:table-cell>
          <table:table-cell table:style-name="Table70.A2" office:value-type="string">
            <text:p text:style-name="P18">-</text:p>
          </table:table-cell>
          <table:table-cell table:style-name="Table70.A2" office:value-type="string">
            <text:p text:style-name="P18">-</text:p>
          </table:table-cell>
          <table:table-cell table:style-name="Table70.F3" office:value-type="float" office:value="1">
            <text:p text:style-name="P18">1</text:p>
          </table:table-cell>
          <table:table-cell table:style-name="Table70.A2" office:value-type="string">
            <text:p text:style-name="P18">-</text:p>
          </table:table-cell>
          <table:table-cell table:style-name="Table70.H2" office:value-type="string">
            <text:p text:style-name="P18">-</text:p>
          </table:table-cell>
        </table:table-row>
      </table:table>
      <text:h text:style-name="P48" text:outline-level="3">Clocks</text:h>
      <text:p text:style-name="P5">1</text:p>
      <text:h text:style-name="P47" text:outline-level="3">Description</text:h>
      <text:p text:style-name="Text_20_body">Sets the Negative Flag in the Program Status Register (PSR) to a value of '1'.</text:p>
      <text:p text:style-name="Text_20_body">Only the specified bit is affected.</text:p>
      <text:h text:style-name="P48" text:outline-level="3">Instruction Alias</text:h>
      <text:p text:style-name="P5">[label:]<text:tab/>STP<text:tab/>2</text:p>
      <text:h text:style-name="P55" text:outline-level="2"><text:bookmark text:name="__RefHeading__19372_1201545282"/>CLN – Clear Negative Flag<text:bookmark-end text:name="__RefHeading__19372_1201545282"/></text:h>
      <text:h text:style-name="P51" text:outline-level="3">Format</text:h>
      <table:table table:name="Table77" table:style-name="Table77">
        <table:table-column table:style-name="Table77.A" table:number-columns-repeated="7"/>
        <table:table-column table:style-name="Table77.H"/>
        <table:table-row>
          <table:table-cell table:style-name="Table77.A1" table:number-columns-spanned="5" office:value-type="string">
            <text:p text:style-name="P25">Opcode</text:p>
          </table:table-cell>
          <table:covered-table-cell/>
          <table:covered-table-cell/>
          <table:covered-table-cell/>
          <table:covered-table-cell/>
          <table:table-cell table:style-name="Table77.F1" table:number-columns-spanned="3" office:value-type="string">
            <text:p text:style-name="P25">Reg</text:p>
          </table:table-cell>
          <table:covered-table-cell/>
          <table:covered-table-cell/>
        </table:table-row>
        <table:table-row>
          <table:table-cell table:style-name="Table77.A2" office:value-type="float" office:value="0">
            <text:p text:style-name="P19">0</text:p>
          </table:table-cell>
          <table:table-cell table:style-name="Table77.A2" office:value-type="float" office:value="1">
            <text:p text:style-name="P19">1</text:p>
          </table:table-cell>
          <table:table-cell table:style-name="Table77.A2" office:value-type="float" office:value="1">
            <text:p text:style-name="P19">1</text:p>
          </table:table-cell>
          <table:table-cell table:style-name="Table77.A2" office:value-type="float" office:value="0">
            <text:p text:style-name="P19">0</text:p>
          </table:table-cell>
          <table:table-cell table:style-name="Table77.A2" office:value-type="float" office:value="1">
            <text:p text:style-name="P19">1</text:p>
          </table:table-cell>
          <table:table-cell table:style-name="Table77.A2" office:value-type="float" office:value="0">
            <text:p text:style-name="P19">0</text:p>
          </table:table-cell>
          <table:table-cell table:style-name="Table77.A2" office:value-type="float" office:value="1">
            <text:p text:style-name="P19">1</text:p>
          </table:table-cell>
          <table:table-cell table:style-name="Table77.H2" office:value-type="float" office:value="0">
            <text:p text:style-name="P19">0</text:p>
          </table:table-cell>
        </table:table-row>
      </table:table>
      <text:h text:style-name="P48" text:outline-level="3">Mnemonic</text:h>
      <text:p text:style-name="P15"><text:span text:style-name="T5">[label:]<text:tab/></text:span><text:span text:style-name="T5">CLN</text:span></text:p>
      <text:h text:style-name="Heading_20_3" text:outline-level="3">Operation</text:h>
      <text:p text:style-name="P2"><text:span text:style-name="T5">PSR[</text:span><text:span text:style-name="T5">2</text:span><text:span text:style-name="T5">]</text:span><text:span text:style-name="T5"> </text:span><text:span text:style-name="T1">←</text:span><text:span text:style-name="T5"> </text:span><text:span text:style-name="T5">0</text:span></text:p>
      <text:h text:style-name="Heading_20_3" text:outline-level="3">Flags</text:h>
      <table:table table:name="Table78" table:style-name="Table78">
        <table:table-column table:style-name="Table78.A" table:number-columns-repeated="7"/>
        <table:table-column table:style-name="Table78.H"/>
        <table:table-row>
          <table:table-cell table:style-name="Table78.A1" office:value-type="string">
            <text:p text:style-name="P25">PSR[7]</text:p>
          </table:table-cell>
          <table:table-cell table:style-name="Table78.A1" office:value-type="string">
            <text:p text:style-name="P25">PSR[6]</text:p>
          </table:table-cell>
          <table:table-cell table:style-name="Table78.A1" office:value-type="string">
            <text:p text:style-name="P25">PSR[5]</text:p>
          </table:table-cell>
          <table:table-cell table:style-name="Table78.A1" office:value-type="string">
            <text:p text:style-name="P25">PSR[4]</text:p>
          </table:table-cell>
          <table:table-cell table:style-name="Table78.A1" office:value-type="string">
            <text:p text:style-name="P25">PSR[3]</text:p>
          </table:table-cell>
          <table:table-cell table:style-name="Table78.A1" office:value-type="string">
            <text:p text:style-name="P25">PSR[2]</text:p>
          </table:table-cell>
          <table:table-cell table:style-name="Table78.A1" office:value-type="string">
            <text:p text:style-name="P25">PSR[1]</text:p>
          </table:table-cell>
          <table:table-cell table:style-name="Table78.H1" office:value-type="string">
            <text:p text:style-name="P25">PSR[0]</text:p>
          </table:table-cell>
        </table:table-row>
        <table:table-row>
          <table:table-cell table:style-name="Table78.A2" office:value-type="string">
            <text:p text:style-name="P18">GP4_Flag</text:p>
          </table:table-cell>
          <table:table-cell table:style-name="Table78.A2" office:value-type="string">
            <text:p text:style-name="P18">GP3_Flag</text:p>
          </table:table-cell>
          <table:table-cell table:style-name="Table78.A2" office:value-type="string">
            <text:p text:style-name="P18">GP2_Flag</text:p>
          </table:table-cell>
          <table:table-cell table:style-name="Table78.A2" office:value-type="string">
            <text:p text:style-name="P18">GP1_Flag</text:p>
          </table:table-cell>
          <table:table-cell table:style-name="Table78.A2" office:value-type="string">
            <text:p text:style-name="P18">Interrupt_Enable</text:p>
          </table:table-cell>
          <table:table-cell table:style-name="Table78.A2" office:value-type="string">
            <text:p text:style-name="P18">Negative_Flag</text:p>
          </table:table-cell>
          <table:table-cell table:style-name="Table78.A2" office:value-type="string">
            <text:p text:style-name="P18">Carry_Flag</text:p>
          </table:table-cell>
          <table:table-cell table:style-name="Table78.H2" office:value-type="string">
            <text:p text:style-name="P18">Zero_Flag</text:p>
          </table:table-cell>
        </table:table-row>
        <table:table-row>
          <table:table-cell table:style-name="Table78.A2" office:value-type="string">
            <text:p text:style-name="P18">-</text:p>
          </table:table-cell>
          <table:table-cell table:style-name="Table78.A2" office:value-type="string">
            <text:p text:style-name="P18">-</text:p>
          </table:table-cell>
          <table:table-cell table:style-name="Table78.A2" office:value-type="string">
            <text:p text:style-name="P18">-</text:p>
          </table:table-cell>
          <table:table-cell table:style-name="Table78.A2" office:value-type="string">
            <text:p text:style-name="P18">-</text:p>
          </table:table-cell>
          <table:table-cell table:style-name="Table78.A2" office:value-type="string">
            <text:p text:style-name="P18">-</text:p>
          </table:table-cell>
          <table:table-cell table:style-name="Table78.F3" office:value-type="float" office:value="0">
            <text:p text:style-name="P18">0</text:p>
          </table:table-cell>
          <table:table-cell table:style-name="Table78.A2" office:value-type="string">
            <text:p text:style-name="P18">-</text:p>
          </table:table-cell>
          <table:table-cell table:style-name="Table78.H2" office:value-type="string">
            <text:p text:style-name="P18">-</text:p>
          </table:table-cell>
        </table:table-row>
      </table:table>
      <text:h text:style-name="P48" text:outline-level="3">Clocks</text:h>
      <text:p text:style-name="P5">1</text:p>
      <text:h text:style-name="P47" text:outline-level="3">Description</text:h>
      <text:p text:style-name="Text_20_body">Clears the Negative Flag in the Program Status Register (PSR) to a value of '0'.</text:p>
      <text:p text:style-name="Text_20_body">Only the specified bit is affected.</text:p>
      <text:h text:style-name="P48" text:outline-level="3">Instruction Alias</text:h>
      <text:p text:style-name="P5">[label:]<text:tab/>CLP<text:tab/>2</text:p>
      <text:h text:style-name="P55" text:outline-level="2"><text:bookmark text:name="__RefHeading__19374_1201545282"/>STC – Set Carry Flag<text:bookmark-end text:name="__RefHeading__19374_1201545282"/></text:h>
      <text:h text:style-name="P51" text:outline-level="3">Format</text:h>
      <table:table table:name="Table71" table:style-name="Table71">
        <table:table-column table:style-name="Table71.A" table:number-columns-repeated="7"/>
        <table:table-column table:style-name="Table71.H"/>
        <table:table-row>
          <table:table-cell table:style-name="Table71.A1" table:number-columns-spanned="5" office:value-type="string">
            <text:p text:style-name="P25">Opcode</text:p>
          </table:table-cell>
          <table:covered-table-cell/>
          <table:covered-table-cell/>
          <table:covered-table-cell/>
          <table:covered-table-cell/>
          <table:table-cell table:style-name="Table71.F1" table:number-columns-spanned="3" office:value-type="string">
            <text:p text:style-name="P25">Reg</text:p>
          </table:table-cell>
          <table:covered-table-cell/>
          <table:covered-table-cell/>
        </table:table-row>
        <table:table-row>
          <table:table-cell table:style-name="Table71.A2" office:value-type="float" office:value="0">
            <text:p text:style-name="P19">0</text:p>
          </table:table-cell>
          <table:table-cell table:style-name="Table71.A2" office:value-type="float" office:value="1">
            <text:p text:style-name="P19">1</text:p>
          </table:table-cell>
          <table:table-cell table:style-name="Table71.A2" office:value-type="float" office:value="0">
            <text:p text:style-name="P19">0</text:p>
          </table:table-cell>
          <table:table-cell table:style-name="Table71.A2" office:value-type="float" office:value="1">
            <text:p text:style-name="P19">1</text:p>
          </table:table-cell>
          <table:table-cell table:style-name="Table71.A2" office:value-type="float" office:value="1">
            <text:p text:style-name="P19">1</text:p>
          </table:table-cell>
          <table:table-cell table:style-name="Table71.A2" office:value-type="float" office:value="0">
            <text:p text:style-name="P19">0</text:p>
          </table:table-cell>
          <table:table-cell table:style-name="Table71.A2" office:value-type="float" office:value="0">
            <text:p text:style-name="P19">0</text:p>
          </table:table-cell>
          <table:table-cell table:style-name="Table71.H2" office:value-type="float" office:value="1">
            <text:p text:style-name="P19">1</text:p>
          </table:table-cell>
        </table:table-row>
      </table:table>
      <text:h text:style-name="P48" text:outline-level="3">Mnemonic</text:h>
      <text:p text:style-name="P15"><text:span text:style-name="T5">[label:]<text:tab/></text:span><text:span text:style-name="T5">ST</text:span><text:span text:style-name="T5">C</text:span></text:p>
      <text:h text:style-name="Heading_20_3" text:outline-level="3">Operation</text:h>
      <text:p text:style-name="P2"><text:span text:style-name="T5">PSR[</text:span><text:span text:style-name="T5">1</text:span><text:span text:style-name="T5">]</text:span><text:span text:style-name="T5"> </text:span><text:span text:style-name="T1">←</text:span><text:span text:style-name="T5"> </text:span><text:span text:style-name="T5">1</text:span></text:p>
      <text:h text:style-name="Heading_20_3" text:outline-level="3">Flags</text:h>
      <table:table table:name="Table72" table:style-name="Table72">
        <table:table-column table:style-name="Table72.A" table:number-columns-repeated="7"/>
        <table:table-column table:style-name="Table72.H"/>
        <table:table-row>
          <table:table-cell table:style-name="Table72.A1" office:value-type="string">
            <text:p text:style-name="P25">PSR[7]</text:p>
          </table:table-cell>
          <table:table-cell table:style-name="Table72.A1" office:value-type="string">
            <text:p text:style-name="P25">PSR[6]</text:p>
          </table:table-cell>
          <table:table-cell table:style-name="Table72.A1" office:value-type="string">
            <text:p text:style-name="P25">PSR[5]</text:p>
          </table:table-cell>
          <table:table-cell table:style-name="Table72.A1" office:value-type="string">
            <text:p text:style-name="P25">PSR[4]</text:p>
          </table:table-cell>
          <table:table-cell table:style-name="Table72.A1" office:value-type="string">
            <text:p text:style-name="P25">PSR[3]</text:p>
          </table:table-cell>
          <table:table-cell table:style-name="Table72.A1" office:value-type="string">
            <text:p text:style-name="P25">PSR[2]</text:p>
          </table:table-cell>
          <table:table-cell table:style-name="Table72.A1" office:value-type="string">
            <text:p text:style-name="P25">PSR[1]</text:p>
          </table:table-cell>
          <table:table-cell table:style-name="Table72.H1" office:value-type="string">
            <text:p text:style-name="P25">PSR[0]</text:p>
          </table:table-cell>
        </table:table-row>
        <table:table-row>
          <table:table-cell table:style-name="Table72.A2" office:value-type="string">
            <text:p text:style-name="P18">GP4_Flag</text:p>
          </table:table-cell>
          <table:table-cell table:style-name="Table72.A2" office:value-type="string">
            <text:p text:style-name="P18">GP3_Flag</text:p>
          </table:table-cell>
          <table:table-cell table:style-name="Table72.A2" office:value-type="string">
            <text:p text:style-name="P18">GP2_Flag</text:p>
          </table:table-cell>
          <table:table-cell table:style-name="Table72.A2" office:value-type="string">
            <text:p text:style-name="P18">GP1_Flag</text:p>
          </table:table-cell>
          <table:table-cell table:style-name="Table72.A2" office:value-type="string">
            <text:p text:style-name="P18">Interrupt_Enable</text:p>
          </table:table-cell>
          <table:table-cell table:style-name="Table72.A2" office:value-type="string">
            <text:p text:style-name="P18">Negative_Flag</text:p>
          </table:table-cell>
          <table:table-cell table:style-name="Table72.A2" office:value-type="string">
            <text:p text:style-name="P18">Carry_Flag</text:p>
          </table:table-cell>
          <table:table-cell table:style-name="Table72.H2" office:value-type="string">
            <text:p text:style-name="P18">Zero_Flag</text:p>
          </table:table-cell>
        </table:table-row>
        <table:table-row>
          <table:table-cell table:style-name="Table72.A2" office:value-type="string">
            <text:p text:style-name="P18">-</text:p>
          </table:table-cell>
          <table:table-cell table:style-name="Table72.A2" office:value-type="string">
            <text:p text:style-name="P18">-</text:p>
          </table:table-cell>
          <table:table-cell table:style-name="Table72.A2" office:value-type="string">
            <text:p text:style-name="P18">-</text:p>
          </table:table-cell>
          <table:table-cell table:style-name="Table72.A2" office:value-type="string">
            <text:p text:style-name="P18">-</text:p>
          </table:table-cell>
          <table:table-cell table:style-name="Table72.A2" office:value-type="string">
            <text:p text:style-name="P18">-</text:p>
          </table:table-cell>
          <table:table-cell table:style-name="Table72.A2" office:value-type="string">
            <text:p text:style-name="P18">-</text:p>
          </table:table-cell>
          <table:table-cell table:style-name="Table72.G3" office:value-type="float" office:value="1">
            <text:p text:style-name="P18">1</text:p>
          </table:table-cell>
          <table:table-cell table:style-name="Table72.H2" office:value-type="string">
            <text:p text:style-name="P18">-</text:p>
          </table:table-cell>
        </table:table-row>
      </table:table>
      <text:h text:style-name="P48" text:outline-level="3">Clocks</text:h>
      <text:p text:style-name="P5">1</text:p>
      <text:h text:style-name="P47" text:outline-level="3">Description</text:h>
      <text:p text:style-name="Text_20_body">Sets the Carry Flag in the Program Status Register (PSR) to a value of '1'.</text:p>
      <text:p text:style-name="Text_20_body">Only the specified bit is affected.</text:p>
      <text:h text:style-name="P48" text:outline-level="3">Instruction Alias</text:h>
      <text:p text:style-name="P5">[label:]<text:tab/>STP<text:tab/>1</text:p>
      <text:h text:style-name="P45" text:outline-level="2"/>
      <text:h text:style-name="P55" text:outline-level="2"><text:bookmark text:name="__RefHeading__19376_1201545282"/>CLC – Clear Carry Flag<text:bookmark-end text:name="__RefHeading__19376_1201545282"/></text:h>
      <text:h text:style-name="P51" text:outline-level="3">Format</text:h>
      <table:table table:name="Table79" table:style-name="Table79">
        <table:table-column table:style-name="Table79.A" table:number-columns-repeated="7"/>
        <table:table-column table:style-name="Table79.H"/>
        <table:table-row>
          <table:table-cell table:style-name="Table79.A1" table:number-columns-spanned="5" office:value-type="string">
            <text:p text:style-name="P25">Opcode</text:p>
          </table:table-cell>
          <table:covered-table-cell/>
          <table:covered-table-cell/>
          <table:covered-table-cell/>
          <table:covered-table-cell/>
          <table:table-cell table:style-name="Table79.F1" table:number-columns-spanned="3" office:value-type="string">
            <text:p text:style-name="P25">Reg</text:p>
          </table:table-cell>
          <table:covered-table-cell/>
          <table:covered-table-cell/>
        </table:table-row>
        <table:table-row>
          <table:table-cell table:style-name="Table79.A2" office:value-type="float" office:value="0">
            <text:p text:style-name="P19">0</text:p>
          </table:table-cell>
          <table:table-cell table:style-name="Table79.A2" office:value-type="float" office:value="1">
            <text:p text:style-name="P19">1</text:p>
          </table:table-cell>
          <table:table-cell table:style-name="Table79.A2" office:value-type="float" office:value="1">
            <text:p text:style-name="P19">1</text:p>
          </table:table-cell>
          <table:table-cell table:style-name="Table79.A2" office:value-type="float" office:value="0">
            <text:p text:style-name="P19">0</text:p>
          </table:table-cell>
          <table:table-cell table:style-name="Table79.A2" office:value-type="float" office:value="1">
            <text:p text:style-name="P19">1</text:p>
          </table:table-cell>
          <table:table-cell table:style-name="Table79.A2" office:value-type="float" office:value="0">
            <text:p text:style-name="P19">0</text:p>
          </table:table-cell>
          <table:table-cell table:style-name="Table79.A2" office:value-type="float" office:value="0">
            <text:p text:style-name="P19">0</text:p>
          </table:table-cell>
          <table:table-cell table:style-name="Table79.H2" office:value-type="float" office:value="1">
            <text:p text:style-name="P19">1</text:p>
          </table:table-cell>
        </table:table-row>
      </table:table>
      <text:h text:style-name="P48" text:outline-level="3">Mnemonic</text:h>
      <text:p text:style-name="P15"><text:span text:style-name="T5">[label:]<text:tab/></text:span><text:span text:style-name="T5">CL</text:span><text:span text:style-name="T5">C</text:span></text:p>
      <text:h text:style-name="Heading_20_3" text:outline-level="3">Operation</text:h>
      <text:p text:style-name="P2"><text:span text:style-name="T5">PSR[</text:span><text:span text:style-name="T5">1</text:span><text:span text:style-name="T5">]</text:span><text:span text:style-name="T5"> </text:span><text:span text:style-name="T1">←</text:span><text:span text:style-name="T5"> </text:span><text:span text:style-name="T5">0</text:span></text:p>
      <text:h text:style-name="Heading_20_3" text:outline-level="3">Flags</text:h>
      <table:table table:name="Table80" table:style-name="Table80">
        <table:table-column table:style-name="Table80.A" table:number-columns-repeated="7"/>
        <table:table-column table:style-name="Table80.H"/>
        <table:table-row>
          <table:table-cell table:style-name="Table80.A1" office:value-type="string">
            <text:p text:style-name="P25">PSR[7]</text:p>
          </table:table-cell>
          <table:table-cell table:style-name="Table80.A1" office:value-type="string">
            <text:p text:style-name="P25">PSR[6]</text:p>
          </table:table-cell>
          <table:table-cell table:style-name="Table80.A1" office:value-type="string">
            <text:p text:style-name="P25">PSR[5]</text:p>
          </table:table-cell>
          <table:table-cell table:style-name="Table80.A1" office:value-type="string">
            <text:p text:style-name="P25">PSR[4]</text:p>
          </table:table-cell>
          <table:table-cell table:style-name="Table80.A1" office:value-type="string">
            <text:p text:style-name="P25">PSR[3]</text:p>
          </table:table-cell>
          <table:table-cell table:style-name="Table80.A1" office:value-type="string">
            <text:p text:style-name="P25">PSR[2]</text:p>
          </table:table-cell>
          <table:table-cell table:style-name="Table80.A1" office:value-type="string">
            <text:p text:style-name="P25">PSR[1]</text:p>
          </table:table-cell>
          <table:table-cell table:style-name="Table80.H1" office:value-type="string">
            <text:p text:style-name="P25">PSR[0]</text:p>
          </table:table-cell>
        </table:table-row>
        <table:table-row>
          <table:table-cell table:style-name="Table80.A2" office:value-type="string">
            <text:p text:style-name="P18">GP4_Flag</text:p>
          </table:table-cell>
          <table:table-cell table:style-name="Table80.A2" office:value-type="string">
            <text:p text:style-name="P18">GP3_Flag</text:p>
          </table:table-cell>
          <table:table-cell table:style-name="Table80.A2" office:value-type="string">
            <text:p text:style-name="P18">GP2_Flag</text:p>
          </table:table-cell>
          <table:table-cell table:style-name="Table80.A2" office:value-type="string">
            <text:p text:style-name="P18">GP1_Flag</text:p>
          </table:table-cell>
          <table:table-cell table:style-name="Table80.A2" office:value-type="string">
            <text:p text:style-name="P18">Interrupt_Enable</text:p>
          </table:table-cell>
          <table:table-cell table:style-name="Table80.A2" office:value-type="string">
            <text:p text:style-name="P18">Negative_Flag</text:p>
          </table:table-cell>
          <table:table-cell table:style-name="Table80.A2" office:value-type="string">
            <text:p text:style-name="P18">Carry_Flag</text:p>
          </table:table-cell>
          <table:table-cell table:style-name="Table80.H2" office:value-type="string">
            <text:p text:style-name="P18">Zero_Flag</text:p>
          </table:table-cell>
        </table:table-row>
        <table:table-row>
          <table:table-cell table:style-name="Table80.A2" office:value-type="string">
            <text:p text:style-name="P18">-</text:p>
          </table:table-cell>
          <table:table-cell table:style-name="Table80.A2" office:value-type="string">
            <text:p text:style-name="P18">-</text:p>
          </table:table-cell>
          <table:table-cell table:style-name="Table80.A2" office:value-type="string">
            <text:p text:style-name="P18">-</text:p>
          </table:table-cell>
          <table:table-cell table:style-name="Table80.A2" office:value-type="string">
            <text:p text:style-name="P18">-</text:p>
          </table:table-cell>
          <table:table-cell table:style-name="Table80.A2" office:value-type="string">
            <text:p text:style-name="P18">-</text:p>
          </table:table-cell>
          <table:table-cell table:style-name="Table80.A2" office:value-type="string">
            <text:p text:style-name="P18">-</text:p>
          </table:table-cell>
          <table:table-cell table:style-name="Table80.G3" office:value-type="float" office:value="0">
            <text:p text:style-name="P18">0</text:p>
          </table:table-cell>
          <table:table-cell table:style-name="Table80.H2" office:value-type="string">
            <text:p text:style-name="P18">-</text:p>
          </table:table-cell>
        </table:table-row>
      </table:table>
      <text:h text:style-name="P48" text:outline-level="3">Clocks</text:h>
      <text:p text:style-name="P5">1</text:p>
      <text:h text:style-name="P47" text:outline-level="3">Description</text:h>
      <text:p text:style-name="Text_20_body">Clears the Carry Flag in the Program Status Register (PSR) to a value of '0'.</text:p>
      <text:p text:style-name="Text_20_body">Only the specified bit is affected.</text:p>
      <text:h text:style-name="P48" text:outline-level="3">Instruction Alias</text:h>
      <text:p text:style-name="P5">[label:]<text:tab/>CLP<text:tab/>1</text:p>
      <text:h text:style-name="P55" text:outline-level="2"><text:bookmark text:name="__RefHeading__19378_1201545282"/>NOP – No Operation<text:bookmark-end text:name="__RefHeading__19378_1201545282"/></text:h>
      <text:h text:style-name="Heading_20_3" text:outline-level="3">Format</text:h>
      <table:table table:name="Table89" table:style-name="Table89">
        <table:table-column table:style-name="Table89.A" table:number-columns-repeated="7"/>
        <table:table-column table:style-name="Table89.H"/>
        <table:table-row>
          <table:table-cell table:style-name="Table89.A1" table:number-columns-spanned="5" office:value-type="string">
            <text:p text:style-name="P25">Opcode</text:p>
          </table:table-cell>
          <table:covered-table-cell/>
          <table:covered-table-cell/>
          <table:covered-table-cell/>
          <table:covered-table-cell/>
          <table:table-cell table:style-name="Table89.F1" table:number-columns-spanned="3" office:value-type="string">
            <text:p text:style-name="P25">Select</text:p>
          </table:table-cell>
          <table:covered-table-cell/>
          <table:covered-table-cell/>
        </table:table-row>
        <table:table-row>
          <table:table-cell table:style-name="Table89.A2" office:value-type="float" office:value="1">
            <text:p text:style-name="P19">1</text:p>
          </table:table-cell>
          <table:table-cell table:style-name="Table89.A2" office:value-type="float" office:value="0">
            <text:p text:style-name="P19">0</text:p>
          </table:table-cell>
          <table:table-cell table:style-name="Table89.A2" office:value-type="float" office:value="1">
            <text:p text:style-name="P19">1</text:p>
          </table:table-cell>
          <table:table-cell table:style-name="Table89.A2" office:value-type="float" office:value="1">
            <text:p text:style-name="P19">1</text:p>
          </table:table-cell>
          <table:table-cell table:style-name="Table89.A2" office:value-type="float" office:value="1">
            <text:p text:style-name="P19">1</text:p>
          </table:table-cell>
          <table:table-cell table:style-name="Table89.A2" office:value-type="float" office:value="0">
            <text:p text:style-name="P19">0</text:p>
          </table:table-cell>
          <table:table-cell table:style-name="Table89.A2" office:value-type="float" office:value="1">
            <text:p text:style-name="P19">1</text:p>
          </table:table-cell>
          <table:table-cell table:style-name="Table89.H2" office:value-type="string">
            <text:p text:style-name="P19">1</text:p>
          </table:table-cell>
        </table:table-row>
      </table:table>
      <text:h text:style-name="P48" text:outline-level="3">Mnemonic</text:h>
      <text:p text:style-name="P15"><text:span text:style-name="T8">[label:]<text:tab/></text:span><text:span text:style-name="T8">NOP</text:span></text:p>
      <text:h text:style-name="Heading_20_3" text:outline-level="3">Operation</text:h>
      <text:p text:style-name="P6">No Operation</text:p>
      <text:h text:style-name="Heading_20_3" text:outline-level="3">Flags</text:h>
      <table:table table:name="Table90" table:style-name="Table90">
        <table:table-column table:style-name="Table90.A" table:number-columns-repeated="7"/>
        <table:table-column table:style-name="Table90.H"/>
        <table:table-row>
          <table:table-cell table:style-name="Table90.A1" office:value-type="string">
            <text:p text:style-name="P25">PSR[7]</text:p>
          </table:table-cell>
          <table:table-cell table:style-name="Table90.A1" office:value-type="string">
            <text:p text:style-name="P25">PSR[6]</text:p>
          </table:table-cell>
          <table:table-cell table:style-name="Table90.A1" office:value-type="string">
            <text:p text:style-name="P25">PSR[5]</text:p>
          </table:table-cell>
          <table:table-cell table:style-name="Table90.A1" office:value-type="string">
            <text:p text:style-name="P25">PSR[4]</text:p>
          </table:table-cell>
          <table:table-cell table:style-name="Table90.A1" office:value-type="string">
            <text:p text:style-name="P25">PSR[3]</text:p>
          </table:table-cell>
          <table:table-cell table:style-name="Table90.A1" office:value-type="string">
            <text:p text:style-name="P25">PSR[2]</text:p>
          </table:table-cell>
          <table:table-cell table:style-name="Table90.A1" office:value-type="string">
            <text:p text:style-name="P25">PSR[1]</text:p>
          </table:table-cell>
          <table:table-cell table:style-name="Table90.H1" office:value-type="string">
            <text:p text:style-name="P25">PSR[0]</text:p>
          </table:table-cell>
        </table:table-row>
        <table:table-row>
          <table:table-cell table:style-name="Table90.A2" office:value-type="string">
            <text:p text:style-name="P18">GP4_Flag</text:p>
          </table:table-cell>
          <table:table-cell table:style-name="Table90.A2" office:value-type="string">
            <text:p text:style-name="P18">GP3_Flag</text:p>
          </table:table-cell>
          <table:table-cell table:style-name="Table90.A2" office:value-type="string">
            <text:p text:style-name="P18">GP2_Flag</text:p>
          </table:table-cell>
          <table:table-cell table:style-name="Table90.A2" office:value-type="string">
            <text:p text:style-name="P18">GP1_Flag</text:p>
          </table:table-cell>
          <table:table-cell table:style-name="Table90.A2" office:value-type="string">
            <text:p text:style-name="P18">Interrupt_Enable</text:p>
          </table:table-cell>
          <table:table-cell table:style-name="Table90.A2" office:value-type="string">
            <text:p text:style-name="P18">Negative_Flag</text:p>
          </table:table-cell>
          <table:table-cell table:style-name="Table90.A2" office:value-type="string">
            <text:p text:style-name="P18">Carry_Flag</text:p>
          </table:table-cell>
          <table:table-cell table:style-name="Table90.H2" office:value-type="string">
            <text:p text:style-name="P18">Zero_Flag</text:p>
          </table:table-cell>
        </table:table-row>
        <table:table-row>
          <table:table-cell table:style-name="Table90.A2" office:value-type="string">
            <text:p text:style-name="P18">-</text:p>
          </table:table-cell>
          <table:table-cell table:style-name="Table90.A2" office:value-type="string">
            <text:p text:style-name="P18">-</text:p>
          </table:table-cell>
          <table:table-cell table:style-name="Table90.A2" office:value-type="string">
            <text:p text:style-name="P18">-</text:p>
          </table:table-cell>
          <table:table-cell table:style-name="Table90.A2" office:value-type="string">
            <text:p text:style-name="P18">-</text:p>
          </table:table-cell>
          <table:table-cell table:style-name="Table90.A2" office:value-type="string">
            <text:p text:style-name="P18">-</text:p>
          </table:table-cell>
          <table:table-cell table:style-name="Table90.A2" office:value-type="string">
            <text:p text:style-name="P18">-</text:p>
          </table:table-cell>
          <table:table-cell table:style-name="Table90.A2" office:value-type="string">
            <text:p text:style-name="P18">-</text:p>
          </table:table-cell>
          <table:table-cell table:style-name="Table90.H2" office:value-type="string">
            <text:p text:style-name="P18">-</text:p>
          </table:table-cell>
        </table:table-row>
      </table:table>
      <text:h text:style-name="P48" text:outline-level="3">Clocks</text:h>
      <text:p text:style-name="P5">1</text:p>
      <text:h text:style-name="P47" text:outline-level="3">Description</text:h>
      <text:p text:style-name="Text_20_body">Proceed to the next instruction.</text:p>
      <text:p text:style-name="Text_20_body">Flags are unaffected by this instruction.</text:p>
      <text:h text:style-name="P48" text:outline-level="3">Instruction Alias</text:h>
      <text:p text:style-name="P4"><text:span text:style-name="T19">[label:]<text:tab/><text:tab/>BR</text:span><text:span text:style-name="T19">K</text:span></text:p>
      <text:h text:style-name="P55" text:outline-level="2"><text:bookmark text:name="__RefHeading__19382_1201545282"/>BRZ – Branch on Zero<text:bookmark-end text:name="__RefHeading__19382_1201545282"/></text:h>
      <text:h text:style-name="Heading_20_3" text:outline-level="3">Format</text:h>
      <table:table table:name="Table81" table:style-name="Table81">
        <table:table-column table:style-name="Table81.A"/>
        <table:table-column table:style-name="Table81.B" table:number-columns-repeated="4"/>
        <table:table-column table:style-name="Table81.A"/>
        <table:table-column table:style-name="Table81.B" table:number-columns-repeated="4"/>
        <table:table-column table:style-name="Table81.A"/>
        <table:table-column table:style-name="Table81.B" table:number-columns-repeated="5"/>
        <table:table-row>
          <table:table-cell table:style-name="Table81.A1" table:number-columns-spanned="5" office:value-type="string">
            <text:p text:style-name="P25">Opcode</text:p>
          </table:table-cell>
          <table:covered-table-cell/>
          <table:covered-table-cell/>
          <table:covered-table-cell/>
          <table:covered-table-cell/>
          <table:table-cell table:style-name="Table81.A1" table:number-columns-spanned="3" office:value-type="string">
            <text:p text:style-name="P25">Bit Index</text:p>
          </table:table-cell>
          <table:covered-table-cell/>
          <table:covered-table-cell/>
          <table:table-cell table:style-name="Table81.I1" table:number-columns-spanned="8" office:value-type="string">
            <text:p text:style-name="Table_20_Heading">Signed Offset</text:p>
          </table:table-cell>
          <table:covered-table-cell/>
          <table:covered-table-cell/>
          <table:covered-table-cell/>
          <table:covered-table-cell/>
          <table:covered-table-cell/>
          <table:covered-table-cell/>
          <table:covered-table-cell/>
        </table:table-row>
        <table:table-row>
          <table:table-cell table:style-name="Table81.A2" office:value-type="float" office:value="1">
            <text:p text:style-name="Table_20_Contents">1</text:p>
          </table:table-cell>
          <table:table-cell table:style-name="Table81.A2" office:value-type="float" office:value="0">
            <text:p text:style-name="Table_20_Contents">0</text:p>
          </table:table-cell>
          <table:table-cell table:style-name="Table81.A2" office:value-type="float" office:value="0">
            <text:p text:style-name="Table_20_Contents">0</text:p>
          </table:table-cell>
          <table:table-cell table:style-name="Table81.A2" office:value-type="float" office:value="1">
            <text:p text:style-name="Table_20_Contents">1</text:p>
          </table:table-cell>
          <table:table-cell table:style-name="Table81.A2" office:value-type="float" office:value="1">
            <text:p text:style-name="Table_20_Contents">1</text:p>
          </table:table-cell>
          <table:table-cell table:style-name="Table81.A2" office:value-type="float" office:value="0">
            <text:p text:style-name="Table_20_Contents">0</text:p>
          </table:table-cell>
          <table:table-cell table:style-name="Table81.A2" office:value-type="float" office:value="0">
            <text:p text:style-name="Table_20_Contents">0</text:p>
          </table:table-cell>
          <table:table-cell table:style-name="Table81.A2" office:value-type="float" office:value="0">
            <text:p text:style-name="Table_20_Contents">0</text:p>
          </table:table-cell>
          <table:table-cell table:style-name="Table81.I2" office:value-type="string">
            <text:p text:style-name="Table_20_Contents">X</text:p>
          </table:table-cell>
          <table:table-cell table:style-name="Table81.I2" office:value-type="string">
            <text:p text:style-name="Table_20_Contents">X</text:p>
          </table:table-cell>
          <table:table-cell table:style-name="Table81.I2" office:value-type="string">
            <text:p text:style-name="Table_20_Contents">X</text:p>
          </table:table-cell>
          <table:table-cell table:style-name="Table81.I2" office:value-type="string">
            <text:p text:style-name="Table_20_Contents">X</text:p>
          </table:table-cell>
          <table:table-cell table:style-name="Table81.I2" office:value-type="string">
            <text:p text:style-name="Table_20_Contents">X</text:p>
          </table:table-cell>
          <table:table-cell table:style-name="Table81.I2" office:value-type="string">
            <text:p text:style-name="Table_20_Contents">X</text:p>
          </table:table-cell>
          <table:table-cell table:style-name="Table81.I2" office:value-type="string">
            <text:p text:style-name="Table_20_Contents">X</text:p>
          </table:table-cell>
          <table:table-cell table:style-name="Table81.P2" office:value-type="string">
            <text:p text:style-name="Table_20_Contents">X</text:p>
          </table:table-cell>
        </table:table-row>
      </table:table>
      <text:h text:style-name="P48" text:outline-level="3">Mnemonic</text:h>
      <text:p text:style-name="P15"><text:span text:style-name="T8">[label:]<text:tab/></text:span><text:span text:style-name="T8">BR</text:span><text:span text:style-name="T8">Z</text:span><text:span text:style-name="T6"><text:tab/></text:span><text:span text:style-name="T6">signed_</text:span><text:span text:style-name="T6">offset</text:span></text:p>
      <text:h text:style-name="Heading_20_3" text:outline-level="3">Operation</text:h>
      <text:p text:style-name="P2"><text:span text:style-name="T5">If (PSR[</text:span><text:span text:style-name="T5">0</text:span><text:span text:style-name="T5">] == </text:span><text:span text:style-name="T5">1</text:span><text:span text:style-name="T5">) {</text:span></text:p>
      <text:p text:style-name="P2"><text:span text:style-name="T5"><text:tab/>PROGRAM_COUNTER</text:span><text:span text:style-name="T5"> </text:span><text:span text:style-name="T1">←</text:span><text:span text:style-name="T5"> </text:span><text:span text:style-name="T5">PROGRAM_COUNTER + </text:span><text:span text:style-name="T5">SIGN_EXTEND(</text:span><text:span text:style-name="T5">offset</text:span><text:span text:style-name="T5">)</text:span></text:p>
      <text:p text:style-name="P6">}</text:p>
      <text:h text:style-name="Heading_20_3" text:outline-level="3">Flags</text:h>
      <table:table table:name="Table82" table:style-name="Table82">
        <table:table-column table:style-name="Table82.A" table:number-columns-repeated="7"/>
        <table:table-column table:style-name="Table82.H"/>
        <table:table-row>
          <table:table-cell table:style-name="Table82.A1" office:value-type="string">
            <text:p text:style-name="P25">PSR[7]</text:p>
          </table:table-cell>
          <table:table-cell table:style-name="Table82.A1" office:value-type="string">
            <text:p text:style-name="P25">PSR[6]</text:p>
          </table:table-cell>
          <table:table-cell table:style-name="Table82.A1" office:value-type="string">
            <text:p text:style-name="P25">PSR[5]</text:p>
          </table:table-cell>
          <table:table-cell table:style-name="Table82.A1" office:value-type="string">
            <text:p text:style-name="P25">PSR[4]</text:p>
          </table:table-cell>
          <table:table-cell table:style-name="Table82.A1" office:value-type="string">
            <text:p text:style-name="P25">PSR[3]</text:p>
          </table:table-cell>
          <table:table-cell table:style-name="Table82.A1" office:value-type="string">
            <text:p text:style-name="P25">PSR[2]</text:p>
          </table:table-cell>
          <table:table-cell table:style-name="Table82.A1" office:value-type="string">
            <text:p text:style-name="P25">PSR[1]</text:p>
          </table:table-cell>
          <table:table-cell table:style-name="Table82.H1" office:value-type="string">
            <text:p text:style-name="P25">PSR[0]</text:p>
          </table:table-cell>
        </table:table-row>
        <table:table-row>
          <table:table-cell table:style-name="Table82.A2" office:value-type="string">
            <text:p text:style-name="P18">GP4_Flag</text:p>
          </table:table-cell>
          <table:table-cell table:style-name="Table82.A2" office:value-type="string">
            <text:p text:style-name="P18">GP3_Flag</text:p>
          </table:table-cell>
          <table:table-cell table:style-name="Table82.A2" office:value-type="string">
            <text:p text:style-name="P18">GP2_Flag</text:p>
          </table:table-cell>
          <table:table-cell table:style-name="Table82.A2" office:value-type="string">
            <text:p text:style-name="P18">GP1_Flag</text:p>
          </table:table-cell>
          <table:table-cell table:style-name="Table82.A2" office:value-type="string">
            <text:p text:style-name="P18">Interrupt_Enable</text:p>
          </table:table-cell>
          <table:table-cell table:style-name="Table82.A2" office:value-type="string">
            <text:p text:style-name="P18">Negative_Flag</text:p>
          </table:table-cell>
          <table:table-cell table:style-name="Table82.A2" office:value-type="string">
            <text:p text:style-name="P18">Carry_Flag</text:p>
          </table:table-cell>
          <table:table-cell table:style-name="Table82.H2" office:value-type="string">
            <text:p text:style-name="P18">Zero_Flag</text:p>
          </table:table-cell>
        </table:table-row>
        <table:table-row>
          <table:table-cell table:style-name="Table82.A2" office:value-type="string">
            <text:p text:style-name="P18">-</text:p>
          </table:table-cell>
          <table:table-cell table:style-name="Table82.A2" office:value-type="string">
            <text:p text:style-name="P18">-</text:p>
          </table:table-cell>
          <table:table-cell table:style-name="Table82.A2" office:value-type="string">
            <text:p text:style-name="P18">-</text:p>
          </table:table-cell>
          <table:table-cell table:style-name="Table82.A2" office:value-type="string">
            <text:p text:style-name="P18">-</text:p>
          </table:table-cell>
          <table:table-cell table:style-name="Table82.A2" office:value-type="string">
            <text:p text:style-name="P18">-</text:p>
          </table:table-cell>
          <table:table-cell table:style-name="Table82.A2" office:value-type="string">
            <text:p text:style-name="P18">-</text:p>
          </table:table-cell>
          <table:table-cell table:style-name="Table82.A2" office:value-type="string">
            <text:p text:style-name="P18">-</text:p>
          </table:table-cell>
          <table:table-cell table:style-name="Table82.H2" office:value-type="string">
            <text:p text:style-name="P18">-</text:p>
          </table:table-cell>
        </table:table-row>
      </table:table>
      <text:h text:style-name="P48" text:outline-level="3">Clocks</text:h>
      <text:p text:style-name="P5">3</text:p>
      <text:h text:style-name="P47" text:outline-level="3">Description</text:h>
      <text:p text:style-name="Text_20_body">Take a relative branch if the Zero Flag is '1'. <text:s/>Otherwise, proceed to the next instruction.</text:p>
      <text:p text:style-name="Text_20_body">Flags are unaffected by this instruction.</text:p>
      <text:h text:style-name="P48" text:outline-level="3">Instruction Alias</text:h>
      <text:p text:style-name="P5">[label:]<text:tab/><text:tab/>BR1<text:tab/>0, signed_offset</text:p>
      <text:h text:style-name="Heading_20_2" text:outline-level="2"><text:bookmark text:name="__RefHeading__19384_1201545282"/><text:soft-page-break/>BRNZ – Branch on Not Zero<text:bookmark-end text:name="__RefHeading__19384_1201545282"/></text:h>
      <text:h text:style-name="Heading_20_3" text:outline-level="3">Format</text:h>
      <table:table table:name="Table93" table:style-name="Table93">
        <table:table-column table:style-name="Table93.A"/>
        <table:table-column table:style-name="Table93.B" table:number-columns-repeated="4"/>
        <table:table-column table:style-name="Table93.A"/>
        <table:table-column table:style-name="Table93.B" table:number-columns-repeated="4"/>
        <table:table-column table:style-name="Table93.A"/>
        <table:table-column table:style-name="Table93.B" table:number-columns-repeated="5"/>
        <table:table-row>
          <table:table-cell table:style-name="Table93.A1" table:number-columns-spanned="5" office:value-type="string">
            <text:p text:style-name="P25">Opcode</text:p>
          </table:table-cell>
          <table:covered-table-cell/>
          <table:covered-table-cell/>
          <table:covered-table-cell/>
          <table:covered-table-cell/>
          <table:table-cell table:style-name="Table93.A1" table:number-columns-spanned="3" office:value-type="string">
            <text:p text:style-name="P25">Bit Index</text:p>
          </table:table-cell>
          <table:covered-table-cell/>
          <table:covered-table-cell/>
          <table:table-cell table:style-name="Table93.I1" table:number-columns-spanned="8" office:value-type="string">
            <text:p text:style-name="Table_20_Heading">Signed Offset</text:p>
          </table:table-cell>
          <table:covered-table-cell/>
          <table:covered-table-cell/>
          <table:covered-table-cell/>
          <table:covered-table-cell/>
          <table:covered-table-cell/>
          <table:covered-table-cell/>
          <table:covered-table-cell/>
        </table:table-row>
        <table:table-row>
          <table:table-cell table:style-name="Table93.A2" office:value-type="float" office:value="1">
            <text:p text:style-name="Table_20_Contents">1</text:p>
          </table:table-cell>
          <table:table-cell table:style-name="Table93.A2" office:value-type="float" office:value="0">
            <text:p text:style-name="Table_20_Contents">0</text:p>
          </table:table-cell>
          <table:table-cell table:style-name="Table93.A2" office:value-type="float" office:value="0">
            <text:p text:style-name="Table_20_Contents">0</text:p>
          </table:table-cell>
          <table:table-cell table:style-name="Table93.A2" office:value-type="float" office:value="1">
            <text:p text:style-name="Table_20_Contents">1</text:p>
          </table:table-cell>
          <table:table-cell table:style-name="Table93.A2" office:value-type="float" office:value="0">
            <text:p text:style-name="Table_20_Contents">0</text:p>
          </table:table-cell>
          <table:table-cell table:style-name="Table93.A2" office:value-type="float" office:value="0">
            <text:p text:style-name="Table_20_Contents">0</text:p>
          </table:table-cell>
          <table:table-cell table:style-name="Table93.A2" office:value-type="float" office:value="0">
            <text:p text:style-name="Table_20_Contents">0</text:p>
          </table:table-cell>
          <table:table-cell table:style-name="Table93.A2" office:value-type="float" office:value="0">
            <text:p text:style-name="Table_20_Contents">0</text:p>
          </table:table-cell>
          <table:table-cell table:style-name="Table93.I2" office:value-type="string">
            <text:p text:style-name="Table_20_Contents">X</text:p>
          </table:table-cell>
          <table:table-cell table:style-name="Table93.I2" office:value-type="string">
            <text:p text:style-name="Table_20_Contents">X</text:p>
          </table:table-cell>
          <table:table-cell table:style-name="Table93.I2" office:value-type="string">
            <text:p text:style-name="Table_20_Contents">X</text:p>
          </table:table-cell>
          <table:table-cell table:style-name="Table93.I2" office:value-type="string">
            <text:p text:style-name="Table_20_Contents">X</text:p>
          </table:table-cell>
          <table:table-cell table:style-name="Table93.I2" office:value-type="string">
            <text:p text:style-name="Table_20_Contents">X</text:p>
          </table:table-cell>
          <table:table-cell table:style-name="Table93.I2" office:value-type="string">
            <text:p text:style-name="Table_20_Contents">X</text:p>
          </table:table-cell>
          <table:table-cell table:style-name="Table93.I2" office:value-type="string">
            <text:p text:style-name="Table_20_Contents">X</text:p>
          </table:table-cell>
          <table:table-cell table:style-name="Table93.P2" office:value-type="string">
            <text:p text:style-name="Table_20_Contents">X</text:p>
          </table:table-cell>
        </table:table-row>
      </table:table>
      <text:h text:style-name="P48" text:outline-level="3">Mnemonic</text:h>
      <text:p text:style-name="P15"><text:span text:style-name="T8">[label:]<text:tab/></text:span><text:span text:style-name="T8">BR</text:span><text:span text:style-name="T8">N</text:span><text:span text:style-name="T8">Z</text:span><text:span text:style-name="T6"><text:tab/></text:span><text:span text:style-name="T6">signed_</text:span><text:span text:style-name="T6">offset</text:span></text:p>
      <text:h text:style-name="Heading_20_3" text:outline-level="3">Operation</text:h>
      <text:p text:style-name="P2"><text:span text:style-name="T5">If (PSR[</text:span><text:span text:style-name="T5">0</text:span><text:span text:style-name="T5">] == </text:span><text:span text:style-name="T5">0</text:span><text:span text:style-name="T5">) {</text:span></text:p>
      <text:p text:style-name="P2"><text:span text:style-name="T5"><text:tab/>PROGRAM_COUNTER</text:span><text:span text:style-name="T5"> </text:span><text:span text:style-name="T1">←</text:span><text:span text:style-name="T5"> </text:span><text:span text:style-name="T5">PROGRAM_COUNTER + </text:span><text:span text:style-name="T5">SIGN_EXTEND(</text:span><text:span text:style-name="T5">offset</text:span><text:span text:style-name="T5">)</text:span></text:p>
      <text:p text:style-name="P6">}</text:p>
      <text:h text:style-name="Heading_20_3" text:outline-level="3">Flags</text:h>
      <table:table table:name="Table94" table:style-name="Table94">
        <table:table-column table:style-name="Table94.A" table:number-columns-repeated="7"/>
        <table:table-column table:style-name="Table94.H"/>
        <table:table-row>
          <table:table-cell table:style-name="Table94.A1" office:value-type="string">
            <text:p text:style-name="P25">PSR[7]</text:p>
          </table:table-cell>
          <table:table-cell table:style-name="Table94.A1" office:value-type="string">
            <text:p text:style-name="P25">PSR[6]</text:p>
          </table:table-cell>
          <table:table-cell table:style-name="Table94.A1" office:value-type="string">
            <text:p text:style-name="P25">PSR[5]</text:p>
          </table:table-cell>
          <table:table-cell table:style-name="Table94.A1" office:value-type="string">
            <text:p text:style-name="P25">PSR[4]</text:p>
          </table:table-cell>
          <table:table-cell table:style-name="Table94.A1" office:value-type="string">
            <text:p text:style-name="P25">PSR[3]</text:p>
          </table:table-cell>
          <table:table-cell table:style-name="Table94.A1" office:value-type="string">
            <text:p text:style-name="P25">PSR[2]</text:p>
          </table:table-cell>
          <table:table-cell table:style-name="Table94.A1" office:value-type="string">
            <text:p text:style-name="P25">PSR[1]</text:p>
          </table:table-cell>
          <table:table-cell table:style-name="Table94.H1" office:value-type="string">
            <text:p text:style-name="P25">PSR[0]</text:p>
          </table:table-cell>
        </table:table-row>
        <table:table-row>
          <table:table-cell table:style-name="Table94.A2" office:value-type="string">
            <text:p text:style-name="P18">GP4_Flag</text:p>
          </table:table-cell>
          <table:table-cell table:style-name="Table94.A2" office:value-type="string">
            <text:p text:style-name="P18">GP3_Flag</text:p>
          </table:table-cell>
          <table:table-cell table:style-name="Table94.A2" office:value-type="string">
            <text:p text:style-name="P18">GP2_Flag</text:p>
          </table:table-cell>
          <table:table-cell table:style-name="Table94.A2" office:value-type="string">
            <text:p text:style-name="P18">GP1_Flag</text:p>
          </table:table-cell>
          <table:table-cell table:style-name="Table94.A2" office:value-type="string">
            <text:p text:style-name="P18">Interrupt_Enable</text:p>
          </table:table-cell>
          <table:table-cell table:style-name="Table94.A2" office:value-type="string">
            <text:p text:style-name="P18">Negative_Flag</text:p>
          </table:table-cell>
          <table:table-cell table:style-name="Table94.A2" office:value-type="string">
            <text:p text:style-name="P18">Carry_Flag&lt;</text:p>
          </table:table-cell>
          <table:table-cell table:style-name="Table94.H2" office:value-type="string">
            <text:p text:style-name="P18">Zero_Flag</text:p>
          </table:table-cell>
        </table:table-row>
        <table:table-row>
          <table:table-cell table:style-name="Table94.A2" office:value-type="string">
            <text:p text:style-name="P18">-</text:p>
          </table:table-cell>
          <table:table-cell table:style-name="Table94.A2" office:value-type="string">
            <text:p text:style-name="P18">-</text:p>
          </table:table-cell>
          <table:table-cell table:style-name="Table94.A2" office:value-type="string">
            <text:p text:style-name="P18">-</text:p>
          </table:table-cell>
          <table:table-cell table:style-name="Table94.A2" office:value-type="string">
            <text:p text:style-name="P18">-</text:p>
          </table:table-cell>
          <table:table-cell table:style-name="Table94.A2" office:value-type="string">
            <text:p text:style-name="P18">-</text:p>
          </table:table-cell>
          <table:table-cell table:style-name="Table94.A2" office:value-type="string">
            <text:p text:style-name="P18">-</text:p>
          </table:table-cell>
          <table:table-cell table:style-name="Table94.A2" office:value-type="string">
            <text:p text:style-name="P18">-</text:p>
          </table:table-cell>
          <table:table-cell table:style-name="Table94.H2" office:value-type="string">
            <text:p text:style-name="P18">-</text:p>
          </table:table-cell>
        </table:table-row>
      </table:table>
      <text:h text:style-name="P48" text:outline-level="3">Clocks</text:h>
      <text:p text:style-name="P5">3</text:p>
      <text:h text:style-name="P47" text:outline-level="3">Description</text:h>
      <text:p text:style-name="Text_20_body">Take a relative branch if the Zero Flag is '0'. <text:s/>Otherwise, proceed to the next instruction.</text:p>
      <text:p text:style-name="Text_20_body">Flags are unaffected by this instruction.</text:p>
      <text:h text:style-name="P48" text:outline-level="3">Instruction Alias</text:h>
      <text:p text:style-name="P5">[label:]<text:tab/><text:tab/>BR0<text:tab/>0, signed_offset</text:p>
      <text:h text:style-name="Heading_20_2" text:outline-level="2"><text:bookmark text:name="__RefHeading__19388_1201545282"/><text:soft-page-break/>BRLZ – Branch on Less than Zero<text:bookmark-end text:name="__RefHeading__19388_1201545282"/></text:h>
      <text:h text:style-name="Heading_20_3" text:outline-level="3">Format</text:h>
      <table:table table:name="Table85" table:style-name="Table85">
        <table:table-column table:style-name="Table85.A"/>
        <table:table-column table:style-name="Table85.B" table:number-columns-repeated="4"/>
        <table:table-column table:style-name="Table85.A"/>
        <table:table-column table:style-name="Table85.B" table:number-columns-repeated="4"/>
        <table:table-column table:style-name="Table85.A"/>
        <table:table-column table:style-name="Table85.B" table:number-columns-repeated="5"/>
        <table:table-row>
          <table:table-cell table:style-name="Table85.A1" table:number-columns-spanned="5" office:value-type="string">
            <text:p text:style-name="P25">Opcode</text:p>
          </table:table-cell>
          <table:covered-table-cell/>
          <table:covered-table-cell/>
          <table:covered-table-cell/>
          <table:covered-table-cell/>
          <table:table-cell table:style-name="Table85.A1" table:number-columns-spanned="3" office:value-type="string">
            <text:p text:style-name="P25">Bit Index</text:p>
          </table:table-cell>
          <table:covered-table-cell/>
          <table:covered-table-cell/>
          <table:table-cell table:style-name="Table85.I1" table:number-columns-spanned="8" office:value-type="string">
            <text:p text:style-name="Table_20_Heading">Signed Offset</text:p>
          </table:table-cell>
          <table:covered-table-cell/>
          <table:covered-table-cell/>
          <table:covered-table-cell/>
          <table:covered-table-cell/>
          <table:covered-table-cell/>
          <table:covered-table-cell/>
          <table:covered-table-cell/>
        </table:table-row>
        <table:table-row>
          <table:table-cell table:style-name="Table85.A2" office:value-type="float" office:value="1">
            <text:p text:style-name="Table_20_Contents">1</text:p>
          </table:table-cell>
          <table:table-cell table:style-name="Table85.A2" office:value-type="float" office:value="0">
            <text:p text:style-name="Table_20_Contents">0</text:p>
          </table:table-cell>
          <table:table-cell table:style-name="Table85.A2" office:value-type="float" office:value="0">
            <text:p text:style-name="Table_20_Contents">0</text:p>
          </table:table-cell>
          <table:table-cell table:style-name="Table85.A2" office:value-type="float" office:value="1">
            <text:p text:style-name="Table_20_Contents">1</text:p>
          </table:table-cell>
          <table:table-cell table:style-name="Table85.A2" office:value-type="float" office:value="1">
            <text:p text:style-name="Table_20_Contents">1</text:p>
          </table:table-cell>
          <table:table-cell table:style-name="Table85.A2" office:value-type="float" office:value="0">
            <text:p text:style-name="Table_20_Contents">0</text:p>
          </table:table-cell>
          <table:table-cell table:style-name="Table85.A2" office:value-type="float" office:value="1">
            <text:p text:style-name="Table_20_Contents">1</text:p>
          </table:table-cell>
          <table:table-cell table:style-name="Table85.A2" office:value-type="float" office:value="0">
            <text:p text:style-name="Table_20_Contents">0</text:p>
          </table:table-cell>
          <table:table-cell table:style-name="Table85.I2" office:value-type="string">
            <text:p text:style-name="Table_20_Contents">X</text:p>
          </table:table-cell>
          <table:table-cell table:style-name="Table85.I2" office:value-type="string">
            <text:p text:style-name="Table_20_Contents">X</text:p>
          </table:table-cell>
          <table:table-cell table:style-name="Table85.I2" office:value-type="string">
            <text:p text:style-name="Table_20_Contents">X</text:p>
          </table:table-cell>
          <table:table-cell table:style-name="Table85.I2" office:value-type="string">
            <text:p text:style-name="Table_20_Contents">X</text:p>
          </table:table-cell>
          <table:table-cell table:style-name="Table85.I2" office:value-type="string">
            <text:p text:style-name="Table_20_Contents">X</text:p>
          </table:table-cell>
          <table:table-cell table:style-name="Table85.I2" office:value-type="string">
            <text:p text:style-name="Table_20_Contents">X</text:p>
          </table:table-cell>
          <table:table-cell table:style-name="Table85.I2" office:value-type="string">
            <text:p text:style-name="Table_20_Contents">X</text:p>
          </table:table-cell>
          <table:table-cell table:style-name="Table85.P2" office:value-type="string">
            <text:p text:style-name="Table_20_Contents">X</text:p>
          </table:table-cell>
        </table:table-row>
      </table:table>
      <text:h text:style-name="P48" text:outline-level="3">Mnemonic</text:h>
      <text:p text:style-name="P15"><text:span text:style-name="T8">[label:]<text:tab/></text:span><text:span text:style-name="T8">BR</text:span><text:span text:style-name="T8">LZ</text:span><text:span text:style-name="T6"><text:tab/></text:span><text:span text:style-name="T6">signed_</text:span><text:span text:style-name="T6">offset</text:span></text:p>
      <text:h text:style-name="Heading_20_3" text:outline-level="3">Operation</text:h>
      <text:p text:style-name="P2"><text:span text:style-name="T5">If (PSR[</text:span><text:span text:style-name="T5">2</text:span><text:span text:style-name="T5">] == </text:span><text:span text:style-name="T5">1</text:span><text:span text:style-name="T5">) {</text:span></text:p>
      <text:p text:style-name="P2"><text:span text:style-name="T5"><text:tab/>PROGRAM_COUNTER</text:span><text:span text:style-name="T5"> </text:span><text:span text:style-name="T1">←</text:span><text:span text:style-name="T5"> </text:span><text:span text:style-name="T5">PROGRAM_COUNTER + </text:span><text:span text:style-name="T5">SIGN_EXTEND(</text:span><text:span text:style-name="T5">offset</text:span><text:span text:style-name="T5">)</text:span></text:p>
      <text:p text:style-name="P6">}</text:p>
      <text:h text:style-name="Heading_20_3" text:outline-level="3">Flags</text:h>
      <table:table table:name="Table86" table:style-name="Table86">
        <table:table-column table:style-name="Table86.A" table:number-columns-repeated="7"/>
        <table:table-column table:style-name="Table86.H"/>
        <table:table-row>
          <table:table-cell table:style-name="Table86.A1" office:value-type="string">
            <text:p text:style-name="P25">PSR[7]</text:p>
          </table:table-cell>
          <table:table-cell table:style-name="Table86.A1" office:value-type="string">
            <text:p text:style-name="P25">PSR[6]</text:p>
          </table:table-cell>
          <table:table-cell table:style-name="Table86.A1" office:value-type="string">
            <text:p text:style-name="P25">PSR[5]</text:p>
          </table:table-cell>
          <table:table-cell table:style-name="Table86.A1" office:value-type="string">
            <text:p text:style-name="P25">PSR[4]</text:p>
          </table:table-cell>
          <table:table-cell table:style-name="Table86.A1" office:value-type="string">
            <text:p text:style-name="P25">PSR[3]</text:p>
          </table:table-cell>
          <table:table-cell table:style-name="Table86.A1" office:value-type="string">
            <text:p text:style-name="P25">PSR[2]</text:p>
          </table:table-cell>
          <table:table-cell table:style-name="Table86.A1" office:value-type="string">
            <text:p text:style-name="P25">PSR[1]</text:p>
          </table:table-cell>
          <table:table-cell table:style-name="Table86.H1" office:value-type="string">
            <text:p text:style-name="P25">PSR[0]</text:p>
          </table:table-cell>
        </table:table-row>
        <table:table-row>
          <table:table-cell table:style-name="Table86.A2" office:value-type="string">
            <text:p text:style-name="P18">GP4_Flag</text:p>
          </table:table-cell>
          <table:table-cell table:style-name="Table86.A2" office:value-type="string">
            <text:p text:style-name="P18">GP3_Flag</text:p>
          </table:table-cell>
          <table:table-cell table:style-name="Table86.A2" office:value-type="string">
            <text:p text:style-name="P18">GP2_Flag</text:p>
          </table:table-cell>
          <table:table-cell table:style-name="Table86.A2" office:value-type="string">
            <text:p text:style-name="P18">GP1_Flag</text:p>
          </table:table-cell>
          <table:table-cell table:style-name="Table86.A2" office:value-type="string">
            <text:p text:style-name="P18">Interrupt_Enable</text:p>
          </table:table-cell>
          <table:table-cell table:style-name="Table86.A2" office:value-type="string">
            <text:p text:style-name="P18">Negative_Flag</text:p>
          </table:table-cell>
          <table:table-cell table:style-name="Table86.A2" office:value-type="string">
            <text:p text:style-name="P18">Carry_Flag</text:p>
          </table:table-cell>
          <table:table-cell table:style-name="Table86.H2" office:value-type="string">
            <text:p text:style-name="P18">Zero_Flag</text:p>
          </table:table-cell>
        </table:table-row>
        <table:table-row>
          <table:table-cell table:style-name="Table86.A2" office:value-type="string">
            <text:p text:style-name="P18">-</text:p>
          </table:table-cell>
          <table:table-cell table:style-name="Table86.A2" office:value-type="string">
            <text:p text:style-name="P18">-</text:p>
          </table:table-cell>
          <table:table-cell table:style-name="Table86.A2" office:value-type="string">
            <text:p text:style-name="P18">-</text:p>
          </table:table-cell>
          <table:table-cell table:style-name="Table86.A2" office:value-type="string">
            <text:p text:style-name="P18">-</text:p>
          </table:table-cell>
          <table:table-cell table:style-name="Table86.A2" office:value-type="string">
            <text:p text:style-name="P18">-</text:p>
          </table:table-cell>
          <table:table-cell table:style-name="Table86.A2" office:value-type="string">
            <text:p text:style-name="P18">-</text:p>
          </table:table-cell>
          <table:table-cell table:style-name="Table86.A2" office:value-type="string">
            <text:p text:style-name="P18">-</text:p>
          </table:table-cell>
          <table:table-cell table:style-name="Table86.H2" office:value-type="string">
            <text:p text:style-name="P18">-</text:p>
          </table:table-cell>
        </table:table-row>
      </table:table>
      <text:h text:style-name="P48" text:outline-level="3">Clocks</text:h>
      <text:p text:style-name="P5">3nn</text:p>
      <text:h text:style-name="P47" text:outline-level="3">Description</text:h>
      <text:p text:style-name="Text_20_body">Take a relative branch if the Negative Flag is '1'. <text:s/>Otherwise, proceed to the next instruction.</text:p>
      <text:p text:style-name="Text_20_body">Flags are unaffected by this instruction.</text:p>
      <text:h text:style-name="P48" text:outline-level="3">Instruction Alias</text:h>
      <text:p text:style-name="P5">[label:]<text:tab/><text:tab/>BR1<text:tab/>2, signed_offset</text:p>
      <text:h text:style-name="Heading_20_2" text:outline-level="2"><text:bookmark text:name="__RefHeading__19390_1201545282"/><text:soft-page-break/>BRGEZ – Branch on Greater than or Equal to Zero<text:bookmark-end text:name="__RefHeading__19390_1201545282"/></text:h>
      <text:h text:style-name="Heading_20_3" text:outline-level="3">Format</text:h>
      <table:table table:name="Table95" table:style-name="Table95">
        <table:table-column table:style-name="Table95.A"/>
        <table:table-column table:style-name="Table95.B" table:number-columns-repeated="4"/>
        <table:table-column table:style-name="Table95.A"/>
        <table:table-column table:style-name="Table95.B" table:number-columns-repeated="4"/>
        <table:table-column table:style-name="Table95.A"/>
        <table:table-column table:style-name="Table95.B" table:number-columns-repeated="5"/>
        <table:table-row>
          <table:table-cell table:style-name="Table95.A1" table:number-columns-spanned="5" office:value-type="string">
            <text:p text:style-name="P25">Opcode</text:p>
          </table:table-cell>
          <table:covered-table-cell/>
          <table:covered-table-cell/>
          <table:covered-table-cell/>
          <table:covered-table-cell/>
          <table:table-cell table:style-name="Table95.A1" table:number-columns-spanned="3" office:value-type="string">
            <text:p text:style-name="P25">Bit Index</text:p>
          </table:table-cell>
          <table:covered-table-cell/>
          <table:covered-table-cell/>
          <table:table-cell table:style-name="Table95.I1" table:number-columns-spanned="8" office:value-type="string">
            <text:p text:style-name="Table_20_Heading">Signed Offset</text:p>
          </table:table-cell>
          <table:covered-table-cell/>
          <table:covered-table-cell/>
          <table:covered-table-cell/>
          <table:covered-table-cell/>
          <table:covered-table-cell/>
          <table:covered-table-cell/>
          <table:covered-table-cell/>
        </table:table-row>
        <table:table-row>
          <table:table-cell table:style-name="Table95.A2" office:value-type="float" office:value="1">
            <text:p text:style-name="Table_20_Contents">1</text:p>
          </table:table-cell>
          <table:table-cell table:style-name="Table95.A2" office:value-type="float" office:value="0">
            <text:p text:style-name="Table_20_Contents">0</text:p>
          </table:table-cell>
          <table:table-cell table:style-name="Table95.A2" office:value-type="float" office:value="0">
            <text:p text:style-name="Table_20_Contents">0</text:p>
          </table:table-cell>
          <table:table-cell table:style-name="Table95.A2" office:value-type="float" office:value="1">
            <text:p text:style-name="Table_20_Contents">1</text:p>
          </table:table-cell>
          <table:table-cell table:style-name="Table95.A2" office:value-type="float" office:value="0">
            <text:p text:style-name="Table_20_Contents">0</text:p>
          </table:table-cell>
          <table:table-cell table:style-name="Table95.A2" office:value-type="float" office:value="0">
            <text:p text:style-name="Table_20_Contents">0</text:p>
          </table:table-cell>
          <table:table-cell table:style-name="Table95.A2" office:value-type="float" office:value="1">
            <text:p text:style-name="Table_20_Contents">1</text:p>
          </table:table-cell>
          <table:table-cell table:style-name="Table95.A2" office:value-type="float" office:value="0">
            <text:p text:style-name="Table_20_Contents">0</text:p>
          </table:table-cell>
          <table:table-cell table:style-name="Table95.I2" office:value-type="string">
            <text:p text:style-name="Table_20_Contents">X</text:p>
          </table:table-cell>
          <table:table-cell table:style-name="Table95.I2" office:value-type="string">
            <text:p text:style-name="Table_20_Contents">X</text:p>
          </table:table-cell>
          <table:table-cell table:style-name="Table95.I2" office:value-type="string">
            <text:p text:style-name="Table_20_Contents">X</text:p>
          </table:table-cell>
          <table:table-cell table:style-name="Table95.I2" office:value-type="string">
            <text:p text:style-name="Table_20_Contents">X</text:p>
          </table:table-cell>
          <table:table-cell table:style-name="Table95.I2" office:value-type="string">
            <text:p text:style-name="Table_20_Contents">X</text:p>
          </table:table-cell>
          <table:table-cell table:style-name="Table95.I2" office:value-type="string">
            <text:p text:style-name="Table_20_Contents">X</text:p>
          </table:table-cell>
          <table:table-cell table:style-name="Table95.I2" office:value-type="string">
            <text:p text:style-name="Table_20_Contents">X</text:p>
          </table:table-cell>
          <table:table-cell table:style-name="Table95.P2" office:value-type="string">
            <text:p text:style-name="Table_20_Contents">X</text:p>
          </table:table-cell>
        </table:table-row>
      </table:table>
      <text:h text:style-name="P48" text:outline-level="3">Mnemonic</text:h>
      <text:p text:style-name="P15"><text:span text:style-name="T8">[label:]<text:tab/></text:span><text:span text:style-name="T8">BR</text:span><text:span text:style-name="T8">GE</text:span><text:span text:style-name="T8">Z</text:span><text:span text:style-name="T6"><text:tab/></text:span><text:span text:style-name="T6">signed_</text:span><text:span text:style-name="T6">offset</text:span></text:p>
      <text:h text:style-name="Heading_20_3" text:outline-level="3">Operation</text:h>
      <text:p text:style-name="P2"><text:span text:style-name="T5">If (PSR[</text:span><text:span text:style-name="T5">2</text:span><text:span text:style-name="T5">] == </text:span><text:span text:style-name="T5">0</text:span><text:span text:style-name="T5">) {</text:span></text:p>
      <text:p text:style-name="P2"><text:span text:style-name="T5"><text:tab/>PROGRAM_COUNTER</text:span><text:span text:style-name="T5"> </text:span><text:span text:style-name="T1">←</text:span><text:span text:style-name="T5"> </text:span><text:span text:style-name="T5">PROGRAM_COUNTER + </text:span><text:span text:style-name="T5">SIGN_EXTEND(</text:span><text:span text:style-name="T5">offset</text:span><text:span text:style-name="T5">)</text:span></text:p>
      <text:p text:style-name="P6">}</text:p>
      <text:h text:style-name="Heading_20_3" text:outline-level="3">Flags</text:h>
      <table:table table:name="Table96" table:style-name="Table96">
        <table:table-column table:style-name="Table96.A" table:number-columns-repeated="7"/>
        <table:table-column table:style-name="Table96.H"/>
        <table:table-row>
          <table:table-cell table:style-name="Table96.A1" office:value-type="string">
            <text:p text:style-name="P25">PSR[7]</text:p>
          </table:table-cell>
          <table:table-cell table:style-name="Table96.A1" office:value-type="string">
            <text:p text:style-name="P25">PSR[6]</text:p>
          </table:table-cell>
          <table:table-cell table:style-name="Table96.A1" office:value-type="string">
            <text:p text:style-name="P25">PSR[5]</text:p>
          </table:table-cell>
          <table:table-cell table:style-name="Table96.A1" office:value-type="string">
            <text:p text:style-name="P25">PSR[4]</text:p>
          </table:table-cell>
          <table:table-cell table:style-name="Table96.A1" office:value-type="string">
            <text:p text:style-name="P25">PSR[3]</text:p>
          </table:table-cell>
          <table:table-cell table:style-name="Table96.A1" office:value-type="string">
            <text:p text:style-name="P25">PSR[2]</text:p>
          </table:table-cell>
          <table:table-cell table:style-name="Table96.A1" office:value-type="string">
            <text:p text:style-name="P25">PSR[1]</text:p>
          </table:table-cell>
          <table:table-cell table:style-name="Table96.H1" office:value-type="string">
            <text:p text:style-name="P25">PSR[0]</text:p>
          </table:table-cell>
        </table:table-row>
        <table:table-row>
          <table:table-cell table:style-name="Table96.A2" office:value-type="string">
            <text:p text:style-name="P18">GP4_Flag</text:p>
          </table:table-cell>
          <table:table-cell table:style-name="Table96.A2" office:value-type="string">
            <text:p text:style-name="P18">GP3_Flag</text:p>
          </table:table-cell>
          <table:table-cell table:style-name="Table96.A2" office:value-type="string">
            <text:p text:style-name="P18">GP2_Flag</text:p>
          </table:table-cell>
          <table:table-cell table:style-name="Table96.A2" office:value-type="string">
            <text:p text:style-name="P18">GP1_Flag</text:p>
          </table:table-cell>
          <table:table-cell table:style-name="Table96.A2" office:value-type="string">
            <text:p text:style-name="P18">Interrupt_Enable</text:p>
          </table:table-cell>
          <table:table-cell table:style-name="Table96.A2" office:value-type="string">
            <text:p text:style-name="P18">Negative_Flag</text:p>
          </table:table-cell>
          <table:table-cell table:style-name="Table96.A2" office:value-type="string">
            <text:p text:style-name="P18">Carry_Flag</text:p>
          </table:table-cell>
          <table:table-cell table:style-name="Table96.H2" office:value-type="string">
            <text:p text:style-name="P18">Zero_Flag</text:p>
          </table:table-cell>
        </table:table-row>
        <table:table-row>
          <table:table-cell table:style-name="Table96.A2" office:value-type="string">
            <text:p text:style-name="P18">-</text:p>
          </table:table-cell>
          <table:table-cell table:style-name="Table96.A2" office:value-type="string">
            <text:p text:style-name="P18">-</text:p>
          </table:table-cell>
          <table:table-cell table:style-name="Table96.A2" office:value-type="string">
            <text:p text:style-name="P18">-</text:p>
          </table:table-cell>
          <table:table-cell table:style-name="Table96.A2" office:value-type="string">
            <text:p text:style-name="P18">-</text:p>
          </table:table-cell>
          <table:table-cell table:style-name="Table96.A2" office:value-type="string">
            <text:p text:style-name="P18">-</text:p>
          </table:table-cell>
          <table:table-cell table:style-name="Table96.A2" office:value-type="string">
            <text:p text:style-name="P18">-</text:p>
          </table:table-cell>
          <table:table-cell table:style-name="Table96.A2" office:value-type="string">
            <text:p text:style-name="P18">-</text:p>
          </table:table-cell>
          <table:table-cell table:style-name="Table96.H2" office:value-type="string">
            <text:p text:style-name="P18">-</text:p>
          </table:table-cell>
        </table:table-row>
      </table:table>
      <text:h text:style-name="P48" text:outline-level="3">Clocks</text:h>
      <text:p text:style-name="P5">3</text:p>
      <text:h text:style-name="P47" text:outline-level="3">Description</text:h>
      <text:p text:style-name="Text_20_body">Take a relative branch if the Negative_Flag is '0'. <text:s/>Otherwise, proceed to the next instruction.</text:p>
      <text:p text:style-name="Text_20_body">Flags are unaffected by this instruction.</text:p>
      <text:h text:style-name="P48" text:outline-level="3">Instruction Alias</text:h>
      <text:p text:style-name="P5">[label:]<text:tab/><text:tab/>BR0<text:tab/>2, signed_offset</text:p>
      <text:h text:style-name="Heading_20_2" text:outline-level="2"><text:bookmark text:name="__RefHeading__19392_1201545282"/><text:soft-page-break/>BRC – Branch on Carry<text:bookmark-end text:name="__RefHeading__19392_1201545282"/></text:h>
      <text:h text:style-name="Heading_20_3" text:outline-level="3">Format</text:h>
      <table:table table:name="Table87" table:style-name="Table87">
        <table:table-column table:style-name="Table87.A"/>
        <table:table-column table:style-name="Table87.B" table:number-columns-repeated="4"/>
        <table:table-column table:style-name="Table87.A"/>
        <table:table-column table:style-name="Table87.B" table:number-columns-repeated="4"/>
        <table:table-column table:style-name="Table87.A"/>
        <table:table-column table:style-name="Table87.B" table:number-columns-repeated="5"/>
        <table:table-row>
          <table:table-cell table:style-name="Table87.A1" table:number-columns-spanned="5" office:value-type="string">
            <text:p text:style-name="P25">Opcode</text:p>
          </table:table-cell>
          <table:covered-table-cell/>
          <table:covered-table-cell/>
          <table:covered-table-cell/>
          <table:covered-table-cell/>
          <table:table-cell table:style-name="Table87.A1" table:number-columns-spanned="3" office:value-type="string">
            <text:p text:style-name="P25">Bit Index</text:p>
          </table:table-cell>
          <table:covered-table-cell/>
          <table:covered-table-cell/>
          <table:table-cell table:style-name="Table87.I1" table:number-columns-spanned="8" office:value-type="string">
            <text:p text:style-name="Table_20_Heading">Signed Offset</text:p>
          </table:table-cell>
          <table:covered-table-cell/>
          <table:covered-table-cell/>
          <table:covered-table-cell/>
          <table:covered-table-cell/>
          <table:covered-table-cell/>
          <table:covered-table-cell/>
          <table:covered-table-cell/>
        </table:table-row>
        <table:table-row>
          <table:table-cell table:style-name="Table87.A2" office:value-type="float" office:value="1">
            <text:p text:style-name="Table_20_Contents">1</text:p>
          </table:table-cell>
          <table:table-cell table:style-name="Table87.A2" office:value-type="float" office:value="0">
            <text:p text:style-name="Table_20_Contents">0</text:p>
          </table:table-cell>
          <table:table-cell table:style-name="Table87.A2" office:value-type="float" office:value="0">
            <text:p text:style-name="Table_20_Contents">0</text:p>
          </table:table-cell>
          <table:table-cell table:style-name="Table87.A2" office:value-type="float" office:value="1">
            <text:p text:style-name="Table_20_Contents">1</text:p>
          </table:table-cell>
          <table:table-cell table:style-name="Table87.A2" office:value-type="float" office:value="1">
            <text:p text:style-name="Table_20_Contents">1</text:p>
          </table:table-cell>
          <table:table-cell table:style-name="Table87.A2" office:value-type="float" office:value="0">
            <text:p text:style-name="Table_20_Contents">0</text:p>
          </table:table-cell>
          <table:table-cell table:style-name="Table87.A2" office:value-type="float" office:value="0">
            <text:p text:style-name="Table_20_Contents">0</text:p>
          </table:table-cell>
          <table:table-cell table:style-name="Table87.A2" office:value-type="float" office:value="1">
            <text:p text:style-name="Table_20_Contents">1</text:p>
          </table:table-cell>
          <table:table-cell table:style-name="Table87.I2" office:value-type="string">
            <text:p text:style-name="Table_20_Contents">X</text:p>
          </table:table-cell>
          <table:table-cell table:style-name="Table87.I2" office:value-type="string">
            <text:p text:style-name="Table_20_Contents">X</text:p>
          </table:table-cell>
          <table:table-cell table:style-name="Table87.I2" office:value-type="string">
            <text:p text:style-name="Table_20_Contents">X</text:p>
          </table:table-cell>
          <table:table-cell table:style-name="Table87.I2" office:value-type="string">
            <text:p text:style-name="Table_20_Contents">X</text:p>
          </table:table-cell>
          <table:table-cell table:style-name="Table87.I2" office:value-type="string">
            <text:p text:style-name="Table_20_Contents">X</text:p>
          </table:table-cell>
          <table:table-cell table:style-name="Table87.I2" office:value-type="string">
            <text:p text:style-name="Table_20_Contents">X</text:p>
          </table:table-cell>
          <table:table-cell table:style-name="Table87.I2" office:value-type="string">
            <text:p text:style-name="Table_20_Contents">X</text:p>
          </table:table-cell>
          <table:table-cell table:style-name="Table87.P2" office:value-type="string">
            <text:p text:style-name="Table_20_Contents">X</text:p>
          </table:table-cell>
        </table:table-row>
      </table:table>
      <text:h text:style-name="P48" text:outline-level="3">Mnemonic</text:h>
      <text:p text:style-name="P15"><text:span text:style-name="T8">[label:]<text:tab/></text:span><text:span text:style-name="T8">BR</text:span><text:span text:style-name="T8">C</text:span><text:span text:style-name="T6"><text:tab/></text:span><text:span text:style-name="T6">signed_</text:span><text:span text:style-name="T6">offset</text:span></text:p>
      <text:h text:style-name="Heading_20_3" text:outline-level="3">Operation</text:h>
      <text:p text:style-name="P2"><text:span text:style-name="T5">If (PSR[</text:span><text:span text:style-name="T5">1</text:span><text:span text:style-name="T5">] == </text:span><text:span text:style-name="T5">1</text:span><text:span text:style-name="T5">) {</text:span></text:p>
      <text:p text:style-name="P2"><text:span text:style-name="T5"><text:tab/>PROGRAM_COUNTER</text:span><text:span text:style-name="T5"> </text:span><text:span text:style-name="T1">←</text:span><text:span text:style-name="T5"> </text:span><text:span text:style-name="T5">PROGRAM_COUNTER + </text:span><text:span text:style-name="T5">SIGN_EXTEND(</text:span><text:span text:style-name="T5">offset</text:span><text:span text:style-name="T5">)</text:span></text:p>
      <text:p text:style-name="P6">}</text:p>
      <text:h text:style-name="Heading_20_3" text:outline-level="3">Flags</text:h>
      <table:table table:name="Table88" table:style-name="Table88">
        <table:table-column table:style-name="Table88.A" table:number-columns-repeated="7"/>
        <table:table-column table:style-name="Table88.H"/>
        <table:table-row>
          <table:table-cell table:style-name="Table88.A1" office:value-type="string">
            <text:p text:style-name="P25">PSR[7]</text:p>
          </table:table-cell>
          <table:table-cell table:style-name="Table88.A1" office:value-type="string">
            <text:p text:style-name="P25">PSR[6]</text:p>
          </table:table-cell>
          <table:table-cell table:style-name="Table88.A1" office:value-type="string">
            <text:p text:style-name="P25">PSR[5]</text:p>
          </table:table-cell>
          <table:table-cell table:style-name="Table88.A1" office:value-type="string">
            <text:p text:style-name="P25">PSR[4]</text:p>
          </table:table-cell>
          <table:table-cell table:style-name="Table88.A1" office:value-type="string">
            <text:p text:style-name="P25">PSR[3]</text:p>
          </table:table-cell>
          <table:table-cell table:style-name="Table88.A1" office:value-type="string">
            <text:p text:style-name="P25">PSR[2]</text:p>
          </table:table-cell>
          <table:table-cell table:style-name="Table88.A1" office:value-type="string">
            <text:p text:style-name="P25">PSR[1]</text:p>
          </table:table-cell>
          <table:table-cell table:style-name="Table88.H1" office:value-type="string">
            <text:p text:style-name="P25">PSR[0]</text:p>
          </table:table-cell>
        </table:table-row>
        <table:table-row>
          <table:table-cell table:style-name="Table88.A2" office:value-type="string">
            <text:p text:style-name="P18">GP4_Flag</text:p>
          </table:table-cell>
          <table:table-cell table:style-name="Table88.A2" office:value-type="string">
            <text:p text:style-name="P18">GP3_Flag</text:p>
          </table:table-cell>
          <table:table-cell table:style-name="Table88.A2" office:value-type="string">
            <text:p text:style-name="P18">GP2_Flag</text:p>
          </table:table-cell>
          <table:table-cell table:style-name="Table88.A2" office:value-type="string">
            <text:p text:style-name="P18">GP1_Flag</text:p>
          </table:table-cell>
          <table:table-cell table:style-name="Table88.A2" office:value-type="string">
            <text:p text:style-name="P18">Interrupt_Enable</text:p>
          </table:table-cell>
          <table:table-cell table:style-name="Table88.A2" office:value-type="string">
            <text:p text:style-name="P18">Negative_Flag</text:p>
          </table:table-cell>
          <table:table-cell table:style-name="Table88.A2" office:value-type="string">
            <text:p text:style-name="P18">Carry_Flag</text:p>
          </table:table-cell>
          <table:table-cell table:style-name="Table88.H2" office:value-type="string">
            <text:p text:style-name="P18">Zero_Flag</text:p>
          </table:table-cell>
        </table:table-row>
        <table:table-row>
          <table:table-cell table:style-name="Table88.A2" office:value-type="string">
            <text:p text:style-name="P18">-</text:p>
          </table:table-cell>
          <table:table-cell table:style-name="Table88.A2" office:value-type="string">
            <text:p text:style-name="P18">-</text:p>
          </table:table-cell>
          <table:table-cell table:style-name="Table88.A2" office:value-type="string">
            <text:p text:style-name="P18">-</text:p>
          </table:table-cell>
          <table:table-cell table:style-name="Table88.A2" office:value-type="string">
            <text:p text:style-name="P18">-</text:p>
          </table:table-cell>
          <table:table-cell table:style-name="Table88.A2" office:value-type="string">
            <text:p text:style-name="P18">-</text:p>
          </table:table-cell>
          <table:table-cell table:style-name="Table88.A2" office:value-type="string">
            <text:p text:style-name="P18">-</text:p>
          </table:table-cell>
          <table:table-cell table:style-name="Table88.A2" office:value-type="string">
            <text:p text:style-name="P18">-</text:p>
          </table:table-cell>
          <table:table-cell table:style-name="Table88.H2" office:value-type="string">
            <text:p text:style-name="P18">-</text:p>
          </table:table-cell>
        </table:table-row>
      </table:table>
      <text:h text:style-name="P48" text:outline-level="3">Clocks</text:h>
      <text:p text:style-name="P5">3</text:p>
      <text:h text:style-name="P47" text:outline-level="3">Description</text:h>
      <text:p text:style-name="Text_20_body">Take a relative branch if the Carry Flag is '1'. <text:s/>Otherwise, proceed to the next instruction.</text:p>
      <text:p text:style-name="Text_20_body">Flags are unaffected by this instruction.</text:p>
      <text:h text:style-name="P48" text:outline-level="3">Instruction Alias</text:h>
      <text:p text:style-name="P5">[label:]<text:tab/><text:tab/>BR1<text:tab/>1, signed_offset</text:p>
      <text:h text:style-name="Heading_20_2" text:outline-level="2"><text:bookmark text:name="__RefHeading__19394_1201545282"/><text:soft-page-break/>BRNC – Branch on Not Carry<text:bookmark-end text:name="__RefHeading__19394_1201545282"/></text:h>
      <text:h text:style-name="Heading_20_3" text:outline-level="3">Format</text:h>
      <table:table table:name="Table97" table:style-name="Table97">
        <table:table-column table:style-name="Table97.A"/>
        <table:table-column table:style-name="Table97.B" table:number-columns-repeated="4"/>
        <table:table-column table:style-name="Table97.A"/>
        <table:table-column table:style-name="Table97.B" table:number-columns-repeated="4"/>
        <table:table-column table:style-name="Table97.A"/>
        <table:table-column table:style-name="Table97.B" table:number-columns-repeated="5"/>
        <table:table-row>
          <table:table-cell table:style-name="Table97.A1" table:number-columns-spanned="5" office:value-type="string">
            <text:p text:style-name="P25">Opcode</text:p>
          </table:table-cell>
          <table:covered-table-cell/>
          <table:covered-table-cell/>
          <table:covered-table-cell/>
          <table:covered-table-cell/>
          <table:table-cell table:style-name="Table97.A1" table:number-columns-spanned="3" office:value-type="string">
            <text:p text:style-name="P25">Bit Index</text:p>
          </table:table-cell>
          <table:covered-table-cell/>
          <table:covered-table-cell/>
          <table:table-cell table:style-name="Table97.I1" table:number-columns-spanned="8" office:value-type="string">
            <text:p text:style-name="Table_20_Heading">Signed Offset</text:p>
          </table:table-cell>
          <table:covered-table-cell/>
          <table:covered-table-cell/>
          <table:covered-table-cell/>
          <table:covered-table-cell/>
          <table:covered-table-cell/>
          <table:covered-table-cell/>
          <table:covered-table-cell/>
        </table:table-row>
        <table:table-row>
          <table:table-cell table:style-name="Table97.A2" office:value-type="float" office:value="1">
            <text:p text:style-name="Table_20_Contents">1</text:p>
          </table:table-cell>
          <table:table-cell table:style-name="Table97.A2" office:value-type="float" office:value="0">
            <text:p text:style-name="Table_20_Contents">0</text:p>
          </table:table-cell>
          <table:table-cell table:style-name="Table97.A2" office:value-type="float" office:value="0">
            <text:p text:style-name="Table_20_Contents">0</text:p>
          </table:table-cell>
          <table:table-cell table:style-name="Table97.A2" office:value-type="float" office:value="1">
            <text:p text:style-name="Table_20_Contents">1</text:p>
          </table:table-cell>
          <table:table-cell table:style-name="Table97.A2" office:value-type="float" office:value="0">
            <text:p text:style-name="Table_20_Contents">0</text:p>
          </table:table-cell>
          <table:table-cell table:style-name="Table97.A2" office:value-type="float" office:value="0">
            <text:p text:style-name="Table_20_Contents">0</text:p>
          </table:table-cell>
          <table:table-cell table:style-name="Table97.A2" office:value-type="float" office:value="0">
            <text:p text:style-name="Table_20_Contents">0</text:p>
          </table:table-cell>
          <table:table-cell table:style-name="Table97.A2" office:value-type="float" office:value="1">
            <text:p text:style-name="Table_20_Contents">1</text:p>
          </table:table-cell>
          <table:table-cell table:style-name="Table97.I2" office:value-type="string">
            <text:p text:style-name="Table_20_Contents">X</text:p>
          </table:table-cell>
          <table:table-cell table:style-name="Table97.I2" office:value-type="string">
            <text:p text:style-name="Table_20_Contents">X</text:p>
          </table:table-cell>
          <table:table-cell table:style-name="Table97.I2" office:value-type="string">
            <text:p text:style-name="Table_20_Contents">X</text:p>
          </table:table-cell>
          <table:table-cell table:style-name="Table97.I2" office:value-type="string">
            <text:p text:style-name="Table_20_Contents">X</text:p>
          </table:table-cell>
          <table:table-cell table:style-name="Table97.I2" office:value-type="string">
            <text:p text:style-name="Table_20_Contents">X</text:p>
          </table:table-cell>
          <table:table-cell table:style-name="Table97.I2" office:value-type="string">
            <text:p text:style-name="Table_20_Contents">X</text:p>
          </table:table-cell>
          <table:table-cell table:style-name="Table97.I2" office:value-type="string">
            <text:p text:style-name="Table_20_Contents">X</text:p>
          </table:table-cell>
          <table:table-cell table:style-name="Table97.P2" office:value-type="string">
            <text:p text:style-name="Table_20_Contents">X</text:p>
          </table:table-cell>
        </table:table-row>
      </table:table>
      <text:h text:style-name="P48" text:outline-level="3">Mnemonic</text:h>
      <text:p text:style-name="P15"><text:span text:style-name="T8">[label:]<text:tab/></text:span><text:span text:style-name="T8">BR</text:span><text:span text:style-name="T8">NC</text:span><text:span text:style-name="T6"><text:tab/></text:span><text:span text:style-name="T6">signed_</text:span><text:span text:style-name="T6">offset</text:span></text:p>
      <text:h text:style-name="Heading_20_3" text:outline-level="3">Operation</text:h>
      <text:p text:style-name="P2"><text:span text:style-name="T5">If (PSR[</text:span><text:span text:style-name="T5">1</text:span><text:span text:style-name="T5">] == </text:span><text:span text:style-name="T5">0</text:span><text:span text:style-name="T5">) {</text:span></text:p>
      <text:p text:style-name="P2"><text:span text:style-name="T5"><text:tab/>PROGRAM_COUNTER</text:span><text:span text:style-name="T5"> </text:span><text:span text:style-name="T1">←</text:span><text:span text:style-name="T5"> </text:span><text:span text:style-name="T5">PROGRAM_COUNTER + </text:span><text:span text:style-name="T5">SIGN_EXTEND(</text:span><text:span text:style-name="T5">offset</text:span><text:span text:style-name="T5">)</text:span></text:p>
      <text:p text:style-name="P6">}</text:p>
      <text:h text:style-name="Heading_20_3" text:outline-level="3">Flags</text:h>
      <table:table table:name="Table98" table:style-name="Table98">
        <table:table-column table:style-name="Table98.A" table:number-columns-repeated="7"/>
        <table:table-column table:style-name="Table98.H"/>
        <table:table-row>
          <table:table-cell table:style-name="Table98.A1" office:value-type="string">
            <text:p text:style-name="P25">PSR[7]</text:p>
          </table:table-cell>
          <table:table-cell table:style-name="Table98.A1" office:value-type="string">
            <text:p text:style-name="P25">PSR[6]</text:p>
          </table:table-cell>
          <table:table-cell table:style-name="Table98.A1" office:value-type="string">
            <text:p text:style-name="P25">PSR[5]</text:p>
          </table:table-cell>
          <table:table-cell table:style-name="Table98.A1" office:value-type="string">
            <text:p text:style-name="P25">PSR[4]</text:p>
          </table:table-cell>
          <table:table-cell table:style-name="Table98.A1" office:value-type="string">
            <text:p text:style-name="P25">PSR[3]</text:p>
          </table:table-cell>
          <table:table-cell table:style-name="Table98.A1" office:value-type="string">
            <text:p text:style-name="P25">PSR[2]</text:p>
          </table:table-cell>
          <table:table-cell table:style-name="Table98.A1" office:value-type="string">
            <text:p text:style-name="P25">PSR[1]</text:p>
          </table:table-cell>
          <table:table-cell table:style-name="Table98.H1" office:value-type="string">
            <text:p text:style-name="P25">PSR[0]</text:p>
          </table:table-cell>
        </table:table-row>
        <table:table-row>
          <table:table-cell table:style-name="Table98.A2" office:value-type="string">
            <text:p text:style-name="P18">GP4_Flag</text:p>
          </table:table-cell>
          <table:table-cell table:style-name="Table98.A2" office:value-type="string">
            <text:p text:style-name="P18">GP3_Flag</text:p>
          </table:table-cell>
          <table:table-cell table:style-name="Table98.A2" office:value-type="string">
            <text:p text:style-name="P18">GP2_Flag</text:p>
          </table:table-cell>
          <table:table-cell table:style-name="Table98.A2" office:value-type="string">
            <text:p text:style-name="P18">GP1_Flag</text:p>
          </table:table-cell>
          <table:table-cell table:style-name="Table98.A2" office:value-type="string">
            <text:p text:style-name="P18">Interrupt_Enable</text:p>
          </table:table-cell>
          <table:table-cell table:style-name="Table98.A2" office:value-type="string">
            <text:p text:style-name="P18">Negative_Flag</text:p>
          </table:table-cell>
          <table:table-cell table:style-name="Table98.A2" office:value-type="string">
            <text:p text:style-name="P18">Carry_Flag</text:p>
          </table:table-cell>
          <table:table-cell table:style-name="Table98.H2" office:value-type="string">
            <text:p text:style-name="P18">Zero_Flag</text:p>
          </table:table-cell>
        </table:table-row>
        <table:table-row>
          <table:table-cell table:style-name="Table98.A2" office:value-type="string">
            <text:p text:style-name="P18">-</text:p>
          </table:table-cell>
          <table:table-cell table:style-name="Table98.A2" office:value-type="string">
            <text:p text:style-name="P18">-</text:p>
          </table:table-cell>
          <table:table-cell table:style-name="Table98.A2" office:value-type="string">
            <text:p text:style-name="P18">-</text:p>
          </table:table-cell>
          <table:table-cell table:style-name="Table98.A2" office:value-type="string">
            <text:p text:style-name="P18">-</text:p>
          </table:table-cell>
          <table:table-cell table:style-name="Table98.A2" office:value-type="string">
            <text:p text:style-name="P18">-</text:p>
          </table:table-cell>
          <table:table-cell table:style-name="Table98.A2" office:value-type="string">
            <text:p text:style-name="P18">-</text:p>
          </table:table-cell>
          <table:table-cell table:style-name="Table98.A2" office:value-type="string">
            <text:p text:style-name="P18">-</text:p>
          </table:table-cell>
          <table:table-cell table:style-name="Table98.H2" office:value-type="string">
            <text:p text:style-name="P18">-</text:p>
          </table:table-cell>
        </table:table-row>
      </table:table>
      <text:h text:style-name="P48" text:outline-level="3">Clocks</text:h>
      <text:p text:style-name="P5">3</text:p>
      <text:h text:style-name="P47" text:outline-level="3">Description</text:h>
      <text:p text:style-name="Text_20_body">Take a relative branch if the Carry Flag is '0'. <text:s/>Otherwise, proceed to the next instruction.</text:p>
      <text:p text:style-name="Text_20_body">Flags are unaffected by this instruction.</text:p>
      <text:h text:style-name="P48" text:outline-level="3">Instruction Alias</text:h>
      <text:p text:style-name="P5">[label:]<text:tab/><text:tab/>BR0<text:tab/>1, signed_offset</text:p>
      <text:h text:style-name="P55" text:outline-level="2"><text:bookmark text:name="__RefHeading__16176_786827707"/>JMPZ - Jump on Zero<text:bookmark-end text:name="__RefHeading__16176_786827707"/></text:h>
      <text:h text:style-name="Heading_20_3" text:outline-level="3">Format</text:h>
      <table:table table:name="Table101" table:style-name="Table101">
        <table:table-column table:style-name="Table101.A" table:number-columns-repeated="5"/>
        <table:table-column table:style-name="Table101.F" table:number-columns-repeated="3"/>
        <table:table-column table:style-name="Table101.I" table:number-columns-repeated="7"/>
        <table:table-column table:style-name="Table101.P"/>
        <table:table-column table:style-name="Table101.Q"/>
        <table:table-column table:style-name="Table101.I" table:number-columns-repeated="6"/>
        <table:table-column table:style-name="Table101.X"/>
        <table:table-row>
          <table:table-cell table:style-name="Table101.A1" table:number-columns-spanned="5" office:value-type="string">
            <text:p text:style-name="P25">Opcode</text:p>
          </table:table-cell>
          <table:covered-table-cell/>
          <table:covered-table-cell/>
          <table:covered-table-cell/>
          <table:covered-table-cell/>
          <table:table-cell table:style-name="Table101.A1" table:number-columns-spanned="3" office:value-type="string">
            <text:p text:style-name="P25">Bit Index</text:p>
          </table:table-cell>
          <table:covered-table-cell/>
          <table:covered-table-cell/>
          <table:table-cell table:style-name="Table101.A1" table:number-columns-spanned="8" office:value-type="string">
            <text:p text:style-name="Table_20_Heading">Signed Offset</text:p>
          </table:table-cell>
          <table:covered-table-cell/>
          <table:covered-table-cell/>
          <table:covered-table-cell/>
          <table:covered-table-cell/>
          <table:covered-table-cell/>
          <table:covered-table-cell/>
          <table:covered-table-cell/>
          <table:table-cell table:style-name="Table101.Q1" table:number-columns-spanned="8" office:value-type="string">
            <text:p text:style-name="P26"><text:s text:c="34"/><text:line-break/> <text:s text:c="33"/></text:p>
          </table:table-cell>
          <table:covered-table-cell/>
          <table:covered-table-cell/>
          <table:covered-table-cell/>
          <table:covered-table-cell/>
          <table:covered-table-cell/>
          <table:covered-table-cell/>
          <table:covered-table-cell/>
        </table:table-row>
        <table:table-row>
          <table:table-cell table:style-name="Table101.A2" office:value-type="float" office:value="1">
            <text:p text:style-name="Table_20_Contents">1</text:p>
          </table:table-cell>
          <table:table-cell table:style-name="Table101.A2" office:value-type="float" office:value="0">
            <text:p text:style-name="Table_20_Contents">0</text:p>
          </table:table-cell>
          <table:table-cell table:style-name="Table101.A2" office:value-type="float" office:value="0">
            <text:p text:style-name="Table_20_Contents">0</text:p>
          </table:table-cell>
          <table:table-cell table:style-name="Table101.A2" office:value-type="float" office:value="1">
            <text:p text:style-name="Table_20_Contents">1</text:p>
          </table:table-cell>
          <table:table-cell table:style-name="Table101.A2" office:value-type="float" office:value="0">
            <text:p text:style-name="Table_20_Contents">0</text:p>
          </table:table-cell>
          <table:table-cell table:style-name="Table101.A2" office:value-type="float" office:value="0">
            <text:p text:style-name="Table_20_Contents">0</text:p>
          </table:table-cell>
          <table:table-cell table:style-name="Table101.A2" office:value-type="float" office:value="0">
            <text:p text:style-name="Table_20_Contents">0</text:p>
          </table:table-cell>
          <table:table-cell table:style-name="Table101.A2" office:value-type="float" office:value="0">
            <text:p text:style-name="Table_20_Contents">0</text:p>
          </table:table-cell>
          <table:table-cell table:style-name="Table101.I2" office:value-type="string">
            <text:p text:style-name="Table_20_Contents">0</text:p>
          </table:table-cell>
          <table:table-cell table:style-name="Table101.I2" office:value-type="string">
            <text:p text:style-name="Table_20_Contents">0</text:p>
          </table:table-cell>
          <table:table-cell table:style-name="Table101.I2" office:value-type="string">
            <text:p text:style-name="Table_20_Contents">0</text:p>
          </table:table-cell>
          <table:table-cell table:style-name="Table101.I2" office:value-type="string">
            <text:p text:style-name="Table_20_Contents">0</text:p>
          </table:table-cell>
          <table:table-cell table:style-name="Table101.I2" office:value-type="string">
            <text:p text:style-name="Table_20_Contents">0</text:p>
          </table:table-cell>
          <table:table-cell table:style-name="Table101.I2" office:value-type="string">
            <text:p text:style-name="Table_20_Contents">1</text:p>
          </table:table-cell>
          <table:table-cell table:style-name="Table101.I2" office:value-type="string">
            <text:p text:style-name="Table_20_Contents">0</text:p>
          </table:table-cell>
          <table:table-cell table:style-name="Table101.I2" office:value-type="string">
            <text:p text:style-name="Table_20_Contents">1</text:p>
          </table:table-cell>
          <table:table-cell table:style-name="Table101.Q2" table:number-columns-spanned="8" office:value-type="string">
            <text:p text:style-name="P22"><text:s text:c="34"/></text:p>
          </table:table-cell>
          <table:covered-table-cell/>
          <table:covered-table-cell/>
          <table:covered-table-cell/>
          <table:covered-table-cell/>
          <table:covered-table-cell/>
          <table:covered-table-cell/>
          <table:covered-table-cell/>
        </table:table-row>
        <table:table-row>
          <table:table-cell table:style-name="Table101.I2" table:number-columns-spanned="5" office:value-type="string">
            <text:p text:style-name="P21">Opcode</text:p>
          </table:table-cell>
          <table:covered-table-cell/>
          <table:covered-table-cell/>
          <table:covered-table-cell/>
          <table:covered-table-cell/>
          <table:table-cell table:style-name="Table101.I2" table:number-columns-spanned="3" office:value-type="string">
            <text:p text:style-name="P21">Select</text:p>
          </table:table-cell>
          <table:covered-table-cell/>
          <table:covered-table-cell/>
          <table:table-cell table:style-name="Table101.Q2" table:number-columns-spanned="16" office:value-type="string">
            <text:p text:style-name="P21">Addres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01.A2" office:value-type="float" office:value="1">
            <text:p text:style-name="P20">1</text:p>
          </table:table-cell>
          <table:table-cell table:style-name="Table101.A2" office:value-type="float" office:value="0">
            <text:p text:style-name="P20">0</text:p>
          </table:table-cell>
          <table:table-cell table:style-name="Table101.A2" office:value-type="float" office:value="1">
            <text:p text:style-name="P20">1</text:p>
          </table:table-cell>
          <table:table-cell table:style-name="Table101.A2" office:value-type="float" office:value="1">
            <text:p text:style-name="P20">1</text:p>
          </table:table-cell>
          <table:table-cell table:style-name="Table101.A2" office:value-type="float" office:value="1">
            <text:p text:style-name="P20">1</text:p>
          </table:table-cell>
          <table:table-cell table:style-name="Table101.A2" office:value-type="float" office:value="1">
            <text:p text:style-name="P20">1</text:p>
          </table:table-cell>
          <table:table-cell table:style-name="Table101.A2" office:value-type="float" office:value="0">
            <text:p text:style-name="P20">0</text:p>
          </table:table-cell>
          <table:table-cell table:style-name="Table101.A2" office:value-type="float" office:value="0">
            <text:p text:style-name="P20">0</text:p>
          </table:table-cell>
          <table:table-cell table:style-name="Table101.I2" office:value-type="string">
            <text:p text:style-name="P20">X</text:p>
          </table:table-cell>
          <table:table-cell table:style-name="Table101.I2" office:value-type="string">
            <text:p text:style-name="P20">X</text:p>
          </table:table-cell>
          <table:table-cell table:style-name="Table101.I2" office:value-type="string">
            <text:p text:style-name="P20">X</text:p>
          </table:table-cell>
          <table:table-cell table:style-name="Table101.I2" office:value-type="string">
            <text:p text:style-name="P20">X</text:p>
          </table:table-cell>
          <table:table-cell table:style-name="Table101.I2" office:value-type="string">
            <text:p text:style-name="P20">X</text:p>
          </table:table-cell>
          <table:table-cell table:style-name="Table101.I2" office:value-type="string">
            <text:p text:style-name="P20">X</text:p>
          </table:table-cell>
          <table:table-cell table:style-name="Table101.I2" office:value-type="string">
            <text:p text:style-name="P20">X</text:p>
          </table:table-cell>
          <table:table-cell table:style-name="Table101.I2" office:value-type="string">
            <text:p text:style-name="P20">X</text:p>
          </table:table-cell>
          <table:table-cell table:style-name="Table101.I2" office:value-type="string">
            <text:p text:style-name="P20">X</text:p>
          </table:table-cell>
          <table:table-cell table:style-name="Table101.I2" office:value-type="string">
            <text:p text:style-name="P20">X</text:p>
          </table:table-cell>
          <table:table-cell table:style-name="Table101.I2" office:value-type="string">
            <text:p text:style-name="P20">X</text:p>
          </table:table-cell>
          <table:table-cell table:style-name="Table101.I2" office:value-type="string">
            <text:p text:style-name="P20">X</text:p>
          </table:table-cell>
          <table:table-cell table:style-name="Table101.I2" office:value-type="string">
            <text:p text:style-name="P20">X</text:p>
          </table:table-cell>
          <table:table-cell table:style-name="Table101.I2" office:value-type="string">
            <text:p text:style-name="P20">X</text:p>
          </table:table-cell>
          <table:table-cell table:style-name="Table101.I2" office:value-type="string">
            <text:p text:style-name="P20">X</text:p>
          </table:table-cell>
          <table:table-cell table:style-name="Table101.Q2" office:value-type="string">
            <text:p text:style-name="P20">X</text:p>
          </table:table-cell>
        </table:table-row>
      </table:table>
      <text:h text:style-name="P48" text:outline-level="3">Mnemonic</text:h>
      <text:p text:style-name="P15"><text:span text:style-name="T8">[label:]<text:tab/></text:span><text:span text:style-name="T8">JMP</text:span><text:span text:style-name="T8">Z</text:span><text:span text:style-name="T6"><text:tab/></text:span><text:span text:style-name="T6">unsigned_16_bit_addres</text:span><text:span text:style-name="T6">s</text:span></text:p>
      <text:h text:style-name="Heading_20_3" text:outline-level="3">Operation</text:h>
      <text:p text:style-name="P32"><text:span text:style-name="T5">If (PSR[</text:span><text:span text:style-name="T5">0</text:span><text:span text:style-name="T5">] == </text:span><text:span text:style-name="T5">0</text:span><text:span text:style-name="T5">) {</text:span></text:p>
      <text:p text:style-name="P32"><text:span text:style-name="T5"><text:tab/>PROGRAM_COUNTER</text:span><text:span text:style-name="T5"> </text:span><text:span text:style-name="T1">←</text:span><text:span text:style-name="T5"> </text:span><text:span text:style-name="T5">PROGRAM_COUNTER + </text:span><text:span text:style-name="T5">5</text:span></text:p>
      <text:p text:style-name="P33">} else {</text:p>
      <text:p text:style-name="P33"><text:tab/>PROGRAM_COUNTER <text:span text:style-name="T1">←</text:span> unsigned_16_bit_address</text:p>
      <text:p text:style-name="P33">}</text:p>
      <text:h text:style-name="Heading_20_3" text:outline-level="3">Flags</text:h>
      <table:table table:name="Table84" table:style-name="Table84">
        <table:table-column table:style-name="Table84.A" table:number-columns-repeated="7"/>
        <table:table-column table:style-name="Table84.H"/>
        <table:table-row>
          <table:table-cell table:style-name="Table84.A1" office:value-type="string">
            <text:p text:style-name="P25">PSR[7]</text:p>
          </table:table-cell>
          <table:table-cell table:style-name="Table84.A1" office:value-type="string">
            <text:p text:style-name="P25">PSR[6]</text:p>
          </table:table-cell>
          <table:table-cell table:style-name="Table84.A1" office:value-type="string">
            <text:p text:style-name="P25">PSR[5]</text:p>
          </table:table-cell>
          <table:table-cell table:style-name="Table84.A1" office:value-type="string">
            <text:p text:style-name="P25">PSR[4]</text:p>
          </table:table-cell>
          <table:table-cell table:style-name="Table84.A1" office:value-type="string">
            <text:p text:style-name="P25">PSR[3]</text:p>
          </table:table-cell>
          <table:table-cell table:style-name="Table84.A1" office:value-type="string">
            <text:p text:style-name="P25">PSR[2]</text:p>
          </table:table-cell>
          <table:table-cell table:style-name="Table84.A1" office:value-type="string">
            <text:p text:style-name="P25">PSR[1]</text:p>
          </table:table-cell>
          <table:table-cell table:style-name="Table84.H1" office:value-type="string">
            <text:p text:style-name="P25">PSR[0]</text:p>
          </table:table-cell>
        </table:table-row>
        <table:table-row>
          <table:table-cell table:style-name="Table84.A2" office:value-type="string">
            <text:p text:style-name="P18">GP4_Flag</text:p>
          </table:table-cell>
          <table:table-cell table:style-name="Table84.A2" office:value-type="string">
            <text:p text:style-name="P18">GP3_Flag</text:p>
          </table:table-cell>
          <table:table-cell table:style-name="Table84.A2" office:value-type="string">
            <text:p text:style-name="P18">GP2_Flag</text:p>
          </table:table-cell>
          <table:table-cell table:style-name="Table84.A2" office:value-type="string">
            <text:p text:style-name="P18">GP1_Flag</text:p>
          </table:table-cell>
          <table:table-cell table:style-name="Table84.A2" office:value-type="string">
            <text:p text:style-name="P18">Interrupt_Enable</text:p>
          </table:table-cell>
          <table:table-cell table:style-name="Table84.A2" office:value-type="string">
            <text:p text:style-name="P18">Negative_Flag</text:p>
          </table:table-cell>
          <table:table-cell table:style-name="Table84.A2" office:value-type="string">
            <text:p text:style-name="P18">Carry_Flag</text:p>
          </table:table-cell>
          <table:table-cell table:style-name="Table84.H2" office:value-type="string">
            <text:p text:style-name="P18">Zero_Flag</text:p>
          </table:table-cell>
        </table:table-row>
        <table:table-row>
          <table:table-cell table:style-name="Table84.A2" office:value-type="string">
            <text:p text:style-name="P18">-</text:p>
          </table:table-cell>
          <table:table-cell table:style-name="Table84.A2" office:value-type="string">
            <text:p text:style-name="P18">-</text:p>
          </table:table-cell>
          <table:table-cell table:style-name="Table84.A2" office:value-type="string">
            <text:p text:style-name="P18">-</text:p>
          </table:table-cell>
          <table:table-cell table:style-name="Table84.A2" office:value-type="string">
            <text:p text:style-name="P18">-</text:p>
          </table:table-cell>
          <table:table-cell table:style-name="Table84.A2" office:value-type="string">
            <text:p text:style-name="P18">-</text:p>
          </table:table-cell>
          <table:table-cell table:style-name="Table84.A2" office:value-type="string">
            <text:p text:style-name="P18">-</text:p>
          </table:table-cell>
          <table:table-cell table:style-name="Table84.A2" office:value-type="string">
            <text:p text:style-name="P18">-</text:p>
          </table:table-cell>
          <table:table-cell table:style-name="Table84.H2" office:value-type="string">
            <text:p text:style-name="P18">-</text:p>
          </table:table-cell>
        </table:table-row>
      </table:table>
      <text:h text:style-name="P48" text:outline-level="3">Clocks</text:h>
      <text:p text:style-name="P5">3 or 6</text:p>
      <text:h text:style-name="P47" text:outline-level="3">Description</text:h>
      <text:p text:style-name="Text_20_body">Jump to address if the Zero Flag is '1'. <text:s/>Otherwise, proceed to the next instruction.</text:p>
      <text:p text:style-name="Text_20_body">Flags are unaffected by this instruction.</text:p>
      <text:h text:style-name="P48" text:outline-level="3">Instruction Alias</text:h>
      <text:p text:style-name="P5">[label:]<text:tab/><text:tab/>BRNZ<text:tab/>.+5</text:p>
      <text:p text:style-name="P5"><text:tab/><text:tab/>JMP<text:tab/><text:span text:style-name="T17">signed_offset</text:span></text:p>
      <text:h text:style-name="P55" text:outline-level="2"><text:bookmark text:name="__RefHeading__18593_786827707"/>JMPNZ - Jump on Not Zero<text:bookmark-end text:name="__RefHeading__18593_786827707"/></text:h>
      <text:h text:style-name="Heading_20_3" text:outline-level="3">Format</text:h>
      <table:table table:name="Table83" table:style-name="Table83">
        <table:table-column table:style-name="Table83.A" table:number-columns-repeated="5"/>
        <table:table-column table:style-name="Table83.F" table:number-columns-repeated="3"/>
        <table:table-column table:style-name="Table83.I" table:number-columns-repeated="7"/>
        <table:table-column table:style-name="Table83.P"/>
        <table:table-column table:style-name="Table83.Q"/>
        <table:table-column table:style-name="Table83.I" table:number-columns-repeated="6"/>
        <table:table-column table:style-name="Table83.X"/>
        <table:table-row>
          <table:table-cell table:style-name="Table83.A1" table:number-columns-spanned="5" office:value-type="string">
            <text:p text:style-name="P25">Opcode</text:p>
          </table:table-cell>
          <table:covered-table-cell/>
          <table:covered-table-cell/>
          <table:covered-table-cell/>
          <table:covered-table-cell/>
          <table:table-cell table:style-name="Table83.A1" table:number-columns-spanned="3" office:value-type="string">
            <text:p text:style-name="P25">Bit Index</text:p>
          </table:table-cell>
          <table:covered-table-cell/>
          <table:covered-table-cell/>
          <table:table-cell table:style-name="Table83.A1" table:number-columns-spanned="8" office:value-type="string">
            <text:p text:style-name="Table_20_Heading">Signed Offset</text:p>
          </table:table-cell>
          <table:covered-table-cell/>
          <table:covered-table-cell/>
          <table:covered-table-cell/>
          <table:covered-table-cell/>
          <table:covered-table-cell/>
          <table:covered-table-cell/>
          <table:covered-table-cell/>
          <table:table-cell table:style-name="Table83.Q1" table:number-columns-spanned="8" office:value-type="string">
            <text:p text:style-name="P26"><text:s text:c="34"/><text:line-break/> <text:s text:c="33"/></text:p>
          </table:table-cell>
          <table:covered-table-cell/>
          <table:covered-table-cell/>
          <table:covered-table-cell/>
          <table:covered-table-cell/>
          <table:covered-table-cell/>
          <table:covered-table-cell/>
          <table:covered-table-cell/>
        </table:table-row>
        <table:table-row>
          <table:table-cell table:style-name="Table83.A2" office:value-type="float" office:value="1">
            <text:p text:style-name="Table_20_Contents">1</text:p>
          </table:table-cell>
          <table:table-cell table:style-name="Table83.A2" office:value-type="float" office:value="0">
            <text:p text:style-name="Table_20_Contents">0</text:p>
          </table:table-cell>
          <table:table-cell table:style-name="Table83.A2" office:value-type="float" office:value="0">
            <text:p text:style-name="Table_20_Contents">0</text:p>
          </table:table-cell>
          <table:table-cell table:style-name="Table83.A2" office:value-type="float" office:value="1">
            <text:p text:style-name="Table_20_Contents">1</text:p>
          </table:table-cell>
          <table:table-cell table:style-name="Table83.E2" office:value-type="string">
            <text:p text:style-name="Table_20_Contents">1</text:p>
          </table:table-cell>
          <table:table-cell table:style-name="Table83.A2" office:value-type="float" office:value="0">
            <text:p text:style-name="Table_20_Contents">0</text:p>
          </table:table-cell>
          <table:table-cell table:style-name="Table83.A2" office:value-type="float" office:value="0">
            <text:p text:style-name="Table_20_Contents">0</text:p>
          </table:table-cell>
          <table:table-cell table:style-name="Table83.A2" office:value-type="float" office:value="0">
            <text:p text:style-name="Table_20_Contents">0</text:p>
          </table:table-cell>
          <table:table-cell table:style-name="Table83.E2" office:value-type="string">
            <text:p text:style-name="Table_20_Contents">0</text:p>
          </table:table-cell>
          <table:table-cell table:style-name="Table83.E2" office:value-type="string">
            <text:p text:style-name="Table_20_Contents">0</text:p>
          </table:table-cell>
          <table:table-cell table:style-name="Table83.E2" office:value-type="string">
            <text:p text:style-name="Table_20_Contents">0</text:p>
          </table:table-cell>
          <table:table-cell table:style-name="Table83.E2" office:value-type="string">
            <text:p text:style-name="Table_20_Contents">0</text:p>
          </table:table-cell>
          <table:table-cell table:style-name="Table83.E2" office:value-type="string">
            <text:p text:style-name="Table_20_Contents">0</text:p>
          </table:table-cell>
          <table:table-cell table:style-name="Table83.E2" office:value-type="string">
            <text:p text:style-name="Table_20_Contents">1</text:p>
          </table:table-cell>
          <table:table-cell table:style-name="Table83.E2" office:value-type="string">
            <text:p text:style-name="Table_20_Contents">0</text:p>
          </table:table-cell>
          <table:table-cell table:style-name="Table83.E2" office:value-type="string">
            <text:p text:style-name="Table_20_Contents">1</text:p>
          </table:table-cell>
          <table:table-cell table:style-name="Table83.Q2" table:number-columns-spanned="8" office:value-type="string">
            <text:p text:style-name="P22"><text:s text:c="34"/></text:p>
          </table:table-cell>
          <table:covered-table-cell/>
          <table:covered-table-cell/>
          <table:covered-table-cell/>
          <table:covered-table-cell/>
          <table:covered-table-cell/>
          <table:covered-table-cell/>
          <table:covered-table-cell/>
        </table:table-row>
        <table:table-row>
          <table:table-cell table:style-name="Table83.E2" table:number-columns-spanned="5" office:value-type="string">
            <text:p text:style-name="P21">Opcode</text:p>
          </table:table-cell>
          <table:covered-table-cell/>
          <table:covered-table-cell/>
          <table:covered-table-cell/>
          <table:covered-table-cell/>
          <table:table-cell table:style-name="Table83.E2" table:number-columns-spanned="3" office:value-type="string">
            <text:p text:style-name="P21">Select</text:p>
          </table:table-cell>
          <table:covered-table-cell/>
          <table:covered-table-cell/>
          <table:table-cell table:style-name="Table83.Q2" table:number-columns-spanned="16" office:value-type="string">
            <text:p text:style-name="P21">Addres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83.A2" office:value-type="float" office:value="1">
            <text:p text:style-name="P20">1</text:p>
          </table:table-cell>
          <table:table-cell table:style-name="Table83.A2" office:value-type="float" office:value="0">
            <text:p text:style-name="P20">0</text:p>
          </table:table-cell>
          <table:table-cell table:style-name="Table83.A2" office:value-type="float" office:value="1">
            <text:p text:style-name="P20">1</text:p>
          </table:table-cell>
          <table:table-cell table:style-name="Table83.A2" office:value-type="float" office:value="1">
            <text:p text:style-name="P20">1</text:p>
          </table:table-cell>
          <table:table-cell table:style-name="Table83.A2" office:value-type="float" office:value="1">
            <text:p text:style-name="P20">1</text:p>
          </table:table-cell>
          <table:table-cell table:style-name="Table83.A2" office:value-type="float" office:value="1">
            <text:p text:style-name="P20">1</text:p>
          </table:table-cell>
          <table:table-cell table:style-name="Table83.A2" office:value-type="float" office:value="0">
            <text:p text:style-name="P20">0</text:p>
          </table:table-cell>
          <table:table-cell table:style-name="Table83.A2" office:value-type="float" office:value="0">
            <text:p text:style-name="P20">0</text:p>
          </table:table-cell>
          <table:table-cell table:style-name="Table83.E2" office:value-type="string">
            <text:p text:style-name="P20">X</text:p>
          </table:table-cell>
          <table:table-cell table:style-name="Table83.E2" office:value-type="string">
            <text:p text:style-name="P20">X</text:p>
          </table:table-cell>
          <table:table-cell table:style-name="Table83.E2" office:value-type="string">
            <text:p text:style-name="P20">X</text:p>
          </table:table-cell>
          <table:table-cell table:style-name="Table83.E2" office:value-type="string">
            <text:p text:style-name="P20">X</text:p>
          </table:table-cell>
          <table:table-cell table:style-name="Table83.E2" office:value-type="string">
            <text:p text:style-name="P20">X</text:p>
          </table:table-cell>
          <table:table-cell table:style-name="Table83.E2" office:value-type="string">
            <text:p text:style-name="P20">X</text:p>
          </table:table-cell>
          <table:table-cell table:style-name="Table83.E2" office:value-type="string">
            <text:p text:style-name="P20">X</text:p>
          </table:table-cell>
          <table:table-cell table:style-name="Table83.E2" office:value-type="string">
            <text:p text:style-name="P20">X</text:p>
          </table:table-cell>
          <table:table-cell table:style-name="Table83.E2" office:value-type="string">
            <text:p text:style-name="P20">X</text:p>
          </table:table-cell>
          <table:table-cell table:style-name="Table83.E2" office:value-type="string">
            <text:p text:style-name="P20">X</text:p>
          </table:table-cell>
          <table:table-cell table:style-name="Table83.E2" office:value-type="string">
            <text:p text:style-name="P20">X</text:p>
          </table:table-cell>
          <table:table-cell table:style-name="Table83.E2" office:value-type="string">
            <text:p text:style-name="P20">X</text:p>
          </table:table-cell>
          <table:table-cell table:style-name="Table83.E2" office:value-type="string">
            <text:p text:style-name="P20">X</text:p>
          </table:table-cell>
          <table:table-cell table:style-name="Table83.E2" office:value-type="string">
            <text:p text:style-name="P20">X</text:p>
          </table:table-cell>
          <table:table-cell table:style-name="Table83.E2" office:value-type="string">
            <text:p text:style-name="P20">X</text:p>
          </table:table-cell>
          <table:table-cell table:style-name="Table83.Q2" office:value-type="string">
            <text:p text:style-name="P20">X</text:p>
          </table:table-cell>
        </table:table-row>
      </table:table>
      <text:h text:style-name="P48" text:outline-level="3">Mnemonic</text:h>
      <text:p text:style-name="P15"><text:span text:style-name="T8">[label:]<text:tab/></text:span><text:span text:style-name="T8">JMP</text:span><text:span text:style-name="T8">N</text:span><text:span text:style-name="T8">Z</text:span><text:span text:style-name="T6"><text:tab/></text:span><text:span text:style-name="T6">unsigned_16_bit_addres</text:span><text:span text:style-name="T6">s</text:span></text:p>
      <text:h text:style-name="Heading_20_3" text:outline-level="3">Operation</text:h>
      <text:p text:style-name="P32"><text:span text:style-name="T5">If (PSR[</text:span><text:span text:style-name="T5">0</text:span><text:span text:style-name="T5">] == </text:span><text:span text:style-name="T5">1</text:span><text:span text:style-name="T5">) {</text:span></text:p>
      <text:p text:style-name="P32"><text:span text:style-name="T5"><text:tab/>PROGRAM_COUNTER</text:span><text:span text:style-name="T5"> </text:span><text:span text:style-name="T1">←</text:span><text:span text:style-name="T5"> </text:span><text:span text:style-name="T5">PROGRAM_COUNTER + </text:span><text:span text:style-name="T5">5</text:span></text:p>
      <text:p text:style-name="P33">} else {</text:p>
      <text:p text:style-name="P33"><text:tab/>PROGRAM_COUNTER <text:span text:style-name="T1">←</text:span> unsigned_16_bit_address</text:p>
      <text:p text:style-name="P33">}</text:p>
      <text:h text:style-name="Heading_20_3" text:outline-level="3">Flags</text:h>
      <table:table table:name="Table110" table:style-name="Table110">
        <table:table-column table:style-name="Table110.A" table:number-columns-repeated="7"/>
        <table:table-column table:style-name="Table110.H"/>
        <table:table-row>
          <table:table-cell table:style-name="Table110.A1" office:value-type="string">
            <text:p text:style-name="P25">PSR[7]</text:p>
          </table:table-cell>
          <table:table-cell table:style-name="Table110.A1" office:value-type="string">
            <text:p text:style-name="P25">PSR[6]</text:p>
          </table:table-cell>
          <table:table-cell table:style-name="Table110.A1" office:value-type="string">
            <text:p text:style-name="P25">PSR[5]</text:p>
          </table:table-cell>
          <table:table-cell table:style-name="Table110.A1" office:value-type="string">
            <text:p text:style-name="P25">PSR[4]</text:p>
          </table:table-cell>
          <table:table-cell table:style-name="Table110.A1" office:value-type="string">
            <text:p text:style-name="P25">PSR[3]</text:p>
          </table:table-cell>
          <table:table-cell table:style-name="Table110.A1" office:value-type="string">
            <text:p text:style-name="P25">PSR[2]</text:p>
          </table:table-cell>
          <table:table-cell table:style-name="Table110.A1" office:value-type="string">
            <text:p text:style-name="P25">PSR[1]</text:p>
          </table:table-cell>
          <table:table-cell table:style-name="Table110.H1" office:value-type="string">
            <text:p text:style-name="P25">PSR[0]</text:p>
          </table:table-cell>
        </table:table-row>
        <table:table-row>
          <table:table-cell table:style-name="Table110.A2" office:value-type="string">
            <text:p text:style-name="P18">GP4_Flag</text:p>
          </table:table-cell>
          <table:table-cell table:style-name="Table110.A2" office:value-type="string">
            <text:p text:style-name="P18">GP3_Flag</text:p>
          </table:table-cell>
          <table:table-cell table:style-name="Table110.A2" office:value-type="string">
            <text:p text:style-name="P18">GP2_Flag</text:p>
          </table:table-cell>
          <table:table-cell table:style-name="Table110.A2" office:value-type="string">
            <text:p text:style-name="P18">GP1_Flag</text:p>
          </table:table-cell>
          <table:table-cell table:style-name="Table110.A2" office:value-type="string">
            <text:p text:style-name="P18">Interrupt_Enable</text:p>
          </table:table-cell>
          <table:table-cell table:style-name="Table110.A2" office:value-type="string">
            <text:p text:style-name="P18">Negative_Flag</text:p>
          </table:table-cell>
          <table:table-cell table:style-name="Table110.A2" office:value-type="string">
            <text:p text:style-name="P18">Carry_Flag</text:p>
          </table:table-cell>
          <table:table-cell table:style-name="Table110.H2" office:value-type="string">
            <text:p text:style-name="P18">Zero_Flag</text:p>
          </table:table-cell>
        </table:table-row>
        <table:table-row>
          <table:table-cell table:style-name="Table110.A2" office:value-type="string">
            <text:p text:style-name="P18">-</text:p>
          </table:table-cell>
          <table:table-cell table:style-name="Table110.A2" office:value-type="string">
            <text:p text:style-name="P18">-</text:p>
          </table:table-cell>
          <table:table-cell table:style-name="Table110.A2" office:value-type="string">
            <text:p text:style-name="P18">-</text:p>
          </table:table-cell>
          <table:table-cell table:style-name="Table110.A2" office:value-type="string">
            <text:p text:style-name="P18">-</text:p>
          </table:table-cell>
          <table:table-cell table:style-name="Table110.A2" office:value-type="string">
            <text:p text:style-name="P18">-</text:p>
          </table:table-cell>
          <table:table-cell table:style-name="Table110.A2" office:value-type="string">
            <text:p text:style-name="P18">-</text:p>
          </table:table-cell>
          <table:table-cell table:style-name="Table110.A2" office:value-type="string">
            <text:p text:style-name="P18">-</text:p>
          </table:table-cell>
          <table:table-cell table:style-name="Table110.H2" office:value-type="string">
            <text:p text:style-name="P18">-</text:p>
          </table:table-cell>
        </table:table-row>
      </table:table>
      <text:h text:style-name="P48" text:outline-level="3">Clocks</text:h>
      <text:p text:style-name="P5">3 or 6</text:p>
      <text:h text:style-name="P47" text:outline-level="3">Description</text:h>
      <text:p text:style-name="Text_20_body">Jump to address if the Zero Flag is '0'. <text:s/>Otherwise, proceed to the next instruction.</text:p>
      <text:p text:style-name="Text_20_body">Flags are unaffected by this instruction.</text:p>
      <text:h text:style-name="P48" text:outline-level="3">Instruction Alias</text:h>
      <text:p text:style-name="P5">[label:]<text:tab/><text:tab/>BRZ<text:tab/>.+5</text:p>
      <text:p text:style-name="P5"><text:tab/><text:tab/>JMP<text:tab/><text:span text:style-name="T17">signed_offset</text:span></text:p>
      <text:h text:style-name="Heading_20_2" text:outline-level="2"><text:bookmark text:name="__RefHeading__18595_786827707"/><text:soft-page-break/>JMPLZ - Jump on Less than Zero<text:bookmark-end text:name="__RefHeading__18595_786827707"/></text:h>
      <text:h text:style-name="Heading_20_3" text:outline-level="3">Format</text:h>
      <table:table table:name="Table111" table:style-name="Table111">
        <table:table-column table:style-name="Table111.A" table:number-columns-repeated="5"/>
        <table:table-column table:style-name="Table111.F" table:number-columns-repeated="3"/>
        <table:table-column table:style-name="Table111.I" table:number-columns-repeated="7"/>
        <table:table-column table:style-name="Table111.P"/>
        <table:table-column table:style-name="Table111.Q"/>
        <table:table-column table:style-name="Table111.I" table:number-columns-repeated="6"/>
        <table:table-column table:style-name="Table111.X"/>
        <table:table-row>
          <table:table-cell table:style-name="Table111.A1" table:number-columns-spanned="5" office:value-type="string">
            <text:p text:style-name="P25">Opcode</text:p>
          </table:table-cell>
          <table:covered-table-cell/>
          <table:covered-table-cell/>
          <table:covered-table-cell/>
          <table:covered-table-cell/>
          <table:table-cell table:style-name="Table111.A1" table:number-columns-spanned="3" office:value-type="string">
            <text:p text:style-name="P25">Bit Index</text:p>
          </table:table-cell>
          <table:covered-table-cell/>
          <table:covered-table-cell/>
          <table:table-cell table:style-name="Table111.A1" table:number-columns-spanned="8" office:value-type="string">
            <text:p text:style-name="Table_20_Heading">Signed Offset</text:p>
          </table:table-cell>
          <table:covered-table-cell/>
          <table:covered-table-cell/>
          <table:covered-table-cell/>
          <table:covered-table-cell/>
          <table:covered-table-cell/>
          <table:covered-table-cell/>
          <table:covered-table-cell/>
          <table:table-cell table:style-name="Table111.Q1" table:number-columns-spanned="8" office:value-type="string">
            <text:p text:style-name="P26"><text:s text:c="34"/><text:line-break/> <text:s text:c="33"/></text:p>
          </table:table-cell>
          <table:covered-table-cell/>
          <table:covered-table-cell/>
          <table:covered-table-cell/>
          <table:covered-table-cell/>
          <table:covered-table-cell/>
          <table:covered-table-cell/>
          <table:covered-table-cell/>
        </table:table-row>
        <table:table-row>
          <table:table-cell table:style-name="Table111.A2" office:value-type="float" office:value="1">
            <text:p text:style-name="Table_20_Contents">1</text:p>
          </table:table-cell>
          <table:table-cell table:style-name="Table111.A2" office:value-type="float" office:value="0">
            <text:p text:style-name="Table_20_Contents">0</text:p>
          </table:table-cell>
          <table:table-cell table:style-name="Table111.A2" office:value-type="float" office:value="0">
            <text:p text:style-name="Table_20_Contents">0</text:p>
          </table:table-cell>
          <table:table-cell table:style-name="Table111.A2" office:value-type="float" office:value="1">
            <text:p text:style-name="Table_20_Contents">1</text:p>
          </table:table-cell>
          <table:table-cell table:style-name="Table111.A2" office:value-type="float" office:value="0">
            <text:p text:style-name="Table_20_Contents">0</text:p>
          </table:table-cell>
          <table:table-cell table:style-name="Table111.A2" office:value-type="float" office:value="0">
            <text:p text:style-name="Table_20_Contents">0</text:p>
          </table:table-cell>
          <table:table-cell table:style-name="Table111.G2" office:value-type="string">
            <text:p text:style-name="Table_20_Contents">1</text:p>
          </table:table-cell>
          <table:table-cell table:style-name="Table111.A2" office:value-type="float" office:value="0">
            <text:p text:style-name="Table_20_Contents">0</text:p>
          </table:table-cell>
          <table:table-cell table:style-name="Table111.G2" office:value-type="string">
            <text:p text:style-name="Table_20_Contents">0</text:p>
          </table:table-cell>
          <table:table-cell table:style-name="Table111.G2" office:value-type="string">
            <text:p text:style-name="Table_20_Contents">0</text:p>
          </table:table-cell>
          <table:table-cell table:style-name="Table111.G2" office:value-type="string">
            <text:p text:style-name="Table_20_Contents">0</text:p>
          </table:table-cell>
          <table:table-cell table:style-name="Table111.G2" office:value-type="string">
            <text:p text:style-name="Table_20_Contents">0</text:p>
          </table:table-cell>
          <table:table-cell table:style-name="Table111.G2" office:value-type="string">
            <text:p text:style-name="Table_20_Contents">0</text:p>
          </table:table-cell>
          <table:table-cell table:style-name="Table111.G2" office:value-type="string">
            <text:p text:style-name="Table_20_Contents">1</text:p>
          </table:table-cell>
          <table:table-cell table:style-name="Table111.G2" office:value-type="string">
            <text:p text:style-name="Table_20_Contents">0</text:p>
          </table:table-cell>
          <table:table-cell table:style-name="Table111.G2" office:value-type="string">
            <text:p text:style-name="Table_20_Contents">1</text:p>
          </table:table-cell>
          <table:table-cell table:style-name="Table111.Q2" table:number-columns-spanned="8" office:value-type="string">
            <text:p text:style-name="P22"><text:s text:c="34"/></text:p>
          </table:table-cell>
          <table:covered-table-cell/>
          <table:covered-table-cell/>
          <table:covered-table-cell/>
          <table:covered-table-cell/>
          <table:covered-table-cell/>
          <table:covered-table-cell/>
          <table:covered-table-cell/>
        </table:table-row>
        <table:table-row>
          <table:table-cell table:style-name="Table111.G2" table:number-columns-spanned="5" office:value-type="string">
            <text:p text:style-name="P21">Opcode</text:p>
          </table:table-cell>
          <table:covered-table-cell/>
          <table:covered-table-cell/>
          <table:covered-table-cell/>
          <table:covered-table-cell/>
          <table:table-cell table:style-name="Table111.G2" table:number-columns-spanned="3" office:value-type="string">
            <text:p text:style-name="P21">Select</text:p>
          </table:table-cell>
          <table:covered-table-cell/>
          <table:covered-table-cell/>
          <table:table-cell table:style-name="Table111.Q2" table:number-columns-spanned="16" office:value-type="string">
            <text:p text:style-name="P21">Addres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1.A2" office:value-type="float" office:value="1">
            <text:p text:style-name="P20">1</text:p>
          </table:table-cell>
          <table:table-cell table:style-name="Table111.A2" office:value-type="float" office:value="0">
            <text:p text:style-name="P20">0</text:p>
          </table:table-cell>
          <table:table-cell table:style-name="Table111.A2" office:value-type="float" office:value="1">
            <text:p text:style-name="P20">1</text:p>
          </table:table-cell>
          <table:table-cell table:style-name="Table111.A2" office:value-type="float" office:value="1">
            <text:p text:style-name="P20">1</text:p>
          </table:table-cell>
          <table:table-cell table:style-name="Table111.A2" office:value-type="float" office:value="1">
            <text:p text:style-name="P20">1</text:p>
          </table:table-cell>
          <table:table-cell table:style-name="Table111.A2" office:value-type="float" office:value="1">
            <text:p text:style-name="P20">1</text:p>
          </table:table-cell>
          <table:table-cell table:style-name="Table111.A2" office:value-type="float" office:value="0">
            <text:p text:style-name="P20">0</text:p>
          </table:table-cell>
          <table:table-cell table:style-name="Table111.A2" office:value-type="float" office:value="0">
            <text:p text:style-name="P20">0</text:p>
          </table:table-cell>
          <table:table-cell table:style-name="Table111.G2" office:value-type="string">
            <text:p text:style-name="P20">X</text:p>
          </table:table-cell>
          <table:table-cell table:style-name="Table111.G2" office:value-type="string">
            <text:p text:style-name="P20">X</text:p>
          </table:table-cell>
          <table:table-cell table:style-name="Table111.G2" office:value-type="string">
            <text:p text:style-name="P20">X</text:p>
          </table:table-cell>
          <table:table-cell table:style-name="Table111.G2" office:value-type="string">
            <text:p text:style-name="P20">X</text:p>
          </table:table-cell>
          <table:table-cell table:style-name="Table111.G2" office:value-type="string">
            <text:p text:style-name="P20">X</text:p>
          </table:table-cell>
          <table:table-cell table:style-name="Table111.G2" office:value-type="string">
            <text:p text:style-name="P20">X</text:p>
          </table:table-cell>
          <table:table-cell table:style-name="Table111.G2" office:value-type="string">
            <text:p text:style-name="P20">X</text:p>
          </table:table-cell>
          <table:table-cell table:style-name="Table111.G2" office:value-type="string">
            <text:p text:style-name="P20">X</text:p>
          </table:table-cell>
          <table:table-cell table:style-name="Table111.G2" office:value-type="string">
            <text:p text:style-name="P20">X</text:p>
          </table:table-cell>
          <table:table-cell table:style-name="Table111.G2" office:value-type="string">
            <text:p text:style-name="P20">X</text:p>
          </table:table-cell>
          <table:table-cell table:style-name="Table111.G2" office:value-type="string">
            <text:p text:style-name="P20">X</text:p>
          </table:table-cell>
          <table:table-cell table:style-name="Table111.G2" office:value-type="string">
            <text:p text:style-name="P20">X</text:p>
          </table:table-cell>
          <table:table-cell table:style-name="Table111.G2" office:value-type="string">
            <text:p text:style-name="P20">X</text:p>
          </table:table-cell>
          <table:table-cell table:style-name="Table111.G2" office:value-type="string">
            <text:p text:style-name="P20">X</text:p>
          </table:table-cell>
          <table:table-cell table:style-name="Table111.G2" office:value-type="string">
            <text:p text:style-name="P20">X</text:p>
          </table:table-cell>
          <table:table-cell table:style-name="Table111.Q2" office:value-type="string">
            <text:p text:style-name="P20">X</text:p>
          </table:table-cell>
        </table:table-row>
      </table:table>
      <text:h text:style-name="P48" text:outline-level="3">Mnemonic</text:h>
      <text:p text:style-name="P15"><text:span text:style-name="T8">[label:]<text:tab/></text:span><text:span text:style-name="T8">JMP</text:span><text:span text:style-name="T8">L</text:span><text:span text:style-name="T8">Z</text:span><text:span text:style-name="T6"><text:tab/></text:span><text:span text:style-name="T6">unsigned_16_bit_addres</text:span><text:span text:style-name="T6">s</text:span></text:p>
      <text:h text:style-name="Heading_20_3" text:outline-level="3">Operation</text:h>
      <text:p text:style-name="P32"><text:span text:style-name="T5">If (PSR[</text:span><text:span text:style-name="T5">2</text:span><text:span text:style-name="T5">] == </text:span><text:span text:style-name="T5">0</text:span><text:span text:style-name="T5">) {</text:span></text:p>
      <text:p text:style-name="P32"><text:span text:style-name="T5"><text:tab/>PROGRAM_COUNTER</text:span><text:span text:style-name="T5"> </text:span><text:span text:style-name="T1">←</text:span><text:span text:style-name="T5"> </text:span><text:span text:style-name="T5">PROGRAM_COUNTER + </text:span><text:span text:style-name="T5">5</text:span></text:p>
      <text:p text:style-name="P33">} else {</text:p>
      <text:p text:style-name="P33"><text:tab/>PROGRAM_COUNTER <text:span text:style-name="T1">←</text:span> unsigned_16_bit_address</text:p>
      <text:p text:style-name="P33">}</text:p>
      <text:h text:style-name="Heading_20_3" text:outline-level="3">Flags</text:h>
      <table:table table:name="Table113" table:style-name="Table113">
        <table:table-column table:style-name="Table113.A" table:number-columns-repeated="7"/>
        <table:table-column table:style-name="Table113.H"/>
        <table:table-row>
          <table:table-cell table:style-name="Table113.A1" office:value-type="string">
            <text:p text:style-name="P25">PSR[7]</text:p>
          </table:table-cell>
          <table:table-cell table:style-name="Table113.A1" office:value-type="string">
            <text:p text:style-name="P25">PSR[6]</text:p>
          </table:table-cell>
          <table:table-cell table:style-name="Table113.A1" office:value-type="string">
            <text:p text:style-name="P25">PSR[5]</text:p>
          </table:table-cell>
          <table:table-cell table:style-name="Table113.A1" office:value-type="string">
            <text:p text:style-name="P25">PSR[4]</text:p>
          </table:table-cell>
          <table:table-cell table:style-name="Table113.A1" office:value-type="string">
            <text:p text:style-name="P25">PSR[3]</text:p>
          </table:table-cell>
          <table:table-cell table:style-name="Table113.A1" office:value-type="string">
            <text:p text:style-name="P25">PSR[2]</text:p>
          </table:table-cell>
          <table:table-cell table:style-name="Table113.A1" office:value-type="string">
            <text:p text:style-name="P25">PSR[1]</text:p>
          </table:table-cell>
          <table:table-cell table:style-name="Table113.H1" office:value-type="string">
            <text:p text:style-name="P25">PSR[0]</text:p>
          </table:table-cell>
        </table:table-row>
        <table:table-row>
          <table:table-cell table:style-name="Table113.A2" office:value-type="string">
            <text:p text:style-name="P18">GP4_Flag</text:p>
          </table:table-cell>
          <table:table-cell table:style-name="Table113.A2" office:value-type="string">
            <text:p text:style-name="P18">GP3_Flag</text:p>
          </table:table-cell>
          <table:table-cell table:style-name="Table113.A2" office:value-type="string">
            <text:p text:style-name="P18">GP2_Flag</text:p>
          </table:table-cell>
          <table:table-cell table:style-name="Table113.A2" office:value-type="string">
            <text:p text:style-name="P18">GP1_Flag</text:p>
          </table:table-cell>
          <table:table-cell table:style-name="Table113.A2" office:value-type="string">
            <text:p text:style-name="P18">Interrupt_Enable</text:p>
          </table:table-cell>
          <table:table-cell table:style-name="Table113.A2" office:value-type="string">
            <text:p text:style-name="P18">Negative_Flag</text:p>
          </table:table-cell>
          <table:table-cell table:style-name="Table113.A2" office:value-type="string">
            <text:p text:style-name="P18">Carry_Flag</text:p>
          </table:table-cell>
          <table:table-cell table:style-name="Table113.H2" office:value-type="string">
            <text:p text:style-name="P18">Zero_Flag</text:p>
          </table:table-cell>
        </table:table-row>
        <table:table-row>
          <table:table-cell table:style-name="Table113.A2" office:value-type="string">
            <text:p text:style-name="P18">-</text:p>
          </table:table-cell>
          <table:table-cell table:style-name="Table113.A2" office:value-type="string">
            <text:p text:style-name="P18">-</text:p>
          </table:table-cell>
          <table:table-cell table:style-name="Table113.A2" office:value-type="string">
            <text:p text:style-name="P18">-</text:p>
          </table:table-cell>
          <table:table-cell table:style-name="Table113.A2" office:value-type="string">
            <text:p text:style-name="P18">-</text:p>
          </table:table-cell>
          <table:table-cell table:style-name="Table113.A2" office:value-type="string">
            <text:p text:style-name="P18">-</text:p>
          </table:table-cell>
          <table:table-cell table:style-name="Table113.A2" office:value-type="string">
            <text:p text:style-name="P18">-</text:p>
          </table:table-cell>
          <table:table-cell table:style-name="Table113.A2" office:value-type="string">
            <text:p text:style-name="P18">-</text:p>
          </table:table-cell>
          <table:table-cell table:style-name="Table113.H2" office:value-type="string">
            <text:p text:style-name="P18">-</text:p>
          </table:table-cell>
        </table:table-row>
      </table:table>
      <text:h text:style-name="P48" text:outline-level="3">Clocks</text:h>
      <text:p text:style-name="P5">3 or 6</text:p>
      <text:h text:style-name="P47" text:outline-level="3">Description</text:h>
      <text:p text:style-name="Text_20_body">Jump to address if the Negative Flag is '1'. <text:s/>Otherwise, proceed to the next instruction.</text:p>
      <text:p text:style-name="Text_20_body">Flags are unaffected by this instruction.</text:p>
      <text:h text:style-name="P48" text:outline-level="3">Instruction Alias</text:h>
      <text:p text:style-name="P5">[label:]<text:tab/><text:tab/>BRGEZ<text:tab/>.+5</text:p>
      <text:p text:style-name="P5"><text:tab/><text:tab/>JMP<text:tab/><text:span text:style-name="T17">signed_offset</text:span></text:p>
      <text:h text:style-name="P41" text:outline-level="2"/>
      <text:h text:style-name="P55" text:outline-level="2"><text:bookmark text:name="__RefHeading__18597_786827707"/>JMPGEZ - Jump on Greater than or Equal to Zero<text:bookmark-end text:name="__RefHeading__18597_786827707"/></text:h>
      <text:h text:style-name="Heading_20_3" text:outline-level="3">Format</text:h>
      <table:table table:name="Table114" table:style-name="Table114">
        <table:table-column table:style-name="Table114.A" table:number-columns-repeated="5"/>
        <table:table-column table:style-name="Table114.F" table:number-columns-repeated="3"/>
        <table:table-column table:style-name="Table114.I" table:number-columns-repeated="7"/>
        <table:table-column table:style-name="Table114.P"/>
        <table:table-column table:style-name="Table114.Q"/>
        <table:table-column table:style-name="Table114.I" table:number-columns-repeated="6"/>
        <table:table-column table:style-name="Table114.X"/>
        <table:table-row>
          <table:table-cell table:style-name="Table114.A1" table:number-columns-spanned="5" office:value-type="string">
            <text:p text:style-name="P25">Opcode</text:p>
          </table:table-cell>
          <table:covered-table-cell/>
          <table:covered-table-cell/>
          <table:covered-table-cell/>
          <table:covered-table-cell/>
          <table:table-cell table:style-name="Table114.A1" table:number-columns-spanned="3" office:value-type="string">
            <text:p text:style-name="P25">Bit Index</text:p>
          </table:table-cell>
          <table:covered-table-cell/>
          <table:covered-table-cell/>
          <table:table-cell table:style-name="Table114.A1" table:number-columns-spanned="8" office:value-type="string">
            <text:p text:style-name="Table_20_Heading">Signed Offset</text:p>
          </table:table-cell>
          <table:covered-table-cell/>
          <table:covered-table-cell/>
          <table:covered-table-cell/>
          <table:covered-table-cell/>
          <table:covered-table-cell/>
          <table:covered-table-cell/>
          <table:covered-table-cell/>
          <table:table-cell table:style-name="Table114.Q1" table:number-columns-spanned="8" office:value-type="string">
            <text:p text:style-name="P26"><text:s text:c="34"/><text:line-break/> <text:s text:c="33"/></text:p>
          </table:table-cell>
          <table:covered-table-cell/>
          <table:covered-table-cell/>
          <table:covered-table-cell/>
          <table:covered-table-cell/>
          <table:covered-table-cell/>
          <table:covered-table-cell/>
          <table:covered-table-cell/>
        </table:table-row>
        <table:table-row>
          <table:table-cell table:style-name="Table114.A2" office:value-type="float" office:value="1">
            <text:p text:style-name="Table_20_Contents">1</text:p>
          </table:table-cell>
          <table:table-cell table:style-name="Table114.A2" office:value-type="float" office:value="0">
            <text:p text:style-name="Table_20_Contents">0</text:p>
          </table:table-cell>
          <table:table-cell table:style-name="Table114.A2" office:value-type="float" office:value="0">
            <text:p text:style-name="Table_20_Contents">0</text:p>
          </table:table-cell>
          <table:table-cell table:style-name="Table114.A2" office:value-type="float" office:value="1">
            <text:p text:style-name="Table_20_Contents">1</text:p>
          </table:table-cell>
          <table:table-cell table:style-name="Table114.E2" office:value-type="string">
            <text:p text:style-name="Table_20_Contents">1</text:p>
          </table:table-cell>
          <table:table-cell table:style-name="Table114.A2" office:value-type="float" office:value="0">
            <text:p text:style-name="Table_20_Contents">0</text:p>
          </table:table-cell>
          <table:table-cell table:style-name="Table114.E2" office:value-type="string">
            <text:p text:style-name="Table_20_Contents">1</text:p>
          </table:table-cell>
          <table:table-cell table:style-name="Table114.A2" office:value-type="float" office:value="0">
            <text:p text:style-name="Table_20_Contents">0</text:p>
          </table:table-cell>
          <table:table-cell table:style-name="Table114.E2" office:value-type="string">
            <text:p text:style-name="Table_20_Contents">0</text:p>
          </table:table-cell>
          <table:table-cell table:style-name="Table114.E2" office:value-type="string">
            <text:p text:style-name="Table_20_Contents">0</text:p>
          </table:table-cell>
          <table:table-cell table:style-name="Table114.E2" office:value-type="string">
            <text:p text:style-name="Table_20_Contents">0</text:p>
          </table:table-cell>
          <table:table-cell table:style-name="Table114.E2" office:value-type="string">
            <text:p text:style-name="Table_20_Contents">0</text:p>
          </table:table-cell>
          <table:table-cell table:style-name="Table114.E2" office:value-type="string">
            <text:p text:style-name="Table_20_Contents">0</text:p>
          </table:table-cell>
          <table:table-cell table:style-name="Table114.E2" office:value-type="string">
            <text:p text:style-name="Table_20_Contents">1</text:p>
          </table:table-cell>
          <table:table-cell table:style-name="Table114.E2" office:value-type="string">
            <text:p text:style-name="Table_20_Contents">0</text:p>
          </table:table-cell>
          <table:table-cell table:style-name="Table114.E2" office:value-type="string">
            <text:p text:style-name="Table_20_Contents">1</text:p>
          </table:table-cell>
          <table:table-cell table:style-name="Table114.Q2" table:number-columns-spanned="8" office:value-type="string">
            <text:p text:style-name="P22"><text:s text:c="34"/></text:p>
          </table:table-cell>
          <table:covered-table-cell/>
          <table:covered-table-cell/>
          <table:covered-table-cell/>
          <table:covered-table-cell/>
          <table:covered-table-cell/>
          <table:covered-table-cell/>
          <table:covered-table-cell/>
        </table:table-row>
        <table:table-row>
          <table:table-cell table:style-name="Table114.E2" table:number-columns-spanned="5" office:value-type="string">
            <text:p text:style-name="P21">Opcode</text:p>
          </table:table-cell>
          <table:covered-table-cell/>
          <table:covered-table-cell/>
          <table:covered-table-cell/>
          <table:covered-table-cell/>
          <table:table-cell table:style-name="Table114.E2" table:number-columns-spanned="3" office:value-type="string">
            <text:p text:style-name="P21">Select</text:p>
          </table:table-cell>
          <table:covered-table-cell/>
          <table:covered-table-cell/>
          <table:table-cell table:style-name="Table114.Q2" table:number-columns-spanned="16" office:value-type="string">
            <text:p text:style-name="P21">Addres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4.A2" office:value-type="float" office:value="1">
            <text:p text:style-name="P20">1</text:p>
          </table:table-cell>
          <table:table-cell table:style-name="Table114.A2" office:value-type="float" office:value="0">
            <text:p text:style-name="P20">0</text:p>
          </table:table-cell>
          <table:table-cell table:style-name="Table114.A2" office:value-type="float" office:value="1">
            <text:p text:style-name="P20">1</text:p>
          </table:table-cell>
          <table:table-cell table:style-name="Table114.A2" office:value-type="float" office:value="1">
            <text:p text:style-name="P20">1</text:p>
          </table:table-cell>
          <table:table-cell table:style-name="Table114.A2" office:value-type="float" office:value="1">
            <text:p text:style-name="P20">1</text:p>
          </table:table-cell>
          <table:table-cell table:style-name="Table114.A2" office:value-type="float" office:value="1">
            <text:p text:style-name="P20">1</text:p>
          </table:table-cell>
          <table:table-cell table:style-name="Table114.A2" office:value-type="float" office:value="0">
            <text:p text:style-name="P20">0</text:p>
          </table:table-cell>
          <table:table-cell table:style-name="Table114.A2" office:value-type="float" office:value="0">
            <text:p text:style-name="P20">0</text:p>
          </table:table-cell>
          <table:table-cell table:style-name="Table114.E2" office:value-type="string">
            <text:p text:style-name="P20">X</text:p>
          </table:table-cell>
          <table:table-cell table:style-name="Table114.E2" office:value-type="string">
            <text:p text:style-name="P20">X</text:p>
          </table:table-cell>
          <table:table-cell table:style-name="Table114.E2" office:value-type="string">
            <text:p text:style-name="P20">X</text:p>
          </table:table-cell>
          <table:table-cell table:style-name="Table114.E2" office:value-type="string">
            <text:p text:style-name="P20">X</text:p>
          </table:table-cell>
          <table:table-cell table:style-name="Table114.E2" office:value-type="string">
            <text:p text:style-name="P20">X</text:p>
          </table:table-cell>
          <table:table-cell table:style-name="Table114.E2" office:value-type="string">
            <text:p text:style-name="P20">X</text:p>
          </table:table-cell>
          <table:table-cell table:style-name="Table114.E2" office:value-type="string">
            <text:p text:style-name="P20">X</text:p>
          </table:table-cell>
          <table:table-cell table:style-name="Table114.E2" office:value-type="string">
            <text:p text:style-name="P20">X</text:p>
          </table:table-cell>
          <table:table-cell table:style-name="Table114.E2" office:value-type="string">
            <text:p text:style-name="P20">X</text:p>
          </table:table-cell>
          <table:table-cell table:style-name="Table114.E2" office:value-type="string">
            <text:p text:style-name="P20">X</text:p>
          </table:table-cell>
          <table:table-cell table:style-name="Table114.E2" office:value-type="string">
            <text:p text:style-name="P20">X</text:p>
          </table:table-cell>
          <table:table-cell table:style-name="Table114.E2" office:value-type="string">
            <text:p text:style-name="P20">X</text:p>
          </table:table-cell>
          <table:table-cell table:style-name="Table114.E2" office:value-type="string">
            <text:p text:style-name="P20">X</text:p>
          </table:table-cell>
          <table:table-cell table:style-name="Table114.E2" office:value-type="string">
            <text:p text:style-name="P20">X</text:p>
          </table:table-cell>
          <table:table-cell table:style-name="Table114.E2" office:value-type="string">
            <text:p text:style-name="P20">X</text:p>
          </table:table-cell>
          <table:table-cell table:style-name="Table114.Q2" office:value-type="string">
            <text:p text:style-name="P20">X</text:p>
          </table:table-cell>
        </table:table-row>
      </table:table>
      <text:h text:style-name="P48" text:outline-level="3">Mnemonic</text:h>
      <text:p text:style-name="P15"><text:span text:style-name="T8">[label:]<text:tab/></text:span><text:span text:style-name="T8">JMP</text:span><text:span text:style-name="T8">GE</text:span><text:span text:style-name="T8">Z</text:span><text:span text:style-name="T6"><text:tab/></text:span><text:span text:style-name="T6">unsigned_16_bit_addres</text:span><text:span text:style-name="T6">s</text:span></text:p>
      <text:h text:style-name="Heading_20_3" text:outline-level="3">Operation</text:h>
      <text:p text:style-name="P32"><text:span text:style-name="T5">If (PSR[</text:span><text:span text:style-name="T5">2</text:span><text:span text:style-name="T5">] == </text:span><text:span text:style-name="T5">1</text:span><text:span text:style-name="T5">) {</text:span></text:p>
      <text:p text:style-name="P32"><text:span text:style-name="T5"><text:tab/>PROGRAM_COUNTER</text:span><text:span text:style-name="T5"> </text:span><text:span text:style-name="T1">←</text:span><text:span text:style-name="T5"> </text:span><text:span text:style-name="T5">PROGRAM_COUNTER + </text:span><text:span text:style-name="T5">5</text:span></text:p>
      <text:p text:style-name="P33">} else {</text:p>
      <text:p text:style-name="P33"><text:tab/>PROGRAM_COUNTER <text:span text:style-name="T1">←</text:span> unsigned_16_bit_address</text:p>
      <text:p text:style-name="P33">}</text:p>
      <text:h text:style-name="Heading_20_3" text:outline-level="3">Flags</text:h>
      <table:table table:name="Table115" table:style-name="Table115">
        <table:table-column table:style-name="Table115.A" table:number-columns-repeated="7"/>
        <table:table-column table:style-name="Table115.H"/>
        <table:table-row>
          <table:table-cell table:style-name="Table115.A1" office:value-type="string">
            <text:p text:style-name="P25">PSR[7]</text:p>
          </table:table-cell>
          <table:table-cell table:style-name="Table115.A1" office:value-type="string">
            <text:p text:style-name="P25">PSR[6]</text:p>
          </table:table-cell>
          <table:table-cell table:style-name="Table115.A1" office:value-type="string">
            <text:p text:style-name="P25">PSR[5]</text:p>
          </table:table-cell>
          <table:table-cell table:style-name="Table115.A1" office:value-type="string">
            <text:p text:style-name="P25">PSR[4]</text:p>
          </table:table-cell>
          <table:table-cell table:style-name="Table115.A1" office:value-type="string">
            <text:p text:style-name="P25">PSR[3]</text:p>
          </table:table-cell>
          <table:table-cell table:style-name="Table115.A1" office:value-type="string">
            <text:p text:style-name="P25">PSR[2]</text:p>
          </table:table-cell>
          <table:table-cell table:style-name="Table115.A1" office:value-type="string">
            <text:p text:style-name="P25">PSR[1]</text:p>
          </table:table-cell>
          <table:table-cell table:style-name="Table115.H1" office:value-type="string">
            <text:p text:style-name="P25">PSR[0]</text:p>
          </table:table-cell>
        </table:table-row>
        <table:table-row>
          <table:table-cell table:style-name="Table115.A2" office:value-type="string">
            <text:p text:style-name="P18">GP4_Flag</text:p>
          </table:table-cell>
          <table:table-cell table:style-name="Table115.A2" office:value-type="string">
            <text:p text:style-name="P18">GP3_Flag</text:p>
          </table:table-cell>
          <table:table-cell table:style-name="Table115.A2" office:value-type="string">
            <text:p text:style-name="P18">GP2_Flag</text:p>
          </table:table-cell>
          <table:table-cell table:style-name="Table115.A2" office:value-type="string">
            <text:p text:style-name="P18">GP1_Flag</text:p>
          </table:table-cell>
          <table:table-cell table:style-name="Table115.A2" office:value-type="string">
            <text:p text:style-name="P18">Interrupt_Enable</text:p>
          </table:table-cell>
          <table:table-cell table:style-name="Table115.A2" office:value-type="string">
            <text:p text:style-name="P18">Negative_Flag</text:p>
          </table:table-cell>
          <table:table-cell table:style-name="Table115.A2" office:value-type="string">
            <text:p text:style-name="P18">Carry_Flag</text:p>
          </table:table-cell>
          <table:table-cell table:style-name="Table115.H2" office:value-type="string">
            <text:p text:style-name="P18">Zero_Flag</text:p>
          </table:table-cell>
        </table:table-row>
        <table:table-row>
          <table:table-cell table:style-name="Table115.A2" office:value-type="string">
            <text:p text:style-name="P18">-</text:p>
          </table:table-cell>
          <table:table-cell table:style-name="Table115.A2" office:value-type="string">
            <text:p text:style-name="P18">-</text:p>
          </table:table-cell>
          <table:table-cell table:style-name="Table115.A2" office:value-type="string">
            <text:p text:style-name="P18">-</text:p>
          </table:table-cell>
          <table:table-cell table:style-name="Table115.A2" office:value-type="string">
            <text:p text:style-name="P18">-</text:p>
          </table:table-cell>
          <table:table-cell table:style-name="Table115.A2" office:value-type="string">
            <text:p text:style-name="P18">-</text:p>
          </table:table-cell>
          <table:table-cell table:style-name="Table115.A2" office:value-type="string">
            <text:p text:style-name="P18">-</text:p>
          </table:table-cell>
          <table:table-cell table:style-name="Table115.A2" office:value-type="string">
            <text:p text:style-name="P18">-</text:p>
          </table:table-cell>
          <table:table-cell table:style-name="Table115.H2" office:value-type="string">
            <text:p text:style-name="P18">-</text:p>
          </table:table-cell>
        </table:table-row>
      </table:table>
      <text:h text:style-name="P48" text:outline-level="3">Clocks</text:h>
      <text:p text:style-name="P5">3 or 6</text:p>
      <text:h text:style-name="P47" text:outline-level="3">Description</text:h>
      <text:p text:style-name="Text_20_body">Jump to address if the Negative Flag is '0'. <text:s/>Otherwise, proceed to the next instruction.</text:p>
      <text:p text:style-name="Text_20_body">Flags are unaffected by this instruction.</text:p>
      <text:h text:style-name="P48" text:outline-level="3">Instruction Alias</text:h>
      <text:p text:style-name="P5">[label:]<text:tab/><text:tab/>BRLZ<text:tab/>.+5</text:p>
      <text:p text:style-name="P5"><text:tab/><text:tab/>JMP<text:tab/><text:span text:style-name="T17">signed_offset</text:span></text:p>
      <text:h text:style-name="Heading_20_2" text:outline-level="2"><text:bookmark text:name="__RefHeading__18599_786827707"/><text:soft-page-break/>JMPC - Jump on Carry<text:bookmark-end text:name="__RefHeading__18599_786827707"/></text:h>
      <text:h text:style-name="Heading_20_3" text:outline-level="3">Format</text:h>
      <table:table table:name="Table116" table:style-name="Table116">
        <table:table-column table:style-name="Table116.A" table:number-columns-repeated="5"/>
        <table:table-column table:style-name="Table116.F" table:number-columns-repeated="3"/>
        <table:table-column table:style-name="Table116.I" table:number-columns-repeated="7"/>
        <table:table-column table:style-name="Table116.P"/>
        <table:table-column table:style-name="Table116.Q"/>
        <table:table-column table:style-name="Table116.I" table:number-columns-repeated="6"/>
        <table:table-column table:style-name="Table116.X"/>
        <table:table-row>
          <table:table-cell table:style-name="Table116.A1" table:number-columns-spanned="5" office:value-type="string">
            <text:p text:style-name="P25">Opcode</text:p>
          </table:table-cell>
          <table:covered-table-cell/>
          <table:covered-table-cell/>
          <table:covered-table-cell/>
          <table:covered-table-cell/>
          <table:table-cell table:style-name="Table116.A1" table:number-columns-spanned="3" office:value-type="string">
            <text:p text:style-name="P25">Bit Index</text:p>
          </table:table-cell>
          <table:covered-table-cell/>
          <table:covered-table-cell/>
          <table:table-cell table:style-name="Table116.A1" table:number-columns-spanned="8" office:value-type="string">
            <text:p text:style-name="Table_20_Heading">Signed Offset</text:p>
          </table:table-cell>
          <table:covered-table-cell/>
          <table:covered-table-cell/>
          <table:covered-table-cell/>
          <table:covered-table-cell/>
          <table:covered-table-cell/>
          <table:covered-table-cell/>
          <table:covered-table-cell/>
          <table:table-cell table:style-name="Table116.Q1" table:number-columns-spanned="8" office:value-type="string">
            <text:p text:style-name="P26"><text:s text:c="34"/><text:line-break/> <text:s text:c="33"/></text:p>
          </table:table-cell>
          <table:covered-table-cell/>
          <table:covered-table-cell/>
          <table:covered-table-cell/>
          <table:covered-table-cell/>
          <table:covered-table-cell/>
          <table:covered-table-cell/>
          <table:covered-table-cell/>
        </table:table-row>
        <table:table-row>
          <table:table-cell table:style-name="Table116.A2" office:value-type="float" office:value="1">
            <text:p text:style-name="Table_20_Contents">1</text:p>
          </table:table-cell>
          <table:table-cell table:style-name="Table116.A2" office:value-type="float" office:value="0">
            <text:p text:style-name="Table_20_Contents">0</text:p>
          </table:table-cell>
          <table:table-cell table:style-name="Table116.A2" office:value-type="float" office:value="0">
            <text:p text:style-name="Table_20_Contents">0</text:p>
          </table:table-cell>
          <table:table-cell table:style-name="Table116.A2" office:value-type="float" office:value="1">
            <text:p text:style-name="Table_20_Contents">1</text:p>
          </table:table-cell>
          <table:table-cell table:style-name="Table116.A2" office:value-type="float" office:value="0">
            <text:p text:style-name="Table_20_Contents">0</text:p>
          </table:table-cell>
          <table:table-cell table:style-name="Table116.A2" office:value-type="float" office:value="0">
            <text:p text:style-name="Table_20_Contents">0</text:p>
          </table:table-cell>
          <table:table-cell table:style-name="Table116.A2" office:value-type="float" office:value="0">
            <text:p text:style-name="Table_20_Contents">0</text:p>
          </table:table-cell>
          <table:table-cell table:style-name="Table116.H2" office:value-type="string">
            <text:p text:style-name="Table_20_Contents">1</text:p>
          </table:table-cell>
          <table:table-cell table:style-name="Table116.H2" office:value-type="string">
            <text:p text:style-name="Table_20_Contents">0</text:p>
          </table:table-cell>
          <table:table-cell table:style-name="Table116.H2" office:value-type="string">
            <text:p text:style-name="Table_20_Contents">0</text:p>
          </table:table-cell>
          <table:table-cell table:style-name="Table116.H2" office:value-type="string">
            <text:p text:style-name="Table_20_Contents">0</text:p>
          </table:table-cell>
          <table:table-cell table:style-name="Table116.H2" office:value-type="string">
            <text:p text:style-name="Table_20_Contents">0</text:p>
          </table:table-cell>
          <table:table-cell table:style-name="Table116.H2" office:value-type="string">
            <text:p text:style-name="Table_20_Contents">0</text:p>
          </table:table-cell>
          <table:table-cell table:style-name="Table116.H2" office:value-type="string">
            <text:p text:style-name="Table_20_Contents">1</text:p>
          </table:table-cell>
          <table:table-cell table:style-name="Table116.H2" office:value-type="string">
            <text:p text:style-name="Table_20_Contents">0</text:p>
          </table:table-cell>
          <table:table-cell table:style-name="Table116.H2" office:value-type="string">
            <text:p text:style-name="Table_20_Contents">1</text:p>
          </table:table-cell>
          <table:table-cell table:style-name="Table116.Q2" table:number-columns-spanned="8" office:value-type="string">
            <text:p text:style-name="P22"><text:s text:c="34"/></text:p>
          </table:table-cell>
          <table:covered-table-cell/>
          <table:covered-table-cell/>
          <table:covered-table-cell/>
          <table:covered-table-cell/>
          <table:covered-table-cell/>
          <table:covered-table-cell/>
          <table:covered-table-cell/>
        </table:table-row>
        <table:table-row>
          <table:table-cell table:style-name="Table116.H2" table:number-columns-spanned="5" office:value-type="string">
            <text:p text:style-name="P21">Opcode</text:p>
          </table:table-cell>
          <table:covered-table-cell/>
          <table:covered-table-cell/>
          <table:covered-table-cell/>
          <table:covered-table-cell/>
          <table:table-cell table:style-name="Table116.H2" table:number-columns-spanned="3" office:value-type="string">
            <text:p text:style-name="P21">Select</text:p>
          </table:table-cell>
          <table:covered-table-cell/>
          <table:covered-table-cell/>
          <table:table-cell table:style-name="Table116.Q2" table:number-columns-spanned="16" office:value-type="string">
            <text:p text:style-name="P21">Addres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6.A2" office:value-type="float" office:value="1">
            <text:p text:style-name="P20">1</text:p>
          </table:table-cell>
          <table:table-cell table:style-name="Table116.A2" office:value-type="float" office:value="0">
            <text:p text:style-name="P20">0</text:p>
          </table:table-cell>
          <table:table-cell table:style-name="Table116.A2" office:value-type="float" office:value="1">
            <text:p text:style-name="P20">1</text:p>
          </table:table-cell>
          <table:table-cell table:style-name="Table116.A2" office:value-type="float" office:value="1">
            <text:p text:style-name="P20">1</text:p>
          </table:table-cell>
          <table:table-cell table:style-name="Table116.A2" office:value-type="float" office:value="1">
            <text:p text:style-name="P20">1</text:p>
          </table:table-cell>
          <table:table-cell table:style-name="Table116.A2" office:value-type="float" office:value="1">
            <text:p text:style-name="P20">1</text:p>
          </table:table-cell>
          <table:table-cell table:style-name="Table116.A2" office:value-type="float" office:value="0">
            <text:p text:style-name="P20">0</text:p>
          </table:table-cell>
          <table:table-cell table:style-name="Table116.A2" office:value-type="float" office:value="0">
            <text:p text:style-name="P20">0</text:p>
          </table:table-cell>
          <table:table-cell table:style-name="Table116.H2" office:value-type="string">
            <text:p text:style-name="P20">X</text:p>
          </table:table-cell>
          <table:table-cell table:style-name="Table116.H2" office:value-type="string">
            <text:p text:style-name="P20">X</text:p>
          </table:table-cell>
          <table:table-cell table:style-name="Table116.H2" office:value-type="string">
            <text:p text:style-name="P20">X</text:p>
          </table:table-cell>
          <table:table-cell table:style-name="Table116.H2" office:value-type="string">
            <text:p text:style-name="P20">X</text:p>
          </table:table-cell>
          <table:table-cell table:style-name="Table116.H2" office:value-type="string">
            <text:p text:style-name="P20">X</text:p>
          </table:table-cell>
          <table:table-cell table:style-name="Table116.H2" office:value-type="string">
            <text:p text:style-name="P20">X</text:p>
          </table:table-cell>
          <table:table-cell table:style-name="Table116.H2" office:value-type="string">
            <text:p text:style-name="P20">X</text:p>
          </table:table-cell>
          <table:table-cell table:style-name="Table116.H2" office:value-type="string">
            <text:p text:style-name="P20">X</text:p>
          </table:table-cell>
          <table:table-cell table:style-name="Table116.H2" office:value-type="string">
            <text:p text:style-name="P20">X</text:p>
          </table:table-cell>
          <table:table-cell table:style-name="Table116.H2" office:value-type="string">
            <text:p text:style-name="P20">X</text:p>
          </table:table-cell>
          <table:table-cell table:style-name="Table116.H2" office:value-type="string">
            <text:p text:style-name="P20">X</text:p>
          </table:table-cell>
          <table:table-cell table:style-name="Table116.H2" office:value-type="string">
            <text:p text:style-name="P20">X</text:p>
          </table:table-cell>
          <table:table-cell table:style-name="Table116.H2" office:value-type="string">
            <text:p text:style-name="P20">X</text:p>
          </table:table-cell>
          <table:table-cell table:style-name="Table116.H2" office:value-type="string">
            <text:p text:style-name="P20">X</text:p>
          </table:table-cell>
          <table:table-cell table:style-name="Table116.H2" office:value-type="string">
            <text:p text:style-name="P20">X</text:p>
          </table:table-cell>
          <table:table-cell table:style-name="Table116.Q2" office:value-type="string">
            <text:p text:style-name="P20">X</text:p>
          </table:table-cell>
        </table:table-row>
      </table:table>
      <text:h text:style-name="P48" text:outline-level="3">Mnemonic</text:h>
      <text:p text:style-name="P15"><text:span text:style-name="T8">[label:]<text:tab/></text:span><text:span text:style-name="T8">JMP</text:span><text:span text:style-name="T8">C</text:span><text:span text:style-name="T6"><text:tab/></text:span><text:span text:style-name="T6">unsigned_16_bit_addres</text:span><text:span text:style-name="T6">s</text:span></text:p>
      <text:h text:style-name="Heading_20_3" text:outline-level="3">Operation</text:h>
      <text:p text:style-name="P32"><text:span text:style-name="T5">If (PSR[</text:span><text:span text:style-name="T5">1</text:span><text:span text:style-name="T5">] == </text:span><text:span text:style-name="T5">0</text:span><text:span text:style-name="T5">) {</text:span></text:p>
      <text:p text:style-name="P32"><text:span text:style-name="T5"><text:tab/>PROGRAM_COUNTER</text:span><text:span text:style-name="T5"> </text:span><text:span text:style-name="T1">←</text:span><text:span text:style-name="T5"> </text:span><text:span text:style-name="T5">PROGRAM_COUNTER + </text:span><text:span text:style-name="T5">5</text:span></text:p>
      <text:p text:style-name="P33">} else {</text:p>
      <text:p text:style-name="P33"><text:tab/>PROGRAM_COUNTER <text:span text:style-name="T1">←</text:span> unsigned_16_bit_address</text:p>
      <text:p text:style-name="P33">}</text:p>
      <text:h text:style-name="Heading_20_3" text:outline-level="3">Flags</text:h>
      <table:table table:name="Table117" table:style-name="Table117">
        <table:table-column table:style-name="Table117.A" table:number-columns-repeated="7"/>
        <table:table-column table:style-name="Table117.H"/>
        <table:table-row>
          <table:table-cell table:style-name="Table117.A1" office:value-type="string">
            <text:p text:style-name="P25">PSR[7]</text:p>
          </table:table-cell>
          <table:table-cell table:style-name="Table117.A1" office:value-type="string">
            <text:p text:style-name="P25">PSR[6]</text:p>
          </table:table-cell>
          <table:table-cell table:style-name="Table117.A1" office:value-type="string">
            <text:p text:style-name="P25">PSR[5]</text:p>
          </table:table-cell>
          <table:table-cell table:style-name="Table117.A1" office:value-type="string">
            <text:p text:style-name="P25">PSR[4]</text:p>
          </table:table-cell>
          <table:table-cell table:style-name="Table117.A1" office:value-type="string">
            <text:p text:style-name="P25">PSR[3]</text:p>
          </table:table-cell>
          <table:table-cell table:style-name="Table117.A1" office:value-type="string">
            <text:p text:style-name="P25">PSR[2]</text:p>
          </table:table-cell>
          <table:table-cell table:style-name="Table117.A1" office:value-type="string">
            <text:p text:style-name="P25">PSR[1]</text:p>
          </table:table-cell>
          <table:table-cell table:style-name="Table117.H1" office:value-type="string">
            <text:p text:style-name="P25">PSR[0]</text:p>
          </table:table-cell>
        </table:table-row>
        <table:table-row>
          <table:table-cell table:style-name="Table117.A2" office:value-type="string">
            <text:p text:style-name="P18">GP4_Flag</text:p>
          </table:table-cell>
          <table:table-cell table:style-name="Table117.A2" office:value-type="string">
            <text:p text:style-name="P18">GP3_Flag</text:p>
          </table:table-cell>
          <table:table-cell table:style-name="Table117.A2" office:value-type="string">
            <text:p text:style-name="P18">GP2_Flag</text:p>
          </table:table-cell>
          <table:table-cell table:style-name="Table117.A2" office:value-type="string">
            <text:p text:style-name="P18">GP1_Flag</text:p>
          </table:table-cell>
          <table:table-cell table:style-name="Table117.A2" office:value-type="string">
            <text:p text:style-name="P18">Interrupt_Enable</text:p>
          </table:table-cell>
          <table:table-cell table:style-name="Table117.A2" office:value-type="string">
            <text:p text:style-name="P18">Negative_Flag</text:p>
          </table:table-cell>
          <table:table-cell table:style-name="Table117.A2" office:value-type="string">
            <text:p text:style-name="P18">Carry_Flag</text:p>
          </table:table-cell>
          <table:table-cell table:style-name="Table117.H2" office:value-type="string">
            <text:p text:style-name="P18">Zero_Flag</text:p>
          </table:table-cell>
        </table:table-row>
        <table:table-row>
          <table:table-cell table:style-name="Table117.A2" office:value-type="string">
            <text:p text:style-name="P18">-</text:p>
          </table:table-cell>
          <table:table-cell table:style-name="Table117.A2" office:value-type="string">
            <text:p text:style-name="P18">-</text:p>
          </table:table-cell>
          <table:table-cell table:style-name="Table117.A2" office:value-type="string">
            <text:p text:style-name="P18">-</text:p>
          </table:table-cell>
          <table:table-cell table:style-name="Table117.A2" office:value-type="string">
            <text:p text:style-name="P18">-</text:p>
          </table:table-cell>
          <table:table-cell table:style-name="Table117.A2" office:value-type="string">
            <text:p text:style-name="P18">-</text:p>
          </table:table-cell>
          <table:table-cell table:style-name="Table117.A2" office:value-type="string">
            <text:p text:style-name="P18">-</text:p>
          </table:table-cell>
          <table:table-cell table:style-name="Table117.A2" office:value-type="string">
            <text:p text:style-name="P18">-</text:p>
          </table:table-cell>
          <table:table-cell table:style-name="Table117.H2" office:value-type="string">
            <text:p text:style-name="P18">-</text:p>
          </table:table-cell>
        </table:table-row>
      </table:table>
      <text:h text:style-name="P48" text:outline-level="3">Clocks</text:h>
      <text:p text:style-name="P5">3 or 6</text:p>
      <text:h text:style-name="P47" text:outline-level="3">Description</text:h>
      <text:p text:style-name="Text_20_body">Jump to address if the Carry Flag is '1'. <text:s/>Otherwise, proceed to the next instruction.</text:p>
      <text:p text:style-name="Text_20_body">Flags are unaffected by this instruction.</text:p>
      <text:h text:style-name="P48" text:outline-level="3">Instruction Alias</text:h>
      <text:p text:style-name="P5">[label:]<text:tab/><text:tab/>BRNC<text:tab/>.+5</text:p>
      <text:p text:style-name="P5"><text:tab/><text:tab/>JMP<text:tab/><text:span text:style-name="T17">signed_offset</text:span></text:p>
      <text:h text:style-name="P41" text:outline-level="2"/>
      <text:h text:style-name="P55" text:outline-level="2"><text:bookmark text:name="__RefHeading__18601_786827707"/>JMPNC - Jump on Not Carry<text:bookmark-end text:name="__RefHeading__18601_786827707"/></text:h>
      <text:h text:style-name="Heading_20_3" text:outline-level="3">Format</text:h>
      <table:table table:name="Table118" table:style-name="Table118">
        <table:table-column table:style-name="Table118.A" table:number-columns-repeated="5"/>
        <table:table-column table:style-name="Table118.F" table:number-columns-repeated="3"/>
        <table:table-column table:style-name="Table118.I" table:number-columns-repeated="7"/>
        <table:table-column table:style-name="Table118.P"/>
        <table:table-column table:style-name="Table118.Q"/>
        <table:table-column table:style-name="Table118.I" table:number-columns-repeated="6"/>
        <table:table-column table:style-name="Table118.X"/>
        <table:table-row>
          <table:table-cell table:style-name="Table118.A1" table:number-columns-spanned="5" office:value-type="string">
            <text:p text:style-name="P25">Opcode</text:p>
          </table:table-cell>
          <table:covered-table-cell/>
          <table:covered-table-cell/>
          <table:covered-table-cell/>
          <table:covered-table-cell/>
          <table:table-cell table:style-name="Table118.A1" table:number-columns-spanned="3" office:value-type="string">
            <text:p text:style-name="P25">Bit Index</text:p>
          </table:table-cell>
          <table:covered-table-cell/>
          <table:covered-table-cell/>
          <table:table-cell table:style-name="Table118.A1" table:number-columns-spanned="8" office:value-type="string">
            <text:p text:style-name="Table_20_Heading">Signed Offset</text:p>
          </table:table-cell>
          <table:covered-table-cell/>
          <table:covered-table-cell/>
          <table:covered-table-cell/>
          <table:covered-table-cell/>
          <table:covered-table-cell/>
          <table:covered-table-cell/>
          <table:covered-table-cell/>
          <table:table-cell table:style-name="Table118.Q1" table:number-columns-spanned="8" office:value-type="string">
            <text:p text:style-name="P26"><text:s text:c="34"/><text:line-break/> <text:s text:c="33"/></text:p>
          </table:table-cell>
          <table:covered-table-cell/>
          <table:covered-table-cell/>
          <table:covered-table-cell/>
          <table:covered-table-cell/>
          <table:covered-table-cell/>
          <table:covered-table-cell/>
          <table:covered-table-cell/>
        </table:table-row>
        <table:table-row>
          <table:table-cell table:style-name="Table118.A2" office:value-type="float" office:value="1">
            <text:p text:style-name="Table_20_Contents">1</text:p>
          </table:table-cell>
          <table:table-cell table:style-name="Table118.A2" office:value-type="float" office:value="0">
            <text:p text:style-name="Table_20_Contents">0</text:p>
          </table:table-cell>
          <table:table-cell table:style-name="Table118.A2" office:value-type="float" office:value="0">
            <text:p text:style-name="Table_20_Contents">0</text:p>
          </table:table-cell>
          <table:table-cell table:style-name="Table118.A2" office:value-type="float" office:value="1">
            <text:p text:style-name="Table_20_Contents">1</text:p>
          </table:table-cell>
          <table:table-cell table:style-name="Table118.E2" office:value-type="string">
            <text:p text:style-name="Table_20_Contents">1</text:p>
          </table:table-cell>
          <table:table-cell table:style-name="Table118.A2" office:value-type="float" office:value="0">
            <text:p text:style-name="Table_20_Contents">0</text:p>
          </table:table-cell>
          <table:table-cell table:style-name="Table118.A2" office:value-type="float" office:value="0">
            <text:p text:style-name="Table_20_Contents">0</text:p>
          </table:table-cell>
          <table:table-cell table:style-name="Table118.E2" office:value-type="string">
            <text:p text:style-name="Table_20_Contents">1</text:p>
          </table:table-cell>
          <table:table-cell table:style-name="Table118.E2" office:value-type="string">
            <text:p text:style-name="Table_20_Contents">0</text:p>
          </table:table-cell>
          <table:table-cell table:style-name="Table118.E2" office:value-type="string">
            <text:p text:style-name="Table_20_Contents">0</text:p>
          </table:table-cell>
          <table:table-cell table:style-name="Table118.E2" office:value-type="string">
            <text:p text:style-name="Table_20_Contents">0</text:p>
          </table:table-cell>
          <table:table-cell table:style-name="Table118.E2" office:value-type="string">
            <text:p text:style-name="Table_20_Contents">0</text:p>
          </table:table-cell>
          <table:table-cell table:style-name="Table118.E2" office:value-type="string">
            <text:p text:style-name="Table_20_Contents">0</text:p>
          </table:table-cell>
          <table:table-cell table:style-name="Table118.E2" office:value-type="string">
            <text:p text:style-name="Table_20_Contents">1</text:p>
          </table:table-cell>
          <table:table-cell table:style-name="Table118.E2" office:value-type="string">
            <text:p text:style-name="Table_20_Contents">0</text:p>
          </table:table-cell>
          <table:table-cell table:style-name="Table118.E2" office:value-type="string">
            <text:p text:style-name="Table_20_Contents">1</text:p>
          </table:table-cell>
          <table:table-cell table:style-name="Table118.Q2" table:number-columns-spanned="8" office:value-type="string">
            <text:p text:style-name="P22"><text:s text:c="34"/></text:p>
          </table:table-cell>
          <table:covered-table-cell/>
          <table:covered-table-cell/>
          <table:covered-table-cell/>
          <table:covered-table-cell/>
          <table:covered-table-cell/>
          <table:covered-table-cell/>
          <table:covered-table-cell/>
        </table:table-row>
        <table:table-row>
          <table:table-cell table:style-name="Table118.E2" table:number-columns-spanned="5" office:value-type="string">
            <text:p text:style-name="P21">Opcode</text:p>
          </table:table-cell>
          <table:covered-table-cell/>
          <table:covered-table-cell/>
          <table:covered-table-cell/>
          <table:covered-table-cell/>
          <table:table-cell table:style-name="Table118.E2" table:number-columns-spanned="3" office:value-type="string">
            <text:p text:style-name="P21">Select</text:p>
          </table:table-cell>
          <table:covered-table-cell/>
          <table:covered-table-cell/>
          <table:table-cell table:style-name="Table118.Q2" table:number-columns-spanned="16" office:value-type="string">
            <text:p text:style-name="P21">Addres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8.A2" office:value-type="float" office:value="1">
            <text:p text:style-name="P20">1</text:p>
          </table:table-cell>
          <table:table-cell table:style-name="Table118.A2" office:value-type="float" office:value="0">
            <text:p text:style-name="P20">0</text:p>
          </table:table-cell>
          <table:table-cell table:style-name="Table118.A2" office:value-type="float" office:value="1">
            <text:p text:style-name="P20">1</text:p>
          </table:table-cell>
          <table:table-cell table:style-name="Table118.A2" office:value-type="float" office:value="1">
            <text:p text:style-name="P20">1</text:p>
          </table:table-cell>
          <table:table-cell table:style-name="Table118.A2" office:value-type="float" office:value="1">
            <text:p text:style-name="P20">1</text:p>
          </table:table-cell>
          <table:table-cell table:style-name="Table118.A2" office:value-type="float" office:value="1">
            <text:p text:style-name="P20">1</text:p>
          </table:table-cell>
          <table:table-cell table:style-name="Table118.A2" office:value-type="float" office:value="0">
            <text:p text:style-name="P20">0</text:p>
          </table:table-cell>
          <table:table-cell table:style-name="Table118.A2" office:value-type="float" office:value="0">
            <text:p text:style-name="P20">0</text:p>
          </table:table-cell>
          <table:table-cell table:style-name="Table118.E2" office:value-type="string">
            <text:p text:style-name="P20">X</text:p>
          </table:table-cell>
          <table:table-cell table:style-name="Table118.E2" office:value-type="string">
            <text:p text:style-name="P20">X</text:p>
          </table:table-cell>
          <table:table-cell table:style-name="Table118.E2" office:value-type="string">
            <text:p text:style-name="P20">X</text:p>
          </table:table-cell>
          <table:table-cell table:style-name="Table118.E2" office:value-type="string">
            <text:p text:style-name="P20">X</text:p>
          </table:table-cell>
          <table:table-cell table:style-name="Table118.E2" office:value-type="string">
            <text:p text:style-name="P20">X</text:p>
          </table:table-cell>
          <table:table-cell table:style-name="Table118.E2" office:value-type="string">
            <text:p text:style-name="P20">X</text:p>
          </table:table-cell>
          <table:table-cell table:style-name="Table118.E2" office:value-type="string">
            <text:p text:style-name="P20">X</text:p>
          </table:table-cell>
          <table:table-cell table:style-name="Table118.E2" office:value-type="string">
            <text:p text:style-name="P20">X</text:p>
          </table:table-cell>
          <table:table-cell table:style-name="Table118.E2" office:value-type="string">
            <text:p text:style-name="P20">X</text:p>
          </table:table-cell>
          <table:table-cell table:style-name="Table118.E2" office:value-type="string">
            <text:p text:style-name="P20">X</text:p>
          </table:table-cell>
          <table:table-cell table:style-name="Table118.E2" office:value-type="string">
            <text:p text:style-name="P20">X</text:p>
          </table:table-cell>
          <table:table-cell table:style-name="Table118.E2" office:value-type="string">
            <text:p text:style-name="P20">X</text:p>
          </table:table-cell>
          <table:table-cell table:style-name="Table118.E2" office:value-type="string">
            <text:p text:style-name="P20">X</text:p>
          </table:table-cell>
          <table:table-cell table:style-name="Table118.E2" office:value-type="string">
            <text:p text:style-name="P20">X</text:p>
          </table:table-cell>
          <table:table-cell table:style-name="Table118.E2" office:value-type="string">
            <text:p text:style-name="P20">X</text:p>
          </table:table-cell>
          <table:table-cell table:style-name="Table118.Q2" office:value-type="string">
            <text:p text:style-name="P20">X</text:p>
          </table:table-cell>
        </table:table-row>
      </table:table>
      <text:h text:style-name="P48" text:outline-level="3">Mnemonic</text:h>
      <text:p text:style-name="P15"><text:span text:style-name="T8">[label:]<text:tab/></text:span><text:span text:style-name="T8">JMP</text:span><text:span text:style-name="T8">NC</text:span><text:span text:style-name="T6"><text:tab/></text:span><text:span text:style-name="T6">unsigned_16_bit_addres</text:span><text:span text:style-name="T6">s</text:span></text:p>
      <text:h text:style-name="Heading_20_3" text:outline-level="3">Operation</text:h>
      <text:p text:style-name="P32"><text:span text:style-name="T5">If (PSR[</text:span><text:span text:style-name="T5">1</text:span><text:span text:style-name="T5">] == </text:span><text:span text:style-name="T5">1</text:span><text:span text:style-name="T5">) {</text:span></text:p>
      <text:p text:style-name="P32"><text:span text:style-name="T5"><text:tab/>PROGRAM_COUNTER</text:span><text:span text:style-name="T5"> </text:span><text:span text:style-name="T1">←</text:span><text:span text:style-name="T5"> </text:span><text:span text:style-name="T5">PROGRAM_COUNTER + </text:span><text:span text:style-name="T5">5</text:span></text:p>
      <text:p text:style-name="P33">} else {</text:p>
      <text:p text:style-name="P33"><text:tab/>PROGRAM_COUNTER <text:span text:style-name="T1">←</text:span> unsigned_16_bit_address</text:p>
      <text:p text:style-name="P33">}</text:p>
      <text:h text:style-name="Heading_20_3" text:outline-level="3">Flags</text:h>
      <table:table table:name="Table119" table:style-name="Table119">
        <table:table-column table:style-name="Table119.A" table:number-columns-repeated="7"/>
        <table:table-column table:style-name="Table119.H"/>
        <table:table-row>
          <table:table-cell table:style-name="Table119.A1" office:value-type="string">
            <text:p text:style-name="P25">PSR[7]</text:p>
          </table:table-cell>
          <table:table-cell table:style-name="Table119.A1" office:value-type="string">
            <text:p text:style-name="P25">PSR[6]</text:p>
          </table:table-cell>
          <table:table-cell table:style-name="Table119.A1" office:value-type="string">
            <text:p text:style-name="P25">PSR[5]</text:p>
          </table:table-cell>
          <table:table-cell table:style-name="Table119.A1" office:value-type="string">
            <text:p text:style-name="P25">PSR[4]</text:p>
          </table:table-cell>
          <table:table-cell table:style-name="Table119.A1" office:value-type="string">
            <text:p text:style-name="P25">PSR[3]</text:p>
          </table:table-cell>
          <table:table-cell table:style-name="Table119.A1" office:value-type="string">
            <text:p text:style-name="P25">PSR[2]</text:p>
          </table:table-cell>
          <table:table-cell table:style-name="Table119.A1" office:value-type="string">
            <text:p text:style-name="P25">PSR[1]</text:p>
          </table:table-cell>
          <table:table-cell table:style-name="Table119.H1" office:value-type="string">
            <text:p text:style-name="P25">PSR[0]</text:p>
          </table:table-cell>
        </table:table-row>
        <table:table-row>
          <table:table-cell table:style-name="Table119.A2" office:value-type="string">
            <text:p text:style-name="P18">GP4_Flag</text:p>
          </table:table-cell>
          <table:table-cell table:style-name="Table119.A2" office:value-type="string">
            <text:p text:style-name="P18">GP3_Flag</text:p>
          </table:table-cell>
          <table:table-cell table:style-name="Table119.A2" office:value-type="string">
            <text:p text:style-name="P18">GP2_Flag</text:p>
          </table:table-cell>
          <table:table-cell table:style-name="Table119.A2" office:value-type="string">
            <text:p text:style-name="P18">GP1_Flag</text:p>
          </table:table-cell>
          <table:table-cell table:style-name="Table119.A2" office:value-type="string">
            <text:p text:style-name="P18">Interrupt_Enable</text:p>
          </table:table-cell>
          <table:table-cell table:style-name="Table119.A2" office:value-type="string">
            <text:p text:style-name="P18">Negative_Flag</text:p>
          </table:table-cell>
          <table:table-cell table:style-name="Table119.A2" office:value-type="string">
            <text:p text:style-name="P18">Carry_Flag</text:p>
          </table:table-cell>
          <table:table-cell table:style-name="Table119.H2" office:value-type="string">
            <text:p text:style-name="P18">Zero_Flag</text:p>
          </table:table-cell>
        </table:table-row>
        <table:table-row>
          <table:table-cell table:style-name="Table119.A2" office:value-type="string">
            <text:p text:style-name="P18">-</text:p>
          </table:table-cell>
          <table:table-cell table:style-name="Table119.A2" office:value-type="string">
            <text:p text:style-name="P18">-</text:p>
          </table:table-cell>
          <table:table-cell table:style-name="Table119.A2" office:value-type="string">
            <text:p text:style-name="P18">-</text:p>
          </table:table-cell>
          <table:table-cell table:style-name="Table119.A2" office:value-type="string">
            <text:p text:style-name="P18">-</text:p>
          </table:table-cell>
          <table:table-cell table:style-name="Table119.A2" office:value-type="string">
            <text:p text:style-name="P18">-</text:p>
          </table:table-cell>
          <table:table-cell table:style-name="Table119.A2" office:value-type="string">
            <text:p text:style-name="P18">-</text:p>
          </table:table-cell>
          <table:table-cell table:style-name="Table119.A2" office:value-type="string">
            <text:p text:style-name="P18">-</text:p>
          </table:table-cell>
          <table:table-cell table:style-name="Table119.H2" office:value-type="string">
            <text:p text:style-name="P18">-</text:p>
          </table:table-cell>
        </table:table-row>
      </table:table>
      <text:h text:style-name="P48" text:outline-level="3">Clocks</text:h>
      <text:p text:style-name="P5">3 or 6</text:p>
      <text:h text:style-name="P47" text:outline-level="3">Description</text:h>
      <text:p text:style-name="Text_20_body">Jump to address if the Carry Flag is '0'. <text:s/>Otherwise, proceed to the next instruction.</text:p>
      <text:p text:style-name="Text_20_body">Flags are unaffected by this instruction.</text:p>
      <text:h text:style-name="P48" text:outline-level="3">Instruction Alias</text:h>
      <text:p text:style-name="P5">[label:]<text:tab/><text:tab/>BRC<text:tab/>.+5</text:p>
      <text:p text:style-name="P5"><text:tab/><text:tab/>JMP<text:tab/><text:span text:style-name="T17">signed_offset</text:span></text:p>
      <text:h text:style-name="P55" text:outline-level="2"><text:bookmark text:name="__RefHeading__15820_581082106"/>CLR - Clear Accumulator<text:bookmark-end text:name="__RefHeading__15820_581082106"/></text:h>
      <text:h text:style-name="Heading_20_3" text:outline-level="3">Format</text:h>
      <table:table table:name="Table120" table:style-name="Table120">
        <table:table-column table:style-name="Table120.A" table:number-columns-repeated="7"/>
        <table:table-column table:style-name="Table120.H"/>
        <table:table-row>
          <table:table-cell table:style-name="Table120.A1" table:number-columns-spanned="5" office:value-type="string">
            <text:p text:style-name="P25">Opcode</text:p>
          </table:table-cell>
          <table:covered-table-cell/>
          <table:covered-table-cell/>
          <table:covered-table-cell/>
          <table:covered-table-cell/>
          <table:table-cell table:style-name="Table120.F1" table:number-columns-spanned="3" office:value-type="string">
            <text:p text:style-name="P25">Reg</text:p>
          </table:table-cell>
          <table:covered-table-cell/>
          <table:covered-table-cell/>
        </table:table-row>
        <table:table-row>
          <table:table-cell table:style-name="Table120.A2" office:value-type="float" office:value="0">
            <text:p text:style-name="P19">0</text:p>
          </table:table-cell>
          <table:table-cell table:style-name="Table120.A2" office:value-type="float" office:value="0">
            <text:p text:style-name="P19">0</text:p>
          </table:table-cell>
          <table:table-cell table:style-name="Table120.A2" office:value-type="float" office:value="1">
            <text:p text:style-name="P19">1</text:p>
          </table:table-cell>
          <table:table-cell table:style-name="Table120.A2" office:value-type="float" office:value="0">
            <text:p text:style-name="P19">0</text:p>
          </table:table-cell>
          <table:table-cell table:style-name="Table120.A2" office:value-type="float" office:value="1">
            <text:p text:style-name="P19">1</text:p>
          </table:table-cell>
          <table:table-cell table:style-name="Table120.F2" office:value-type="string">
            <text:p text:style-name="P19">0</text:p>
          </table:table-cell>
          <table:table-cell table:style-name="Table120.F2" office:value-type="string">
            <text:p text:style-name="P19">0</text:p>
          </table:table-cell>
          <table:table-cell table:style-name="Table120.H2" office:value-type="string">
            <text:p text:style-name="P19">0</text:p>
          </table:table-cell>
        </table:table-row>
      </table:table>
      <text:h text:style-name="P48" text:outline-level="3">Mnemonic</text:h>
      <text:p text:style-name="P46">[label:]<text:tab/>CLR</text:p>
      <text:h text:style-name="Heading_20_3" text:outline-level="3">Operation</text:h>
      <text:p text:style-name="P2"><text:span text:style-name="T5">R0 </text:span><text:span text:style-name="T1">←</text:span><text:span text:style-name="T5"> 0</text:span></text:p>
      <text:p text:style-name="P2"><text:span text:style-name="T5">PSR[2] </text:span><text:span text:style-name="T1">← 0</text:span></text:p>
      <text:p text:style-name="P43">PSR[0] ← 1</text:p>
      <text:h text:style-name="Heading_20_3" text:outline-level="3">Flags</text:h>
      <table:table table:name="Table121" table:style-name="Table121">
        <table:table-column table:style-name="Table121.A" table:number-columns-repeated="7"/>
        <table:table-column table:style-name="Table121.H"/>
        <table:table-row>
          <table:table-cell table:style-name="Table121.A1" office:value-type="string">
            <text:p text:style-name="P25">PSR[7]</text:p>
          </table:table-cell>
          <table:table-cell table:style-name="Table121.A1" office:value-type="string">
            <text:p text:style-name="P25">PSR[6]</text:p>
          </table:table-cell>
          <table:table-cell table:style-name="Table121.A1" office:value-type="string">
            <text:p text:style-name="P25">PSR[5]</text:p>
          </table:table-cell>
          <table:table-cell table:style-name="Table121.A1" office:value-type="string">
            <text:p text:style-name="P25">PSR[4]</text:p>
          </table:table-cell>
          <table:table-cell table:style-name="Table121.A1" office:value-type="string">
            <text:p text:style-name="P25">PSR[3]</text:p>
          </table:table-cell>
          <table:table-cell table:style-name="Table121.A1" office:value-type="string">
            <text:p text:style-name="P25">PSR[2]</text:p>
          </table:table-cell>
          <table:table-cell table:style-name="Table121.A1" office:value-type="string">
            <text:p text:style-name="P25">PSR[1]</text:p>
          </table:table-cell>
          <table:table-cell table:style-name="Table121.H1" office:value-type="string">
            <text:p text:style-name="P25">PSR[0]</text:p>
          </table:table-cell>
        </table:table-row>
        <table:table-row>
          <table:table-cell table:style-name="Table121.A2" office:value-type="string">
            <text:p text:style-name="P18">GP4_Flag</text:p>
          </table:table-cell>
          <table:table-cell table:style-name="Table121.A2" office:value-type="string">
            <text:p text:style-name="P18">GP3_Flag</text:p>
          </table:table-cell>
          <table:table-cell table:style-name="Table121.A2" office:value-type="string">
            <text:p text:style-name="P18">GP2_Flag</text:p>
          </table:table-cell>
          <table:table-cell table:style-name="Table121.A2" office:value-type="string">
            <text:p text:style-name="P18">GP1_Flag</text:p>
          </table:table-cell>
          <table:table-cell table:style-name="Table121.A2" office:value-type="string">
            <text:p text:style-name="P18">Interrupt_Enable</text:p>
          </table:table-cell>
          <table:table-cell table:style-name="Table121.A2" office:value-type="string">
            <text:p text:style-name="P18">Negative_Flag</text:p>
          </table:table-cell>
          <table:table-cell table:style-name="Table121.A2" office:value-type="string">
            <text:p text:style-name="P18">Carry_Flag</text:p>
          </table:table-cell>
          <table:table-cell table:style-name="Table121.H2" office:value-type="string">
            <text:p text:style-name="P18">Zero_Flag</text:p>
          </table:table-cell>
        </table:table-row>
        <table:table-row>
          <table:table-cell table:style-name="Table121.A2" office:value-type="string">
            <text:p text:style-name="P18">-</text:p>
          </table:table-cell>
          <table:table-cell table:style-name="Table121.A2" office:value-type="string">
            <text:p text:style-name="P18">-</text:p>
          </table:table-cell>
          <table:table-cell table:style-name="Table121.A2" office:value-type="string">
            <text:p text:style-name="P18">-</text:p>
          </table:table-cell>
          <table:table-cell table:style-name="Table121.A2" office:value-type="string">
            <text:p text:style-name="P18">-</text:p>
          </table:table-cell>
          <table:table-cell table:style-name="Table121.A2" office:value-type="string">
            <text:p text:style-name="P18">-</text:p>
          </table:table-cell>
          <table:table-cell table:style-name="Table121.A2" office:value-type="string">
            <text:p text:style-name="P18">0</text:p>
          </table:table-cell>
          <table:table-cell table:style-name="Table121.A2" office:value-type="string">
            <text:p text:style-name="P18">-</text:p>
          </table:table-cell>
          <table:table-cell table:style-name="Table121.H2" office:value-type="string">
            <text:p text:style-name="P18">1</text:p>
          </table:table-cell>
        </table:table-row>
      </table:table>
      <text:h text:style-name="P48" text:outline-level="3">Clocks</text:h>
      <text:p text:style-name="P5">1</text:p>
      <text:h text:style-name="P47" text:outline-level="3">Description</text:h>
      <text:p text:style-name="Text_20_body">Clear the accumulator to zero.</text:p>
      <text:p text:style-name="P5">Negative Flag is set to 0, and Zero Flags is set to 1.</text:p>
      <text:h text:style-name="P48" text:outline-level="3">Instruction Alias</text:h>
      <text:p text:style-name="P5">[label:]<text:tab/><text:tab/>XOR<text:tab/>R0</text:p>
      <text:h text:style-name="P58" text:outline-level="1"><text:bookmark text:name="__RefHeading__18532_1201545282"/>Open8 Application Binary Interface<text:bookmark-end text:name="__RefHeading__18532_1201545282"/></text:h>
      <text:p text:style-name="Text_20_body">[To Be Written]</text:p>
      <text:h text:style-name="P58" text:outline-level="1"><text:bookmark text:name="__RefHeading__18534_1201545282"/>Appendix A - Differences Between the Open8 and the V8<text:bookmark-end text:name="__RefHeading__18534_1201545282"/></text:h>
      <text:p text:style-name="Text_20_body">The Open8 implementation does not switch register banks when an interrupt occurs, as there is no interrupt register bank implemented.</text:p>
      <text:p text:style-name="Text_20_body">The Open8 implements the USR instruction of the V8/ARClite as the <text:bookmark-ref text:reference-format="text" text:ref-name="__RefHeading__11331_1201545282">DBNZ – Decrement Register and Branch Not Zero</text:bookmark-ref> instruction.</text:p>
      <text:p text:style-name="Text_20_body">The Open8 implements the USR2 instruction as the <text:bookmark-ref text:reference-format="text" text:ref-name="__RefHeading__11335_1201545282">MUL – Multiply R0 by Register</text:bookmark-ref> instruction.</text:p>
      <text:p text:style-name="Text_20_body">The Open8 optionally implements autoincrement of the register address for the STX, STO, LDX, and LDO instructions.</text:p>
      <text:p text:style-name="Text_20_body">The Open8 implements the <text:bookmark-ref text:reference-format="text" text:ref-name="__RefHeading__11395_1201545282">SMSK – Set Interrupt Mask†</text:bookmark-ref> and <text:bookmark-ref text:reference-format="text" text:ref-name="__RefHeading__11397_1201545282">GMSK – Get Interrupt Mask†</text:bookmark-ref> instructions.</text:p>
      <text:h text:style-name="P57" text:outline-level="1"/>
      <text:h text:style-name="P58" text:outline-level="1"><text:bookmark text:name="__RefHeading__18536_1201545282"/>Appendix B - Instruction Opcode Map<text:bookmark-end text:name="__RefHeading__18536_1201545282"/></text:h>
      <text:p text:style-name="Text_20_body">Instructions are listed in sorted hexadecimal order.</text:p>
      <table:table table:name="Table103" table:style-name="Table103">
        <table:table-column table:style-name="Table103.A"/>
        <table:table-column table:style-name="Table103.B"/>
        <table:table-column table:style-name="Table103.C"/>
        <table:table-column table:style-name="Table103.D"/>
        <table:table-header-rows>
          <table:table-row table:style-name="Table103.1">
            <table:table-cell table:style-name="Table103.A1" office:value-type="string">
              <text:p text:style-name="Table_20_Heading">Hex Opcode Range</text:p>
            </table:table-cell>
            <table:table-cell table:style-name="Table103.A1" office:value-type="string">
              <text:p text:style-name="Table_20_Heading">Instruction Mnemonic</text:p>
            </table:table-cell>
            <table:table-cell table:style-name="Table103.A1" office:value-type="string">
              <text:p text:style-name="Table_20_Heading">Length/<text:line-break/>Clocks</text:p>
            </table:table-cell>
            <table:table-cell table:style-name="Table103.D1" office:value-type="string">
              <text:p text:style-name="Table_20_Heading">Instruction Reference</text:p>
            </table:table-cell>
          </table:table-row>
        </table:table-header-rows>
        <table:table-row table:style-name="Table103.2">
          <table:table-cell table:style-name="Table103.A2" office:value-type="string">
            <text:p text:style-name="Table_20_Contents">0x00-0x07</text:p>
          </table:table-cell>
          <table:table-cell table:style-name="Table103.A2" office:value-type="string">
            <text:p text:style-name="Table_20_Contents">INC</text:p>
          </table:table-cell>
          <table:table-cell table:style-name="Table103.A2" office:value-type="string">
            <text:p text:style-name="Table_20_Contents">1/1</text:p>
          </table:table-cell>
          <table:table-cell table:style-name="Table103.D2" office:value-type="string">
            <text:p text:style-name="Table_20_Contents"><text:bookmark-ref text:reference-format="text" text:ref-name="__RefHeading__11495_1201545282">INC – Increment Register</text:bookmark-ref></text:p>
          </table:table-cell>
        </table:table-row>
        <table:table-row table:style-name="Table103.2">
          <table:table-cell table:style-name="Table103.A2" office:value-type="string">
            <text:p text:style-name="Table_20_Contents">0x08-0x0F</text:p>
          </table:table-cell>
          <table:table-cell table:style-name="Table103.A2" office:value-type="string">
            <text:p text:style-name="Table_20_Contents">ADC</text:p>
          </table:table-cell>
          <table:table-cell table:style-name="Table103.A2" office:value-type="string">
            <text:p text:style-name="Table_20_Contents">1/1</text:p>
          </table:table-cell>
          <table:table-cell table:style-name="Table103.D2" office:value-type="string">
            <text:p text:style-name="Table_20_Contents"><text:bookmark-ref text:reference-format="text" text:ref-name="__RefHeading__11293_1201545282">ADC – Add Register and Carry Flag to Accumulator</text:bookmark-ref></text:p>
          </table:table-cell>
        </table:table-row>
        <table:table-row table:style-name="Table103.2">
          <table:table-cell table:style-name="Table103.A2" office:value-type="string">
            <text:p text:style-name="Table_20_Contents">0x10-0x17</text:p>
          </table:table-cell>
          <table:table-cell table:style-name="Table103.A2" office:value-type="string">
            <text:p text:style-name="Table_20_Contents">TX0</text:p>
          </table:table-cell>
          <table:table-cell table:style-name="Table103.A2" office:value-type="string">
            <text:p text:style-name="Table_20_Contents">1/1</text:p>
          </table:table-cell>
          <table:table-cell table:style-name="Table103.D2" office:value-type="string">
            <text:p text:style-name="Table_20_Contents"><text:bookmark-ref text:reference-format="text" text:ref-name="__RefHeading__11295_1201545282">TX0 – Transfer Register to Accumulator</text:bookmark-ref></text:p>
          </table:table-cell>
        </table:table-row>
        <table:table-row table:style-name="Table103.2">
          <table:table-cell table:style-name="Table103.A2" office:value-type="string">
            <text:p text:style-name="Table_20_Contents">0x18-0x1F</text:p>
          </table:table-cell>
          <table:table-cell table:style-name="Table103.A2" office:value-type="string">
            <text:p text:style-name="Table_20_Contents">OR</text:p>
          </table:table-cell>
          <table:table-cell table:style-name="Table103.A2" office:value-type="string">
            <text:p text:style-name="Table_20_Contents">1/1</text:p>
          </table:table-cell>
          <table:table-cell table:style-name="Table103.D2" office:value-type="string">
            <text:p text:style-name="Table_20_Contents"><text:bookmark-ref text:reference-format="text" text:ref-name="__RefHeading__11297_1201545282">OR – Bitwise OR Register to Accumulator</text:bookmark-ref></text:p>
          </table:table-cell>
        </table:table-row>
        <table:table-row table:style-name="Table103.2">
          <table:table-cell table:style-name="Table103.A2" office:value-type="string">
            <text:p text:style-name="Table_20_Contents">0x20-0x27</text:p>
          </table:table-cell>
          <table:table-cell table:style-name="Table103.A2" office:value-type="string">
            <text:p text:style-name="Table_20_Contents">AND</text:p>
          </table:table-cell>
          <table:table-cell table:style-name="Table103.A2" office:value-type="string">
            <text:p text:style-name="Table_20_Contents">1/1</text:p>
          </table:table-cell>
          <table:table-cell table:style-name="Table103.D2" office:value-type="string">
            <text:p text:style-name="Table_20_Contents"><text:bookmark-ref text:reference-format="text" text:ref-name="__RefHeading__11299_1201545282">AND - Bitwise AND Register to Accumulator</text:bookmark-ref></text:p>
          </table:table-cell>
        </table:table-row>
        <table:table-row table:style-name="Table103.2">
          <table:table-cell table:style-name="Table103.A2" office:value-type="string">
            <text:p text:style-name="Table_20_Contents">0x28-0x2F</text:p>
          </table:table-cell>
          <table:table-cell table:style-name="Table103.A2" office:value-type="string">
            <text:p text:style-name="Table_20_Contents">XOR</text:p>
          </table:table-cell>
          <table:table-cell table:style-name="Table103.A2" office:value-type="string">
            <text:p text:style-name="Table_20_Contents">1/1</text:p>
          </table:table-cell>
          <table:table-cell table:style-name="Table103.D2" office:value-type="string">
            <text:p text:style-name="Table_20_Contents"><text:bookmark-ref text:reference-format="text" text:ref-name="__RefHeading__11301_1201545282">XOR - Bitwise XOR Register to Accumulator</text:bookmark-ref></text:p>
          </table:table-cell>
        </table:table-row>
        <table:table-row table:style-name="Table103.2">
          <table:table-cell table:style-name="Table103.A2" office:value-type="string">
            <text:p text:style-name="Table_20_Contents">0x30-0x37</text:p>
          </table:table-cell>
          <table:table-cell table:style-name="Table103.A2" office:value-type="string">
            <text:p text:style-name="Table_20_Contents">ROL</text:p>
          </table:table-cell>
          <table:table-cell table:style-name="Table103.A2" office:value-type="string">
            <text:p text:style-name="Table_20_Contents">1/1</text:p>
          </table:table-cell>
          <table:table-cell table:style-name="Table103.D2" office:value-type="string">
            <text:p text:style-name="Table_20_Contents"><text:bookmark-ref text:reference-format="text" text:ref-name="__RefHeading__11303_1201545282">ROL – Rotate Left Register through Carry</text:bookmark-ref></text:p>
          </table:table-cell>
        </table:table-row>
        <table:table-row table:style-name="Table103.2">
          <table:table-cell table:style-name="Table103.A2" office:value-type="string">
            <text:p text:style-name="Table_20_Contents">0x38-0x3F</text:p>
          </table:table-cell>
          <table:table-cell table:style-name="Table103.A2" office:value-type="string">
            <text:p text:style-name="Table_20_Contents">ROR</text:p>
          </table:table-cell>
          <table:table-cell table:style-name="Table103.A2" office:value-type="string">
            <text:p text:style-name="Table_20_Contents">1/1</text:p>
          </table:table-cell>
          <table:table-cell table:style-name="Table103.D2" office:value-type="string">
            <text:p text:style-name="Table_20_Contents"><text:bookmark-ref text:reference-format="text" text:ref-name="__RefHeading__11305_1201545282">ROR – Rotate Right Register through Carry</text:bookmark-ref></text:p>
          </table:table-cell>
        </table:table-row>
        <table:table-row table:style-name="Table103.2">
          <table:table-cell table:style-name="Table103.A2" office:value-type="string">
            <text:p text:style-name="Table_20_Contents">0x40-0x47</text:p>
          </table:table-cell>
          <table:table-cell table:style-name="Table103.A2" office:value-type="string">
            <text:p text:style-name="Table_20_Contents">DEC</text:p>
          </table:table-cell>
          <table:table-cell table:style-name="Table103.A2" office:value-type="string">
            <text:p text:style-name="Table_20_Contents">1/1</text:p>
          </table:table-cell>
          <table:table-cell table:style-name="Table103.D2" office:value-type="string">
            <text:p text:style-name="Table_20_Contents"><text:bookmark-ref text:reference-format="text" text:ref-name="__RefHeading__11307_1201545282">DEC – Decrement Register</text:bookmark-ref></text:p>
          </table:table-cell>
        </table:table-row>
        <table:table-row table:style-name="Table103.2">
          <table:table-cell table:style-name="Table103.A2" office:value-type="string">
            <text:p text:style-name="Table_20_Contents">0x48-0x4F</text:p>
          </table:table-cell>
          <table:table-cell table:style-name="Table103.A2" office:value-type="string">
            <text:p text:style-name="Table_20_Contents">SBC</text:p>
          </table:table-cell>
          <table:table-cell table:style-name="Table103.A2" office:value-type="string">
            <text:p text:style-name="Table_20_Contents">1/1</text:p>
          </table:table-cell>
          <table:table-cell table:style-name="Table103.D2" office:value-type="string">
            <text:p text:style-name="Table_20_Contents"><text:bookmark-ref text:reference-format="text" text:ref-name="__RefHeading__11309_1201545282">SBC – Subtract Register and Carry Bit from Accumulator</text:bookmark-ref></text:p>
          </table:table-cell>
        </table:table-row>
        <table:table-row table:style-name="Table103.2">
          <table:table-cell table:style-name="Table103.A2" office:value-type="string">
            <text:p text:style-name="Table_20_Contents">0x50-0x57</text:p>
          </table:table-cell>
          <table:table-cell table:style-name="Table103.A2" office:value-type="string">
            <text:p text:style-name="Table_20_Contents">ADD</text:p>
          </table:table-cell>
          <table:table-cell table:style-name="Table103.A2" office:value-type="string">
            <text:p text:style-name="Table_20_Contents">1/1</text:p>
          </table:table-cell>
          <table:table-cell table:style-name="Table103.D2" office:value-type="string">
            <text:p text:style-name="Table_20_Contents"><text:bookmark-ref text:reference-format="text" text:ref-name="__RefHeading__11311_1201545282">ADD – Add Register to Accumulator</text:bookmark-ref></text:p>
          </table:table-cell>
        </table:table-row>
        <table:table-row table:style-name="Table103.2">
          <table:table-cell table:style-name="Table103.A2" office:value-type="string">
            <text:p text:style-name="Table_20_Contents">0x58-0x5F</text:p>
          </table:table-cell>
          <table:table-cell table:style-name="Table103.A2" office:value-type="string">
            <text:p text:style-name="Table_20_Contents">STP</text:p>
          </table:table-cell>
          <table:table-cell table:style-name="Table103.A2" office:value-type="string">
            <text:p text:style-name="Table_20_Contents">1/1</text:p>
          </table:table-cell>
          <table:table-cell table:style-name="Table103.D2" office:value-type="string">
            <text:p text:style-name="Table_20_Contents"><text:bookmark-ref text:reference-format="text" text:ref-name="__RefHeading__11313_1201545282">STP – Set Bit in PSR</text:bookmark-ref></text:p>
          </table:table-cell>
        </table:table-row>
        <table:table-row table:style-name="Table103.2">
          <table:table-cell table:style-name="Table103.A2" office:value-type="string">
            <text:p text:style-name="Table_20_Contents">0x60-0x67</text:p>
          </table:table-cell>
          <table:table-cell table:style-name="Table103.A2" office:value-type="string">
            <text:p text:style-name="Table_20_Contents">BTT</text:p>
          </table:table-cell>
          <table:table-cell table:style-name="Table103.A2" office:value-type="string">
            <text:p text:style-name="Table_20_Contents">1/1</text:p>
          </table:table-cell>
          <table:table-cell table:style-name="Table103.D2" office:value-type="string">
            <text:p text:style-name="Table_20_Contents"><text:bookmark-ref text:reference-format="text" text:ref-name="__RefHeading__11315_1201545282">BTT – Bit Test in Accumulator</text:bookmark-ref></text:p>
          </table:table-cell>
        </table:table-row>
        <table:table-row table:style-name="Table103.2">
          <table:table-cell table:style-name="Table103.A2" office:value-type="string">
            <text:p text:style-name="Table_20_Contents">0x68-0x6F</text:p>
          </table:table-cell>
          <table:table-cell table:style-name="Table103.A2" office:value-type="string">
            <text:p text:style-name="Table_20_Contents">CLP</text:p>
          </table:table-cell>
          <table:table-cell table:style-name="Table103.A2" office:value-type="string">
            <text:p text:style-name="Table_20_Contents">1/1</text:p>
          </table:table-cell>
          <table:table-cell table:style-name="Table103.D2" office:value-type="string">
            <text:p text:style-name="Table_20_Contents"><text:bookmark-ref text:reference-format="text" text:ref-name="__RefHeading__11317_1201545282">CLP – Clear Bit in PSR</text:bookmark-ref></text:p>
          </table:table-cell>
        </table:table-row>
        <table:table-row table:style-name="Table103.2">
          <table:table-cell table:style-name="Table103.A2" office:value-type="string">
            <text:p text:style-name="Table_20_Contents">0x70-0x77</text:p>
          </table:table-cell>
          <table:table-cell table:style-name="Table103.A2" office:value-type="string">
            <text:p text:style-name="Table_20_Contents">T0X</text:p>
          </table:table-cell>
          <table:table-cell table:style-name="Table103.A2" office:value-type="string">
            <text:p text:style-name="Table_20_Contents">1/1</text:p>
          </table:table-cell>
          <table:table-cell table:style-name="Table103.D2" office:value-type="string">
            <text:p text:style-name="Table_20_Contents"><text:bookmark-ref text:reference-format="text" text:ref-name="__RefHeading__11319_1201545282">T0X – Transfer Accumulator to Register</text:bookmark-ref></text:p>
          </table:table-cell>
        </table:table-row>
        <table:table-row table:style-name="Table103.2">
          <table:table-cell table:style-name="Table103.A2" office:value-type="string">
            <text:p text:style-name="Table_20_Contents">0x78-0x7F</text:p>
          </table:table-cell>
          <table:table-cell table:style-name="Table103.A2" office:value-type="string">
            <text:p text:style-name="Table_20_Contents">CMP</text:p>
          </table:table-cell>
          <table:table-cell table:style-name="Table103.A2" office:value-type="string">
            <text:p text:style-name="Table_20_Contents">1/1</text:p>
          </table:table-cell>
          <table:table-cell table:style-name="Table103.D2" office:value-type="string">
            <text:p text:style-name="Table_20_Contents"><text:bookmark-ref text:reference-format="text" text:ref-name="__RefHeading__11321_1201545282">CMP – Compare Register to Accumulator</text:bookmark-ref></text:p>
          </table:table-cell>
        </table:table-row>
        <table:table-row table:style-name="Table103.2">
          <table:table-cell table:style-name="Table103.A2" office:value-type="string">
            <text:p text:style-name="Table_20_Contents">0x80-0x87</text:p>
          </table:table-cell>
          <table:table-cell table:style-name="Table103.A2" office:value-type="string">
            <text:p text:style-name="Table_20_Contents">PSH</text:p>
          </table:table-cell>
          <table:table-cell table:style-name="Table103.A2" office:value-type="string">
            <text:p text:style-name="Table_20_Contents">1/3</text:p>
          </table:table-cell>
          <table:table-cell table:style-name="Table103.D2" office:value-type="string">
            <text:p text:style-name="Table_20_Contents"><text:bookmark-ref text:reference-format="text" text:ref-name="__RefHeading__11323_1201545282">PSH – Push Register onto Stack</text:bookmark-ref></text:p>
          </table:table-cell>
        </table:table-row>
        <table:table-row table:style-name="Table103.2">
          <table:table-cell table:style-name="Table103.A2" office:value-type="string">
            <text:p text:style-name="Table_20_Contents">0x88-0x8F</text:p>
          </table:table-cell>
          <table:table-cell table:style-name="Table103.A2" office:value-type="string">
            <text:p text:style-name="Table_20_Contents">POP</text:p>
          </table:table-cell>
          <table:table-cell table:style-name="Table103.A2" office:value-type="string">
            <text:p text:style-name="Table_20_Contents">1/3</text:p>
          </table:table-cell>
          <table:table-cell table:style-name="Table103.D2" office:value-type="string">
            <text:p text:style-name="Table_20_Contents"><text:bookmark-ref text:reference-format="text" text:ref-name="__RefHeading__11325_1201545282">POP – Pop Register from Stack</text:bookmark-ref></text:p>
          </table:table-cell>
        </table:table-row>
        <table:table-row table:style-name="Table103.2">
          <table:table-cell table:style-name="Table103.A2" office:value-type="string">
            <text:p text:style-name="Table_20_Contents">0x90-0x97</text:p>
          </table:table-cell>
          <table:table-cell table:style-name="Table103.A2" office:value-type="string">
            <text:p text:style-name="Table_20_Contents">BR0</text:p>
          </table:table-cell>
          <table:table-cell table:style-name="Table103.A2" office:value-type="string">
            <text:p text:style-name="Table_20_Contents">2/3</text:p>
          </table:table-cell>
          <table:table-cell table:style-name="Table103.D2" office:value-type="string">
            <text:p text:style-name="Table_20_Contents"><text:bookmark-ref text:reference-format="text" text:ref-name="__RefHeading__11327_1201545282">BR0 – Relative Branch if PSR Bit is Zero</text:bookmark-ref></text:p>
          </table:table-cell>
        </table:table-row>
        <table:table-row table:style-name="Table103.2">
          <table:table-cell table:style-name="Table103.A2" office:value-type="string">
            <text:p text:style-name="Table_20_Contents">0x98-0x9F</text:p>
          </table:table-cell>
          <table:table-cell table:style-name="Table103.A2" office:value-type="string">
            <text:p text:style-name="Table_20_Contents">BR1</text:p>
          </table:table-cell>
          <table:table-cell table:style-name="Table103.A2" office:value-type="string">
            <text:p text:style-name="Table_20_Contents">2/3</text:p>
          </table:table-cell>
          <table:table-cell table:style-name="Table103.D2" office:value-type="string">
            <text:p text:style-name="Table_20_Contents"><text:bookmark-ref text:reference-format="text" text:ref-name="__RefHeading__11329_1201545282">BR1 – Relative Branch if PSR Bit is One</text:bookmark-ref></text:p>
          </table:table-cell>
        </table:table-row>
        <table:table-row table:style-name="Table103.2">
          <table:table-cell table:style-name="Table103.A2" office:value-type="string">
            <text:p text:style-name="Table_20_Contents">0xA0-0xA7</text:p>
          </table:table-cell>
          <table:table-cell table:style-name="Table103.A2" office:value-type="string">
            <text:p text:style-name="Table_20_Contents">DBNZ<text:note text:id="ftn3" text:note-class="footnote"><text:note-citation>1</text:note-citation><text:note-body><text:p text:style-name="Footnote">This opcode is mapped to USR on the V8/ARClite processor cores.</text:p></text:note-body></text:note></text:p>
          </table:table-cell>
          <table:table-cell table:style-name="Table103.A2" office:value-type="string">
            <text:p text:style-name="Table_20_Contents">2/3</text:p>
          </table:table-cell>
          <table:table-cell table:style-name="Table103.D2" office:value-type="string">
            <text:p text:style-name="Table_20_Contents"><text:bookmark-ref text:reference-format="text" text:ref-name="__RefHeading__11331_1201545282">DBNZ – Decrement Register and Branch Not Zero</text:bookmark-ref></text:p>
          </table:table-cell>
        </table:table-row>
        <table:table-row table:style-name="Table103.2">
          <table:table-cell table:style-name="Table103.A2" office:value-type="string">
            <text:p text:style-name="Table_20_Contents">0xA8-0xAF</text:p>
          </table:table-cell>
          <table:table-cell table:style-name="Table103.A2" office:value-type="string">
            <text:p text:style-name="Table_20_Contents">INT</text:p>
          </table:table-cell>
          <table:table-cell table:style-name="Table103.A2" office:value-type="string">
            <text:p text:style-name="Table_20_Contents">1/?</text:p>
          </table:table-cell>
          <table:table-cell table:style-name="Table103.D2" office:value-type="string">
            <text:p text:style-name="Table_20_Contents"><text:bookmark-ref text:reference-format="text" text:ref-name="__RefHeading__11333_1201545282">INT – Interrupt</text:bookmark-ref></text:p>
          </table:table-cell>
        </table:table-row>
        <table:table-row table:style-name="Table103.2">
          <table:table-cell table:style-name="Table103.A2" office:value-type="string">
            <text:p text:style-name="Table_20_Contents">0xB0-0xB7</text:p>
          </table:table-cell>
          <table:table-cell table:style-name="Table103.A2" office:value-type="string">
            <text:p text:style-name="Table_20_Contents">MUL<text:note text:id="ftn4" text:note-class="footnote"><text:note-citation>2</text:note-citation><text:note-body><text:p text:style-name="Footnote">This opcode is mapped to USR2 on the V8/ARClite processor cores.</text:p></text:note-body></text:note></text:p>
          </table:table-cell>
          <table:table-cell table:style-name="Table103.A2" office:value-type="string">
            <text:p text:style-name="Table_20_Contents">1/2</text:p>
          </table:table-cell>
          <table:table-cell table:style-name="Table103.D2" office:value-type="string">
            <text:p text:style-name="Table_20_Contents"><text:bookmark-ref text:reference-format="text" text:ref-name="__RefHeading__11335_1201545282">MUL – Multiply R0 by Register</text:bookmark-ref></text:p>
          </table:table-cell>
        </table:table-row>
        <table:table-row table:style-name="Table103.2">
          <table:table-cell table:style-name="Table103.A2" office:value-type="string">
            <text:p text:style-name="Table_20_Contents">0xB8</text:p>
          </table:table-cell>
          <table:table-cell table:style-name="Table103.A2" office:value-type="string">
            <text:p text:style-name="Table_20_Contents">RSP</text:p>
          </table:table-cell>
          <table:table-cell table:style-name="Table103.A2" office:value-type="string">
            <text:p text:style-name="Table_20_Contents">1/1</text:p>
          </table:table-cell>
          <table:table-cell table:style-name="Table103.D2" office:value-type="string">
            <text:p text:style-name="Table_20_Contents"><text:bookmark-ref text:reference-format="text" text:ref-name="__RefHeading__11815_1201545282">RSP – Reset Stack Pointer</text:bookmark-ref></text:p>
          </table:table-cell>
        </table:table-row>
        <table:table-row table:style-name="Table103.2">
          <table:table-cell table:style-name="Table103.A2" office:value-type="string">
            <text:p text:style-name="Table_20_Contents">0xB9</text:p>
          </table:table-cell>
          <table:table-cell table:style-name="Table103.A2" office:value-type="string">
            <text:p text:style-name="Table_20_Contents">RTS</text:p>
          </table:table-cell>
          <table:table-cell table:style-name="Table103.A2" office:value-type="string">
            <text:p text:style-name="Table_20_Contents">1/5</text:p>
          </table:table-cell>
          <table:table-cell table:style-name="Table103.D2" office:value-type="string">
            <text:p text:style-name="Table_20_Contents"><text:bookmark-ref text:reference-format="text" text:ref-name="__RefHeading__11339_1201545282">RTS – Return from Subroutine</text:bookmark-ref></text:p>
          </table:table-cell>
        </table:table-row>
        <table:table-row table:style-name="Table103.2">
          <table:table-cell table:style-name="Table103.A2" office:value-type="string">
            <text:p text:style-name="Table_20_Contents">0xBA</text:p>
          </table:table-cell>
          <table:table-cell table:style-name="Table103.A2" office:value-type="string">
            <text:p text:style-name="Table_20_Contents">RTI</text:p>
          </table:table-cell>
          <table:table-cell table:style-name="Table103.A2" office:value-type="string">
            <text:p text:style-name="Table_20_Contents">1/5</text:p>
          </table:table-cell>
          <table:table-cell table:style-name="Table103.D2" office:value-type="string">
            <text:p text:style-name="Table_20_Contents"><text:bookmark-ref text:reference-format="text" text:ref-name="__RefHeading__11337_1201545282">RTI – Return from Interrupt</text:bookmark-ref></text:p>
          </table:table-cell>
        </table:table-row>
        <text:soft-page-break/>
        <table:table-row table:style-name="Table103.2">
          <table:table-cell table:style-name="Table103.A2" office:value-type="string">
            <text:p text:style-name="Table_20_Contents">0xBB</text:p>
          </table:table-cell>
          <table:table-cell table:style-name="Table103.A2" office:value-type="string">
            <text:p text:style-name="Table_20_Contents">BRK</text:p>
          </table:table-cell>
          <table:table-cell table:style-name="Table103.A2" office:value-type="string">
            <text:p text:style-name="Table_20_Contents">1/1</text:p>
          </table:table-cell>
          <table:table-cell table:style-name="Table103.D2" office:value-type="string">
            <text:p text:style-name="Table_20_Contents"><text:bookmark-ref text:reference-format="text" text:ref-name="__RefHeading__19358_1201545282">BRK - Break</text:bookmark-ref></text:p>
          </table:table-cell>
        </table:table-row>
        <table:table-row table:style-name="Table103.2">
          <table:table-cell table:style-name="Table103.A2" office:value-type="string">
            <text:p text:style-name="Table_20_Contents">0xBC</text:p>
          </table:table-cell>
          <table:table-cell table:style-name="Table103.A2" office:value-type="string">
            <text:p text:style-name="Table_20_Contents">JMP</text:p>
          </table:table-cell>
          <table:table-cell table:style-name="Table103.A2" office:value-type="string">
            <text:p text:style-name="Table_20_Contents">3/3</text:p>
          </table:table-cell>
          <table:table-cell table:style-name="Table103.D2" office:value-type="string">
            <text:p text:style-name="Table_20_Contents"><text:bookmark-ref text:reference-format="text" text:ref-name="__RefHeading__19360_1201545282">JMP – Jump to Absolute Address</text:bookmark-ref></text:p>
          </table:table-cell>
        </table:table-row>
        <table:table-row table:style-name="Table103.2">
          <table:table-cell table:style-name="Table103.A2" office:value-type="string">
            <text:p text:style-name="Table_20_Contents">0xBD</text:p>
          </table:table-cell>
          <table:table-cell table:style-name="Table103.A2" office:value-type="string">
            <text:p text:style-name="Table_20_Contents">SMSK<text:note text:id="ftn5" text:note-class="footnote"><text:note-citation>3</text:note-citation><text:note-body><text:p text:style-name="Footnote">Differs from V8/ARClite, which has this opcode unassigned.</text:p></text:note-body></text:note></text:p>
          </table:table-cell>
          <table:table-cell table:style-name="Table103.A2" office:value-type="string">
            <text:p text:style-name="Table_20_Contents">1/1</text:p>
          </table:table-cell>
          <table:table-cell table:style-name="Table103.D2" office:value-type="string">
            <text:p text:style-name="Table_20_Contents"><text:bookmark-ref text:reference-format="text" text:ref-name="__RefHeading__11395_1201545282">SMSK – Set Interrupt Mask†</text:bookmark-ref></text:p>
          </table:table-cell>
        </table:table-row>
        <table:table-row table:style-name="Table103.2">
          <table:table-cell table:style-name="Table103.A2" office:value-type="string">
            <text:p text:style-name="Table_20_Contents">0xBE</text:p>
          </table:table-cell>
          <table:table-cell table:style-name="Table103.A2" office:value-type="string">
            <text:p text:style-name="Table_20_Contents">GMSK<text:note text:id="ftn6" text:note-class="footnote"><text:note-citation>4</text:note-citation><text:note-body><text:p text:style-name="Footnote">Differs from V8/ARClite, which has this opcode unassigned.</text:p></text:note-body></text:note></text:p>
          </table:table-cell>
          <table:table-cell table:style-name="Table103.A2" office:value-type="string">
            <text:p text:style-name="Table_20_Contents">1/1</text:p>
          </table:table-cell>
          <table:table-cell table:style-name="Table103.D2" office:value-type="string">
            <text:p text:style-name="Table_20_Contents"><text:bookmark-ref text:reference-format="text" text:ref-name="__RefHeading__11397_1201545282">GMSK – Get Interrupt Mask†</text:bookmark-ref></text:p>
          </table:table-cell>
        </table:table-row>
        <table:table-row table:style-name="Table103.2">
          <table:table-cell table:style-name="Table103.A2" office:value-type="string">
            <text:p text:style-name="Table_20_Contents">0xBF</text:p>
          </table:table-cell>
          <table:table-cell table:style-name="Table103.A2" office:value-type="string">
            <text:p text:style-name="Table_20_Contents">JSR</text:p>
          </table:table-cell>
          <table:table-cell table:style-name="Table103.A2" office:value-type="string">
            <text:p text:style-name="Table_20_Contents">3/5</text:p>
          </table:table-cell>
          <table:table-cell table:style-name="Table103.D2" office:value-type="string">
            <text:p text:style-name="Table_20_Contents"><text:bookmark-ref text:reference-format="text" text:ref-name="__RefHeading__11399_1201545282">JSR – Jump to Subroutine</text:bookmark-ref></text:p>
          </table:table-cell>
        </table:table-row>
        <table:table-row table:style-name="Table103.2">
          <table:table-cell table:style-name="Table103.A2" office:value-type="string">
            <text:p text:style-name="Table_20_Contents">0xC0-0xC6<text:note text:id="ftn7" text:note-class="footnote"><text:note-citation>5</text:note-citation><text:note-body><text:p text:style-name="Footnote">Even opcodes only – the low order bit of the opcode is required to be '0', as only even numbered registers are allowed in the subop field.</text:p></text:note-body></text:note></text:p>
          </table:table-cell>
          <table:table-cell table:style-name="Table103.A2" office:value-type="string">
            <text:p text:style-name="Table_20_Contents">UPP</text:p>
          </table:table-cell>
          <table:table-cell table:style-name="Table103.A2" office:value-type="string">
            <text:p text:style-name="Table_20_Contents">1/2</text:p>
          </table:table-cell>
          <table:table-cell table:style-name="Table103.D2" office:value-type="string">
            <text:p text:style-name="Table_20_Contents"><text:bookmark-ref text:reference-format="text" text:ref-name="__RefHeading__11401_1201545282">UPP – Increment Register Pair</text:bookmark-ref></text:p>
          </table:table-cell>
        </table:table-row>
        <table:table-row table:style-name="Table103.2">
          <table:table-cell table:style-name="Table103.A2" office:value-type="string">
            <text:p text:style-name="Table_20_Contents">0xC1-0xC7<text:note text:id="ftn8" text:note-class="footnote"><text:note-citation>6</text:note-citation><text:note-body><text:p text:style-name="Footnote">Odd opcodes only.</text:p></text:note-body></text:note></text:p>
          </table:table-cell>
          <table:table-cell table:style-name="Table103.A2" office:value-type="string">
            <text:p text:style-name="Table_20_Contents">unassigned</text:p>
          </table:table-cell>
          <table:table-cell table:style-name="Table103.A2" office:value-type="string">
            <text:p text:style-name="Table_20_Contents">1/1</text:p>
          </table:table-cell>
          <table:table-cell table:style-name="Table103.D2" office:value-type="string">
            <text:p text:style-name="Table_20_Contents"/>
          </table:table-cell>
        </table:table-row>
        <table:table-row table:style-name="Table103.2">
          <table:table-cell table:style-name="Table103.A2" office:value-type="string">
            <text:p text:style-name="Table_20_Contents">0xC8-0xCF</text:p>
          </table:table-cell>
          <table:table-cell table:style-name="Table103.A2" office:value-type="string">
            <text:p text:style-name="Table_20_Contents">STA</text:p>
          </table:table-cell>
          <table:table-cell table:style-name="Table103.A2" office:value-type="string">
            <text:p text:style-name="Table_20_Contents">3/4</text:p>
          </table:table-cell>
          <table:table-cell table:style-name="Table103.D2" office:value-type="string">
            <text:p text:style-name="Table_20_Contents"><text:bookmark-ref text:reference-format="text" text:ref-name="__RefHeading__11403_1201545282">STA – Store Register to Address</text:bookmark-ref></text:p>
          </table:table-cell>
        </table:table-row>
        <table:table-row table:style-name="Table103.2">
          <table:table-cell table:style-name="Table103.A2" office:value-type="string">
            <text:p text:style-name="Table_20_Contents">0xD0-0xD7</text:p>
          </table:table-cell>
          <table:table-cell table:style-name="Table103.A2" office:value-type="string">
            <text:p text:style-name="Table_20_Contents">STX</text:p>
          </table:table-cell>
          <table:table-cell table:style-name="Table103.A2" office:value-type="string">
            <text:p text:style-name="Table_20_Contents">1/3</text:p>
          </table:table-cell>
          <table:table-cell table:style-name="Table103.D2" office:value-type="string">
            <text:p text:style-name="Table_20_Contents"><text:bookmark-ref text:reference-format="text" text:ref-name="__RefHeading__11405_1201545282">STX – Store R0 Indexed</text:bookmark-ref></text:p>
          </table:table-cell>
        </table:table-row>
        <table:table-row table:style-name="Table103.2">
          <table:table-cell table:style-name="Table103.A2" office:value-type="string">
            <text:p text:style-name="Table_20_Contents">0xD8-0xDF</text:p>
          </table:table-cell>
          <table:table-cell table:style-name="Table103.A2" office:value-type="string">
            <text:p text:style-name="Table_20_Contents">STO</text:p>
          </table:table-cell>
          <table:table-cell table:style-name="Table103.A2" office:value-type="string">
            <text:p text:style-name="Table_20_Contents">2/4</text:p>
          </table:table-cell>
          <table:table-cell table:style-name="Table103.D2" office:value-type="string">
            <text:p text:style-name="Table_20_Contents"><text:bookmark-ref text:reference-format="text" text:ref-name="__RefHeading__11407_1201545282">STO – Store R0 Indexed with Offset</text:bookmark-ref></text:p>
          </table:table-cell>
        </table:table-row>
        <table:table-row table:style-name="Table103.2">
          <table:table-cell table:style-name="Table103.A2" office:value-type="string">
            <text:p text:style-name="Table_20_Contents">0xE0-0xE7</text:p>
          </table:table-cell>
          <table:table-cell table:style-name="Table103.A2" office:value-type="string">
            <text:p text:style-name="Table_20_Contents">LDI</text:p>
          </table:table-cell>
          <table:table-cell table:style-name="Table103.A2" office:value-type="string">
            <text:p text:style-name="Table_20_Contents">2/2</text:p>
          </table:table-cell>
          <table:table-cell table:style-name="Table103.D2" office:value-type="string">
            <text:p text:style-name="Table_20_Contents"><text:bookmark-ref text:reference-format="text" text:ref-name="__RefHeading__11409_1201545282">LDI – Load Register Immediate</text:bookmark-ref></text:p>
          </table:table-cell>
        </table:table-row>
        <table:table-row table:style-name="Table103.2">
          <table:table-cell table:style-name="Table103.A2" office:value-type="string">
            <text:p text:style-name="Table_20_Contents">0xE8-0xEF</text:p>
          </table:table-cell>
          <table:table-cell table:style-name="Table103.A2" office:value-type="string">
            <text:p text:style-name="Table_20_Contents">LDA</text:p>
          </table:table-cell>
          <table:table-cell table:style-name="Table103.A2" office:value-type="string">
            <text:p text:style-name="Table_20_Contents">3/4</text:p>
          </table:table-cell>
          <table:table-cell table:style-name="Table103.D2" office:value-type="string">
            <text:p text:style-name="Table_20_Contents"><text:bookmark-ref text:reference-format="text" text:ref-name="__RefHeading__11411_1201545282">LDA – Load Register from Address</text:bookmark-ref></text:p>
          </table:table-cell>
        </table:table-row>
        <table:table-row table:style-name="Table103.2">
          <table:table-cell table:style-name="Table103.A2" office:value-type="string">
            <text:p text:style-name="Table_20_Contents">0xF0-0xF8</text:p>
          </table:table-cell>
          <table:table-cell table:style-name="Table103.A2" office:value-type="string">
            <text:p text:style-name="Table_20_Contents">LDX</text:p>
          </table:table-cell>
          <table:table-cell table:style-name="Table103.A2" office:value-type="string">
            <text:p text:style-name="Table_20_Contents">1/3</text:p>
          </table:table-cell>
          <table:table-cell table:style-name="Table103.D2" office:value-type="string">
            <text:p text:style-name="Table_20_Contents"><text:bookmark-ref text:reference-format="text" text:ref-name="__RefHeading__11413_1201545282">LDX – Load R0 Indexed</text:bookmark-ref></text:p>
          </table:table-cell>
        </table:table-row>
        <table:table-row table:style-name="Table103.2">
          <table:table-cell table:style-name="Table103.A2" office:value-type="string">
            <text:p text:style-name="Table_20_Contents">0xF8-0xFF</text:p>
          </table:table-cell>
          <table:table-cell table:style-name="Table103.A2" office:value-type="string">
            <text:p text:style-name="Table_20_Contents">LDO</text:p>
          </table:table-cell>
          <table:table-cell table:style-name="Table103.A2" office:value-type="string">
            <text:p text:style-name="Table_20_Contents">2/4</text:p>
          </table:table-cell>
          <table:table-cell table:style-name="Table103.D2" office:value-type="string">
            <text:p text:style-name="Table_20_Contents"><text:bookmark-ref text:reference-format="text" text:ref-name="__RefHeading__11415_1201545282">LDO - Load R0 Indexed with Offset</text:bookmark-ref></text:p>
          </table:table-cell>
        </table:table-row>
      </table:table>
      <text:h text:style-name="P5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mily-generic="roman"/>
    <style:font-face style:name="Arial Black" svg:font-family="'Arial Black'"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text:title>Open8 Assembly Language Reference Manual</text:title></text:p>
      </style:header>
      <style:footer>
        <text:p text:style-name="MP1">Page <text:page-number text:select-page="current">76</text:page-number> of <text:page-count>76</text:page-count></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hays </meta:initial-creator>
    <meta:creation-date>2010-11-17T15:07:13</meta:creation-date>
    <dc:date>2011-06-16T19:15:17</dc:date>
    <dc:creator>Kirk I. Hays</dc:creator>
    <meta:editing-duration>P30DT6H55M47S</meta:editing-duration>
    <meta:editing-cycles>159</meta:editing-cycles>
    <meta:generator>LibreOffice/3.3$Unix LibreOffice_project/330m19$Build-8</meta:generator>
    <dc:title>Open8 Assembly Language Reference Manual</dc:title>
    <meta:document-statistic meta:table-count="123" meta:image-count="0" meta:object-count="0" meta:page-count="76" meta:paragraph-count="3686" meta:word-count="7997" meta:character-count="42437"/>
    <meta:user-defined meta:name="Revision">0.9</meta:user-defined>
  </office:meta>
</office:document-meta>
</file>